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sameersbn__docker-gitlab</text:p>
          </table:table-cell>
          <table:table-cell office:value="0.6945960878426539" office:value-type="float"/>
          <table:table-cell office:value="0.7476523389754516" office:value-type="float"/>
          <table:table-cell office:value="0.7713539977431156" office:value-type="float"/>
          <table:table-cell office:value="0.7927586618778039" office:value-type="float"/>
          <table:table-cell office:value="0.8424046066881273" office:value-type="float"/>
          <table:table-cell office:value="0.5186061849765715" office:value-type="float"/>
          <table:table-cell office:value="0.5874033193314403" office:value-type="float"/>
          <table:table-cell office:value="0.6037821108060989" office:value-type="float"/>
          <table:table-cell office:value="0.6146749525058377" office:value-type="float"/>
          <table:table-cell office:value="0.6883307034935962" office:value-type="float"/>
          <table:table-cell office:value="0.40426410966605947" office:value-type="float"/>
          <table:table-cell office:value="0.46205701506272" office:value-type="float"/>
          <table:table-cell office:value="0.48295147051883286" office:value-type="float"/>
          <table:table-cell office:value="0.5060772825278238" office:value-type="float"/>
          <table:table-cell office:value="0.563394055943956" office:value-type="float"/>
          <table:table-cell office:value="0.5724461293189884" office:value-type="float"/>
          <table:table-cell office:value="0.618645691052639" office:value-type="float"/>
          <table:table-cell office:value="0.6387130543246711" office:value-type="float"/>
          <table:table-cell office:value="0.6652197119784768" office:value-type="float"/>
          <table:table-cell office:value="0.7586913395292001" office:value-type="float"/>
          <table:table-cell office:value="0.3655651590905724" office:value-type="float"/>
          <table:table-cell office:value="0.47560716189786145" office:value-type="float"/>
          <table:table-cell office:value="0.5010040594466715" office:value-type="float"/>
          <table:table-cell office:value="0.5257500476289814" office:value-type="float"/>
          <table:table-cell office:value="0.6195654792322358" office:value-type="float"/>
        </table:table-row>
        <table:table-row>
          <table:table-cell office:value-type="string">
            <text:p>phw__peek</text:p>
          </table:table-cell>
          <table:table-cell office:value="0.6988949204542395" office:value-type="float"/>
          <table:table-cell office:value="0.7441123548896044" office:value-type="float"/>
          <table:table-cell office:value="0.7722142451043397" office:value-type="float"/>
          <table:table-cell office:value="0.7935108913037481" office:value-type="float"/>
          <table:table-cell office:value="0.8405318871878036" office:value-type="float"/>
          <table:table-cell office:value="0.5595079517138902" office:value-type="float"/>
          <table:table-cell office:value="0.5818251650681503" office:value-type="float"/>
          <table:table-cell office:value="0.597774559178705" office:value-type="float"/>
          <table:table-cell office:value="0.6106971030898537" office:value-type="float"/>
          <table:table-cell office:value="0.6465658354058311" office:value-type="float"/>
          <table:table-cell office:value="0.4060838922851976" office:value-type="float"/>
          <table:table-cell office:value="0.4461112044639915" office:value-type="float"/>
          <table:table-cell office:value="0.45499215430090384" office:value-type="float"/>
          <table:table-cell office:value="0.46897644221401613" office:value-type="float"/>
          <table:table-cell office:value="0.6182386931225815" office:value-type="float"/>
          <table:table-cell office:value="0.5804101241625566" office:value-type="float"/>
          <table:table-cell office:value="0.626134397561949" office:value-type="float"/>
          <table:table-cell office:value="0.6404961127761952" office:value-type="float"/>
          <table:table-cell office:value="0.6625127851823056" office:value-type="float"/>
          <table:table-cell office:value="0.727263724163134" office:value-type="float"/>
          <table:table-cell office:value="0.40316664331890306" office:value-type="float"/>
          <table:table-cell office:value="0.4422899158984046" office:value-type="float"/>
          <table:table-cell office:value="0.47940460621715936" office:value-type="float"/>
          <table:table-cell office:value="0.49628187636125004" office:value-type="float"/>
          <table:table-cell office:value="0.537468845968687" office:value-type="float"/>
        </table:table-row>
        <table:table-row>
          <table:table-cell office:value-type="string">
            <text:p>playcanvas__engine</text:p>
          </table:table-cell>
          <table:table-cell office:value="0.7826489877433209" office:value-type="float"/>
          <table:table-cell office:value="0.8110575948096481" office:value-type="float"/>
          <table:table-cell office:value="0.8219488854142245" office:value-type="float"/>
          <table:table-cell office:value="0.8316060878210368" office:value-type="float"/>
          <table:table-cell office:value="0.8684076091426052" office:value-type="float"/>
          <table:table-cell office:value="0.5576671058957727" office:value-type="float"/>
          <table:table-cell office:value="0.5784097142205914" office:value-type="float"/>
          <table:table-cell office:value="0.5915391966449175" office:value-type="float"/>
          <table:table-cell office:value="0.6114778644097048" office:value-type="float"/>
          <table:table-cell office:value="0.6277965198200003" office:value-type="float"/>
          <table:table-cell office:value="0.4291935692651784" office:value-type="float"/>
          <table:table-cell office:value="0.4535410933838141" office:value-type="float"/>
          <table:table-cell office:value="0.47411855441405365" office:value-type="float"/>
          <table:table-cell office:value="0.5046013356232162" office:value-type="float"/>
          <table:table-cell office:value="0.5498984999065432" office:value-type="float"/>
          <table:table-cell office:value="0.5507894375316387" office:value-type="float"/>
          <table:table-cell office:value="0.6064346789491855" office:value-type="float"/>
          <table:table-cell office:value="0.6286982785069859" office:value-type="float"/>
          <table:table-cell office:value="0.6447351508085746" office:value-type="float"/>
          <table:table-cell office:value="0.6966147132754992" office:value-type="float"/>
          <table:table-cell office:value="0.4386758100340069" office:value-type="float"/>
          <table:table-cell office:value="0.47604461151605415" office:value-type="float"/>
          <table:table-cell office:value="0.5008613007306039" office:value-type="float"/>
          <table:table-cell office:value="0.5172208392514455" office:value-type="float"/>
          <table:table-cell office:value="0.5408392807472381" office:value-type="float"/>
        </table:table-row>
        <table:table-row>
          <table:table-cell office:value-type="string">
            <text:p>dularion__streama</text:p>
          </table:table-cell>
          <table:table-cell office:value="0.7187957995547081" office:value-type="float"/>
          <table:table-cell office:value="0.7762927481907361" office:value-type="float"/>
          <table:table-cell office:value="0.7899275024529119" office:value-type="float"/>
          <table:table-cell office:value="0.8088838694665597" office:value-type="float"/>
          <table:table-cell office:value="0.8353569571009585" office:value-type="float"/>
          <table:table-cell office:value="0.5273247551421084" office:value-type="float"/>
          <table:table-cell office:value="0.5838260374596986" office:value-type="float"/>
          <table:table-cell office:value="0.6021035135981003" office:value-type="float"/>
          <table:table-cell office:value="0.6177737262229991" office:value-type="float"/>
          <table:table-cell office:value="0.6438172991756157" office:value-type="float"/>
          <table:table-cell office:value="0.36901357714381594" office:value-type="float"/>
          <table:table-cell office:value="0.453336880597335" office:value-type="float"/>
          <table:table-cell office:value="0.47193220603991937" office:value-type="float"/>
          <table:table-cell office:value="0.4947410803836021" office:value-type="float"/>
          <table:table-cell office:value="0.5655025369904806" office:value-type="float"/>
          <table:table-cell office:value="0.5601175590760494" office:value-type="float"/>
          <table:table-cell office:value="0.6080204340258699" office:value-type="float"/>
          <table:table-cell office:value="0.623081841433095" office:value-type="float"/>
          <table:table-cell office:value="0.657057622255962" office:value-type="float"/>
          <table:table-cell office:value="0.7044374602426082" office:value-type="float"/>
          <table:table-cell office:value="0.4305793150541394" office:value-type="float"/>
          <table:table-cell office:value="0.5107372689372143" office:value-type="float"/>
          <table:table-cell office:value="0.5379334936067433" office:value-type="float"/>
          <table:table-cell office:value="0.5461936282719954" office:value-type="float"/>
          <table:table-cell office:value="0.6391928896829914" office:value-type="float"/>
        </table:table-row>
        <table:table-row>
          <table:table-cell office:value-type="string">
            <text:p>mozilla-services__heka</text:p>
          </table:table-cell>
          <table:table-cell office:value="0.6824276842718937" office:value-type="float"/>
          <table:table-cell office:value="0.7665514321439137" office:value-type="float"/>
          <table:table-cell office:value="0.7890975478970937" office:value-type="float"/>
          <table:table-cell office:value="0.8050405945271218" office:value-type="float"/>
          <table:table-cell office:value="0.8395750460373685" office:value-type="float"/>
          <table:table-cell office:value="0.5416407751935015" office:value-type="float"/>
          <table:table-cell office:value="0.5749652637339806" office:value-type="float"/>
          <table:table-cell office:value="0.5926091219274047" office:value-type="float"/>
          <table:table-cell office:value="0.6098155275037261" office:value-type="float"/>
          <table:table-cell office:value="0.6723026988065494" office:value-type="float"/>
          <table:table-cell office:value="0.4020094811987275" office:value-type="float"/>
          <table:table-cell office:value="0.45278888740843626" office:value-type="float"/>
          <table:table-cell office:value="0.4689843548710272" office:value-type="float"/>
          <table:table-cell office:value="0.4923941148262758" office:value-type="float"/>
          <table:table-cell office:value="0.5612522431410584" office:value-type="float"/>
          <table:table-cell office:value="0.552410688724968" office:value-type="float"/>
          <table:table-cell office:value="0.6124784536774223" office:value-type="float"/>
          <table:table-cell office:value="0.6347123852242824" office:value-type="float"/>
          <table:table-cell office:value="0.6611265935229206" office:value-type="float"/>
          <table:table-cell office:value="0.705098667546277" office:value-type="float"/>
          <table:table-cell office:value="0.3775769677802848" office:value-type="float"/>
          <table:table-cell office:value="0.46997749347530765" office:value-type="float"/>
          <table:table-cell office:value="0.4862452512815993" office:value-type="float"/>
          <table:table-cell office:value="0.5134642000996554" office:value-type="float"/>
          <table:table-cell office:value="0.5496350705884034" office:value-type="float"/>
        </table:table-row>
        <table:table-row>
          <table:table-cell office:value-type="string">
            <text:p>Homebrew__brew</text:p>
          </table:table-cell>
          <table:table-cell office:value="0.6963284720177311" office:value-type="float"/>
          <table:table-cell office:value="0.7612340608314122" office:value-type="float"/>
          <table:table-cell office:value="0.7909771201463931" office:value-type="float"/>
          <table:table-cell office:value="0.8100269751847334" office:value-type="float"/>
          <table:table-cell office:value="0.864568172993994" office:value-type="float"/>
          <table:table-cell office:value="0.5224442004069676" office:value-type="float"/>
          <table:table-cell office:value="0.5842899026951284" office:value-type="float"/>
          <table:table-cell office:value="0.5982224120651402" office:value-type="float"/>
          <table:table-cell office:value="0.6154128389013603" office:value-type="float"/>
          <table:table-cell office:value="0.6571019213925438" office:value-type="float"/>
          <table:table-cell office:value="0.37910866967836787" office:value-type="float"/>
          <table:table-cell office:value="0.44933887631507263" office:value-type="float"/>
          <table:table-cell office:value="0.46745419281501555" office:value-type="float"/>
          <table:table-cell office:value="0.48640158267247735" office:value-type="float"/>
          <table:table-cell office:value="0.5638460102119052" office:value-type="float"/>
          <table:table-cell office:value="0.547167469736207" office:value-type="float"/>
          <table:table-cell office:value="0.6097919862427492" office:value-type="float"/>
          <table:table-cell office:value="0.6317394073934557" office:value-type="float"/>
          <table:table-cell office:value="0.6645706826165058" office:value-type="float"/>
          <table:table-cell office:value="0.7182662852445091" office:value-type="float"/>
          <table:table-cell office:value="0.30763523264990383" office:value-type="float"/>
          <table:table-cell office:value="0.46982618330919346" office:value-type="float"/>
          <table:table-cell office:value="0.4967852597534871" office:value-type="float"/>
          <table:table-cell office:value="0.5153223666182416" office:value-type="float"/>
          <table:table-cell office:value="0.5756542588417743" office:value-type="float"/>
        </table:table-row>
        <table:table-row>
          <table:table-cell office:value-type="string">
            <text:p>macvim-dev__macvim</text:p>
          </table:table-cell>
          <table:table-cell office:value="0.7151291199959999" office:value-type="float"/>
          <table:table-cell office:value="0.7579994644373729" office:value-type="float"/>
          <table:table-cell office:value="0.7942734378443189" office:value-type="float"/>
          <table:table-cell office:value="0.8070817473493643" office:value-type="float"/>
          <table:table-cell office:value="0.8321717380568732" office:value-type="float"/>
          <table:table-cell office:value="0.5126805599212952" office:value-type="float"/>
          <table:table-cell office:value="0.5571938859053744" office:value-type="float"/>
          <table:table-cell office:value="0.5750868765832876" office:value-type="float"/>
          <table:table-cell office:value="0.5881944332757261" office:value-type="float"/>
          <table:table-cell office:value="0.6249811527377745" office:value-type="float"/>
          <table:table-cell office:value="0.386921931620562" office:value-type="float"/>
          <table:table-cell office:value="0.4453041739084379" office:value-type="float"/>
          <table:table-cell office:value="0.4613653776245524" office:value-type="float"/>
          <table:table-cell office:value="0.4757629260261693" office:value-type="float"/>
          <table:table-cell office:value="0.5045739645922946" office:value-type="float"/>
          <table:table-cell office:value="0.552547525442829" office:value-type="float"/>
          <table:table-cell office:value="0.6042423477879455" office:value-type="float"/>
          <table:table-cell office:value="0.6222366142762688" office:value-type="float"/>
          <table:table-cell office:value="0.6398788628329417" office:value-type="float"/>
          <table:table-cell office:value="0.6983603599110523" office:value-type="float"/>
          <table:table-cell office:value="0.36543155800697613" office:value-type="float"/>
          <table:table-cell office:value="0.423624376511917" office:value-type="float"/>
          <table:table-cell office:value="0.46626664128855094" office:value-type="float"/>
          <table:table-cell office:value="0.4865292646709634" office:value-type="float"/>
          <table:table-cell office:value="0.5496425037767535" office:value-type="float"/>
        </table:table-row>
        <table:table-row>
          <table:table-cell office:value-type="string">
            <text:p>atom__atom</text:p>
          </table:table-cell>
          <table:table-cell office:value="0.7024942003813753" office:value-type="float"/>
          <table:table-cell office:value="0.7750842499794051" office:value-type="float"/>
          <table:table-cell office:value="0.8041446931893169" office:value-type="float"/>
          <table:table-cell office:value="0.8209454262049398" office:value-type="float"/>
          <table:table-cell office:value="0.8973335800976892" office:value-type="float"/>
          <table:table-cell office:value="0.4909893119638876" office:value-type="float"/>
          <table:table-cell office:value="0.574199667479655" office:value-type="float"/>
          <table:table-cell office:value="0.5892770277723449" office:value-type="float"/>
          <table:table-cell office:value="0.607495572535405" office:value-type="float"/>
          <table:table-cell office:value="0.676625722034283" office:value-type="float"/>
          <table:table-cell office:value="0.3619844119640916" office:value-type="float"/>
          <table:table-cell office:value="0.44198632674978666" office:value-type="float"/>
          <table:table-cell office:value="0.4642621621018051" office:value-type="float"/>
          <table:table-cell office:value="0.48969817836507423" office:value-type="float"/>
          <table:table-cell office:value="0.5799760777692263" office:value-type="float"/>
          <table:table-cell office:value="0.5120186013144236" office:value-type="float"/>
          <table:table-cell office:value="0.5988235885524333" office:value-type="float"/>
          <table:table-cell office:value="0.6229039656081503" office:value-type="float"/>
          <table:table-cell office:value="0.6503546225556884" office:value-type="float"/>
          <table:table-cell office:value="0.7528602483182826" office:value-type="float"/>
          <table:table-cell office:value="0.3489848515387258" office:value-type="float"/>
          <table:table-cell office:value="0.46683459321139276" office:value-type="float"/>
          <table:table-cell office:value="0.49788306464292587" office:value-type="float"/>
          <table:table-cell office:value="0.5214092032113816" office:value-type="float"/>
          <table:table-cell office:value="0.6002486499268964" office:value-type="float"/>
        </table:table-row>
        <table:table-row>
          <table:table-cell office:value-type="string">
            <text:p>zurb__foundation-apps</text:p>
          </table:table-cell>
          <table:table-cell office:value="0.7114694869728692" office:value-type="float"/>
          <table:table-cell office:value="0.774657377939121" office:value-type="float"/>
          <table:table-cell office:value="0.8109105507486895" office:value-type="float"/>
          <table:table-cell office:value="0.8229330486737988" office:value-type="float"/>
          <table:table-cell office:value="0.855256478896745" office:value-type="float"/>
          <table:table-cell office:value="0.5199043879445175" office:value-type="float"/>
          <table:table-cell office:value="0.5760270097493713" office:value-type="float"/>
          <table:table-cell office:value="0.5989625862918866" office:value-type="float"/>
          <table:table-cell office:value="0.6133977595146906" office:value-type="float"/>
          <table:table-cell office:value="0.7040065368849262" office:value-type="float"/>
          <table:table-cell office:value="0.3866915505080909" office:value-type="float"/>
          <table:table-cell office:value="0.45707514164774726" office:value-type="float"/>
          <table:table-cell office:value="0.48280442128224554" office:value-type="float"/>
          <table:table-cell office:value="0.5009816370737621" office:value-type="float"/>
          <table:table-cell office:value="0.5810617186133009" office:value-type="float"/>
          <table:table-cell office:value="0.5525085130202838" office:value-type="float"/>
          <table:table-cell office:value="0.6038275169154863" office:value-type="float"/>
          <table:table-cell office:value="0.6239955544763205" office:value-type="float"/>
          <table:table-cell office:value="0.6427724559333292" office:value-type="float"/>
          <table:table-cell office:value="0.7451325636965738" office:value-type="float"/>
          <table:table-cell office:value="0.38190303998126207" office:value-type="float"/>
          <table:table-cell office:value="0.4766157834554368" office:value-type="float"/>
          <table:table-cell office:value="0.4987756487414079" office:value-type="float"/>
          <table:table-cell office:value="0.5300285922947358" office:value-type="float"/>
          <table:table-cell office:value="0.6250203726447351" office:value-type="float"/>
        </table:table-row>
        <table:table-row>
          <table:table-cell office:value-type="string">
            <text:p>TryGhost__Ghost</text:p>
          </table:table-cell>
          <table:table-cell office:value="0.7094124208195514" office:value-type="float"/>
          <table:table-cell office:value="0.7961452312790496" office:value-type="float"/>
          <table:table-cell office:value="0.8131950404536892" office:value-type="float"/>
          <table:table-cell office:value="0.8253907167579153" office:value-type="float"/>
          <table:table-cell office:value="0.8767953037889902" office:value-type="float"/>
          <table:table-cell office:value="0.5095503961289248" office:value-type="float"/>
          <table:table-cell office:value="0.5801662269015634" office:value-type="float"/>
          <table:table-cell office:value="0.6021749988732132" office:value-type="float"/>
          <table:table-cell office:value="0.6168047719614611" office:value-type="float"/>
          <table:table-cell office:value="0.701166675828524" office:value-type="float"/>
          <table:table-cell office:value="0.38050817348556587" office:value-type="float"/>
          <table:table-cell office:value="0.4510227016844608" office:value-type="float"/>
          <table:table-cell office:value="0.4732155240886716" office:value-type="float"/>
          <table:table-cell office:value="0.497795930443407" office:value-type="float"/>
          <table:table-cell office:value="0.5960689781916556" office:value-type="float"/>
          <table:table-cell office:value="0.5223650747843138" office:value-type="float"/>
          <table:table-cell office:value="0.6164099080633096" office:value-type="float"/>
          <table:table-cell office:value="0.6380210442540057" office:value-type="float"/>
          <table:table-cell office:value="0.6591767152176258" office:value-type="float"/>
          <table:table-cell office:value="0.7418666058624694" office:value-type="float"/>
          <table:table-cell office:value="0.37257295050880407" office:value-type="float"/>
          <table:table-cell office:value="0.494078404051915" office:value-type="float"/>
          <table:table-cell office:value="0.5144989134092617" office:value-type="float"/>
          <table:table-cell office:value="0.5323055992297858" office:value-type="float"/>
          <table:table-cell office:value="0.6021915911705639" office:value-type="float"/>
        </table:table-row>
        <table:table-row>
          <table:table-cell office:value-type="string">
            <text:p>brigade__scss-lint</text:p>
          </table:table-cell>
          <table:table-cell office:value="0.7939513735288262" office:value-type="float"/>
          <table:table-cell office:value="0.81927629051553" office:value-type="float"/>
          <table:table-cell office:value="0.8302874197400879" office:value-type="float"/>
          <table:table-cell office:value="0.8414763991699379" office:value-type="float"/>
          <table:table-cell office:value="0.8782470752808453" office:value-type="float"/>
          <table:table-cell office:value="0.5298956099472492" office:value-type="float"/>
          <table:table-cell office:value="0.5665194458655917" office:value-type="float"/>
          <table:table-cell office:value="0.591715252483112" office:value-type="float"/>
          <table:table-cell office:value="0.6097197112397013" office:value-type="float"/>
          <table:table-cell office:value="0.6569875520230417" office:value-type="float"/>
          <table:table-cell office:value="0.4403130893851907" office:value-type="float"/>
          <table:table-cell office:value="0.4779017681243055" office:value-type="float"/>
          <table:table-cell office:value="0.4964033959573661" office:value-type="float"/>
          <table:table-cell office:value="0.5099934710873166" office:value-type="float"/>
          <table:table-cell office:value="0.5715838873640541" office:value-type="float"/>
          <table:table-cell office:value="0.5790705241257236" office:value-type="float"/>
          <table:table-cell office:value="0.6197593545241108" office:value-type="float"/>
          <table:table-cell office:value="0.645683556625634" office:value-type="float"/>
          <table:table-cell office:value="0.672884494378297" office:value-type="float"/>
          <table:table-cell office:value="0.7126839163599137" office:value-type="float"/>
          <table:table-cell office:value="0.4348896062104419" office:value-type="float"/>
          <table:table-cell office:value="0.4713453344530584" office:value-type="float"/>
          <table:table-cell office:value="0.504711026227235" office:value-type="float"/>
          <table:table-cell office:value="0.5213109565574916" office:value-type="float"/>
          <table:table-cell office:value="0.5840814914842458" office:value-type="float"/>
        </table:table-row>
        <table:table-row>
          <table:table-cell office:value-type="string">
            <text:p>kartograph__kartograph.js</text:p>
          </table:table-cell>
          <table:table-cell office:value="0.7665900575567718" office:value-type="float"/>
          <table:table-cell office:value="0.7665900575567718" office:value-type="float"/>
          <table:table-cell office:value="0.7665900575567718" office:value-type="float"/>
          <table:table-cell office:value="0.7665900575567718" office:value-type="float"/>
          <table:table-cell office:value="0.8063631533608676" office:value-type="float"/>
          <table:table-cell office:value="0.5698934122184585" office:value-type="float"/>
          <table:table-cell office:value="0.5698934122184585" office:value-type="float"/>
          <table:table-cell office:value="0.5698934122184585" office:value-type="float"/>
          <table:table-cell office:value="0.5698934122184585" office:value-type="float"/>
          <table:table-cell office:value="0.5921298811719601" office:value-type="float"/>
          <table:table-cell office:value="0.45338107432258656" office:value-type="float"/>
          <table:table-cell office:value="0.45338107432258656" office:value-type="float"/>
          <table:table-cell office:value="0.45338107432258656" office:value-type="float"/>
          <table:table-cell office:value="0.45338107432258656" office:value-type="float"/>
          <table:table-cell office:value="0.507006527679597" office:value-type="float"/>
          <table:table-cell office:value="0.5959828354774748" office:value-type="float"/>
          <table:table-cell office:value="0.5959828354774748" office:value-type="float"/>
          <table:table-cell office:value="0.5959828354774748" office:value-type="float"/>
          <table:table-cell office:value="0.5959828354774748" office:value-type="float"/>
          <table:table-cell office:value="0.624250188884468" office:value-type="float"/>
          <table:table-cell office:value="0.5237387923782929" office:value-type="float"/>
          <table:table-cell office:value="0.5237387923782929" office:value-type="float"/>
          <table:table-cell office:value="0.5237387923782929" office:value-type="float"/>
          <table:table-cell office:value="0.5237387923782929" office:value-type="float"/>
          <table:table-cell office:value="0.5549531179743484" office:value-type="float"/>
        </table:table-row>
        <table:table-row>
          <table:table-cell office:value-type="string">
            <text:p>MacRuby__MacRuby</text:p>
          </table:table-cell>
          <table:table-cell office:value="0.7813241264736313" office:value-type="float"/>
          <table:table-cell office:value="0.794531655262516" office:value-type="float"/>
          <table:table-cell office:value="0.7958094984746493" office:value-type="float"/>
          <table:table-cell office:value="0.7990876604283215" office:value-type="float"/>
          <table:table-cell office:value="0.8216431219246665" office:value-type="float"/>
          <table:table-cell office:value="0.5862525472646806" office:value-type="float"/>
          <table:table-cell office:value="0.600124051775228" office:value-type="float"/>
          <table:table-cell office:value="0.6068285874520278" office:value-type="float"/>
          <table:table-cell office:value="0.6130960844396114" office:value-type="float"/>
          <table:table-cell office:value="0.6275406542273563" office:value-type="float"/>
          <table:table-cell office:value="0.43099016223768205" office:value-type="float"/>
          <table:table-cell office:value="0.4411471813153887" office:value-type="float"/>
          <table:table-cell office:value="0.44361904500424576" office:value-type="float"/>
          <table:table-cell office:value="0.4489679772537965" office:value-type="float"/>
          <table:table-cell office:value="0.49858465285119263" office:value-type="float"/>
          <table:table-cell office:value="0.6402807829680949" office:value-type="float"/>
          <table:table-cell office:value="0.6497177882479014" office:value-type="float"/>
          <table:table-cell office:value="0.6519162630268223" office:value-type="float"/>
          <table:table-cell office:value="0.6545034113838247" office:value-type="float"/>
          <table:table-cell office:value="0.6844981784331281" office:value-type="float"/>
          <table:table-cell office:value="0.485787506358209" office:value-type="float"/>
          <table:table-cell office:value="0.4914926256775739" office:value-type="float"/>
          <table:table-cell office:value="0.493987238466123" office:value-type="float"/>
          <table:table-cell office:value="0.5156491788024934" office:value-type="float"/>
          <table:table-cell office:value="0.5531236246123818" office:value-type="float"/>
        </table:table-row>
        <table:table-row>
          <table:table-cell office:value-type="string">
            <text:p>twitter__heron</text:p>
          </table:table-cell>
          <table:table-cell office:value="0.7175852904366105" office:value-type="float"/>
          <table:table-cell office:value="0.7569151180479081" office:value-type="float"/>
          <table:table-cell office:value="0.7873579579567649" office:value-type="float"/>
          <table:table-cell office:value="0.8085548971622595" office:value-type="float"/>
          <table:table-cell office:value="0.8537986687568703" office:value-type="float"/>
          <table:table-cell office:value="0.5283792528163914" office:value-type="float"/>
          <table:table-cell office:value="0.5869072678450372" office:value-type="float"/>
          <table:table-cell office:value="0.6005878207867156" office:value-type="float"/>
          <table:table-cell office:value="0.6181641950147874" office:value-type="float"/>
          <table:table-cell office:value="0.738714857276719" office:value-type="float"/>
          <table:table-cell office:value="0.4044860637608563" office:value-type="float"/>
          <table:table-cell office:value="0.45425459601728213" office:value-type="float"/>
          <table:table-cell office:value="0.47208961915849024" office:value-type="float"/>
          <table:table-cell office:value="0.48334975290944815" office:value-type="float"/>
          <table:table-cell office:value="0.5382647126852118" office:value-type="float"/>
          <table:table-cell office:value="0.5809870300807861" office:value-type="float"/>
          <table:table-cell office:value="0.6181700858796828" office:value-type="float"/>
          <table:table-cell office:value="0.6307904953823603" office:value-type="float"/>
          <table:table-cell office:value="0.6532695263277419" office:value-type="float"/>
          <table:table-cell office:value="0.7348799523597983" office:value-type="float"/>
          <table:table-cell office:value="0.3905829399371713" office:value-type="float"/>
          <table:table-cell office:value="0.46182061483961834" office:value-type="float"/>
          <table:table-cell office:value="0.48860653002342047" office:value-type="float"/>
          <table:table-cell office:value="0.5076448879417824" office:value-type="float"/>
          <table:table-cell office:value="0.6373532736390909" office:value-type="float"/>
        </table:table-row>
        <table:table-row>
          <table:table-cell office:value-type="string">
            <text:p>pytransitions__transitions</text:p>
          </table:table-cell>
          <table:table-cell office:value="0.7073240578513438" office:value-type="float"/>
          <table:table-cell office:value="0.8074293323604433" office:value-type="float"/>
          <table:table-cell office:value="0.8209904556083153" office:value-type="float"/>
          <table:table-cell office:value="0.8309176379329867" office:value-type="float"/>
          <table:table-cell office:value="0.8652086876130265" office:value-type="float"/>
          <table:table-cell office:value="0.5398452753140939" office:value-type="float"/>
          <table:table-cell office:value="0.5979103512183057" office:value-type="float"/>
          <table:table-cell office:value="0.6090065055529793" office:value-type="float"/>
          <table:table-cell office:value="0.6295445453699061" office:value-type="float"/>
          <table:table-cell office:value="0.6799438121633725" office:value-type="float"/>
          <table:table-cell office:value="0.42231900856728094" office:value-type="float"/>
          <table:table-cell office:value="0.48131963913500697" office:value-type="float"/>
          <table:table-cell office:value="0.5036986547496162" office:value-type="float"/>
          <table:table-cell office:value="0.5221402009231222" office:value-type="float"/>
          <table:table-cell office:value="0.5565793045691327" office:value-type="float"/>
          <table:table-cell office:value="0.6212569333429847" office:value-type="float"/>
          <table:table-cell office:value="0.6423268679029634" office:value-type="float"/>
          <table:table-cell office:value="0.6637531594887995" office:value-type="float"/>
          <table:table-cell office:value="0.6778002657002354" office:value-type="float"/>
          <table:table-cell office:value="0.7250315980455793" office:value-type="float"/>
          <table:table-cell office:value="0.4268504720746591" office:value-type="float"/>
          <table:table-cell office:value="0.4899573849578348" office:value-type="float"/>
          <table:table-cell office:value="0.5191781776267947" office:value-type="float"/>
          <table:table-cell office:value="0.5306534824675959" office:value-type="float"/>
          <table:table-cell office:value="0.5739333246497884" office:value-type="float"/>
        </table:table-row>
        <table:table-row>
          <table:table-cell office:value-type="string">
            <text:p>joomla__joomla-cms</text:p>
          </table:table-cell>
          <table:table-cell office:value="0.7304623421401271" office:value-type="float"/>
          <table:table-cell office:value="0.8041805658074876" office:value-type="float"/>
          <table:table-cell office:value="0.8140406979839564" office:value-type="float"/>
          <table:table-cell office:value="0.8260707537528161" office:value-type="float"/>
          <table:table-cell office:value="0.871887983068074" office:value-type="float"/>
          <table:table-cell office:value="0.5415282740524607" office:value-type="float"/>
          <table:table-cell office:value="0.5991912812924453" office:value-type="float"/>
          <table:table-cell office:value="0.6126208779768968" office:value-type="float"/>
          <table:table-cell office:value="0.6266431614137451" office:value-type="float"/>
          <table:table-cell office:value="0.6916407290751246" office:value-type="float"/>
          <table:table-cell office:value="0.3918868633673717" office:value-type="float"/>
          <table:table-cell office:value="0.4784567456513794" office:value-type="float"/>
          <table:table-cell office:value="0.4964891446510594" office:value-type="float"/>
          <table:table-cell office:value="0.513261619078057" office:value-type="float"/>
          <table:table-cell office:value="0.5857804127069975" office:value-type="float"/>
          <table:table-cell office:value="0.5743975123349412" office:value-type="float"/>
          <table:table-cell office:value="0.6148152935933133" office:value-type="float"/>
          <table:table-cell office:value="0.6315322438916297" office:value-type="float"/>
          <table:table-cell office:value="0.64857136073054" office:value-type="float"/>
          <table:table-cell office:value="0.7377646844496312" office:value-type="float"/>
          <table:table-cell office:value="0.44700578735540086" office:value-type="float"/>
          <table:table-cell office:value="0.5200573912510492" office:value-type="float"/>
          <table:table-cell office:value="0.5383295795992592" office:value-type="float"/>
          <table:table-cell office:value="0.5514254500009281" office:value-type="float"/>
          <table:table-cell office:value="0.6139677591580198" office:value-type="float"/>
        </table:table-row>
        <table:table-row>
          <table:table-cell office:value-type="string">
            <text:p>TheNewNormal__kube-solo-osx</text:p>
          </table:table-cell>
          <table:table-cell office:value="0.694756600922004" office:value-type="float"/>
          <table:table-cell office:value="0.7430787429438733" office:value-type="float"/>
          <table:table-cell office:value="0.7536425739449404" office:value-type="float"/>
          <table:table-cell office:value="0.7707747888718346" office:value-type="float"/>
          <table:table-cell office:value="0.8209706002462731" office:value-type="float"/>
          <table:table-cell office:value="0.5737499968125634" office:value-type="float"/>
          <table:table-cell office:value="0.5955396990372411" office:value-type="float"/>
          <table:table-cell office:value="0.6143162633892462" office:value-type="float"/>
          <table:table-cell office:value="0.6212482220466318" office:value-type="float"/>
          <table:table-cell office:value="0.638967372121544" office:value-type="float"/>
          <table:table-cell office:value="0.4037724943785215" office:value-type="float"/>
          <table:table-cell office:value="0.4537816892084976" office:value-type="float"/>
          <table:table-cell office:value="0.4603298614977601" office:value-type="float"/>
          <table:table-cell office:value="0.49373180672795125" office:value-type="float"/>
          <table:table-cell office:value="0.5087862090540254" office:value-type="float"/>
          <table:table-cell office:value="0.5702095608792932" office:value-type="float"/>
          <table:table-cell office:value="0.6142787865780227" office:value-type="float"/>
          <table:table-cell office:value="0.6190754386224429" office:value-type="float"/>
          <table:table-cell office:value="0.642727338052969" office:value-type="float"/>
          <table:table-cell office:value="0.6970121456390036" office:value-type="float"/>
          <table:table-cell office:value="0.4330673201492159" office:value-type="float"/>
          <table:table-cell office:value="0.47480437280147125" office:value-type="float"/>
          <table:table-cell office:value="0.4954400731071672" office:value-type="float"/>
          <table:table-cell office:value="0.5022518866535841" office:value-type="float"/>
          <table:table-cell office:value="0.5444253144717" office:value-type="float"/>
        </table:table-row>
        <table:table-row>
          <table:table-cell office:value-type="string">
            <text:p>mizzy__serverspec</text:p>
          </table:table-cell>
          <table:table-cell office:value="0.724297088782823" office:value-type="float"/>
          <table:table-cell office:value="0.7757933701773684" office:value-type="float"/>
          <table:table-cell office:value="0.7906161778962734" office:value-type="float"/>
          <table:table-cell office:value="0.7958782037710627" office:value-type="float"/>
          <table:table-cell office:value="0.8222796494393567" office:value-type="float"/>
          <table:table-cell office:value="0.5751162043797766" office:value-type="float"/>
          <table:table-cell office:value="0.5976152387076068" office:value-type="float"/>
          <table:table-cell office:value="0.6034718572963488" office:value-type="float"/>
          <table:table-cell office:value="0.6194104043289761" office:value-type="float"/>
          <table:table-cell office:value="0.6530467962464538" office:value-type="float"/>
          <table:table-cell office:value="0.4362461377362498" office:value-type="float"/>
          <table:table-cell office:value="0.4613741084245385" office:value-type="float"/>
          <table:table-cell office:value="0.49150921380447754" office:value-type="float"/>
          <table:table-cell office:value="0.4962679928006353" office:value-type="float"/>
          <table:table-cell office:value="0.5198145500198331" office:value-type="float"/>
          <table:table-cell office:value="0.6083817454542183" office:value-type="float"/>
          <table:table-cell office:value="0.6364174874350964" office:value-type="float"/>
          <table:table-cell office:value="0.6603287051508431" office:value-type="float"/>
          <table:table-cell office:value="0.6675203457624928" office:value-type="float"/>
          <table:table-cell office:value="0.6976341660727801" office:value-type="float"/>
          <table:table-cell office:value="0.41301017690130154" office:value-type="float"/>
          <table:table-cell office:value="0.49480362531930333" office:value-type="float"/>
          <table:table-cell office:value="0.5125886146381442" office:value-type="float"/>
          <table:table-cell office:value="0.5255020057400821" office:value-type="float"/>
          <table:table-cell office:value="0.5510176831383077" office:value-type="float"/>
        </table:table-row>
        <table:table-row>
          <table:table-cell office:value-type="string">
            <text:p>Automattic__wp-calypso</text:p>
          </table:table-cell>
          <table:table-cell office:value="0.7593358430301154" office:value-type="float"/>
          <table:table-cell office:value="0.809061472029782" office:value-type="float"/>
          <table:table-cell office:value="0.8173421138496297" office:value-type="float"/>
          <table:table-cell office:value="0.8253610075981906" office:value-type="float"/>
          <table:table-cell office:value="0.860362730752126" office:value-type="float"/>
          <table:table-cell office:value="0.5531023641482727" office:value-type="float"/>
          <table:table-cell office:value="0.6008358920304984" office:value-type="float"/>
          <table:table-cell office:value="0.6145863028455505" office:value-type="float"/>
          <table:table-cell office:value="0.6300808309288581" office:value-type="float"/>
          <table:table-cell office:value="0.7030301982136888" office:value-type="float"/>
          <table:table-cell office:value="0.3670046253613916" office:value-type="float"/>
          <table:table-cell office:value="0.4669505227897973" office:value-type="float"/>
          <table:table-cell office:value="0.4795753525174842" office:value-type="float"/>
          <table:table-cell office:value="0.4941519559503819" office:value-type="float"/>
          <table:table-cell office:value="0.5607529573538957" office:value-type="float"/>
          <table:table-cell office:value="0.576977682860079" office:value-type="float"/>
          <table:table-cell office:value="0.6331215639214606" office:value-type="float"/>
          <table:table-cell office:value="0.644737071401007" office:value-type="float"/>
          <table:table-cell office:value="0.6625087849670805" office:value-type="float"/>
          <table:table-cell office:value="0.7525252350223335" office:value-type="float"/>
          <table:table-cell office:value="0.4134570495174901" office:value-type="float"/>
          <table:table-cell office:value="0.5048331278117112" office:value-type="float"/>
          <table:table-cell office:value="0.5173046253373939" office:value-type="float"/>
          <table:table-cell office:value="0.5324438403315376" office:value-type="float"/>
          <table:table-cell office:value="0.6020183114565432" office:value-type="float"/>
        </table:table-row>
        <table:table-row>
          <table:table-cell office:value-type="string">
            <text:p>krmaxwell__maltrieve</text:p>
          </table:table-cell>
          <table:table-cell office:value="0.7635848806324714" office:value-type="float"/>
          <table:table-cell office:value="0.7655229169408224" office:value-type="float"/>
          <table:table-cell office:value="0.7813252666450825" office:value-type="float"/>
          <table:table-cell office:value="0.7916095574257265" office:value-type="float"/>
          <table:table-cell office:value="0.805777017287904" office:value-type="float"/>
          <table:table-cell office:value="0.5723531598393164" office:value-type="float"/>
          <table:table-cell office:value="0.6065279835169755" office:value-type="float"/>
          <table:table-cell office:value="0.6137798195965851" office:value-type="float"/>
          <table:table-cell office:value="0.6204056901127893" office:value-type="float"/>
          <table:table-cell office:value="0.6358365084140896" office:value-type="float"/>
          <table:table-cell office:value="0.41731545495243705" office:value-type="float"/>
          <table:table-cell office:value="0.45919391916251107" office:value-type="float"/>
          <table:table-cell office:value="0.483486491281179" office:value-type="float"/>
          <table:table-cell office:value="0.49600774331918895" office:value-type="float"/>
          <table:table-cell office:value="0.5018146031090268" office:value-type="float"/>
          <table:table-cell office:value="0.6000138640142346" office:value-type="float"/>
          <table:table-cell office:value="0.6357697238501572" office:value-type="float"/>
          <table:table-cell office:value="0.6523435474443293" office:value-type="float"/>
          <table:table-cell office:value="0.6658516450280417" office:value-type="float"/>
          <table:table-cell office:value="0.6958372472538393" office:value-type="float"/>
          <table:table-cell office:value="0.46566431168511613" office:value-type="float"/>
          <table:table-cell office:value="0.48116146364593815" office:value-type="float"/>
          <table:table-cell office:value="0.5175283791720157" office:value-type="float"/>
          <table:table-cell office:value="0.5264329907929761" office:value-type="float"/>
          <table:table-cell office:value="0.5337074546567232" office:value-type="float"/>
        </table:table-row>
        <table:table-row>
          <table:table-cell office:value-type="string">
            <text:p>google__gxui</text:p>
          </table:table-cell>
          <table:table-cell office:value="0.7033060315304007" office:value-type="float"/>
          <table:table-cell office:value="0.7493811154576586" office:value-type="float"/>
          <table:table-cell office:value="0.7820350618388168" office:value-type="float"/>
          <table:table-cell office:value="0.8062461782047957" office:value-type="float"/>
          <table:table-cell office:value="0.84274658989083" office:value-type="float"/>
          <table:table-cell office:value="0.5492523906899798" office:value-type="float"/>
          <table:table-cell office:value="0.5733771618338799" office:value-type="float"/>
          <table:table-cell office:value="0.5960700753373877" office:value-type="float"/>
          <table:table-cell office:value="0.6106649177848149" office:value-type="float"/>
          <table:table-cell office:value="0.6903292095398936" office:value-type="float"/>
          <table:table-cell office:value="0.4376296088214885" office:value-type="float"/>
          <table:table-cell office:value="0.4702634035257166" office:value-type="float"/>
          <table:table-cell office:value="0.4914556087595696" office:value-type="float"/>
          <table:table-cell office:value="0.4985188653019148" office:value-type="float"/>
          <table:table-cell office:value="0.5612940754978997" office:value-type="float"/>
          <table:table-cell office:value="0.5915367446973422" office:value-type="float"/>
          <table:table-cell office:value="0.6221754217139689" office:value-type="float"/>
          <table:table-cell office:value="0.6322512560693745" office:value-type="float"/>
          <table:table-cell office:value="0.6490312746268697" office:value-type="float"/>
          <table:table-cell office:value="0.7490499398522243" office:value-type="float"/>
          <table:table-cell office:value="0.36109385429029506" office:value-type="float"/>
          <table:table-cell office:value="0.48094201031162376" office:value-type="float"/>
          <table:table-cell office:value="0.5018076436703306" office:value-type="float"/>
          <table:table-cell office:value="0.5277899106760183" office:value-type="float"/>
          <table:table-cell office:value="0.611515846652713" office:value-type="float"/>
        </table:table-row>
        <table:table-row>
          <table:table-cell office:value-type="string">
            <text:p>kanboard__kanboard</text:p>
          </table:table-cell>
          <table:table-cell office:value="0.6986288953509224" office:value-type="float"/>
          <table:table-cell office:value="0.7863418815250234" office:value-type="float"/>
          <table:table-cell office:value="0.8063373484730271" office:value-type="float"/>
          <table:table-cell office:value="0.820917096443425" office:value-type="float"/>
          <table:table-cell office:value="0.8658741897940565" office:value-type="float"/>
          <table:table-cell office:value="0.5386464942985838" office:value-type="float"/>
          <table:table-cell office:value="0.5951442362832096" office:value-type="float"/>
          <table:table-cell office:value="0.6102740387000088" office:value-type="float"/>
          <table:table-cell office:value="0.6260015231263177" office:value-type="float"/>
          <table:table-cell office:value="0.6805915261774934" office:value-type="float"/>
          <table:table-cell office:value="0.3811612569433356" office:value-type="float"/>
          <table:table-cell office:value="0.4634796303855084" office:value-type="float"/>
          <table:table-cell office:value="0.485972290415729" office:value-type="float"/>
          <table:table-cell office:value="0.5039998220045613" office:value-type="float"/>
          <table:table-cell office:value="0.5814099831444334" office:value-type="float"/>
          <table:table-cell office:value="0.5564519371917626" office:value-type="float"/>
          <table:table-cell office:value="0.6173237021903047" office:value-type="float"/>
          <table:table-cell office:value="0.6385412551464623" office:value-type="float"/>
          <table:table-cell office:value="0.6650298290257316" office:value-type="float"/>
          <table:table-cell office:value="0.744275810667014" office:value-type="float"/>
          <table:table-cell office:value="0.3911566181682938" office:value-type="float"/>
          <table:table-cell office:value="0.49945031688024527" office:value-type="float"/>
          <table:table-cell office:value="0.5175750011355715" office:value-type="float"/>
          <table:table-cell office:value="0.5383427859060703" office:value-type="float"/>
          <table:table-cell office:value="0.6003008047610139" office:value-type="float"/>
        </table:table-row>
        <table:table-row>
          <table:table-cell office:value-type="string">
            <text:p>lbryio__lbry</text:p>
          </table:table-cell>
          <table:table-cell office:value="0.7170094078650788" office:value-type="float"/>
          <table:table-cell office:value="0.7605266127140915" office:value-type="float"/>
          <table:table-cell office:value="0.7829535338786711" office:value-type="float"/>
          <table:table-cell office:value="0.8113825134165193" office:value-type="float"/>
          <table:table-cell office:value="0.8476690824367737" office:value-type="float"/>
          <table:table-cell office:value="0.5232866725922771" office:value-type="float"/>
          <table:table-cell office:value="0.5917028813571836" office:value-type="float"/>
          <table:table-cell office:value="0.6023652710733547" office:value-type="float"/>
          <table:table-cell office:value="0.6134295865792194" office:value-type="float"/>
          <table:table-cell office:value="0.6633483740556598" office:value-type="float"/>
          <table:table-cell office:value="0.3849820534867387" office:value-type="float"/>
          <table:table-cell office:value="0.4492641141600607" office:value-type="float"/>
          <table:table-cell office:value="0.4669495505590799" office:value-type="float"/>
          <table:table-cell office:value="0.4854977303550384" office:value-type="float"/>
          <table:table-cell office:value="0.5568446779580574" office:value-type="float"/>
          <table:table-cell office:value="0.5777800082158705" office:value-type="float"/>
          <table:table-cell office:value="0.628686818139369" office:value-type="float"/>
          <table:table-cell office:value="0.6421763175273366" office:value-type="float"/>
          <table:table-cell office:value="0.6623580769005686" office:value-type="float"/>
          <table:table-cell office:value="0.7220208544367039" office:value-type="float"/>
          <table:table-cell office:value="0.42528272806067935" office:value-type="float"/>
          <table:table-cell office:value="0.4786364252547647" office:value-type="float"/>
          <table:table-cell office:value="0.49424414787682114" office:value-type="float"/>
          <table:table-cell office:value="0.5194589753047949" office:value-type="float"/>
          <table:table-cell office:value="0.5702183737057418" office:value-type="float"/>
        </table:table-row>
        <table:table-row>
          <table:table-cell office:value-type="string">
            <text:p>stig__json-framework</text:p>
          </table:table-cell>
          <table:table-cell office:value="0.6755448035003191" office:value-type="float"/>
          <table:table-cell office:value="0.7793194349165108" office:value-type="float"/>
          <table:table-cell office:value="0.8071354121475824" office:value-type="float"/>
          <table:table-cell office:value="0.824001690338624" office:value-type="float"/>
          <table:table-cell office:value="0.8526186210884582" office:value-type="float"/>
          <table:table-cell office:value="0.5023815214183875" office:value-type="float"/>
          <table:table-cell office:value="0.5627478700489418" office:value-type="float"/>
          <table:table-cell office:value="0.5848419678478686" office:value-type="float"/>
          <table:table-cell office:value="0.6081431806827958" office:value-type="float"/>
          <table:table-cell office:value="0.6633888105126227" office:value-type="float"/>
          <table:table-cell office:value="0.3787905784682898" office:value-type="float"/>
          <table:table-cell office:value="0.43902519960992686" office:value-type="float"/>
          <table:table-cell office:value="0.467996253993834" office:value-type="float"/>
          <table:table-cell office:value="0.5069661740716038" office:value-type="float"/>
          <table:table-cell office:value="0.538433586618852" office:value-type="float"/>
          <table:table-cell office:value="0.5729911430305901" office:value-type="float"/>
          <table:table-cell office:value="0.6101347086850508" office:value-type="float"/>
          <table:table-cell office:value="0.6388221885127938" office:value-type="float"/>
          <table:table-cell office:value="0.675203825098713" office:value-type="float"/>
          <table:table-cell office:value="0.719806745465756" office:value-type="float"/>
          <table:table-cell office:value="0.33981189145490703" office:value-type="float"/>
          <table:table-cell office:value="0.4666768156653365" office:value-type="float"/>
          <table:table-cell office:value="0.5064344004922505" office:value-type="float"/>
          <table:table-cell office:value="0.5438694307289581" office:value-type="float"/>
          <table:table-cell office:value="0.5748708452493649" office:value-type="float"/>
        </table:table-row>
        <table:table-row>
          <table:table-cell office:value-type="string">
            <text:p>mhoofman__wordpress-heroku</text:p>
          </table:table-cell>
          <table:table-cell office:value="0.7578052630339452" office:value-type="float"/>
          <table:table-cell office:value="0.7647842857627514" office:value-type="float"/>
          <table:table-cell office:value="0.8020526426597295" office:value-type="float"/>
          <table:table-cell office:value="0.8233974655276572" office:value-type="float"/>
          <table:table-cell office:value="0.8233974655276572" office:value-type="float"/>
          <table:table-cell office:value="0.5866403902200399" office:value-type="float"/>
          <table:table-cell office:value="0.5998230062346357" office:value-type="float"/>
          <table:table-cell office:value="0.6027595115182998" office:value-type="float"/>
          <table:table-cell office:value="0.6121591915248384" office:value-type="float"/>
          <table:table-cell office:value="0.6121591915248384" office:value-type="float"/>
          <table:table-cell office:value="0.45865602747172723" office:value-type="float"/>
          <table:table-cell office:value="0.4695725709236447" office:value-type="float"/>
          <table:table-cell office:value="0.4972292789560447" office:value-type="float"/>
          <table:table-cell office:value="0.5279915074906917" office:value-type="float"/>
          <table:table-cell office:value="0.5279915074906917" office:value-type="float"/>
          <table:table-cell office:value="0.6030163026385" office:value-type="float"/>
          <table:table-cell office:value="0.6113453527009404" office:value-type="float"/>
          <table:table-cell office:value="0.6168463463690639" office:value-type="float"/>
          <table:table-cell office:value="0.6515090607453518" office:value-type="float"/>
          <table:table-cell office:value="0.6515090607453518" office:value-type="float"/>
          <table:table-cell office:value="0.5219137559999534" office:value-type="float"/>
          <table:table-cell office:value="0.581378084639516" office:value-type="float"/>
          <table:table-cell office:value="0.5839428038160627" office:value-type="float"/>
          <table:table-cell office:value="0.5978610824354857" office:value-type="float"/>
          <table:table-cell office:value="0.5978610824354857" office:value-type="float"/>
        </table:table-row>
        <table:table-row>
          <table:table-cell office:value-type="string">
            <text:p>fibjs__fibjs</text:p>
          </table:table-cell>
          <table:table-cell office:value="0.69488362765064" office:value-type="float"/>
          <table:table-cell office:value="0.717957849462633" office:value-type="float"/>
          <table:table-cell office:value="0.7243642055738498" office:value-type="float"/>
          <table:table-cell office:value="0.7365958540896907" office:value-type="float"/>
          <table:table-cell office:value="0.7365958540896907" office:value-type="float"/>
          <table:table-cell office:value="0.5815616079174156" office:value-type="float"/>
          <table:table-cell office:value="0.5884143557328588" office:value-type="float"/>
          <table:table-cell office:value="0.5910356008467743" office:value-type="float"/>
          <table:table-cell office:value="0.593560954849204" office:value-type="float"/>
          <table:table-cell office:value="0.593560954849204" office:value-type="float"/>
          <table:table-cell office:value="0.4140396813416344" office:value-type="float"/>
          <table:table-cell office:value="0.4300669008632674" office:value-type="float"/>
          <table:table-cell office:value="0.43635950880554" office:value-type="float"/>
          <table:table-cell office:value="0.448170307621951" office:value-type="float"/>
          <table:table-cell office:value="0.448170307621951" office:value-type="float"/>
          <table:table-cell office:value="0.605994818355261" office:value-type="float"/>
          <table:table-cell office:value="0.6350249259802395" office:value-type="float"/>
          <table:table-cell office:value="0.6380773977616784" office:value-type="float"/>
          <table:table-cell office:value="0.673125847238873" office:value-type="float"/>
          <table:table-cell office:value="0.673125847238873" office:value-type="float"/>
          <table:table-cell office:value="0.42858202127613076" office:value-type="float"/>
          <table:table-cell office:value="0.4416102534485874" office:value-type="float"/>
          <table:table-cell office:value="0.44249258080208537" office:value-type="float"/>
          <table:table-cell office:value="0.46623234414083603" office:value-type="float"/>
          <table:table-cell office:value="0.46623234414083603" office:value-type="float"/>
        </table:table-row>
        <table:table-row>
          <table:table-cell office:value-type="string">
            <text:p>OpenRefine__OpenRefine</text:p>
          </table:table-cell>
          <table:table-cell office:value="0.7032609793089589" office:value-type="float"/>
          <table:table-cell office:value="0.7705634933517669" office:value-type="float"/>
          <table:table-cell office:value="0.800224289194748" office:value-type="float"/>
          <table:table-cell office:value="0.8213279628989688" office:value-type="float"/>
          <table:table-cell office:value="0.8546013857041709" office:value-type="float"/>
          <table:table-cell office:value="0.5352778601846119" office:value-type="float"/>
          <table:table-cell office:value="0.5860471600740161" office:value-type="float"/>
          <table:table-cell office:value="0.6114508885938016" office:value-type="float"/>
          <table:table-cell office:value="0.6208575649536383" office:value-type="float"/>
          <table:table-cell office:value="0.675118561322931" office:value-type="float"/>
          <table:table-cell office:value="0.37248866572735656" office:value-type="float"/>
          <table:table-cell office:value="0.4670551875273189" office:value-type="float"/>
          <table:table-cell office:value="0.48554781731227803" office:value-type="float"/>
          <table:table-cell office:value="0.5039602803800575" office:value-type="float"/>
          <table:table-cell office:value="0.58531579918004" office:value-type="float"/>
          <table:table-cell office:value="0.5750462838267567" office:value-type="float"/>
          <table:table-cell office:value="0.620658506266042" office:value-type="float"/>
          <table:table-cell office:value="0.6408411196667851" office:value-type="float"/>
          <table:table-cell office:value="0.655659517522857" office:value-type="float"/>
          <table:table-cell office:value="0.7391661992340365" office:value-type="float"/>
          <table:table-cell office:value="0.4139513992979821" office:value-type="float"/>
          <table:table-cell office:value="0.4797508604049215" office:value-type="float"/>
          <table:table-cell office:value="0.5079654696698115" office:value-type="float"/>
          <table:table-cell office:value="0.522132219398068" office:value-type="float"/>
          <table:table-cell office:value="0.5876513601300081" office:value-type="float"/>
        </table:table-row>
        <table:table-row>
          <table:table-cell office:value-type="string">
            <text:p>mrclay__minify</text:p>
          </table:table-cell>
          <table:table-cell office:value="0.745192571368652" office:value-type="float"/>
          <table:table-cell office:value="0.7809073289737916" office:value-type="float"/>
          <table:table-cell office:value="0.7996420907841599" office:value-type="float"/>
          <table:table-cell office:value="0.8091353054134459" office:value-type="float"/>
          <table:table-cell office:value="0.8322115056683541" office:value-type="float"/>
          <table:table-cell office:value="0.5294287453382023" office:value-type="float"/>
          <table:table-cell office:value="0.5820786106329875" office:value-type="float"/>
          <table:table-cell office:value="0.5986883708925514" office:value-type="float"/>
          <table:table-cell office:value="0.6159848408613686" office:value-type="float"/>
          <table:table-cell office:value="0.6297753521259132" office:value-type="float"/>
          <table:table-cell office:value="0.381124806905669" office:value-type="float"/>
          <table:table-cell office:value="0.420823292341008" office:value-type="float"/>
          <table:table-cell office:value="0.4698732092382367" office:value-type="float"/>
          <table:table-cell office:value="0.4788832390845429" office:value-type="float"/>
          <table:table-cell office:value="0.480987564999796" office:value-type="float"/>
          <table:table-cell office:value="0.5651327992806694" office:value-type="float"/>
          <table:table-cell office:value="0.5730022721886492" office:value-type="float"/>
          <table:table-cell office:value="0.6126279211067474" office:value-type="float"/>
          <table:table-cell office:value="0.6302273028014902" office:value-type="float"/>
          <table:table-cell office:value="0.6342173591396874" office:value-type="float"/>
          <table:table-cell office:value="0.4328773857588789" office:value-type="float"/>
          <table:table-cell office:value="0.49607557249906853" office:value-type="float"/>
          <table:table-cell office:value="0.523553797520021" office:value-type="float"/>
          <table:table-cell office:value="0.5279002087397302" office:value-type="float"/>
          <table:table-cell office:value="0.5574336223271548" office:value-type="float"/>
        </table:table-row>
        <table:table-row>
          <table:table-cell office:value-type="string">
            <text:p>johannilsson__android-pulltorefresh</text:p>
          </table:table-cell>
          <table:table-cell office:value="0.7105538460121299" office:value-type="float"/>
          <table:table-cell office:value="0.7765457783635749" office:value-type="float"/>
          <table:table-cell office:value="0.8026459898708331" office:value-type="float"/>
          <table:table-cell office:value="0.8032888773061782" office:value-type="float"/>
          <table:table-cell office:value="0.8261988546365422" office:value-type="float"/>
          <table:table-cell office:value="0.5443411532255464" office:value-type="float"/>
          <table:table-cell office:value="0.5696572313809217" office:value-type="float"/>
          <table:table-cell office:value="0.5960988179657392" office:value-type="float"/>
          <table:table-cell office:value="0.6070145533384075" office:value-type="float"/>
          <table:table-cell office:value="0.6546843920317155" office:value-type="float"/>
          <table:table-cell office:value="0.47446512943970304" office:value-type="float"/>
          <table:table-cell office:value="0.4817910637825651" office:value-type="float"/>
          <table:table-cell office:value="0.4915466078475993" office:value-type="float"/>
          <table:table-cell office:value="0.4993666404379232" office:value-type="float"/>
          <table:table-cell office:value="0.5612868215475323" office:value-type="float"/>
          <table:table-cell office:value="0.6113829417466556" office:value-type="float"/>
          <table:table-cell office:value="0.6170134983215447" office:value-type="float"/>
          <table:table-cell office:value="0.6353447764670292" office:value-type="float"/>
          <table:table-cell office:value="0.6486989574905853" office:value-type="float"/>
          <table:table-cell office:value="0.7127270710264422" office:value-type="float"/>
          <table:table-cell office:value="0.40350779504795514" office:value-type="float"/>
          <table:table-cell office:value="0.45634326102916434" office:value-type="float"/>
          <table:table-cell office:value="0.4913363557087457" office:value-type="float"/>
          <table:table-cell office:value="0.5321291025938639" office:value-type="float"/>
          <table:table-cell office:value="0.5453436345108196" office:value-type="float"/>
        </table:table-row>
        <table:table-row>
          <table:table-cell office:value-type="string">
            <text:p>HubSpot__offline</text:p>
          </table:table-cell>
          <table:table-cell office:value="0.7249331095089383" office:value-type="float"/>
          <table:table-cell office:value="0.7880329819574556" office:value-type="float"/>
          <table:table-cell office:value="0.7957949951785732" office:value-type="float"/>
          <table:table-cell office:value="0.8071158804695576" office:value-type="float"/>
          <table:table-cell office:value="0.8370531799849319" office:value-type="float"/>
          <table:table-cell office:value="0.5157725930531021" office:value-type="float"/>
          <table:table-cell office:value="0.585539998079449" office:value-type="float"/>
          <table:table-cell office:value="0.6045716359167893" office:value-type="float"/>
          <table:table-cell office:value="0.6231990743478635" office:value-type="float"/>
          <table:table-cell office:value="0.707955672208732" office:value-type="float"/>
          <table:table-cell office:value="0.37138077077056075" office:value-type="float"/>
          <table:table-cell office:value="0.4524892021972368" office:value-type="float"/>
          <table:table-cell office:value="0.47227000619787896" office:value-type="float"/>
          <table:table-cell office:value="0.49120170299978766" office:value-type="float"/>
          <table:table-cell office:value="0.5322557591683106" office:value-type="float"/>
          <table:table-cell office:value="0.572338964560705" office:value-type="float"/>
          <table:table-cell office:value="0.6144410097284789" office:value-type="float"/>
          <table:table-cell office:value="0.6380252072946727" office:value-type="float"/>
          <table:table-cell office:value="0.6583998701779222" office:value-type="float"/>
          <table:table-cell office:value="0.751280608458362" office:value-type="float"/>
          <table:table-cell office:value="0.41790673227853803" office:value-type="float"/>
          <table:table-cell office:value="0.5012258114566159" office:value-type="float"/>
          <table:table-cell office:value="0.5273145756936881" office:value-type="float"/>
          <table:table-cell office:value="0.547211229794979" office:value-type="float"/>
          <table:table-cell office:value="0.5651467055801983" office:value-type="float"/>
        </table:table-row>
        <table:table-row>
          <table:table-cell office:value-type="string">
            <text:p>josh__css-explain</text:p>
          </table:table-cell>
          <table:table-cell office:value="0.7796331706448015" office:value-type="float"/>
          <table:table-cell office:value="0.7796331706448015" office:value-type="float"/>
          <table:table-cell office:value="0.7796331706448015" office:value-type="float"/>
          <table:table-cell office:value="0.7796331706448015" office:value-type="float"/>
          <table:table-cell office:value="0.8090359572209774" office:value-type="float"/>
          <table:table-cell office:value="0.5457389334498775" office:value-type="float"/>
          <table:table-cell office:value="0.5457389334498775" office:value-type="float"/>
          <table:table-cell office:value="0.5457389334498775" office:value-type="float"/>
          <table:table-cell office:value="0.5457389334498775" office:value-type="float"/>
          <table:table-cell office:value="0.5855564335798754" office:value-type="float"/>
          <table:table-cell office:value="0.49771374112682176" office:value-type="float"/>
          <table:table-cell office:value="0.49771374112682176" office:value-type="float"/>
          <table:table-cell office:value="0.49771374112682176" office:value-type="float"/>
          <table:table-cell office:value="0.49771374112682176" office:value-type="float"/>
          <table:table-cell office:value="0.539610057184496" office:value-type="float"/>
          <table:table-cell office:value="0.6357543607451034" office:value-type="float"/>
          <table:table-cell office:value="0.6357543607451034" office:value-type="float"/>
          <table:table-cell office:value="0.6357543607451034" office:value-type="float"/>
          <table:table-cell office:value="0.6357543607451034" office:value-type="float"/>
          <table:table-cell office:value="0.6636129887138946" office:value-type="float"/>
          <table:table-cell office:value="0.4572137028517347" office:value-type="float"/>
          <table:table-cell office:value="0.4572137028517347" office:value-type="float"/>
          <table:table-cell office:value="0.4572137028517347" office:value-type="float"/>
          <table:table-cell office:value="0.4572137028517347" office:value-type="float"/>
          <table:table-cell office:value="0.46706828838855063" office:value-type="float"/>
        </table:table-row>
        <table:table-row>
          <table:table-cell office:value-type="string">
            <text:p>oklai__koala</text:p>
          </table:table-cell>
          <table:table-cell office:value="0.7120679046324214" office:value-type="float"/>
          <table:table-cell office:value="0.7942070688525061" office:value-type="float"/>
          <table:table-cell office:value="0.8091546335736676" office:value-type="float"/>
          <table:table-cell office:value="0.8144223213251273" office:value-type="float"/>
          <table:table-cell office:value="0.8631104822794197" office:value-type="float"/>
          <table:table-cell office:value="0.564106964882338" office:value-type="float"/>
          <table:table-cell office:value="0.5916554112104008" office:value-type="float"/>
          <table:table-cell office:value="0.6052935706121797" office:value-type="float"/>
          <table:table-cell office:value="0.619358456677844" office:value-type="float"/>
          <table:table-cell office:value="0.6367988044985389" office:value-type="float"/>
          <table:table-cell office:value="0.39679817329089856" office:value-type="float"/>
          <table:table-cell office:value="0.4445716442270703" office:value-type="float"/>
          <table:table-cell office:value="0.4852705019008472" office:value-type="float"/>
          <table:table-cell office:value="0.5129480771785293" office:value-type="float"/>
          <table:table-cell office:value="0.5661675593511415" office:value-type="float"/>
          <table:table-cell office:value="0.5961951990713181" office:value-type="float"/>
          <table:table-cell office:value="0.6219320031598623" office:value-type="float"/>
          <table:table-cell office:value="0.6399839872461601" office:value-type="float"/>
          <table:table-cell office:value="0.6529157349064698" office:value-type="float"/>
          <table:table-cell office:value="0.7023843558685483" office:value-type="float"/>
          <table:table-cell office:value="0.4380781722600867" office:value-type="float"/>
          <table:table-cell office:value="0.4852951444382493" office:value-type="float"/>
          <table:table-cell office:value="0.5006643280061311" office:value-type="float"/>
          <table:table-cell office:value="0.5291522128305441" office:value-type="float"/>
          <table:table-cell office:value="0.5623266517088467" office:value-type="float"/>
        </table:table-row>
        <table:table-row>
          <table:table-cell office:value-type="string">
            <text:p>revolunet__angular-carousel</text:p>
          </table:table-cell>
          <table:table-cell office:value="0.7237911616839507" office:value-type="float"/>
          <table:table-cell office:value="0.7802114706401075" office:value-type="float"/>
          <table:table-cell office:value="0.7965160468117454" office:value-type="float"/>
          <table:table-cell office:value="0.8117882011530891" office:value-type="float"/>
          <table:table-cell office:value="0.8437149792985653" office:value-type="float"/>
          <table:table-cell office:value="0.52162580772965" office:value-type="float"/>
          <table:table-cell office:value="0.5648212191157018" office:value-type="float"/>
          <table:table-cell office:value="0.5842182104268501" office:value-type="float"/>
          <table:table-cell office:value="0.5994923952566483" office:value-type="float"/>
          <table:table-cell office:value="0.6530611003116463" office:value-type="float"/>
          <table:table-cell office:value="0.3945960025065901" office:value-type="float"/>
          <table:table-cell office:value="0.45415255556159106" office:value-type="float"/>
          <table:table-cell office:value="0.47729445659799885" office:value-type="float"/>
          <table:table-cell office:value="0.5094076644359787" office:value-type="float"/>
          <table:table-cell office:value="0.5473227433373251" office:value-type="float"/>
          <table:table-cell office:value="0.5747058183259308" office:value-type="float"/>
          <table:table-cell office:value="0.617641469112644" office:value-type="float"/>
          <table:table-cell office:value="0.6263795722875019" office:value-type="float"/>
          <table:table-cell office:value="0.6493704277167872" office:value-type="float"/>
          <table:table-cell office:value="0.7227522637299716" office:value-type="float"/>
          <table:table-cell office:value="0.383546545860243" office:value-type="float"/>
          <table:table-cell office:value="0.4495838461473136" office:value-type="float"/>
          <table:table-cell office:value="0.482444152047933" office:value-type="float"/>
          <table:table-cell office:value="0.516130198336201" office:value-type="float"/>
          <table:table-cell office:value="0.5616407259432818" office:value-type="float"/>
        </table:table-row>
        <table:table-row>
          <table:table-cell office:value-type="string">
            <text:p>woocommerce__woocommerce</text:p>
          </table:table-cell>
          <table:table-cell office:value="0.7231211428589706" office:value-type="float"/>
          <table:table-cell office:value="0.7964173842819854" office:value-type="float"/>
          <table:table-cell office:value="0.8136907311740402" office:value-type="float"/>
          <table:table-cell office:value="0.8248655300550076" office:value-type="float"/>
          <table:table-cell office:value="0.8810548237755947" office:value-type="float"/>
          <table:table-cell office:value="0.5393544129219716" office:value-type="float"/>
          <table:table-cell office:value="0.6047544924075827" office:value-type="float"/>
          <table:table-cell office:value="0.6234982850703465" office:value-type="float"/>
          <table:table-cell office:value="0.6422439776283364" office:value-type="float"/>
          <table:table-cell office:value="0.7087430675554555" office:value-type="float"/>
          <table:table-cell office:value="0.40422805670939577" office:value-type="float"/>
          <table:table-cell office:value="0.48825299445783793" office:value-type="float"/>
          <table:table-cell office:value="0.5069903590600968" office:value-type="float"/>
          <table:table-cell office:value="0.527624156976634" office:value-type="float"/>
          <table:table-cell office:value="0.605272660640881" office:value-type="float"/>
          <table:table-cell office:value="0.5716432767761255" office:value-type="float"/>
          <table:table-cell office:value="0.6247223050408823" office:value-type="float"/>
          <table:table-cell office:value="0.644971896673875" office:value-type="float"/>
          <table:table-cell office:value="0.6644901310273195" office:value-type="float"/>
          <table:table-cell office:value="0.7783271604036277" office:value-type="float"/>
          <table:table-cell office:value="0.39510012643234244" office:value-type="float"/>
          <table:table-cell office:value="0.5286020872791319" office:value-type="float"/>
          <table:table-cell office:value="0.5470667242481579" office:value-type="float"/>
          <table:table-cell office:value="0.5700135359094962" office:value-type="float"/>
          <table:table-cell office:value="0.684959772279701" office:value-type="float"/>
        </table:table-row>
        <table:table-row>
          <table:table-cell office:value-type="string">
            <text:p>soundcloud__roshi</text:p>
          </table:table-cell>
          <table:table-cell office:value="0.8214105011598988" office:value-type="float"/>
          <table:table-cell office:value="0.8214105011598988" office:value-type="float"/>
          <table:table-cell office:value="0.8214105011598988" office:value-type="float"/>
          <table:table-cell office:value="0.8214105011598988" office:value-type="float"/>
          <table:table-cell office:value="0.8318371880076304" office:value-type="float"/>
          <table:table-cell office:value="0.6088599934352616" office:value-type="float"/>
          <table:table-cell office:value="0.6088599934352616" office:value-type="float"/>
          <table:table-cell office:value="0.6088599934352616" office:value-type="float"/>
          <table:table-cell office:value="0.6088599934352616" office:value-type="float"/>
          <table:table-cell office:value="0.6233941017893564" office:value-type="float"/>
          <table:table-cell office:value="0.42568569190004696" office:value-type="float"/>
          <table:table-cell office:value="0.42568569190004696" office:value-type="float"/>
          <table:table-cell office:value="0.42568569190004696" office:value-type="float"/>
          <table:table-cell office:value="0.42568569190004696" office:value-type="float"/>
          <table:table-cell office:value="0.4838279652619511" office:value-type="float"/>
          <table:table-cell office:value="0.6526780148660414" office:value-type="float"/>
          <table:table-cell office:value="0.6526780148660414" office:value-type="float"/>
          <table:table-cell office:value="0.6526780148660414" office:value-type="float"/>
          <table:table-cell office:value="0.6526780148660414" office:value-type="float"/>
          <table:table-cell office:value="0.654888341410467" office:value-type="float"/>
          <table:table-cell office:value="0.5014177191068759" office:value-type="float"/>
          <table:table-cell office:value="0.5014177191068759" office:value-type="float"/>
          <table:table-cell office:value="0.5014177191068759" office:value-type="float"/>
          <table:table-cell office:value="0.5014177191068759" office:value-type="float"/>
          <table:table-cell office:value="0.5273762911241339" office:value-type="float"/>
        </table:table-row>
        <table:table-row>
          <table:table-cell office:value-type="string">
            <text:p>pyenv__pyenv</text:p>
          </table:table-cell>
          <table:table-cell office:value="0.6825665274000913" office:value-type="float"/>
          <table:table-cell office:value="0.7517593064384909" office:value-type="float"/>
          <table:table-cell office:value="0.7791143328805968" office:value-type="float"/>
          <table:table-cell office:value="0.8032593063812872" office:value-type="float"/>
          <table:table-cell office:value="0.8658165869918827" office:value-type="float"/>
          <table:table-cell office:value="0.5217615175890901" office:value-type="float"/>
          <table:table-cell office:value="0.5663359798158484" office:value-type="float"/>
          <table:table-cell office:value="0.581036245706846" office:value-type="float"/>
          <table:table-cell office:value="0.5980349136444212" office:value-type="float"/>
          <table:table-cell office:value="0.7061093305805821" office:value-type="float"/>
          <table:table-cell office:value="0.3771474664711934" office:value-type="float"/>
          <table:table-cell office:value="0.4317484393015757" office:value-type="float"/>
          <table:table-cell office:value="0.4508948178836228" office:value-type="float"/>
          <table:table-cell office:value="0.47145898547100945" office:value-type="float"/>
          <table:table-cell office:value="0.5545800509840577" office:value-type="float"/>
          <table:table-cell office:value="0.5385395015536867" office:value-type="float"/>
          <table:table-cell office:value="0.5947396579447941" office:value-type="float"/>
          <table:table-cell office:value="0.6136114936641869" office:value-type="float"/>
          <table:table-cell office:value="0.6435014102865566" office:value-type="float"/>
          <table:table-cell office:value="0.796861699708046" office:value-type="float"/>
          <table:table-cell office:value="0.3564713719937441" office:value-type="float"/>
          <table:table-cell office:value="0.4684434992776194" office:value-type="float"/>
          <table:table-cell office:value="0.4905900899706166" office:value-type="float"/>
          <table:table-cell office:value="0.5123425354562238" office:value-type="float"/>
          <table:table-cell office:value="0.5969723034297636" office:value-type="float"/>
        </table:table-row>
        <table:table-row>
          <table:table-cell office:value-type="string">
            <text:p>pika__pika</text:p>
          </table:table-cell>
          <table:table-cell office:value="0.7161428233189622" office:value-type="float"/>
          <table:table-cell office:value="0.7725144430098173" office:value-type="float"/>
          <table:table-cell office:value="0.7930919564592075" office:value-type="float"/>
          <table:table-cell office:value="0.808899443598369" office:value-type="float"/>
          <table:table-cell office:value="0.8443897173201985" office:value-type="float"/>
          <table:table-cell office:value="0.5221989141323392" office:value-type="float"/>
          <table:table-cell office:value="0.5837738703142312" office:value-type="float"/>
          <table:table-cell office:value="0.6030759852377682" office:value-type="float"/>
          <table:table-cell office:value="0.6165484394661451" office:value-type="float"/>
          <table:table-cell office:value="0.6664919378110321" office:value-type="float"/>
          <table:table-cell office:value="0.36539515337293216" office:value-type="float"/>
          <table:table-cell office:value="0.49084101399054597" office:value-type="float"/>
          <table:table-cell office:value="0.5147377828497984" office:value-type="float"/>
          <table:table-cell office:value="0.5295717750323969" office:value-type="float"/>
          <table:table-cell office:value="0.6054241533022677" office:value-type="float"/>
          <table:table-cell office:value="0.5197430174286537" office:value-type="float"/>
          <table:table-cell office:value="0.6327351060728885" office:value-type="float"/>
          <table:table-cell office:value="0.6469798117005179" office:value-type="float"/>
          <table:table-cell office:value="0.6639795310756493" office:value-type="float"/>
          <table:table-cell office:value="0.731812075525031" office:value-type="float"/>
          <table:table-cell office:value="0.4323946834259925" office:value-type="float"/>
          <table:table-cell office:value="0.4850146402328743" office:value-type="float"/>
          <table:table-cell office:value="0.5069214005110272" office:value-type="float"/>
          <table:table-cell office:value="0.5242217421271821" office:value-type="float"/>
          <table:table-cell office:value="0.5657797584043607" office:value-type="float"/>
        </table:table-row>
        <table:table-row>
          <table:table-cell office:value-type="string">
            <text:p>p-e-w__finalterm</text:p>
          </table:table-cell>
          <table:table-cell office:value="0.7047339620930897" office:value-type="float"/>
          <table:table-cell office:value="0.7554371304020163" office:value-type="float"/>
          <table:table-cell office:value="0.7860781575766445" office:value-type="float"/>
          <table:table-cell office:value="0.7971621641429701" office:value-type="float"/>
          <table:table-cell office:value="0.8456892257891657" office:value-type="float"/>
          <table:table-cell office:value="0.5569868602692646" office:value-type="float"/>
          <table:table-cell office:value="0.5771421728194164" office:value-type="float"/>
          <table:table-cell office:value="0.6002781544364246" office:value-type="float"/>
          <table:table-cell office:value="0.6129135385193333" office:value-type="float"/>
          <table:table-cell office:value="0.6822464664262721" office:value-type="float"/>
          <table:table-cell office:value="0.4259580592505051" office:value-type="float"/>
          <table:table-cell office:value="0.4525316484059055" office:value-type="float"/>
          <table:table-cell office:value="0.4742184222235488" office:value-type="float"/>
          <table:table-cell office:value="0.4992629561544584" office:value-type="float"/>
          <table:table-cell office:value="0.5186895624264022" office:value-type="float"/>
          <table:table-cell office:value="0.5785586933000191" office:value-type="float"/>
          <table:table-cell office:value="0.6188092883154747" office:value-type="float"/>
          <table:table-cell office:value="0.6407456891017342" office:value-type="float"/>
          <table:table-cell office:value="0.6588019729401955" office:value-type="float"/>
          <table:table-cell office:value="0.7348242417169112" office:value-type="float"/>
          <table:table-cell office:value="0.4190046662422676" office:value-type="float"/>
          <table:table-cell office:value="0.4769159709788324" office:value-type="float"/>
          <table:table-cell office:value="0.491201504521395" office:value-type="float"/>
          <table:table-cell office:value="0.5091722621934072" office:value-type="float"/>
          <table:table-cell office:value="0.5492790570641815" office:value-type="float"/>
        </table:table-row>
        <table:table-row>
          <table:table-cell office:value-type="string">
            <text:p>aspnetboilerplate__aspnetboilerplate</text:p>
          </table:table-cell>
          <table:table-cell office:value="0.711580893831099" office:value-type="float"/>
          <table:table-cell office:value="0.7624785221540091" office:value-type="float"/>
          <table:table-cell office:value="0.7863998057933275" office:value-type="float"/>
          <table:table-cell office:value="0.8034276554179962" office:value-type="float"/>
          <table:table-cell office:value="0.8632584799559564" office:value-type="float"/>
          <table:table-cell office:value="0.5264446933725323" office:value-type="float"/>
          <table:table-cell office:value="0.5708646903342144" office:value-type="float"/>
          <table:table-cell office:value="0.584756506809823" office:value-type="float"/>
          <table:table-cell office:value="0.6052200437776549" office:value-type="float"/>
          <table:table-cell office:value="0.6661889594784032" office:value-type="float"/>
          <table:table-cell office:value="0.38831863894850227" office:value-type="float"/>
          <table:table-cell office:value="0.4649170670379921" office:value-type="float"/>
          <table:table-cell office:value="0.4792533131892788" office:value-type="float"/>
          <table:table-cell office:value="0.4996325478342328" office:value-type="float"/>
          <table:table-cell office:value="0.5697828759679782" office:value-type="float"/>
          <table:table-cell office:value="0.5535090326896925" office:value-type="float"/>
          <table:table-cell office:value="0.6165809694825433" office:value-type="float"/>
          <table:table-cell office:value="0.636806308842375" office:value-type="float"/>
          <table:table-cell office:value="0.6549620438463637" office:value-type="float"/>
          <table:table-cell office:value="0.7091396464264481" office:value-type="float"/>
          <table:table-cell office:value="0.32319440399568444" office:value-type="float"/>
          <table:table-cell office:value="0.43060492042848453" office:value-type="float"/>
          <table:table-cell office:value="0.472108141097164" office:value-type="float"/>
          <table:table-cell office:value="0.5088108496362703" office:value-type="float"/>
          <table:table-cell office:value="0.5870095471419104" office:value-type="float"/>
        </table:table-row>
        <table:table-row>
          <table:table-cell office:value-type="string">
            <text:p>nicklockwood__iVersion</text:p>
          </table:table-cell>
          <table:table-cell office:value="0.7485547628489797" office:value-type="float"/>
          <table:table-cell office:value="0.7558703015507306" office:value-type="float"/>
          <table:table-cell office:value="0.7839524650068387" office:value-type="float"/>
          <table:table-cell office:value="0.7960942587506661" office:value-type="float"/>
          <table:table-cell office:value="0.8377800790920842" office:value-type="float"/>
          <table:table-cell office:value="0.5573872057605025" office:value-type="float"/>
          <table:table-cell office:value="0.5720153428263322" office:value-type="float"/>
          <table:table-cell office:value="0.5846937844682067" office:value-type="float"/>
          <table:table-cell office:value="0.5979247230670725" office:value-type="float"/>
          <table:table-cell office:value="0.6316027312931974" office:value-type="float"/>
          <table:table-cell office:value="0.3718074524755983" office:value-type="float"/>
          <table:table-cell office:value="0.4028400636382911" office:value-type="float"/>
          <table:table-cell office:value="0.4379673658862136" office:value-type="float"/>
          <table:table-cell office:value="0.4524714864334594" office:value-type="float"/>
          <table:table-cell office:value="0.5151999304818384" office:value-type="float"/>
          <table:table-cell office:value="0.5939199762682383" office:value-type="float"/>
          <table:table-cell office:value="0.6063314970929047" office:value-type="float"/>
          <table:table-cell office:value="0.6175319966269849" office:value-type="float"/>
          <table:table-cell office:value="0.6334602019213268" office:value-type="float"/>
          <table:table-cell office:value="0.666600884397859" office:value-type="float"/>
          <table:table-cell office:value="0.5093228917176301" office:value-type="float"/>
          <table:table-cell office:value="0.525751430220686" office:value-type="float"/>
          <table:table-cell office:value="0.5266756961817556" office:value-type="float"/>
          <table:table-cell office:value="0.5332079391741305" office:value-type="float"/>
          <table:table-cell office:value="0.5870040837641188" office:value-type="float"/>
        </table:table-row>
        <table:table-row>
          <table:table-cell office:value-type="string">
            <text:p>google__closure-library</text:p>
          </table:table-cell>
          <table:table-cell office:value="0.7761762427223865" office:value-type="float"/>
          <table:table-cell office:value="0.8078292088838835" office:value-type="float"/>
          <table:table-cell office:value="0.8162149340749326" office:value-type="float"/>
          <table:table-cell office:value="0.8281910455546323" office:value-type="float"/>
          <table:table-cell office:value="0.8456776820933608" office:value-type="float"/>
          <table:table-cell office:value="0.5513878605717919" office:value-type="float"/>
          <table:table-cell office:value="0.5805905917279017" office:value-type="float"/>
          <table:table-cell office:value="0.5997715670723133" office:value-type="float"/>
          <table:table-cell office:value="0.6134590828299984" office:value-type="float"/>
          <table:table-cell office:value="0.694933379748374" office:value-type="float"/>
          <table:table-cell office:value="0.43573378764955134" office:value-type="float"/>
          <table:table-cell office:value="0.466281437748044" office:value-type="float"/>
          <table:table-cell office:value="0.48968947057292445" office:value-type="float"/>
          <table:table-cell office:value="0.49944700500970945" office:value-type="float"/>
          <table:table-cell office:value="0.5623994526504595" office:value-type="float"/>
          <table:table-cell office:value="0.6013886028144191" office:value-type="float"/>
          <table:table-cell office:value="0.6225911401057889" office:value-type="float"/>
          <table:table-cell office:value="0.6413166573933787" office:value-type="float"/>
          <table:table-cell office:value="0.6671934934899226" office:value-type="float"/>
          <table:table-cell office:value="0.7493788561518351" office:value-type="float"/>
          <table:table-cell office:value="0.44360718740689575" office:value-type="float"/>
          <table:table-cell office:value="0.49633890759295946" office:value-type="float"/>
          <table:table-cell office:value="0.5165075310627174" office:value-type="float"/>
          <table:table-cell office:value="0.5262209977571293" office:value-type="float"/>
          <table:table-cell office:value="0.6168076049889702" office:value-type="float"/>
        </table:table-row>
        <table:table-row>
          <table:table-cell office:value-type="string">
            <text:p>explosion__spaCy</text:p>
          </table:table-cell>
          <table:table-cell office:value="0.684548004123268" office:value-type="float"/>
          <table:table-cell office:value="0.7702750792226614" office:value-type="float"/>
          <table:table-cell office:value="0.7999856578130259" office:value-type="float"/>
          <table:table-cell office:value="0.8191814295678741" office:value-type="float"/>
          <table:table-cell office:value="0.890592085003038" office:value-type="float"/>
          <table:table-cell office:value="0.5179342480468805" office:value-type="float"/>
          <table:table-cell office:value="0.5815763962204387" office:value-type="float"/>
          <table:table-cell office:value="0.5975303302142363" office:value-type="float"/>
          <table:table-cell office:value="0.614362732940453" office:value-type="float"/>
          <table:table-cell office:value="0.7276055669234704" office:value-type="float"/>
          <table:table-cell office:value="0.4000608846607924" office:value-type="float"/>
          <table:table-cell office:value="0.46173762636635873" office:value-type="float"/>
          <table:table-cell office:value="0.4821749587697674" office:value-type="float"/>
          <table:table-cell office:value="0.5101980678143079" office:value-type="float"/>
          <table:table-cell office:value="0.6205554742860283" office:value-type="float"/>
          <table:table-cell office:value="0.5529155299741348" office:value-type="float"/>
          <table:table-cell office:value="0.6169148300689831" office:value-type="float"/>
          <table:table-cell office:value="0.6411760710481662" office:value-type="float"/>
          <table:table-cell office:value="0.6647672454918097" office:value-type="float"/>
          <table:table-cell office:value="0.7289984754399756" office:value-type="float"/>
          <table:table-cell office:value="0.3682139670058506" office:value-type="float"/>
          <table:table-cell office:value="0.4704219142218683" office:value-type="float"/>
          <table:table-cell office:value="0.4944895187500941" office:value-type="float"/>
          <table:table-cell office:value="0.5155331234314361" office:value-type="float"/>
          <table:table-cell office:value="0.6206331196756981" office:value-type="float"/>
        </table:table-row>
        <table:table-row>
          <table:table-cell office:value-type="string">
            <text:p>fastlane__fastlane</text:p>
          </table:table-cell>
          <table:table-cell office:value="0.6822559965886277" office:value-type="float"/>
          <table:table-cell office:value="0.7643419225571927" office:value-type="float"/>
          <table:table-cell office:value="0.7828495561782216" office:value-type="float"/>
          <table:table-cell office:value="0.8002576751789013" office:value-type="float"/>
          <table:table-cell office:value="0.8637534593174766" office:value-type="float"/>
          <table:table-cell office:value="0.5239311694212376" office:value-type="float"/>
          <table:table-cell office:value="0.5909167512796956" office:value-type="float"/>
          <table:table-cell office:value="0.6045487267721397" office:value-type="float"/>
          <table:table-cell office:value="0.6179817946954332" office:value-type="float"/>
          <table:table-cell office:value="0.7196183422526299" office:value-type="float"/>
          <table:table-cell office:value="0.365735730491193" office:value-type="float"/>
          <table:table-cell office:value="0.45221110336611614" office:value-type="float"/>
          <table:table-cell office:value="0.4762856690024281" office:value-type="float"/>
          <table:table-cell office:value="0.5026294289434505" office:value-type="float"/>
          <table:table-cell office:value="0.5869195380834349" office:value-type="float"/>
          <table:table-cell office:value="0.5405658756940568" office:value-type="float"/>
          <table:table-cell office:value="0.6189017239482966" office:value-type="float"/>
          <table:table-cell office:value="0.6414618165118383" office:value-type="float"/>
          <table:table-cell office:value="0.6713232410865984" office:value-type="float"/>
          <table:table-cell office:value="0.7896966109411852" office:value-type="float"/>
          <table:table-cell office:value="0.38431967213531726" office:value-type="float"/>
          <table:table-cell office:value="0.4903501887760361" office:value-type="float"/>
          <table:table-cell office:value="0.5178012545827757" office:value-type="float"/>
          <table:table-cell office:value="0.536067703137763" office:value-type="float"/>
          <table:table-cell office:value="0.6006399249925723" office:value-type="float"/>
        </table:table-row>
        <table:table-row>
          <table:table-cell office:value-type="string">
            <text:p>coresmart__persistencejs</text:p>
          </table:table-cell>
          <table:table-cell office:value="0.7788477628343852" office:value-type="float"/>
          <table:table-cell office:value="0.7904736640661755" office:value-type="float"/>
          <table:table-cell office:value="0.7947375847154883" office:value-type="float"/>
          <table:table-cell office:value="0.798533555054156" office:value-type="float"/>
          <table:table-cell office:value="0.8378691823947791" office:value-type="float"/>
          <table:table-cell office:value="0.5560965188894627" office:value-type="float"/>
          <table:table-cell office:value="0.5612315870717636" office:value-type="float"/>
          <table:table-cell office:value="0.5684056679748483" office:value-type="float"/>
          <table:table-cell office:value="0.5749298332132158" office:value-type="float"/>
          <table:table-cell office:value="0.6174169799358363" office:value-type="float"/>
          <table:table-cell office:value="0.43838111717674294" office:value-type="float"/>
          <table:table-cell office:value="0.44218907122720186" office:value-type="float"/>
          <table:table-cell office:value="0.45567878563458597" office:value-type="float"/>
          <table:table-cell office:value="0.4739775285763046" office:value-type="float"/>
          <table:table-cell office:value="0.5194640703516729" office:value-type="float"/>
          <table:table-cell office:value="0.5973712768347954" office:value-type="float"/>
          <table:table-cell office:value="0.6131777697885896" office:value-type="float"/>
          <table:table-cell office:value="0.6338890926105308" office:value-type="float"/>
          <table:table-cell office:value="0.6359644909924191" office:value-type="float"/>
          <table:table-cell office:value="0.675817093517347" office:value-type="float"/>
          <table:table-cell office:value="0.47944543378466353" office:value-type="float"/>
          <table:table-cell office:value="0.49160929015970045" office:value-type="float"/>
          <table:table-cell office:value="0.49219374091280993" office:value-type="float"/>
          <table:table-cell office:value="0.5020411209087201" office:value-type="float"/>
          <table:table-cell office:value="0.5502939127053565" office:value-type="float"/>
        </table:table-row>
        <table:table-row>
          <table:table-cell office:value-type="string">
            <text:p>itinance__react-native-fs</text:p>
          </table:table-cell>
          <table:table-cell office:value="0.7254811275370967" office:value-type="float"/>
          <table:table-cell office:value="0.7769737949791218" office:value-type="float"/>
          <table:table-cell office:value="0.7959658153538909" office:value-type="float"/>
          <table:table-cell office:value="0.8140086473882939" office:value-type="float"/>
          <table:table-cell office:value="0.8348261102406247" office:value-type="float"/>
          <table:table-cell office:value="0.5403552184044477" office:value-type="float"/>
          <table:table-cell office:value="0.5860608621443995" office:value-type="float"/>
          <table:table-cell office:value="0.6052259312718141" office:value-type="float"/>
          <table:table-cell office:value="0.6369264335684627" office:value-type="float"/>
          <table:table-cell office:value="0.7199851906737884" office:value-type="float"/>
          <table:table-cell office:value="0.3698223289118248" office:value-type="float"/>
          <table:table-cell office:value="0.43815175927334776" office:value-type="float"/>
          <table:table-cell office:value="0.46393660934578496" office:value-type="float"/>
          <table:table-cell office:value="0.48727899243734285" office:value-type="float"/>
          <table:table-cell office:value="0.5030032830901686" office:value-type="float"/>
          <table:table-cell office:value="0.58955160329624" office:value-type="float"/>
          <table:table-cell office:value="0.620234195230017" office:value-type="float"/>
          <table:table-cell office:value="0.6493048482996087" office:value-type="float"/>
          <table:table-cell office:value="0.6725626200020145" office:value-type="float"/>
          <table:table-cell office:value="0.7322637364297258" office:value-type="float"/>
          <table:table-cell office:value="0.4065621948564365" office:value-type="float"/>
          <table:table-cell office:value="0.47225685968318554" office:value-type="float"/>
          <table:table-cell office:value="0.5133052046563891" office:value-type="float"/>
          <table:table-cell office:value="0.5343582334564899" office:value-type="float"/>
          <table:table-cell office:value="0.5716557169673749" office:value-type="float"/>
        </table:table-row>
        <table:table-row>
          <table:table-cell office:value-type="string">
            <text:p>nefarius__ScpToolkit</text:p>
          </table:table-cell>
          <table:table-cell office:value="0.6990093091843625" office:value-type="float"/>
          <table:table-cell office:value="0.7597116985108441" office:value-type="float"/>
          <table:table-cell office:value="0.7769849512267593" office:value-type="float"/>
          <table:table-cell office:value="0.787444078480586" office:value-type="float"/>
          <table:table-cell office:value="0.8206990241652425" office:value-type="float"/>
          <table:table-cell office:value="0.523800590030318" office:value-type="float"/>
          <table:table-cell office:value="0.583966683317138" office:value-type="float"/>
          <table:table-cell office:value="0.6017131168601669" office:value-type="float"/>
          <table:table-cell office:value="0.6164882965580931" office:value-type="float"/>
          <table:table-cell office:value="0.6593559919767349" office:value-type="float"/>
          <table:table-cell office:value="0.33816737245666617" office:value-type="float"/>
          <table:table-cell office:value="0.4214093864612577" office:value-type="float"/>
          <table:table-cell office:value="0.4502892041320006" office:value-type="float"/>
          <table:table-cell office:value="0.4804945158271241" office:value-type="float"/>
          <table:table-cell office:value="0.5525963680915029" office:value-type="float"/>
          <table:table-cell office:value="0.5426660507578718" office:value-type="float"/>
          <table:table-cell office:value="0.5868975353596779" office:value-type="float"/>
          <table:table-cell office:value="0.6050448407862257" office:value-type="float"/>
          <table:table-cell office:value="0.626457910930268" office:value-type="float"/>
          <table:table-cell office:value="0.6880414081233373" office:value-type="float"/>
          <table:table-cell office:value="0.38666846166181346" office:value-type="float"/>
          <table:table-cell office:value="0.5088288744303525" office:value-type="float"/>
          <table:table-cell office:value="0.5417289390592679" office:value-type="float"/>
          <table:table-cell office:value="0.5673994218986209" office:value-type="float"/>
          <table:table-cell office:value="0.6162817622516196" office:value-type="float"/>
        </table:table-row>
        <table:table-row>
          <table:table-cell office:value-type="string">
            <text:p>youknowone__UI7Kit</text:p>
          </table:table-cell>
          <table:table-cell office:value="0.7498835626300092" office:value-type="float"/>
          <table:table-cell office:value="0.7791324277844576" office:value-type="float"/>
          <table:table-cell office:value="0.8038761808350722" office:value-type="float"/>
          <table:table-cell office:value="0.8110732762092348" office:value-type="float"/>
          <table:table-cell office:value="0.8412513895790148" office:value-type="float"/>
          <table:table-cell office:value="0.537123659742405" office:value-type="float"/>
          <table:table-cell office:value="0.5621680812362" office:value-type="float"/>
          <table:table-cell office:value="0.593568252938026" office:value-type="float"/>
          <table:table-cell office:value="0.6322393275127723" office:value-type="float"/>
          <table:table-cell office:value="0.6455817551184111" office:value-type="float"/>
          <table:table-cell office:value="0.4262030147301912" office:value-type="float"/>
          <table:table-cell office:value="0.4849170334553634" office:value-type="float"/>
          <table:table-cell office:value="0.4908405184939243" office:value-type="float"/>
          <table:table-cell office:value="0.5111261925323138" office:value-type="float"/>
          <table:table-cell office:value="0.5411139631805981" office:value-type="float"/>
          <table:table-cell office:value="0.5899241153943641" office:value-type="float"/>
          <table:table-cell office:value="0.6236057808593737" office:value-type="float"/>
          <table:table-cell office:value="0.6501737608502314" office:value-type="float"/>
          <table:table-cell office:value="0.6624337335290086" office:value-type="float"/>
          <table:table-cell office:value="0.6946938857442266" office:value-type="float"/>
          <table:table-cell office:value="0.3604183726676388" office:value-type="float"/>
          <table:table-cell office:value="0.41315893072397186" office:value-type="float"/>
          <table:table-cell office:value="0.4973080885222808" office:value-type="float"/>
          <table:table-cell office:value="0.5339451366061739" office:value-type="float"/>
          <table:table-cell office:value="0.6033718928724503" office:value-type="float"/>
        </table:table-row>
        <table:table-row>
          <table:table-cell office:value-type="string">
            <text:p>google-fabric__velocity-react</text:p>
          </table:table-cell>
          <table:table-cell office:value="0.7696783994796819" office:value-type="float"/>
          <table:table-cell office:value="0.7936761158250805" office:value-type="float"/>
          <table:table-cell office:value="0.8120271590861883" office:value-type="float"/>
          <table:table-cell office:value="0.8289105255778293" office:value-type="float"/>
          <table:table-cell office:value="0.8586119656960273" office:value-type="float"/>
          <table:table-cell office:value="0.5033706271360808" office:value-type="float"/>
          <table:table-cell office:value="0.5600556426309973" office:value-type="float"/>
          <table:table-cell office:value="0.5818341261404435" office:value-type="float"/>
          <table:table-cell office:value="0.6018221401291121" office:value-type="float"/>
          <table:table-cell office:value="0.6489784905999573" office:value-type="float"/>
          <table:table-cell office:value="0.37180129202311096" office:value-type="float"/>
          <table:table-cell office:value="0.4527977824839355" office:value-type="float"/>
          <table:table-cell office:value="0.4746514582554755" office:value-type="float"/>
          <table:table-cell office:value="0.4934280642127544" office:value-type="float"/>
          <table:table-cell office:value="0.5285209431521504" office:value-type="float"/>
          <table:table-cell office:value="0.5637204797141224" office:value-type="float"/>
          <table:table-cell office:value="0.6078645746445079" office:value-type="float"/>
          <table:table-cell office:value="0.6214142986663631" office:value-type="float"/>
          <table:table-cell office:value="0.6492658016065671" office:value-type="float"/>
          <table:table-cell office:value="0.7522866077795856" office:value-type="float"/>
          <table:table-cell office:value="0.4176526825272169" office:value-type="float"/>
          <table:table-cell office:value="0.4606485955286955" office:value-type="float"/>
          <table:table-cell office:value="0.48982847966315246" office:value-type="float"/>
          <table:table-cell office:value="0.5056329063773473" office:value-type="float"/>
          <table:table-cell office:value="0.549687519292408" office:value-type="float"/>
        </table:table-row>
        <table:table-row>
          <table:table-cell office:value-type="string">
            <text:p>canjs__canjs</text:p>
          </table:table-cell>
          <table:table-cell office:value="0.7523932965701544" office:value-type="float"/>
          <table:table-cell office:value="0.8096804960655242" office:value-type="float"/>
          <table:table-cell office:value="0.81825666376979" office:value-type="float"/>
          <table:table-cell office:value="0.8286318110146071" office:value-type="float"/>
          <table:table-cell office:value="0.8595394628907854" office:value-type="float"/>
          <table:table-cell office:value="0.507156570794909" office:value-type="float"/>
          <table:table-cell office:value="0.5864910620272691" office:value-type="float"/>
          <table:table-cell office:value="0.5961283882898891" office:value-type="float"/>
          <table:table-cell office:value="0.6056813940553561" office:value-type="float"/>
          <table:table-cell office:value="0.6731278283138257" office:value-type="float"/>
          <table:table-cell office:value="0.3862789103298643" office:value-type="float"/>
          <table:table-cell office:value="0.45402892137142703" office:value-type="float"/>
          <table:table-cell office:value="0.47353379778363125" office:value-type="float"/>
          <table:table-cell office:value="0.49020317385426265" office:value-type="float"/>
          <table:table-cell office:value="0.5892387424608219" office:value-type="float"/>
          <table:table-cell office:value="0.5745620633612433" office:value-type="float"/>
          <table:table-cell office:value="0.6138637617195031" office:value-type="float"/>
          <table:table-cell office:value="0.630676243620602" office:value-type="float"/>
          <table:table-cell office:value="0.6443020754623384" office:value-type="float"/>
          <table:table-cell office:value="0.7077616175632908" office:value-type="float"/>
          <table:table-cell office:value="0.40701344805055395" office:value-type="float"/>
          <table:table-cell office:value="0.49115398099532204" office:value-type="float"/>
          <table:table-cell office:value="0.5030543744473557" office:value-type="float"/>
          <table:table-cell office:value="0.5172554113445356" office:value-type="float"/>
          <table:table-cell office:value="0.557337738555275" office:value-type="float"/>
        </table:table-row>
        <table:table-row>
          <table:table-cell office:value-type="string">
            <text:p>rt2zz__redux-persist</text:p>
          </table:table-cell>
          <table:table-cell office:value="0.7398078705582518" office:value-type="float"/>
          <table:table-cell office:value="0.7775626528955959" office:value-type="float"/>
          <table:table-cell office:value="0.7956993244938493" office:value-type="float"/>
          <table:table-cell office:value="0.8137983585658984" office:value-type="float"/>
          <table:table-cell office:value="0.8668694227810371" office:value-type="float"/>
          <table:table-cell office:value="0.5200476965637151" office:value-type="float"/>
          <table:table-cell office:value="0.5721534123278303" office:value-type="float"/>
          <table:table-cell office:value="0.5938855303444492" office:value-type="float"/>
          <table:table-cell office:value="0.6135168924365942" office:value-type="float"/>
          <table:table-cell office:value="0.6581358455179313" office:value-type="float"/>
          <table:table-cell office:value="0.4103679044898023" office:value-type="float"/>
          <table:table-cell office:value="0.45066340494772467" office:value-type="float"/>
          <table:table-cell office:value="0.4725245660373213" office:value-type="float"/>
          <table:table-cell office:value="0.4891289441823938" office:value-type="float"/>
          <table:table-cell office:value="0.5396701979079812" office:value-type="float"/>
          <table:table-cell office:value="0.5775878517074121" office:value-type="float"/>
          <table:table-cell office:value="0.6210288075512785" office:value-type="float"/>
          <table:table-cell office:value="0.6389640504830116" office:value-type="float"/>
          <table:table-cell office:value="0.6561291825412654" office:value-type="float"/>
          <table:table-cell office:value="0.725021271934869" office:value-type="float"/>
          <table:table-cell office:value="0.38726498310556" office:value-type="float"/>
          <table:table-cell office:value="0.4619872727296014" office:value-type="float"/>
          <table:table-cell office:value="0.49805132250628475" office:value-type="float"/>
          <table:table-cell office:value="0.5213755176208625" office:value-type="float"/>
          <table:table-cell office:value="0.5837911331409225" office:value-type="float"/>
        </table:table-row>
        <table:table-row>
          <table:table-cell office:value-type="string">
            <text:p>jakiestfu__Snap.js</text:p>
          </table:table-cell>
          <table:table-cell office:value="0.7472244922144301" office:value-type="float"/>
          <table:table-cell office:value="0.7816356698719094" office:value-type="float"/>
          <table:table-cell office:value="0.8048598829224908" office:value-type="float"/>
          <table:table-cell office:value="0.8124854427070808" office:value-type="float"/>
          <table:table-cell office:value="0.8424259537926231" office:value-type="float"/>
          <table:table-cell office:value="0.5461284558096637" office:value-type="float"/>
          <table:table-cell office:value="0.584393747684178" office:value-type="float"/>
          <table:table-cell office:value="0.5911367310342366" office:value-type="float"/>
          <table:table-cell office:value="0.6068047598726195" office:value-type="float"/>
          <table:table-cell office:value="0.648420661829082" office:value-type="float"/>
          <table:table-cell office:value="0.3937710469353112" office:value-type="float"/>
          <table:table-cell office:value="0.4794573526723023" office:value-type="float"/>
          <table:table-cell office:value="0.4863492320953928" office:value-type="float"/>
          <table:table-cell office:value="0.501294386965949" office:value-type="float"/>
          <table:table-cell office:value="0.5497966700510911" office:value-type="float"/>
          <table:table-cell office:value="0.5936513941620711" office:value-type="float"/>
          <table:table-cell office:value="0.6199073839138263" office:value-type="float"/>
          <table:table-cell office:value="0.6418913688447565" office:value-type="float"/>
          <table:table-cell office:value="0.6683578576722696" office:value-type="float"/>
          <table:table-cell office:value="0.7127467649870594" office:value-type="float"/>
          <table:table-cell office:value="0.43247872636214413" office:value-type="float"/>
          <table:table-cell office:value="0.5064514713971666" office:value-type="float"/>
          <table:table-cell office:value="0.5150738593527775" office:value-type="float"/>
          <table:table-cell office:value="0.5177089371138262" office:value-type="float"/>
          <table:table-cell office:value="0.5359646460397688" office:value-type="float"/>
        </table:table-row>
        <table:table-row>
          <table:table-cell office:value-type="string">
            <text:p>theintern__intern</text:p>
          </table:table-cell>
          <table:table-cell office:value="0.6943463117523077" office:value-type="float"/>
          <table:table-cell office:value="0.7705942666906839" office:value-type="float"/>
          <table:table-cell office:value="0.7916215547848435" office:value-type="float"/>
          <table:table-cell office:value="0.8104861174359508" office:value-type="float"/>
          <table:table-cell office:value="0.837062846667864" office:value-type="float"/>
          <table:table-cell office:value="0.5423839040436995" office:value-type="float"/>
          <table:table-cell office:value="0.5797686494790821" office:value-type="float"/>
          <table:table-cell office:value="0.5950584988193721" office:value-type="float"/>
          <table:table-cell office:value="0.6135201934909476" office:value-type="float"/>
          <table:table-cell office:value="0.693470651033979" office:value-type="float"/>
          <table:table-cell office:value="0.4052821056285849" office:value-type="float"/>
          <table:table-cell office:value="0.44551395864871046" office:value-type="float"/>
          <table:table-cell office:value="0.45766970522508477" office:value-type="float"/>
          <table:table-cell office:value="0.48168226743579357" office:value-type="float"/>
          <table:table-cell office:value="0.5353101499404751" office:value-type="float"/>
          <table:table-cell office:value="0.5208666875092455" office:value-type="float"/>
          <table:table-cell office:value="0.594081634817422" office:value-type="float"/>
          <table:table-cell office:value="0.6149306799992744" office:value-type="float"/>
          <table:table-cell office:value="0.6376273778220352" office:value-type="float"/>
          <table:table-cell office:value="0.751869265199594" office:value-type="float"/>
          <table:table-cell office:value="0.3672375632223938" office:value-type="float"/>
          <table:table-cell office:value="0.46224838705399185" office:value-type="float"/>
          <table:table-cell office:value="0.49198393155577586" office:value-type="float"/>
          <table:table-cell office:value="0.5095209056037069" office:value-type="float"/>
          <table:table-cell office:value="0.5726908316510749" office:value-type="float"/>
        </table:table-row>
        <table:table-row>
          <table:table-cell office:value-type="string">
            <text:p>DevExpress__testcafe</text:p>
          </table:table-cell>
          <table:table-cell office:value="0.6914291818840749" office:value-type="float"/>
          <table:table-cell office:value="0.7574026732938879" office:value-type="float"/>
          <table:table-cell office:value="0.7872399027684105" office:value-type="float"/>
          <table:table-cell office:value="0.8068670695638547" office:value-type="float"/>
          <table:table-cell office:value="0.8651535365331584" office:value-type="float"/>
          <table:table-cell office:value="0.5455350431844836" office:value-type="float"/>
          <table:table-cell office:value="0.5915906452204921" office:value-type="float"/>
          <table:table-cell office:value="0.6065273565343189" office:value-type="float"/>
          <table:table-cell office:value="0.6246749787242134" office:value-type="float"/>
          <table:table-cell office:value="0.6862821362528413" office:value-type="float"/>
          <table:table-cell office:value="0.3689278658634722" office:value-type="float"/>
          <table:table-cell office:value="0.42901767911354727" office:value-type="float"/>
          <table:table-cell office:value="0.4538386465648907" office:value-type="float"/>
          <table:table-cell office:value="0.47600233135795594" office:value-type="float"/>
          <table:table-cell office:value="0.5510990648313745" office:value-type="float"/>
          <table:table-cell office:value="0.5276955392648266" office:value-type="float"/>
          <table:table-cell office:value="0.5993332618046848" office:value-type="float"/>
          <table:table-cell office:value="0.6252525009733312" office:value-type="float"/>
          <table:table-cell office:value="0.6454815133334999" office:value-type="float"/>
          <table:table-cell office:value="0.727310273274195" office:value-type="float"/>
          <table:table-cell office:value="0.37281023788551293" office:value-type="float"/>
          <table:table-cell office:value="0.4713937479892195" office:value-type="float"/>
          <table:table-cell office:value="0.4991747311295182" office:value-type="float"/>
          <table:table-cell office:value="0.5188971957958187" office:value-type="float"/>
          <table:table-cell office:value="0.5858927224961474" office:value-type="float"/>
        </table:table-row>
        <table:table-row>
          <table:table-cell office:value-type="string">
            <text:p>imsky__holder</text:p>
          </table:table-cell>
          <table:table-cell office:value="0.7397670743269689" office:value-type="float"/>
          <table:table-cell office:value="0.809498045326134" office:value-type="float"/>
          <table:table-cell office:value="0.8110009336224103" office:value-type="float"/>
          <table:table-cell office:value="0.8249494834850344" office:value-type="float"/>
          <table:table-cell office:value="0.8519317348116359" office:value-type="float"/>
          <table:table-cell office:value="0.5477046287190588" office:value-type="float"/>
          <table:table-cell office:value="0.5803223140246342" office:value-type="float"/>
          <table:table-cell office:value="0.5839086538824874" office:value-type="float"/>
          <table:table-cell office:value="0.6025810541526289" office:value-type="float"/>
          <table:table-cell office:value="0.6413500426447915" office:value-type="float"/>
          <table:table-cell office:value="0.44930194755970254" office:value-type="float"/>
          <table:table-cell office:value="0.44998727846968145" office:value-type="float"/>
          <table:table-cell office:value="0.46325468708346834" office:value-type="float"/>
          <table:table-cell office:value="0.4868029219537102" office:value-type="float"/>
          <table:table-cell office:value="0.5245905236511381" office:value-type="float"/>
          <table:table-cell office:value="0.5803648004362278" office:value-type="float"/>
          <table:table-cell office:value="0.5836493973611052" office:value-type="float"/>
          <table:table-cell office:value="0.6372716366925889" office:value-type="float"/>
          <table:table-cell office:value="0.6590586571799629" office:value-type="float"/>
          <table:table-cell office:value="0.6820977012902112" office:value-type="float"/>
          <table:table-cell office:value="0.478653800043108" office:value-type="float"/>
          <table:table-cell office:value="0.4875480494580652" office:value-type="float"/>
          <table:table-cell office:value="0.5291724067285898" office:value-type="float"/>
          <table:table-cell office:value="0.5381180347956657" office:value-type="float"/>
          <table:table-cell office:value="0.5559952579156688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0.7457396265565857" office:value-type="float"/>
          <table:table-cell office:value="0.7845609889743822" office:value-type="float"/>
          <table:table-cell office:value="0.8023811213271541" office:value-type="float"/>
          <table:table-cell office:value="0.8142915044254179" office:value-type="float"/>
          <table:table-cell office:value="0.8540174786289357" office:value-type="float"/>
          <table:table-cell office:value="0.5279020937499581" office:value-type="float"/>
          <table:table-cell office:value="0.5863355022639024" office:value-type="float"/>
          <table:table-cell office:value="0.5970265701286633" office:value-type="float"/>
          <table:table-cell office:value="0.6098210373594283" office:value-type="float"/>
          <table:table-cell office:value="0.6744333251552458" office:value-type="float"/>
          <table:table-cell office:value="0.41452117562165147" office:value-type="float"/>
          <table:table-cell office:value="0.47881035146620465" office:value-type="float"/>
          <table:table-cell office:value="0.49950530297213136" office:value-type="float"/>
          <table:table-cell office:value="0.5241434457171094" office:value-type="float"/>
          <table:table-cell office:value="0.5609399551854418" office:value-type="float"/>
          <table:table-cell office:value="0.5724290253946487" office:value-type="float"/>
          <table:table-cell office:value="0.6248046452786469" office:value-type="float"/>
          <table:table-cell office:value="0.6469678475139118" office:value-type="float"/>
          <table:table-cell office:value="0.6640495028946356" office:value-type="float"/>
          <table:table-cell office:value="0.7048601077747121" office:value-type="float"/>
          <table:table-cell office:value="0.4222418150403757" office:value-type="float"/>
          <table:table-cell office:value="0.4851232295590987" office:value-type="float"/>
          <table:table-cell office:value="0.5088280008695909" office:value-type="float"/>
          <table:table-cell office:value="0.5338012639028978" office:value-type="float"/>
          <table:table-cell office:value="0.598102453415521" office:value-type="float"/>
        </table:table-row>
        <table:table-row>
          <table:table-cell office:value-type="string">
            <text:p>jupyterlab__jupyterlab</text:p>
          </table:table-cell>
          <table:table-cell office:value="0.7127066757341223" office:value-type="float"/>
          <table:table-cell office:value="0.7789397723825143" office:value-type="float"/>
          <table:table-cell office:value="0.8132386525908566" office:value-type="float"/>
          <table:table-cell office:value="0.8252130405153352" office:value-type="float"/>
          <table:table-cell office:value="0.8659835634713788" office:value-type="float"/>
          <table:table-cell office:value="0.5474411730939189" office:value-type="float"/>
          <table:table-cell office:value="0.5855222465475766" office:value-type="float"/>
          <table:table-cell office:value="0.6018381057059635" office:value-type="float"/>
          <table:table-cell office:value="0.6175632328773725" office:value-type="float"/>
          <table:table-cell office:value="0.6649128741682919" office:value-type="float"/>
          <table:table-cell office:value="0.3717094936743373" office:value-type="float"/>
          <table:table-cell office:value="0.4543925832312594" office:value-type="float"/>
          <table:table-cell office:value="0.4739974029700698" office:value-type="float"/>
          <table:table-cell office:value="0.49182675832495754" office:value-type="float"/>
          <table:table-cell office:value="0.5835214416299266" office:value-type="float"/>
          <table:table-cell office:value="0.5163584992191028" office:value-type="float"/>
          <table:table-cell office:value="0.6124559260105662" office:value-type="float"/>
          <table:table-cell office:value="0.6325471069577204" office:value-type="float"/>
          <table:table-cell office:value="0.6558106906726215" office:value-type="float"/>
          <table:table-cell office:value="0.7994124798855582" office:value-type="float"/>
          <table:table-cell office:value="0.3390829779362115" office:value-type="float"/>
          <table:table-cell office:value="0.48526748086491645" office:value-type="float"/>
          <table:table-cell office:value="0.5056362720468262" office:value-type="float"/>
          <table:table-cell office:value="0.5273348178048962" office:value-type="float"/>
          <table:table-cell office:value="0.5956718285590511" office:value-type="float"/>
        </table:table-row>
        <table:table-row>
          <table:table-cell office:value-type="string">
            <text:p>ecomfe__zrender</text:p>
          </table:table-cell>
          <table:table-cell office:value="0.727800562641594" office:value-type="float"/>
          <table:table-cell office:value="0.7453822781604063" office:value-type="float"/>
          <table:table-cell office:value="0.7539815669504754" office:value-type="float"/>
          <table:table-cell office:value="0.777966006907932" office:value-type="float"/>
          <table:table-cell office:value="0.7826331408269533" office:value-type="float"/>
          <table:table-cell office:value="0.5732541967018571" office:value-type="float"/>
          <table:table-cell office:value="0.6101673080064411" office:value-type="float"/>
          <table:table-cell office:value="0.616092185373323" office:value-type="float"/>
          <table:table-cell office:value="0.6267821202132913" office:value-type="float"/>
          <table:table-cell office:value="0.6323018153440793" office:value-type="float"/>
          <table:table-cell office:value="0.45879603303933547" office:value-type="float"/>
          <table:table-cell office:value="0.5034106805342797" office:value-type="float"/>
          <table:table-cell office:value="0.5174012966647401" office:value-type="float"/>
          <table:table-cell office:value="0.528434380722855" office:value-type="float"/>
          <table:table-cell office:value="0.5338809754504396" office:value-type="float"/>
          <table:table-cell office:value="0.6525106047638858" office:value-type="float"/>
          <table:table-cell office:value="0.6782050742149026" office:value-type="float"/>
          <table:table-cell office:value="0.6953886127425664" office:value-type="float"/>
          <table:table-cell office:value="0.7044843238684483" office:value-type="float"/>
          <table:table-cell office:value="0.7081286819791047" office:value-type="float"/>
          <table:table-cell office:value="0.37354439994245525" office:value-type="float"/>
          <table:table-cell office:value="0.41823430607749307" office:value-type="float"/>
          <table:table-cell office:value="0.444454811012895" office:value-type="float"/>
          <table:table-cell office:value="0.4766676591186521" office:value-type="float"/>
          <table:table-cell office:value="0.49761649865696805" office:value-type="float"/>
        </table:table-row>
        <table:table-row>
          <table:table-cell office:value-type="string">
            <text:p>SocketCluster__socketcluster</text:p>
          </table:table-cell>
          <table:table-cell office:value="0.7100975080735128" office:value-type="float"/>
          <table:table-cell office:value="0.7594223559747943" office:value-type="float"/>
          <table:table-cell office:value="0.7878845593950532" office:value-type="float"/>
          <table:table-cell office:value="0.7990748924671075" office:value-type="float"/>
          <table:table-cell office:value="0.8317180614940236" office:value-type="float"/>
          <table:table-cell office:value="0.5426179958103929" office:value-type="float"/>
          <table:table-cell office:value="0.5727573649580485" office:value-type="float"/>
          <table:table-cell office:value="0.5908481939074351" office:value-type="float"/>
          <table:table-cell office:value="0.610797994969143" office:value-type="float"/>
          <table:table-cell office:value="0.6541286823524075" office:value-type="float"/>
          <table:table-cell office:value="0.422559646446534" office:value-type="float"/>
          <table:table-cell office:value="0.4656326631024792" office:value-type="float"/>
          <table:table-cell office:value="0.4897311913634988" office:value-type="float"/>
          <table:table-cell office:value="0.5139422055877187" office:value-type="float"/>
          <table:table-cell office:value="0.5615044273165828" office:value-type="float"/>
          <table:table-cell office:value="0.5669157262974889" office:value-type="float"/>
          <table:table-cell office:value="0.6120855661771201" office:value-type="float"/>
          <table:table-cell office:value="0.6321208356676787" office:value-type="float"/>
          <table:table-cell office:value="0.6547307169962753" office:value-type="float"/>
          <table:table-cell office:value="0.7224084371269729" office:value-type="float"/>
          <table:table-cell office:value="0.3610156102918457" office:value-type="float"/>
          <table:table-cell office:value="0.48410569051341645" office:value-type="float"/>
          <table:table-cell office:value="0.5132536007296584" office:value-type="float"/>
          <table:table-cell office:value="0.530963295667971" office:value-type="float"/>
          <table:table-cell office:value="0.580390797290735" office:value-type="float"/>
        </table:table-row>
        <table:table-row>
          <table:table-cell office:value-type="string">
            <text:p>wordpress-mobile__WordPress-Android</text:p>
          </table:table-cell>
          <table:table-cell office:value="0.714791906278575" office:value-type="float"/>
          <table:table-cell office:value="0.7934625072568313" office:value-type="float"/>
          <table:table-cell office:value="0.8067509361526757" office:value-type="float"/>
          <table:table-cell office:value="0.8199912468703124" office:value-type="float"/>
          <table:table-cell office:value="0.8605559447979616" office:value-type="float"/>
          <table:table-cell office:value="0.5390010468093113" office:value-type="float"/>
          <table:table-cell office:value="0.5991342490237571" office:value-type="float"/>
          <table:table-cell office:value="0.6087731466348253" office:value-type="float"/>
          <table:table-cell office:value="0.6231891391450182" office:value-type="float"/>
          <table:table-cell office:value="0.6654117451940607" office:value-type="float"/>
          <table:table-cell office:value="0.41994937752648626" office:value-type="float"/>
          <table:table-cell office:value="0.47013817927053664" office:value-type="float"/>
          <table:table-cell office:value="0.4836511487080127" office:value-type="float"/>
          <table:table-cell office:value="0.493362589652745" office:value-type="float"/>
          <table:table-cell office:value="0.5404436159415785" office:value-type="float"/>
          <table:table-cell office:value="0.5765368235231878" office:value-type="float"/>
          <table:table-cell office:value="0.622918109146706" office:value-type="float"/>
          <table:table-cell office:value="0.6453465357740877" office:value-type="float"/>
          <table:table-cell office:value="0.6620657028652326" office:value-type="float"/>
          <table:table-cell office:value="0.7270628489427697" office:value-type="float"/>
          <table:table-cell office:value="0.4122848466144803" office:value-type="float"/>
          <table:table-cell office:value="0.5066169361083654" office:value-type="float"/>
          <table:table-cell office:value="0.5242382849416372" office:value-type="float"/>
          <table:table-cell office:value="0.5400183018859067" office:value-type="float"/>
          <table:table-cell office:value="0.6201991186884307" office:value-type="float"/>
        </table:table-row>
        <table:table-row>
          <table:table-cell office:value-type="string">
            <text:p>coolwanglu__pdf2htmlEX</text:p>
          </table:table-cell>
          <table:table-cell office:value="0.7191493144515563" office:value-type="float"/>
          <table:table-cell office:value="0.7780136015585872" office:value-type="float"/>
          <table:table-cell office:value="0.805685544921125" office:value-type="float"/>
          <table:table-cell office:value="0.8240579679774702" office:value-type="float"/>
          <table:table-cell office:value="0.8718930897957061" office:value-type="float"/>
          <table:table-cell office:value="0.5368666113284439" office:value-type="float"/>
          <table:table-cell office:value="0.5897537838171466" office:value-type="float"/>
          <table:table-cell office:value="0.6102864476676665" office:value-type="float"/>
          <table:table-cell office:value="0.6259624729196749" office:value-type="float"/>
          <table:table-cell office:value="0.6614452602777638" office:value-type="float"/>
          <table:table-cell office:value="0.3773792782523858" office:value-type="float"/>
          <table:table-cell office:value="0.4528191861664442" office:value-type="float"/>
          <table:table-cell office:value="0.470803540532813" office:value-type="float"/>
          <table:table-cell office:value="0.492200192753099" office:value-type="float"/>
          <table:table-cell office:value="0.5517478246629215" office:value-type="float"/>
          <table:table-cell office:value="0.5752565419517565" office:value-type="float"/>
          <table:table-cell office:value="0.6191076036606061" office:value-type="float"/>
          <table:table-cell office:value="0.6429489740049286" office:value-type="float"/>
          <table:table-cell office:value="0.6637796208820688" office:value-type="float"/>
          <table:table-cell office:value="0.7290046343489329" office:value-type="float"/>
          <table:table-cell office:value="0.32924078633701387" office:value-type="float"/>
          <table:table-cell office:value="0.4862690138907909" office:value-type="float"/>
          <table:table-cell office:value="0.5093805847418442" office:value-type="float"/>
          <table:table-cell office:value="0.5302273373016563" office:value-type="float"/>
          <table:table-cell office:value="0.59504966454564" office:value-type="float"/>
        </table:table-row>
        <table:table-row>
          <table:table-cell office:value-type="string">
            <text:p>feathericons__feather</text:p>
          </table:table-cell>
          <table:table-cell office:value="0.8166957385473512" office:value-type="float"/>
          <table:table-cell office:value="0.8265852454682308" office:value-type="float"/>
          <table:table-cell office:value="0.8363772779377777" office:value-type="float"/>
          <table:table-cell office:value="0.8446533656190621" office:value-type="float"/>
          <table:table-cell office:value="0.8523667978958906" office:value-type="float"/>
          <table:table-cell office:value="0.5589727776410008" office:value-type="float"/>
          <table:table-cell office:value="0.580903267308194" office:value-type="float"/>
          <table:table-cell office:value="0.6030487529244253" office:value-type="float"/>
          <table:table-cell office:value="0.6069762891492205" office:value-type="float"/>
          <table:table-cell office:value="0.7207802481312504" office:value-type="float"/>
          <table:table-cell office:value="0.4559888235056334" office:value-type="float"/>
          <table:table-cell office:value="0.47556106328800585" office:value-type="float"/>
          <table:table-cell office:value="0.4897336770208288" office:value-type="float"/>
          <table:table-cell office:value="0.5168629745723929" office:value-type="float"/>
          <table:table-cell office:value="0.5841315347867659" office:value-type="float"/>
          <table:table-cell office:value="0.6099976279816848" office:value-type="float"/>
          <table:table-cell office:value="0.625903367576397" office:value-type="float"/>
          <table:table-cell office:value="0.6546935009791991" office:value-type="float"/>
          <table:table-cell office:value="0.678998219553616" office:value-type="float"/>
          <table:table-cell office:value="0.7518065764840723" office:value-type="float"/>
          <table:table-cell office:value="0.45533845595880107" office:value-type="float"/>
          <table:table-cell office:value="0.474766857664466" office:value-type="float"/>
          <table:table-cell office:value="0.48832487025101345" office:value-type="float"/>
          <table:table-cell office:value="0.5063304466576468" office:value-type="float"/>
          <table:table-cell office:value="0.5212018888747807" office:value-type="float"/>
        </table:table-row>
        <table:table-row>
          <table:table-cell office:value-type="string">
            <text:p>BorisMoore__jquery-tmpl</text:p>
          </table:table-cell>
          <table:table-cell office:value="0.7815991671610995" office:value-type="float"/>
          <table:table-cell office:value="0.8046552713519446" office:value-type="float"/>
          <table:table-cell office:value="0.8118369026615317" office:value-type="float"/>
          <table:table-cell office:value="0.8226746886313419" office:value-type="float"/>
          <table:table-cell office:value="0.8485245344339353" office:value-type="float"/>
          <table:table-cell office:value="0.5607812741565252" office:value-type="float"/>
          <table:table-cell office:value="0.5751998382026731" office:value-type="float"/>
          <table:table-cell office:value="0.617740193490688" office:value-type="float"/>
          <table:table-cell office:value="0.6266564370951793" office:value-type="float"/>
          <table:table-cell office:value="0.6651340430123942" office:value-type="float"/>
          <table:table-cell office:value="0.4609822835635902" office:value-type="float"/>
          <table:table-cell office:value="0.46366904388692104" office:value-type="float"/>
          <table:table-cell office:value="0.4762688368816841" office:value-type="float"/>
          <table:table-cell office:value="0.49239371109744345" office:value-type="float"/>
          <table:table-cell office:value="0.5117146607448201" office:value-type="float"/>
          <table:table-cell office:value="0.591625430529269" office:value-type="float"/>
          <table:table-cell office:value="0.6265872089827056" office:value-type="float"/>
          <table:table-cell office:value="0.6327883780137641" office:value-type="float"/>
          <table:table-cell office:value="0.6371310443135847" office:value-type="float"/>
          <table:table-cell office:value="0.6912600486715744" office:value-type="float"/>
          <table:table-cell office:value="0.4551111463108801" office:value-type="float"/>
          <table:table-cell office:value="0.47376995422174156" office:value-type="float"/>
          <table:table-cell office:value="0.4871206532696305" office:value-type="float"/>
          <table:table-cell office:value="0.5366761080407584" office:value-type="float"/>
          <table:table-cell office:value="0.5949422216422454" office:value-type="float"/>
        </table:table-row>
        <table:table-row>
          <table:table-cell office:value-type="string">
            <text:p>swagger-api__swagger-editor</text:p>
          </table:table-cell>
          <table:table-cell office:value="0.7496340007522142" office:value-type="float"/>
          <table:table-cell office:value="0.8125489509541168" office:value-type="float"/>
          <table:table-cell office:value="0.8295007985702744" office:value-type="float"/>
          <table:table-cell office:value="0.8415355174998649" office:value-type="float"/>
          <table:table-cell office:value="0.8889301285116861" office:value-type="float"/>
          <table:table-cell office:value="0.47857872711568" office:value-type="float"/>
          <table:table-cell office:value="0.5721968597194927" office:value-type="float"/>
          <table:table-cell office:value="0.5888774796435342" office:value-type="float"/>
          <table:table-cell office:value="0.6102548318509949" office:value-type="float"/>
          <table:table-cell office:value="0.6786592277144117" office:value-type="float"/>
          <table:table-cell office:value="0.4342378201150353" office:value-type="float"/>
          <table:table-cell office:value="0.490771411232387" office:value-type="float"/>
          <table:table-cell office:value="0.516181291286326" office:value-type="float"/>
          <table:table-cell office:value="0.5422502032307014" office:value-type="float"/>
          <table:table-cell office:value="0.594885820401329" office:value-type="float"/>
          <table:table-cell office:value="0.5619890781567103" office:value-type="float"/>
          <table:table-cell office:value="0.6241174654882928" office:value-type="float"/>
          <table:table-cell office:value="0.6421446898244149" office:value-type="float"/>
          <table:table-cell office:value="0.6600031054219841" office:value-type="float"/>
          <table:table-cell office:value="0.6978758333976925" office:value-type="float"/>
          <table:table-cell office:value="0.42230409450057893" office:value-type="float"/>
          <table:table-cell office:value="0.48401766870828067" office:value-type="float"/>
          <table:table-cell office:value="0.5128877288351221" office:value-type="float"/>
          <table:table-cell office:value="0.5398974301866438" office:value-type="float"/>
          <table:table-cell office:value="0.6129566498603867" office:value-type="float"/>
        </table:table-row>
        <table:table-row>
          <table:table-cell office:value-type="string">
            <text:p>Prototik__HoloEverywhere</text:p>
          </table:table-cell>
          <table:table-cell office:value="0.6977821630911458" office:value-type="float"/>
          <table:table-cell office:value="0.7404078222519982" office:value-type="float"/>
          <table:table-cell office:value="0.7735713033742213" office:value-type="float"/>
          <table:table-cell office:value="0.8042555907272826" office:value-type="float"/>
          <table:table-cell office:value="0.8449701575097582" office:value-type="float"/>
          <table:table-cell office:value="0.5218193400560829" office:value-type="float"/>
          <table:table-cell office:value="0.5750232784662396" office:value-type="float"/>
          <table:table-cell office:value="0.5886832519093844" office:value-type="float"/>
          <table:table-cell office:value="0.5977322169721309" office:value-type="float"/>
          <table:table-cell office:value="0.653866241116259" office:value-type="float"/>
          <table:table-cell office:value="0.36416623873969767" office:value-type="float"/>
          <table:table-cell office:value="0.44950327203185003" office:value-type="float"/>
          <table:table-cell office:value="0.46826258682725597" office:value-type="float"/>
          <table:table-cell office:value="0.4899859210913582" office:value-type="float"/>
          <table:table-cell office:value="0.6118320607410048" office:value-type="float"/>
          <table:table-cell office:value="0.5648532640800706" office:value-type="float"/>
          <table:table-cell office:value="0.6171131477406314" office:value-type="float"/>
          <table:table-cell office:value="0.6447614682358057" office:value-type="float"/>
          <table:table-cell office:value="0.6701141793269709" office:value-type="float"/>
          <table:table-cell office:value="0.7147773150203475" office:value-type="float"/>
          <table:table-cell office:value="0.3739417399577323" office:value-type="float"/>
          <table:table-cell office:value="0.4557530786104459" office:value-type="float"/>
          <table:table-cell office:value="0.4924260012086895" office:value-type="float"/>
          <table:table-cell office:value="0.5123066811203177" office:value-type="float"/>
          <table:table-cell office:value="0.5962845619076462" office:value-type="float"/>
        </table:table-row>
        <table:table-row>
          <table:table-cell office:value-type="string">
            <text:p>hyperhq__hyperd</text:p>
          </table:table-cell>
          <table:table-cell office:value="0.670973809762238" office:value-type="float"/>
          <table:table-cell office:value="0.7087978367619384" office:value-type="float"/>
          <table:table-cell office:value="0.7309659598107568" office:value-type="float"/>
          <table:table-cell office:value="0.760999256228727" office:value-type="float"/>
          <table:table-cell office:value="0.813735421140739" office:value-type="float"/>
          <table:table-cell office:value="0.5085955102112472" office:value-type="float"/>
          <table:table-cell office:value="0.5778492281478855" office:value-type="float"/>
          <table:table-cell office:value="0.5865951046184145" office:value-type="float"/>
          <table:table-cell office:value="0.6048413835869382" office:value-type="float"/>
          <table:table-cell office:value="0.6228986815888611" office:value-type="float"/>
          <table:table-cell office:value="0.4146495403274727" office:value-type="float"/>
          <table:table-cell office:value="0.4520677802113173" office:value-type="float"/>
          <table:table-cell office:value="0.4661801105327895" office:value-type="float"/>
          <table:table-cell office:value="0.47104792569528836" office:value-type="float"/>
          <table:table-cell office:value="0.5926999113367832" office:value-type="float"/>
          <table:table-cell office:value="0.580006687108477" office:value-type="float"/>
          <table:table-cell office:value="0.6147935454814741" office:value-type="float"/>
          <table:table-cell office:value="0.6330326152137126" office:value-type="float"/>
          <table:table-cell office:value="0.6504305115759843" office:value-type="float"/>
          <table:table-cell office:value="0.707753488207419" office:value-type="float"/>
          <table:table-cell office:value="0.41095412982655866" office:value-type="float"/>
          <table:table-cell office:value="0.4401062425762741" office:value-type="float"/>
          <table:table-cell office:value="0.45496669680698226" office:value-type="float"/>
          <table:table-cell office:value="0.4711778153719037" office:value-type="float"/>
          <table:table-cell office:value="0.5180400594230041" office:value-type="float"/>
        </table:table-row>
        <table:table-row>
          <table:table-cell office:value-type="string">
            <text:p>venomous0x__WhatsAPI</text:p>
          </table:table-cell>
          <table:table-cell office:value="0.6823947178921458" office:value-type="float"/>
          <table:table-cell office:value="0.7508493990499783" office:value-type="float"/>
          <table:table-cell office:value="0.7658380018375677" office:value-type="float"/>
          <table:table-cell office:value="0.7854354156701213" office:value-type="float"/>
          <table:table-cell office:value="0.8182409068053749" office:value-type="float"/>
          <table:table-cell office:value="0.5399445027882882" office:value-type="float"/>
          <table:table-cell office:value="0.5954534552550166" office:value-type="float"/>
          <table:table-cell office:value="0.6108728118569151" office:value-type="float"/>
          <table:table-cell office:value="0.624726944116027" office:value-type="float"/>
          <table:table-cell office:value="0.6940768500172602" office:value-type="float"/>
          <table:table-cell office:value="0.40177803123621536" office:value-type="float"/>
          <table:table-cell office:value="0.4765276575469512" office:value-type="float"/>
          <table:table-cell office:value="0.5003765940531829" office:value-type="float"/>
          <table:table-cell office:value="0.5232231139885956" office:value-type="float"/>
          <table:table-cell office:value="0.5969606296641643" office:value-type="float"/>
          <table:table-cell office:value="0.5679226887791184" office:value-type="float"/>
          <table:table-cell office:value="0.6371598439462427" office:value-type="float"/>
          <table:table-cell office:value="0.6607948249721487" office:value-type="float"/>
          <table:table-cell office:value="0.6836205145712253" office:value-type="float"/>
          <table:table-cell office:value="0.7445819427925131" office:value-type="float"/>
          <table:table-cell office:value="0.3901792816793428" office:value-type="float"/>
          <table:table-cell office:value="0.5006196871599905" office:value-type="float"/>
          <table:table-cell office:value="0.5239656226101742" office:value-type="float"/>
          <table:table-cell office:value="0.5493906477557169" office:value-type="float"/>
          <table:table-cell office:value="0.617360943851053" office:value-type="float"/>
        </table:table-row>
        <table:table-row>
          <table:table-cell office:value-type="string">
            <text:p>socketio__socket.io-client-swift</text:p>
          </table:table-cell>
          <table:table-cell office:value="0.7045659419605157" office:value-type="float"/>
          <table:table-cell office:value="0.7482418540342457" office:value-type="float"/>
          <table:table-cell office:value="0.7669843883752155" office:value-type="float"/>
          <table:table-cell office:value="0.789726414256575" office:value-type="float"/>
          <table:table-cell office:value="0.8306967779872427" office:value-type="float"/>
          <table:table-cell office:value="0.534221584326658" office:value-type="float"/>
          <table:table-cell office:value="0.5683588284741437" office:value-type="float"/>
          <table:table-cell office:value="0.5814658194110416" office:value-type="float"/>
          <table:table-cell office:value="0.5961822301467623" office:value-type="float"/>
          <table:table-cell office:value="0.6346459553638881" office:value-type="float"/>
          <table:table-cell office:value="0.4188422064362241" office:value-type="float"/>
          <table:table-cell office:value="0.4649040354278184" office:value-type="float"/>
          <table:table-cell office:value="0.48039277107686973" office:value-type="float"/>
          <table:table-cell office:value="0.49984531647935165" office:value-type="float"/>
          <table:table-cell office:value="0.5557921856918546" office:value-type="float"/>
          <table:table-cell office:value="0.586863016969697" office:value-type="float"/>
          <table:table-cell office:value="0.628507101970001" office:value-type="float"/>
          <table:table-cell office:value="0.6517956423022478" office:value-type="float"/>
          <table:table-cell office:value="0.6686934331603882" office:value-type="float"/>
          <table:table-cell office:value="0.7181005967759434" office:value-type="float"/>
          <table:table-cell office:value="0.3581620494618048" office:value-type="float"/>
          <table:table-cell office:value="0.4394730362714657" office:value-type="float"/>
          <table:table-cell office:value="0.47847359608317497" office:value-type="float"/>
          <table:table-cell office:value="0.5034872606322474" office:value-type="float"/>
          <table:table-cell office:value="0.6049124862423912" office:value-type="float"/>
        </table:table-row>
        <table:table-row>
          <table:table-cell office:value-type="string">
            <text:p>facebook__prepack</text:p>
          </table:table-cell>
          <table:table-cell office:value="0.7451963785293481" office:value-type="float"/>
          <table:table-cell office:value="0.8000644139099262" office:value-type="float"/>
          <table:table-cell office:value="0.8186342253038772" office:value-type="float"/>
          <table:table-cell office:value="0.8299464840213887" office:value-type="float"/>
          <table:table-cell office:value="0.8523192494999399" office:value-type="float"/>
          <table:table-cell office:value="0.5355094711815959" office:value-type="float"/>
          <table:table-cell office:value="0.5784848376455154" office:value-type="float"/>
          <table:table-cell office:value="0.5927230274142019" office:value-type="float"/>
          <table:table-cell office:value="0.6138566815217028" office:value-type="float"/>
          <table:table-cell office:value="0.7159286205105689" office:value-type="float"/>
          <table:table-cell office:value="0.40395739651606594" office:value-type="float"/>
          <table:table-cell office:value="0.44023744508158486" office:value-type="float"/>
          <table:table-cell office:value="0.45781644858502213" office:value-type="float"/>
          <table:table-cell office:value="0.47621809694054484" office:value-type="float"/>
          <table:table-cell office:value="0.6187015078399207" office:value-type="float"/>
          <table:table-cell office:value="0.5635356323629612" office:value-type="float"/>
          <table:table-cell office:value="0.6193926508763326" office:value-type="float"/>
          <table:table-cell office:value="0.6322069709059772" office:value-type="float"/>
          <table:table-cell office:value="0.6513935703210582" office:value-type="float"/>
          <table:table-cell office:value="0.7373920934819239" office:value-type="float"/>
          <table:table-cell office:value="0.3477177492077405" office:value-type="float"/>
          <table:table-cell office:value="0.46650904177074104" office:value-type="float"/>
          <table:table-cell office:value="0.48460619083035844" office:value-type="float"/>
          <table:table-cell office:value="0.5080796254031139" office:value-type="float"/>
          <table:table-cell office:value="0.6173012509249642" office:value-type="float"/>
        </table:table-row>
        <table:table-row>
          <table:table-cell office:value-type="string">
            <text:p>alrra__browser-logos</text:p>
          </table:table-cell>
          <table:table-cell office:value="0.7400489911811903" office:value-type="float"/>
          <table:table-cell office:value="0.8158277943437573" office:value-type="float"/>
          <table:table-cell office:value="0.8280825913569098" office:value-type="float"/>
          <table:table-cell office:value="0.8355920959447461" office:value-type="float"/>
          <table:table-cell office:value="0.8355920959447461" office:value-type="float"/>
          <table:table-cell office:value="0.5924008255768952" office:value-type="float"/>
          <table:table-cell office:value="0.5977438821388641" office:value-type="float"/>
          <table:table-cell office:value="0.6036085026816228" office:value-type="float"/>
          <table:table-cell office:value="0.622528598603917" office:value-type="float"/>
          <table:table-cell office:value="0.622528598603917" office:value-type="float"/>
          <table:table-cell office:value="0.4450665995685947" office:value-type="float"/>
          <table:table-cell office:value="0.461979928899345" office:value-type="float"/>
          <table:table-cell office:value="0.505745399518885" office:value-type="float"/>
          <table:table-cell office:value="0.5333962706505037" office:value-type="float"/>
          <table:table-cell office:value="0.5333962706505037" office:value-type="float"/>
          <table:table-cell office:value="0.5931516004923827" office:value-type="float"/>
          <table:table-cell office:value="0.6412225822129276" office:value-type="float"/>
          <table:table-cell office:value="0.6636236347847158" office:value-type="float"/>
          <table:table-cell office:value="0.7186831941765375" office:value-type="float"/>
          <table:table-cell office:value="0.7186831941765375" office:value-type="float"/>
          <table:table-cell office:value="0.4463199206485435" office:value-type="float"/>
          <table:table-cell office:value="0.5087353973198362" office:value-type="float"/>
          <table:table-cell office:value="0.5401504174435239" office:value-type="float"/>
          <table:table-cell office:value="0.5401517896875082" office:value-type="float"/>
          <table:table-cell office:value="0.5401517896875082" office:value-type="float"/>
        </table:table-row>
        <table:table-row>
          <table:table-cell office:value-type="string">
            <text:p>maxwellito__vivus</text:p>
          </table:table-cell>
          <table:table-cell office:value="0.716867142581473" office:value-type="float"/>
          <table:table-cell office:value="0.7862078995712434" office:value-type="float"/>
          <table:table-cell office:value="0.7955795673076452" office:value-type="float"/>
          <table:table-cell office:value="0.8062900401739204" office:value-type="float"/>
          <table:table-cell office:value="0.8602439002721616" office:value-type="float"/>
          <table:table-cell office:value="0.5022856381425611" office:value-type="float"/>
          <table:table-cell office:value="0.5822798605846664" office:value-type="float"/>
          <table:table-cell office:value="0.598528512611475" office:value-type="float"/>
          <table:table-cell office:value="0.6184178138540054" office:value-type="float"/>
          <table:table-cell office:value="0.6365513059819764" office:value-type="float"/>
          <table:table-cell office:value="0.4186400710087855" office:value-type="float"/>
          <table:table-cell office:value="0.45839805919102694" office:value-type="float"/>
          <table:table-cell office:value="0.472101610137871" office:value-type="float"/>
          <table:table-cell office:value="0.48652369872509177" office:value-type="float"/>
          <table:table-cell office:value="0.5411107895665968" office:value-type="float"/>
          <table:table-cell office:value="0.5781252114162101" office:value-type="float"/>
          <table:table-cell office:value="0.6135934107875489" office:value-type="float"/>
          <table:table-cell office:value="0.626858449680116" office:value-type="float"/>
          <table:table-cell office:value="0.6643637826487774" office:value-type="float"/>
          <table:table-cell office:value="0.7929977964872288" office:value-type="float"/>
          <table:table-cell office:value="0.4234448566399387" office:value-type="float"/>
          <table:table-cell office:value="0.4849355154091539" office:value-type="float"/>
          <table:table-cell office:value="0.5029082221725116" office:value-type="float"/>
          <table:table-cell office:value="0.5194663664651951" office:value-type="float"/>
          <table:table-cell office:value="0.5561163506455358" office:value-type="float"/>
        </table:table-row>
        <table:table-row>
          <table:table-cell office:value-type="string">
            <text:p>artursapek__mondrian</text:p>
          </table:table-cell>
          <table:table-cell office:value="0.7991161226355037" office:value-type="float"/>
          <table:table-cell office:value="0.8054489791983618" office:value-type="float"/>
          <table:table-cell office:value="0.8077348326251689" office:value-type="float"/>
          <table:table-cell office:value="0.8150173721345453" office:value-type="float"/>
          <table:table-cell office:value="0.8150173721345453" office:value-type="float"/>
          <table:table-cell office:value="0.5700790974088347" office:value-type="float"/>
          <table:table-cell office:value="0.588170070186953" office:value-type="float"/>
          <table:table-cell office:value="0.6031103477588524" office:value-type="float"/>
          <table:table-cell office:value="0.620144685267953" office:value-type="float"/>
          <table:table-cell office:value="0.620144685267953" office:value-type="float"/>
          <table:table-cell office:value="0.43178145245130206" office:value-type="float"/>
          <table:table-cell office:value="0.44613613477115543" office:value-type="float"/>
          <table:table-cell office:value="0.458735010068588" office:value-type="float"/>
          <table:table-cell office:value="0.48020381350587715" office:value-type="float"/>
          <table:table-cell office:value="0.48020381350587715" office:value-type="float"/>
          <table:table-cell office:value="0.6275098165524688" office:value-type="float"/>
          <table:table-cell office:value="0.6359030217418087" office:value-type="float"/>
          <table:table-cell office:value="0.6384244614423527" office:value-type="float"/>
          <table:table-cell office:value="0.6545138826239563" office:value-type="float"/>
          <table:table-cell office:value="0.6545138826239563" office:value-type="float"/>
          <table:table-cell office:value="0.473713481916373" office:value-type="float"/>
          <table:table-cell office:value="0.4991504422434385" office:value-type="float"/>
          <table:table-cell office:value="0.5199721458352208" office:value-type="float"/>
          <table:table-cell office:value="0.537880428392699" office:value-type="float"/>
          <table:table-cell office:value="0.537880428392699" office:value-type="float"/>
        </table:table-row>
        <table:table-row>
          <table:table-cell office:value-type="string">
            <text:p>afollestad__material-dialogs</text:p>
          </table:table-cell>
          <table:table-cell office:value="0.6968644305117192" office:value-type="float"/>
          <table:table-cell office:value="0.7586867951728276" office:value-type="float"/>
          <table:table-cell office:value="0.7994601136613498" office:value-type="float"/>
          <table:table-cell office:value="0.816843633004249" office:value-type="float"/>
          <table:table-cell office:value="0.8541357841996428" office:value-type="float"/>
          <table:table-cell office:value="0.5003209657298832" office:value-type="float"/>
          <table:table-cell office:value="0.5643602773946785" office:value-type="float"/>
          <table:table-cell office:value="0.5851355450529919" office:value-type="float"/>
          <table:table-cell office:value="0.6000756550055794" office:value-type="float"/>
          <table:table-cell office:value="0.71685050567293" office:value-type="float"/>
          <table:table-cell office:value="0.3969173853037039" office:value-type="float"/>
          <table:table-cell office:value="0.4553983777583358" office:value-type="float"/>
          <table:table-cell office:value="0.47846954673446784" office:value-type="float"/>
          <table:table-cell office:value="0.4953558639592871" office:value-type="float"/>
          <table:table-cell office:value="0.5579257886603085" office:value-type="float"/>
          <table:table-cell office:value="0.5695888964275753" office:value-type="float"/>
          <table:table-cell office:value="0.6142406349674283" office:value-type="float"/>
          <table:table-cell office:value="0.632646887873228" office:value-type="float"/>
          <table:table-cell office:value="0.6710987745649791" office:value-type="float"/>
          <table:table-cell office:value="0.7320332509694876" office:value-type="float"/>
          <table:table-cell office:value="0.33376805920012875" office:value-type="float"/>
          <table:table-cell office:value="0.43889887390374216" office:value-type="float"/>
          <table:table-cell office:value="0.4793878180613391" office:value-type="float"/>
          <table:table-cell office:value="0.5096292894631634" office:value-type="float"/>
          <table:table-cell office:value="0.578048518589646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0.7144349846429987" office:value-type="float"/>
          <table:table-cell office:value="0.7456994656667316" office:value-type="float"/>
          <table:table-cell office:value="0.7914253241358992" office:value-type="float"/>
          <table:table-cell office:value="0.8110040134023214" office:value-type="float"/>
          <table:table-cell office:value="0.8519062940749821" office:value-type="float"/>
          <table:table-cell office:value="0.5464594616706769" office:value-type="float"/>
          <table:table-cell office:value="0.5752318390863309" office:value-type="float"/>
          <table:table-cell office:value="0.583301964050495" office:value-type="float"/>
          <table:table-cell office:value="0.5881902832857325" office:value-type="float"/>
          <table:table-cell office:value="0.6255000407862779" office:value-type="float"/>
          <table:table-cell office:value="0.4115909033750728" office:value-type="float"/>
          <table:table-cell office:value="0.468815525441436" office:value-type="float"/>
          <table:table-cell office:value="0.482521858978713" office:value-type="float"/>
          <table:table-cell office:value="0.4994003694454315" office:value-type="float"/>
          <table:table-cell office:value="0.5625466101897185" office:value-type="float"/>
          <table:table-cell office:value="0.5822619997833135" office:value-type="float"/>
          <table:table-cell office:value="0.6316067708216628" office:value-type="float"/>
          <table:table-cell office:value="0.642532820873571" office:value-type="float"/>
          <table:table-cell office:value="0.6553197834660559" office:value-type="float"/>
          <table:table-cell office:value="0.7066504251011145" office:value-type="float"/>
          <table:table-cell office:value="0.3649065819829588" office:value-type="float"/>
          <table:table-cell office:value="0.43949417467567026" office:value-type="float"/>
          <table:table-cell office:value="0.4708506319354326" office:value-type="float"/>
          <table:table-cell office:value="0.48572311970358606" office:value-type="float"/>
          <table:table-cell office:value="0.5336640128559789" office:value-type="float"/>
        </table:table-row>
        <table:table-row>
          <table:table-cell office:value-type="string">
            <text:p>bitcoin__bitcoin</text:p>
          </table:table-cell>
          <table:table-cell office:value="0.6870817310788327" office:value-type="float"/>
          <table:table-cell office:value="0.7817998606436269" office:value-type="float"/>
          <table:table-cell office:value="0.8053978959126114" office:value-type="float"/>
          <table:table-cell office:value="0.818578565927577" office:value-type="float"/>
          <table:table-cell office:value="0.8654016717061553" office:value-type="float"/>
          <table:table-cell office:value="0.5356103644660115" office:value-type="float"/>
          <table:table-cell office:value="0.5876942976444364" office:value-type="float"/>
          <table:table-cell office:value="0.5996592707316317" office:value-type="float"/>
          <table:table-cell office:value="0.617314871702181" office:value-type="float"/>
          <table:table-cell office:value="0.6638635690398124" office:value-type="float"/>
          <table:table-cell office:value="0.3952627814090698" office:value-type="float"/>
          <table:table-cell office:value="0.4641442376468548" office:value-type="float"/>
          <table:table-cell office:value="0.48382049769276825" office:value-type="float"/>
          <table:table-cell office:value="0.5040899024216101" office:value-type="float"/>
          <table:table-cell office:value="0.6074978855169791" office:value-type="float"/>
          <table:table-cell office:value="0.5315180535293536" office:value-type="float"/>
          <table:table-cell office:value="0.6228474283208489" office:value-type="float"/>
          <table:table-cell office:value="0.6379814507326278" office:value-type="float"/>
          <table:table-cell office:value="0.6624938522219483" office:value-type="float"/>
          <table:table-cell office:value="0.7824559662448027" office:value-type="float"/>
          <table:table-cell office:value="0.40373796774905596" office:value-type="float"/>
          <table:table-cell office:value="0.4912446006544017" office:value-type="float"/>
          <table:table-cell office:value="0.5134423162691173" office:value-type="float"/>
          <table:table-cell office:value="0.5319783755334091" office:value-type="float"/>
          <table:table-cell office:value="0.5970159937371615" office:value-type="float"/>
        </table:table-row>
        <table:table-row>
          <table:table-cell office:value-type="string">
            <text:p>pedrovgs__DraggablePanel</text:p>
          </table:table-cell>
          <table:table-cell office:value="0.7473333792071062" office:value-type="float"/>
          <table:table-cell office:value="0.7834206083711995" office:value-type="float"/>
          <table:table-cell office:value="0.7920958792098071" office:value-type="float"/>
          <table:table-cell office:value="0.7971020264059433" office:value-type="float"/>
          <table:table-cell office:value="0.828260727262794" office:value-type="float"/>
          <table:table-cell office:value="0.5293526900337898" office:value-type="float"/>
          <table:table-cell office:value="0.5651192036939986" office:value-type="float"/>
          <table:table-cell office:value="0.5834563909199784" office:value-type="float"/>
          <table:table-cell office:value="0.6082881713160585" office:value-type="float"/>
          <table:table-cell office:value="0.6669547874083845" office:value-type="float"/>
          <table:table-cell office:value="0.45617519465704864" office:value-type="float"/>
          <table:table-cell office:value="0.488441470652654" office:value-type="float"/>
          <table:table-cell office:value="0.5057292168101829" office:value-type="float"/>
          <table:table-cell office:value="0.5218843710033956" office:value-type="float"/>
          <table:table-cell office:value="0.5710038116179031" office:value-type="float"/>
          <table:table-cell office:value="0.5896239912862158" office:value-type="float"/>
          <table:table-cell office:value="0.6226980374156472" office:value-type="float"/>
          <table:table-cell office:value="0.6501877928825064" office:value-type="float"/>
          <table:table-cell office:value="0.6689393988837347" office:value-type="float"/>
          <table:table-cell office:value="0.7035390055203244" office:value-type="float"/>
          <table:table-cell office:value="0.4312510878543081" office:value-type="float"/>
          <table:table-cell office:value="0.44820510537134706" office:value-type="float"/>
          <table:table-cell office:value="0.46334395242237664" office:value-type="float"/>
          <table:table-cell office:value="0.49370145585417646" office:value-type="float"/>
          <table:table-cell office:value="0.5416296654242018" office:value-type="float"/>
        </table:table-row>
        <table:table-row>
          <table:table-cell office:value-type="string">
            <text:p>mlaursen__react-md</text:p>
          </table:table-cell>
          <table:table-cell office:value="0.7731423610297548" office:value-type="float"/>
          <table:table-cell office:value="0.8031063075843432" office:value-type="float"/>
          <table:table-cell office:value="0.813778389912984" office:value-type="float"/>
          <table:table-cell office:value="0.8284883331181692" office:value-type="float"/>
          <table:table-cell office:value="0.8538080217537573" office:value-type="float"/>
          <table:table-cell office:value="0.533377345466455" office:value-type="float"/>
          <table:table-cell office:value="0.5823258898758772" office:value-type="float"/>
          <table:table-cell office:value="0.5980742899308453" office:value-type="float"/>
          <table:table-cell office:value="0.618376527212783" office:value-type="float"/>
          <table:table-cell office:value="0.6420419573003481" office:value-type="float"/>
          <table:table-cell office:value="0.44397453553358335" office:value-type="float"/>
          <table:table-cell office:value="0.47835693335860147" office:value-type="float"/>
          <table:table-cell office:value="0.49923929027727104" office:value-type="float"/>
          <table:table-cell office:value="0.5205447206269197" office:value-type="float"/>
          <table:table-cell office:value="0.577483623801434" office:value-type="float"/>
          <table:table-cell office:value="0.5842822420725742" office:value-type="float"/>
          <table:table-cell office:value="0.6249317745543126" office:value-type="float"/>
          <table:table-cell office:value="0.6366208442987068" office:value-type="float"/>
          <table:table-cell office:value="0.6436084153462883" office:value-type="float"/>
          <table:table-cell office:value="0.7228274766560242" office:value-type="float"/>
          <table:table-cell office:value="0.38637944978953853" office:value-type="float"/>
          <table:table-cell office:value="0.4790484997712589" office:value-type="float"/>
          <table:table-cell office:value="0.49534916620029834" office:value-type="float"/>
          <table:table-cell office:value="0.5134229863741959" office:value-type="float"/>
          <table:table-cell office:value="0.5537153841265974" office:value-type="float"/>
        </table:table-row>
        <table:table-row>
          <table:table-cell office:value-type="string">
            <text:p>node-nock__nock</text:p>
          </table:table-cell>
          <table:table-cell office:value="0.6999968171432314" office:value-type="float"/>
          <table:table-cell office:value="0.7752975266509629" office:value-type="float"/>
          <table:table-cell office:value="0.7874881340058684" office:value-type="float"/>
          <table:table-cell office:value="0.8090618520335948" office:value-type="float"/>
          <table:table-cell office:value="0.8460657123635607" office:value-type="float"/>
          <table:table-cell office:value="0.5452714876913993" office:value-type="float"/>
          <table:table-cell office:value="0.5936699116811992" office:value-type="float"/>
          <table:table-cell office:value="0.6155905397361614" office:value-type="float"/>
          <table:table-cell office:value="0.6277407648383452" office:value-type="float"/>
          <table:table-cell office:value="0.7166917068803131" office:value-type="float"/>
          <table:table-cell office:value="0.3865094494387113" office:value-type="float"/>
          <table:table-cell office:value="0.4514465697000173" office:value-type="float"/>
          <table:table-cell office:value="0.4728246962862135" office:value-type="float"/>
          <table:table-cell office:value="0.49305441476293127" office:value-type="float"/>
          <table:table-cell office:value="0.531564887643888" office:value-type="float"/>
          <table:table-cell office:value="0.5794952152369421" office:value-type="float"/>
          <table:table-cell office:value="0.6352684484890407" office:value-type="float"/>
          <table:table-cell office:value="0.6528527057850246" office:value-type="float"/>
          <table:table-cell office:value="0.6774509777173234" office:value-type="float"/>
          <table:table-cell office:value="0.7222617330095746" office:value-type="float"/>
          <table:table-cell office:value="0.3974364165493405" office:value-type="float"/>
          <table:table-cell office:value="0.47362379865098936" office:value-type="float"/>
          <table:table-cell office:value="0.4992601870486014" office:value-type="float"/>
          <table:table-cell office:value="0.5232105249882438" office:value-type="float"/>
          <table:table-cell office:value="0.5657801616312401" office:value-type="float"/>
        </table:table-row>
        <table:table-row>
          <table:table-cell office:value-type="string">
            <text:p>emqtt__emqttd</text:p>
          </table:table-cell>
          <table:table-cell office:value="0.6984440880024008" office:value-type="float"/>
          <table:table-cell office:value="0.745016401338484" office:value-type="float"/>
          <table:table-cell office:value="0.763851285862579" office:value-type="float"/>
          <table:table-cell office:value="0.7911272155679161" office:value-type="float"/>
          <table:table-cell office:value="0.8273573142788343" office:value-type="float"/>
          <table:table-cell office:value="0.5300079971424239" office:value-type="float"/>
          <table:table-cell office:value="0.5771057286015052" office:value-type="float"/>
          <table:table-cell office:value="0.5915832451848132" office:value-type="float"/>
          <table:table-cell office:value="0.6084913477851562" office:value-type="float"/>
          <table:table-cell office:value="0.6605003789347821" office:value-type="float"/>
          <table:table-cell office:value="0.4076126639133239" office:value-type="float"/>
          <table:table-cell office:value="0.4738157273446064" office:value-type="float"/>
          <table:table-cell office:value="0.4988441956345788" office:value-type="float"/>
          <table:table-cell office:value="0.5123442196291622" office:value-type="float"/>
          <table:table-cell office:value="0.5904909216610101" office:value-type="float"/>
          <table:table-cell office:value="0.5801427166267532" office:value-type="float"/>
          <table:table-cell office:value="0.6214846715166304" office:value-type="float"/>
          <table:table-cell office:value="0.6459971391239597" office:value-type="float"/>
          <table:table-cell office:value="0.6674465080274661" office:value-type="float"/>
          <table:table-cell office:value="0.7078158058653032" office:value-type="float"/>
          <table:table-cell office:value="0.38685730553175196" office:value-type="float"/>
          <table:table-cell office:value="0.4548608023943151" office:value-type="float"/>
          <table:table-cell office:value="0.4827569656529366" office:value-type="float"/>
          <table:table-cell office:value="0.5087385063936294" office:value-type="float"/>
          <table:table-cell office:value="0.580674945001183" office:value-type="float"/>
        </table:table-row>
        <table:table-row>
          <table:table-cell office:value-type="string">
            <text:p>overtrue__wechat</text:p>
          </table:table-cell>
          <table:table-cell office:value="0.6867327094248303" office:value-type="float"/>
          <table:table-cell office:value="0.7237798679916513" office:value-type="float"/>
          <table:table-cell office:value="0.7469688530221759" office:value-type="float"/>
          <table:table-cell office:value="0.7597818219723256" office:value-type="float"/>
          <table:table-cell office:value="0.8020442517741105" office:value-type="float"/>
          <table:table-cell office:value="0.577438670365683" office:value-type="float"/>
          <table:table-cell office:value="0.5896359383906031" office:value-type="float"/>
          <table:table-cell office:value="0.5961574511983259" office:value-type="float"/>
          <table:table-cell office:value="0.603185090056768" office:value-type="float"/>
          <table:table-cell office:value="0.6156177407181597" office:value-type="float"/>
          <table:table-cell office:value="0.4869654676562174" office:value-type="float"/>
          <table:table-cell office:value="0.49482611832614143" office:value-type="float"/>
          <table:table-cell office:value="0.5038757796556348" office:value-type="float"/>
          <table:table-cell office:value="0.5117439441089391" office:value-type="float"/>
          <table:table-cell office:value="0.5266753903351942" office:value-type="float"/>
          <table:table-cell office:value="0.6618940157182125" office:value-type="float"/>
          <table:table-cell office:value="0.6647254598773082" office:value-type="float"/>
          <table:table-cell office:value="0.6811576514012584" office:value-type="float"/>
          <table:table-cell office:value="0.6943902736016172" office:value-type="float"/>
          <table:table-cell office:value="0.7128247826642176" office:value-type="float"/>
          <table:table-cell office:value="0.41916713439442355" office:value-type="float"/>
          <table:table-cell office:value="0.47360847977564824" office:value-type="float"/>
          <table:table-cell office:value="0.4746449629949201" office:value-type="float"/>
          <table:table-cell office:value="0.4980169862641006" office:value-type="float"/>
          <table:table-cell office:value="0.5357258775239387" office:value-type="float"/>
        </table:table-row>
        <table:table-row>
          <table:table-cell office:value-type="string">
            <text:p>Clipy__Clipy</text:p>
          </table:table-cell>
          <table:table-cell office:value="0.7160670882274288" office:value-type="float"/>
          <table:table-cell office:value="0.7168351293200228" office:value-type="float"/>
          <table:table-cell office:value="0.7594137769971301" office:value-type="float"/>
          <table:table-cell office:value="0.7895245032547525" office:value-type="float"/>
          <table:table-cell office:value="0.8690517399359632" office:value-type="float"/>
          <table:table-cell office:value="0.5937745895645555" office:value-type="float"/>
          <table:table-cell office:value="0.6161801930012833" office:value-type="float"/>
          <table:table-cell office:value="0.6211976262563473" office:value-type="float"/>
          <table:table-cell office:value="0.626829989377539" office:value-type="float"/>
          <table:table-cell office:value="0.6378226589374194" office:value-type="float"/>
          <table:table-cell office:value="0.39214194878322345" office:value-type="float"/>
          <table:table-cell office:value="0.47086908407850203" office:value-type="float"/>
          <table:table-cell office:value="0.4963318368386978" office:value-type="float"/>
          <table:table-cell office:value="0.5086124886548279" office:value-type="float"/>
          <table:table-cell office:value="0.5816455449972504" office:value-type="float"/>
          <table:table-cell office:value="0.6407981689265354" office:value-type="float"/>
          <table:table-cell office:value="0.6983968007320313" office:value-type="float"/>
          <table:table-cell office:value="0.7004432910870277" office:value-type="float"/>
          <table:table-cell office:value="0.7057448397162174" office:value-type="float"/>
          <table:table-cell office:value="0.7216980775784758" office:value-type="float"/>
          <table:table-cell office:value="0.3718583375293846" office:value-type="float"/>
          <table:table-cell office:value="0.43292066006084884" office:value-type="float"/>
          <table:table-cell office:value="0.4490537855008873" office:value-type="float"/>
          <table:table-cell office:value="0.5222135063263057" office:value-type="float"/>
          <table:table-cell office:value="0.5256471467116921" office:value-type="float"/>
        </table:table-row>
        <table:table-row>
          <table:table-cell office:value-type="string">
            <text:p>Homebrew__legacy-homebrew</text:p>
          </table:table-cell>
          <table:table-cell office:value="0.6880772681600367" office:value-type="float"/>
          <table:table-cell office:value="0.7608468102478746" office:value-type="float"/>
          <table:table-cell office:value="0.7852224807951258" office:value-type="float"/>
          <table:table-cell office:value="0.8036631805480081" office:value-type="float"/>
          <table:table-cell office:value="0.8425819635990028" office:value-type="float"/>
          <table:table-cell office:value="0.4933625740838896" office:value-type="float"/>
          <table:table-cell office:value="0.5764972612306339" office:value-type="float"/>
          <table:table-cell office:value="0.5920609678931634" office:value-type="float"/>
          <table:table-cell office:value="0.6078526299415699" office:value-type="float"/>
          <table:table-cell office:value="0.6554159754234841" office:value-type="float"/>
          <table:table-cell office:value="0.3551387711458198" office:value-type="float"/>
          <table:table-cell office:value="0.43684030751374303" office:value-type="float"/>
          <table:table-cell office:value="0.45667684728714875" office:value-type="float"/>
          <table:table-cell office:value="0.478421570966453" office:value-type="float"/>
          <table:table-cell office:value="0.5563337456293712" office:value-type="float"/>
          <table:table-cell office:value="0.5272551378844437" office:value-type="float"/>
          <table:table-cell office:value="0.6075491932206052" office:value-type="float"/>
          <table:table-cell office:value="0.6283384466605876" office:value-type="float"/>
          <table:table-cell office:value="0.6561711548063492" office:value-type="float"/>
          <table:table-cell office:value="0.734425317975039" office:value-type="float"/>
          <table:table-cell office:value="0.3572486283036224" office:value-type="float"/>
          <table:table-cell office:value="0.46884238984232296" office:value-type="float"/>
          <table:table-cell office:value="0.49661352115672047" office:value-type="float"/>
          <table:table-cell office:value="0.51435436366929" office:value-type="float"/>
          <table:table-cell office:value="0.586720640319986" office:value-type="float"/>
        </table:table-row>
        <table:table-row>
          <table:table-cell office:value-type="string">
            <text:p>NLPchina__elasticsearch-sql</text:p>
          </table:table-cell>
          <table:table-cell office:value="0.6926199141377807" office:value-type="float"/>
          <table:table-cell office:value="0.7394245189190617" office:value-type="float"/>
          <table:table-cell office:value="0.7874185984709693" office:value-type="float"/>
          <table:table-cell office:value="0.80482179513848" office:value-type="float"/>
          <table:table-cell office:value="0.8731950053805387" office:value-type="float"/>
          <table:table-cell office:value="0.5325314012571787" office:value-type="float"/>
          <table:table-cell office:value="0.5722669479704499" office:value-type="float"/>
          <table:table-cell office:value="0.5996098093782775" office:value-type="float"/>
          <table:table-cell office:value="0.6275575579139057" office:value-type="float"/>
          <table:table-cell office:value="0.7101220472884422" office:value-type="float"/>
          <table:table-cell office:value="0.44177636225797023" office:value-type="float"/>
          <table:table-cell office:value="0.48604789323134395" office:value-type="float"/>
          <table:table-cell office:value="0.5012651317988698" office:value-type="float"/>
          <table:table-cell office:value="0.532049751192122" office:value-type="float"/>
          <table:table-cell office:value="0.5761211656900485" office:value-type="float"/>
          <table:table-cell office:value="0.6166150827229425" office:value-type="float"/>
          <table:table-cell office:value="0.6483778734480173" office:value-type="float"/>
          <table:table-cell office:value="0.6663508544852516" office:value-type="float"/>
          <table:table-cell office:value="0.6777608462244692" office:value-type="float"/>
          <table:table-cell office:value="0.7211251621359401" office:value-type="float"/>
          <table:table-cell office:value="0.3809577733596792" office:value-type="float"/>
          <table:table-cell office:value="0.42281716689899795" office:value-type="float"/>
          <table:table-cell office:value="0.504121517709696" office:value-type="float"/>
          <table:table-cell office:value="0.5367950378225009" office:value-type="float"/>
          <table:table-cell office:value="0.6001276612741628" office:value-type="float"/>
        </table:table-row>
        <table:table-row>
          <table:table-cell office:value-type="string">
            <text:p>hexojs__hexo</text:p>
          </table:table-cell>
          <table:table-cell office:value="0.6862008674964647" office:value-type="float"/>
          <table:table-cell office:value="0.761741886176856" office:value-type="float"/>
          <table:table-cell office:value="0.7911953184457141" office:value-type="float"/>
          <table:table-cell office:value="0.8127861828615174" office:value-type="float"/>
          <table:table-cell office:value="0.8657568435848365" office:value-type="float"/>
          <table:table-cell office:value="0.5304892655743704" office:value-type="float"/>
          <table:table-cell office:value="0.5831434441705756" office:value-type="float"/>
          <table:table-cell office:value="0.5978770508665611" office:value-type="float"/>
          <table:table-cell office:value="0.6129027772179065" office:value-type="float"/>
          <table:table-cell office:value="0.6852272272535996" office:value-type="float"/>
          <table:table-cell office:value="0.3993315738839609" office:value-type="float"/>
          <table:table-cell office:value="0.45918508509468314" office:value-type="float"/>
          <table:table-cell office:value="0.48192642755337944" office:value-type="float"/>
          <table:table-cell office:value="0.5032094015864145" office:value-type="float"/>
          <table:table-cell office:value="0.6276555556468433" office:value-type="float"/>
          <table:table-cell office:value="0.5742733167385456" office:value-type="float"/>
          <table:table-cell office:value="0.6299738899008219" office:value-type="float"/>
          <table:table-cell office:value="0.6502461419554928" office:value-type="float"/>
          <table:table-cell office:value="0.6824005381359044" office:value-type="float"/>
          <table:table-cell office:value="0.7392402903413977" office:value-type="float"/>
          <table:table-cell office:value="0.3487754767425019" office:value-type="float"/>
          <table:table-cell office:value="0.439767154320357" office:value-type="float"/>
          <table:table-cell office:value="0.49140414885998973" office:value-type="float"/>
          <table:table-cell office:value="0.5265411512685412" office:value-type="float"/>
          <table:table-cell office:value="0.6047667949406305" office:value-type="float"/>
        </table:table-row>
        <table:table-row>
          <table:table-cell office:value-type="string">
            <text:p>inorganik__countUp.js</text:p>
          </table:table-cell>
          <table:table-cell office:value="0.7365067240118641" office:value-type="float"/>
          <table:table-cell office:value="0.7429355019953189" office:value-type="float"/>
          <table:table-cell office:value="0.773552600171167" office:value-type="float"/>
          <table:table-cell office:value="0.8051266617161327" office:value-type="float"/>
          <table:table-cell office:value="0.8172725267708374" office:value-type="float"/>
          <table:table-cell office:value="0.5180241571467397" office:value-type="float"/>
          <table:table-cell office:value="0.5571261166220651" office:value-type="float"/>
          <table:table-cell office:value="0.5929341646592045" office:value-type="float"/>
          <table:table-cell office:value="0.6111556500561995" office:value-type="float"/>
          <table:table-cell office:value="0.6188555166231174" office:value-type="float"/>
          <table:table-cell office:value="0.382652639930005" office:value-type="float"/>
          <table:table-cell office:value="0.4493992748001149" office:value-type="float"/>
          <table:table-cell office:value="0.46374129366425476" office:value-type="float"/>
          <table:table-cell office:value="0.4746746200039168" office:value-type="float"/>
          <table:table-cell office:value="0.4861596134493654" office:value-type="float"/>
          <table:table-cell office:value="0.6108778366995612" office:value-type="float"/>
          <table:table-cell office:value="0.6291290752743786" office:value-type="float"/>
          <table:table-cell office:value="0.6512411373176333" office:value-type="float"/>
          <table:table-cell office:value="0.6527166020834612" office:value-type="float"/>
          <table:table-cell office:value="0.6569604691210522" office:value-type="float"/>
          <table:table-cell office:value="0.3523562749463477" office:value-type="float"/>
          <table:table-cell office:value="0.4420048737887119" office:value-type="float"/>
          <table:table-cell office:value="0.4534046426223597" office:value-type="float"/>
          <table:table-cell office:value="0.5157207726814822" office:value-type="float"/>
          <table:table-cell office:value="0.5249029195574529" office:value-type="float"/>
        </table:table-row>
        <table:table-row>
          <table:table-cell office:value-type="string">
            <text:p>drublic__css-modal</text:p>
          </table:table-cell>
          <table:table-cell office:value="0.6974043073553053" office:value-type="float"/>
          <table:table-cell office:value="0.7783664160694511" office:value-type="float"/>
          <table:table-cell office:value="0.786421355816181" office:value-type="float"/>
          <table:table-cell office:value="0.7988015952113867" office:value-type="float"/>
          <table:table-cell office:value="0.8052364906804499" office:value-type="float"/>
          <table:table-cell office:value="0.5442787314941381" office:value-type="float"/>
          <table:table-cell office:value="0.5774851562433521" office:value-type="float"/>
          <table:table-cell office:value="0.5892464098025179" office:value-type="float"/>
          <table:table-cell office:value="0.6051705046671323" office:value-type="float"/>
          <table:table-cell office:value="0.6653277370099325" office:value-type="float"/>
          <table:table-cell office:value="0.4120377932890412" office:value-type="float"/>
          <table:table-cell office:value="0.479933704604698" office:value-type="float"/>
          <table:table-cell office:value="0.503138626406653" office:value-type="float"/>
          <table:table-cell office:value="0.5186118863092384" office:value-type="float"/>
          <table:table-cell office:value="0.5800305491352729" office:value-type="float"/>
          <table:table-cell office:value="0.6042739346466117" office:value-type="float"/>
          <table:table-cell office:value="0.6244494282369504" office:value-type="float"/>
          <table:table-cell office:value="0.6421073098651153" office:value-type="float"/>
          <table:table-cell office:value="0.674872773035506" office:value-type="float"/>
          <table:table-cell office:value="0.6941128555906465" office:value-type="float"/>
          <table:table-cell office:value="0.4843627283025964" office:value-type="float"/>
          <table:table-cell office:value="0.520630637506841" office:value-type="float"/>
          <table:table-cell office:value="0.5251622528359513" office:value-type="float"/>
          <table:table-cell office:value="0.5449942038720017" office:value-type="float"/>
          <table:table-cell office:value="0.5515544221626976" office:value-type="float"/>
        </table:table-row>
        <table:table-row>
          <table:table-cell office:value-type="string">
            <text:p>mxcl__PromiseKit</text:p>
          </table:table-cell>
          <table:table-cell office:value="0.7013118012043381" office:value-type="float"/>
          <table:table-cell office:value="0.7809156458845555" office:value-type="float"/>
          <table:table-cell office:value="0.8018048350238889" office:value-type="float"/>
          <table:table-cell office:value="0.815757413547258" office:value-type="float"/>
          <table:table-cell office:value="0.8581802441168914" office:value-type="float"/>
          <table:table-cell office:value="0.512196340694512" office:value-type="float"/>
          <table:table-cell office:value="0.5779114381918976" office:value-type="float"/>
          <table:table-cell office:value="0.6008192557500878" office:value-type="float"/>
          <table:table-cell office:value="0.6159237331701819" office:value-type="float"/>
          <table:table-cell office:value="0.6676244958763383" office:value-type="float"/>
          <table:table-cell office:value="0.3733665055455343" office:value-type="float"/>
          <table:table-cell office:value="0.437433404974794" office:value-type="float"/>
          <table:table-cell office:value="0.45635351278289965" office:value-type="float"/>
          <table:table-cell office:value="0.4745109115716757" office:value-type="float"/>
          <table:table-cell office:value="0.5748193160030298" office:value-type="float"/>
          <table:table-cell office:value="0.5872469627662626" office:value-type="float"/>
          <table:table-cell office:value="0.6340002903779574" office:value-type="float"/>
          <table:table-cell office:value="0.655341180095476" office:value-type="float"/>
          <table:table-cell office:value="0.6781398713723163" office:value-type="float"/>
          <table:table-cell office:value="0.7506053543548346" office:value-type="float"/>
          <table:table-cell office:value="0.33617336388057273" office:value-type="float"/>
          <table:table-cell office:value="0.46953492806108743" office:value-type="float"/>
          <table:table-cell office:value="0.49565453101441226" office:value-type="float"/>
          <table:table-cell office:value="0.5121122466326599" office:value-type="float"/>
          <table:table-cell office:value="0.5622047932394307" office:value-type="float"/>
        </table:table-row>
        <table:table-row>
          <table:table-cell office:value-type="string">
            <text:p>mikepenz__MaterialDrawer</text:p>
          </table:table-cell>
          <table:table-cell office:value="0.7209897748939402" office:value-type="float"/>
          <table:table-cell office:value="0.76635702799804" office:value-type="float"/>
          <table:table-cell office:value="0.7874436218149908" office:value-type="float"/>
          <table:table-cell office:value="0.812693254344363" office:value-type="float"/>
          <table:table-cell office:value="0.8556891776165152" office:value-type="float"/>
          <table:table-cell office:value="0.514876216992018" office:value-type="float"/>
          <table:table-cell office:value="0.5671198650567051" office:value-type="float"/>
          <table:table-cell office:value="0.584772888024782" office:value-type="float"/>
          <table:table-cell office:value="0.5998649250702632" office:value-type="float"/>
          <table:table-cell office:value="0.6748678031068591" office:value-type="float"/>
          <table:table-cell office:value="0.39088964846703084" office:value-type="float"/>
          <table:table-cell office:value="0.46401383607781255" office:value-type="float"/>
          <table:table-cell office:value="0.48797359070400503" office:value-type="float"/>
          <table:table-cell office:value="0.5035812093460559" office:value-type="float"/>
          <table:table-cell office:value="0.5732723475424413" office:value-type="float"/>
          <table:table-cell office:value="0.5739008525153798" office:value-type="float"/>
          <table:table-cell office:value="0.6310120753785671" office:value-type="float"/>
          <table:table-cell office:value="0.6534611486919053" office:value-type="float"/>
          <table:table-cell office:value="0.6760409862953826" office:value-type="float"/>
          <table:table-cell office:value="0.7496420672668762" office:value-type="float"/>
          <table:table-cell office:value="0.3289669239048214" office:value-type="float"/>
          <table:table-cell office:value="0.4349132696494068" office:value-type="float"/>
          <table:table-cell office:value="0.4710340101088601" office:value-type="float"/>
          <table:table-cell office:value="0.5019512266592132" office:value-type="float"/>
          <table:table-cell office:value="0.5800326486756573" office:value-type="float"/>
        </table:table-row>
        <table:table-row>
          <table:table-cell office:value-type="string">
            <text:p>addyosmani__grunt-uncss</text:p>
          </table:table-cell>
          <table:table-cell office:value="0.7323682989966886" office:value-type="float"/>
          <table:table-cell office:value="0.7762628425862954" office:value-type="float"/>
          <table:table-cell office:value="0.7910720947019021" office:value-type="float"/>
          <table:table-cell office:value="0.8084647959470355" office:value-type="float"/>
          <table:table-cell office:value="0.8405760977157155" office:value-type="float"/>
          <table:table-cell office:value="0.5543429700613737" office:value-type="float"/>
          <table:table-cell office:value="0.5573603999975256" office:value-type="float"/>
          <table:table-cell office:value="0.5626914206537685" office:value-type="float"/>
          <table:table-cell office:value="0.5923996556153608" office:value-type="float"/>
          <table:table-cell office:value="0.655563869367551" office:value-type="float"/>
          <table:table-cell office:value="0.39669724222695285" office:value-type="float"/>
          <table:table-cell office:value="0.45261646111569453" office:value-type="float"/>
          <table:table-cell office:value="0.4622357941951877" office:value-type="float"/>
          <table:table-cell office:value="0.4881922088076156" office:value-type="float"/>
          <table:table-cell office:value="0.5139131800840374" office:value-type="float"/>
          <table:table-cell office:value="0.5620599955956399" office:value-type="float"/>
          <table:table-cell office:value="0.5940792850300224" office:value-type="float"/>
          <table:table-cell office:value="0.6216000509574311" office:value-type="float"/>
          <table:table-cell office:value="0.6377772898618671" office:value-type="float"/>
          <table:table-cell office:value="0.7071366134849275" office:value-type="float"/>
          <table:table-cell office:value="0.39756309283588914" office:value-type="float"/>
          <table:table-cell office:value="0.4116045305352178" office:value-type="float"/>
          <table:table-cell office:value="0.4672833856025833" office:value-type="float"/>
          <table:table-cell office:value="0.49877169043558534" office:value-type="float"/>
          <table:table-cell office:value="0.541977137443983" office:value-type="float"/>
        </table:table-row>
        <table:table-row>
          <table:table-cell office:value-type="string">
            <text:p>overshare__overshare-kit</text:p>
          </table:table-cell>
          <table:table-cell office:value="0.7464096307190401" office:value-type="float"/>
          <table:table-cell office:value="0.8015355586538994" office:value-type="float"/>
          <table:table-cell office:value="0.8127104390683844" office:value-type="float"/>
          <table:table-cell office:value="0.826075829269477" office:value-type="float"/>
          <table:table-cell office:value="0.8320842255601286" office:value-type="float"/>
          <table:table-cell office:value="0.5628604463069293" office:value-type="float"/>
          <table:table-cell office:value="0.5986082155969202" office:value-type="float"/>
          <table:table-cell office:value="0.6111775711224002" office:value-type="float"/>
          <table:table-cell office:value="0.6156150197392057" office:value-type="float"/>
          <table:table-cell office:value="0.6181195400166065" office:value-type="float"/>
          <table:table-cell office:value="0.43023426551637844" office:value-type="float"/>
          <table:table-cell office:value="0.4619580541795686" office:value-type="float"/>
          <table:table-cell office:value="0.5008265040064862" office:value-type="float"/>
          <table:table-cell office:value="0.538121468653729" office:value-type="float"/>
          <table:table-cell office:value="0.5493992404934381" office:value-type="float"/>
          <table:table-cell office:value="0.6236843942632627" office:value-type="float"/>
          <table:table-cell office:value="0.6335178708477607" office:value-type="float"/>
          <table:table-cell office:value="0.6542170871794473" office:value-type="float"/>
          <table:table-cell office:value="0.6604142604573516" office:value-type="float"/>
          <table:table-cell office:value="0.6614577812735317" office:value-type="float"/>
          <table:table-cell office:value="0.3992616750883563" office:value-type="float"/>
          <table:table-cell office:value="0.5153212921625383" office:value-type="float"/>
          <table:table-cell office:value="0.5215849665599297" office:value-type="float"/>
          <table:table-cell office:value="0.5673154350612818" office:value-type="float"/>
          <table:table-cell office:value="0.5691961990754468" office:value-type="float"/>
        </table:table-row>
        <table:table-row>
          <table:table-cell office:value-type="string">
            <text:p>jaunesarmiento__fries</text:p>
          </table:table-cell>
          <table:table-cell office:value="0.7760837654579711" office:value-type="float"/>
          <table:table-cell office:value="0.8021703099780304" office:value-type="float"/>
          <table:table-cell office:value="0.8162671327855503" office:value-type="float"/>
          <table:table-cell office:value="0.8194646692000623" office:value-type="float"/>
          <table:table-cell office:value="0.8402531572601278" office:value-type="float"/>
          <table:table-cell office:value="0.5698455008954423" office:value-type="float"/>
          <table:table-cell office:value="0.5988290593754029" office:value-type="float"/>
          <table:table-cell office:value="0.6163412501414607" office:value-type="float"/>
          <table:table-cell office:value="0.6257411922420781" office:value-type="float"/>
          <table:table-cell office:value="0.6741001661538226" office:value-type="float"/>
          <table:table-cell office:value="0.45013943646613597" office:value-type="float"/>
          <table:table-cell office:value="0.47239062636450657" office:value-type="float"/>
          <table:table-cell office:value="0.47920856994465655" office:value-type="float"/>
          <table:table-cell office:value="0.4931426729679632" office:value-type="float"/>
          <table:table-cell office:value="0.5198923684967538" office:value-type="float"/>
          <table:table-cell office:value="0.5922257568481865" office:value-type="float"/>
          <table:table-cell office:value="0.6106714209108968" office:value-type="float"/>
          <table:table-cell office:value="0.6285313784184535" office:value-type="float"/>
          <table:table-cell office:value="0.6598481385835868" office:value-type="float"/>
          <table:table-cell office:value="0.7293214093737025" office:value-type="float"/>
          <table:table-cell office:value="0.47450078216288305" office:value-type="float"/>
          <table:table-cell office:value="0.5184323156136292" office:value-type="float"/>
          <table:table-cell office:value="0.5240763557676201" office:value-type="float"/>
          <table:table-cell office:value="0.5258817782441579" office:value-type="float"/>
          <table:table-cell office:value="0.5586480759314156" office:value-type="float"/>
        </table:table-row>
        <table:table-row>
          <table:table-cell office:value-type="string">
            <text:p>Microsoft__code-push</text:p>
          </table:table-cell>
          <table:table-cell office:value="0.7018031229542371" office:value-type="float"/>
          <table:table-cell office:value="0.777713036940153" office:value-type="float"/>
          <table:table-cell office:value="0.793004974960219" office:value-type="float"/>
          <table:table-cell office:value="0.8107940383052704" office:value-type="float"/>
          <table:table-cell office:value="0.8343251296226425" office:value-type="float"/>
          <table:table-cell office:value="0.5622732612477492" office:value-type="float"/>
          <table:table-cell office:value="0.6054262719599556" office:value-type="float"/>
          <table:table-cell office:value="0.6262415499030617" office:value-type="float"/>
          <table:table-cell office:value="0.6490912484165456" office:value-type="float"/>
          <table:table-cell office:value="0.6794631856681644" office:value-type="float"/>
          <table:table-cell office:value="0.37234486989891047" office:value-type="float"/>
          <table:table-cell office:value="0.4514373936635809" office:value-type="float"/>
          <table:table-cell office:value="0.4750470394184132" office:value-type="float"/>
          <table:table-cell office:value="0.4977153234313759" office:value-type="float"/>
          <table:table-cell office:value="0.5785275245298512" office:value-type="float"/>
          <table:table-cell office:value="0.5667923526018193" office:value-type="float"/>
          <table:table-cell office:value="0.624688083018636" office:value-type="float"/>
          <table:table-cell office:value="0.6450637370684631" office:value-type="float"/>
          <table:table-cell office:value="0.6716504113484124" office:value-type="float"/>
          <table:table-cell office:value="0.7440320058820026" office:value-type="float"/>
          <table:table-cell office:value="0.38408971035530937" office:value-type="float"/>
          <table:table-cell office:value="0.514278713937109" office:value-type="float"/>
          <table:table-cell office:value="0.5447521614160455" office:value-type="float"/>
          <table:table-cell office:value="0.5591402282415654" office:value-type="float"/>
          <table:table-cell office:value="0.5971120416144808" office:value-type="float"/>
        </table:table-row>
        <table:table-row>
          <table:table-cell office:value-type="string">
            <text:p>Automattic__simplenote-electron</text:p>
          </table:table-cell>
          <table:table-cell office:value="0.7622680262798709" office:value-type="float"/>
          <table:table-cell office:value="0.7927643760026587" office:value-type="float"/>
          <table:table-cell office:value="0.8087736039683528" office:value-type="float"/>
          <table:table-cell office:value="0.8156896484685935" office:value-type="float"/>
          <table:table-cell office:value="0.8412468779845975" office:value-type="float"/>
          <table:table-cell office:value="0.5503634573842633" office:value-type="float"/>
          <table:table-cell office:value="0.5854497540393602" office:value-type="float"/>
          <table:table-cell office:value="0.6097230129363335" office:value-type="float"/>
          <table:table-cell office:value="0.6192073187659908" office:value-type="float"/>
          <table:table-cell office:value="0.6547380160302132" office:value-type="float"/>
          <table:table-cell office:value="0.38576809977669824" office:value-type="float"/>
          <table:table-cell office:value="0.4473367606509355" office:value-type="float"/>
          <table:table-cell office:value="0.45942939166877206" office:value-type="float"/>
          <table:table-cell office:value="0.46605257928736477" office:value-type="float"/>
          <table:table-cell office:value="0.5297139507912924" office:value-type="float"/>
          <table:table-cell office:value="0.5416859588680107" office:value-type="float"/>
          <table:table-cell office:value="0.604558099848061" office:value-type="float"/>
          <table:table-cell office:value="0.6218331287237104" office:value-type="float"/>
          <table:table-cell office:value="0.6398837676183844" office:value-type="float"/>
          <table:table-cell office:value="0.6819703636425856" office:value-type="float"/>
          <table:table-cell office:value="0.4696218442188865" office:value-type="float"/>
          <table:table-cell office:value="0.4913266717434523" office:value-type="float"/>
          <table:table-cell office:value="0.5188776506819903" office:value-type="float"/>
          <table:table-cell office:value="0.529551234714935" office:value-type="float"/>
          <table:table-cell office:value="0.5728927091927789" office:value-type="float"/>
        </table:table-row>
        <table:table-row>
          <table:table-cell office:value-type="string">
            <text:p>jquery__jquery-mobile</text:p>
          </table:table-cell>
          <table:table-cell office:value="0.7073950723231301" office:value-type="float"/>
          <table:table-cell office:value="0.7944277925900367" office:value-type="float"/>
          <table:table-cell office:value="0.8112082640173938" office:value-type="float"/>
          <table:table-cell office:value="0.8248997138855155" office:value-type="float"/>
          <table:table-cell office:value="0.8764950784552911" office:value-type="float"/>
          <table:table-cell office:value="0.5042683331871429" office:value-type="float"/>
          <table:table-cell office:value="0.5834485062831143" office:value-type="float"/>
          <table:table-cell office:value="0.6014008215074853" office:value-type="float"/>
          <table:table-cell office:value="0.6202840867586144" office:value-type="float"/>
          <table:table-cell office:value="0.6934706510339799" office:value-type="float"/>
          <table:table-cell office:value="0.36586174011484074" office:value-type="float"/>
          <table:table-cell office:value="0.45475576211751495" office:value-type="float"/>
          <table:table-cell office:value="0.4807995117548865" office:value-type="float"/>
          <table:table-cell office:value="0.5042412948436522" office:value-type="float"/>
          <table:table-cell office:value="0.5945007623597283" office:value-type="float"/>
          <table:table-cell office:value="0.5372373466335467" office:value-type="float"/>
          <table:table-cell office:value="0.6014344278487127" office:value-type="float"/>
          <table:table-cell office:value="0.6263375284374835" office:value-type="float"/>
          <table:table-cell office:value="0.650053847455044" office:value-type="float"/>
          <table:table-cell office:value="0.781360805015048" office:value-type="float"/>
          <table:table-cell office:value="0.3756732242460455" office:value-type="float"/>
          <table:table-cell office:value="0.5007558243415701" office:value-type="float"/>
          <table:table-cell office:value="0.5250589181187062" office:value-type="float"/>
          <table:table-cell office:value="0.5461768698934103" office:value-type="float"/>
          <table:table-cell office:value="0.6193056612732337" office:value-type="float"/>
        </table:table-row>
        <table:table-row>
          <table:table-cell office:value-type="string">
            <text:p>angular-translate__angular-translate</text:p>
          </table:table-cell>
          <table:table-cell office:value="0.7162655684812046" office:value-type="float"/>
          <table:table-cell office:value="0.7835748529519186" office:value-type="float"/>
          <table:table-cell office:value="0.805354719968963" office:value-type="float"/>
          <table:table-cell office:value="0.8200619647119348" office:value-type="float"/>
          <table:table-cell office:value="0.8558172949926655" office:value-type="float"/>
          <table:table-cell office:value="0.5164528396911984" office:value-type="float"/>
          <table:table-cell office:value="0.5705102741271348" office:value-type="float"/>
          <table:table-cell office:value="0.5923871244871304" office:value-type="float"/>
          <table:table-cell office:value="0.6104256566425942" office:value-type="float"/>
          <table:table-cell office:value="0.6823422989398599" office:value-type="float"/>
          <table:table-cell office:value="0.36093036916335747" office:value-type="float"/>
          <table:table-cell office:value="0.4437735429134024" office:value-type="float"/>
          <table:table-cell office:value="0.4681320455517993" office:value-type="float"/>
          <table:table-cell office:value="0.4874257212108845" office:value-type="float"/>
          <table:table-cell office:value="0.5643964858928628" office:value-type="float"/>
          <table:table-cell office:value="0.5538013918101398" office:value-type="float"/>
          <table:table-cell office:value="0.6178762385950499" office:value-type="float"/>
          <table:table-cell office:value="0.6415385754936231" office:value-type="float"/>
          <table:table-cell office:value="0.6686759488438176" office:value-type="float"/>
          <table:table-cell office:value="0.7272851462665593" office:value-type="float"/>
          <table:table-cell office:value="0.3864544046301103" office:value-type="float"/>
          <table:table-cell office:value="0.47779811388731197" office:value-type="float"/>
          <table:table-cell office:value="0.5023849839450799" office:value-type="float"/>
          <table:table-cell office:value="0.5203147531540604" office:value-type="float"/>
          <table:table-cell office:value="0.5781953938754353" office:value-type="float"/>
        </table:table-row>
        <table:table-row>
          <table:table-cell office:value-type="string">
            <text:p>inikulin__parse5</text:p>
          </table:table-cell>
          <table:table-cell office:value="0.7715849990678024" office:value-type="float"/>
          <table:table-cell office:value="0.8123151232632588" office:value-type="float"/>
          <table:table-cell office:value="0.8250214171250704" office:value-type="float"/>
          <table:table-cell office:value="0.8376895612429894" office:value-type="float"/>
          <table:table-cell office:value="0.8636374423725325" office:value-type="float"/>
          <table:table-cell office:value="0.5322040224366998" office:value-type="float"/>
          <table:table-cell office:value="0.5735663338192527" office:value-type="float"/>
          <table:table-cell office:value="0.5962644715386621" office:value-type="float"/>
          <table:table-cell office:value="0.6097008977848679" office:value-type="float"/>
          <table:table-cell office:value="0.6449308413760306" office:value-type="float"/>
          <table:table-cell office:value="0.40043926908801963" office:value-type="float"/>
          <table:table-cell office:value="0.47766875202311787" office:value-type="float"/>
          <table:table-cell office:value="0.48705172811833003" office:value-type="float"/>
          <table:table-cell office:value="0.5102913076884458" office:value-type="float"/>
          <table:table-cell office:value="0.536900609286638" office:value-type="float"/>
          <table:table-cell office:value="0.559387512638807" office:value-type="float"/>
          <table:table-cell office:value="0.6282966921362676" office:value-type="float"/>
          <table:table-cell office:value="0.6385816877439834" office:value-type="float"/>
          <table:table-cell office:value="0.6475282578834056" office:value-type="float"/>
          <table:table-cell office:value="0.6967349408025594" office:value-type="float"/>
          <table:table-cell office:value="0.4178855554527766" office:value-type="float"/>
          <table:table-cell office:value="0.48484648913500195" office:value-type="float"/>
          <table:table-cell office:value="0.5074120695596113" office:value-type="float"/>
          <table:table-cell office:value="0.5217576705319166" office:value-type="float"/>
          <table:table-cell office:value="0.5472764469989874" office:value-type="float"/>
        </table:table-row>
        <table:table-row>
          <table:table-cell office:value-type="string">
            <text:p>M66B__XPrivacy</text:p>
          </table:table-cell>
          <table:table-cell office:value="0.6943371119053579" office:value-type="float"/>
          <table:table-cell office:value="0.7598978664108066" office:value-type="float"/>
          <table:table-cell office:value="0.7814921634735159" office:value-type="float"/>
          <table:table-cell office:value="0.7991330664210553" office:value-type="float"/>
          <table:table-cell office:value="0.8418526292104065" office:value-type="float"/>
          <table:table-cell office:value="0.5369592969722239" office:value-type="float"/>
          <table:table-cell office:value="0.5770564582233576" office:value-type="float"/>
          <table:table-cell office:value="0.595028252015151" office:value-type="float"/>
          <table:table-cell office:value="0.6075847469623588" office:value-type="float"/>
          <table:table-cell office:value="0.6635702027039776" office:value-type="float"/>
          <table:table-cell office:value="0.3926602627032174" office:value-type="float"/>
          <table:table-cell office:value="0.4450432646745604" office:value-type="float"/>
          <table:table-cell office:value="0.4652983330194818" office:value-type="float"/>
          <table:table-cell office:value="0.4854382853853153" office:value-type="float"/>
          <table:table-cell office:value="0.5465784496228598" office:value-type="float"/>
          <table:table-cell office:value="0.569839736729733" office:value-type="float"/>
          <table:table-cell office:value="0.6093413371418749" office:value-type="float"/>
          <table:table-cell office:value="0.6314315041463107" office:value-type="float"/>
          <table:table-cell office:value="0.662760676948723" office:value-type="float"/>
          <table:table-cell office:value="0.7121672201919915" office:value-type="float"/>
          <table:table-cell office:value="0.37363301755697953" office:value-type="float"/>
          <table:table-cell office:value="0.4816463986921151" office:value-type="float"/>
          <table:table-cell office:value="0.5139850701046216" office:value-type="float"/>
          <table:table-cell office:value="0.5361216179519867" office:value-type="float"/>
          <table:table-cell office:value="0.5974115837043852" office:value-type="float"/>
        </table:table-row>
        <table:table-row>
          <table:table-cell office:value-type="string">
            <text:p>lokesh__lightbox2</text:p>
          </table:table-cell>
          <table:table-cell office:value="0.761223254214801" office:value-type="float"/>
          <table:table-cell office:value="0.779170742247908" office:value-type="float"/>
          <table:table-cell office:value="0.7993305755019882" office:value-type="float"/>
          <table:table-cell office:value="0.8124559018603367" office:value-type="float"/>
          <table:table-cell office:value="0.8532004877640128" office:value-type="float"/>
          <table:table-cell office:value="0.5434945920563525" office:value-type="float"/>
          <table:table-cell office:value="0.5933790912354461" office:value-type="float"/>
          <table:table-cell office:value="0.6032771049675971" office:value-type="float"/>
          <table:table-cell office:value="0.6189118748748176" office:value-type="float"/>
          <table:table-cell office:value="0.6438257972540069" office:value-type="float"/>
          <table:table-cell office:value="0.4365936403194234" office:value-type="float"/>
          <table:table-cell office:value="0.4768102666360374" office:value-type="float"/>
          <table:table-cell office:value="0.49302868928758076" office:value-type="float"/>
          <table:table-cell office:value="0.501140385981297" office:value-type="float"/>
          <table:table-cell office:value="0.5750622918438743" office:value-type="float"/>
          <table:table-cell office:value="0.5966575759828814" office:value-type="float"/>
          <table:table-cell office:value="0.627128952017161" office:value-type="float"/>
          <table:table-cell office:value="0.631586942146705" office:value-type="float"/>
          <table:table-cell office:value="0.6454749948984536" office:value-type="float"/>
          <table:table-cell office:value="0.6977069805972363" office:value-type="float"/>
          <table:table-cell office:value="0.39936382892534944" office:value-type="float"/>
          <table:table-cell office:value="0.486858256605933" office:value-type="float"/>
          <table:table-cell office:value="0.5288602176125975" office:value-type="float"/>
          <table:table-cell office:value="0.5419153803125898" office:value-type="float"/>
          <table:table-cell office:value="0.5998029449500847" office:value-type="float"/>
        </table:table-row>
        <table:table-row>
          <table:table-cell office:value-type="string">
            <text:p>stylelint__stylelint</text:p>
          </table:table-cell>
          <table:table-cell office:value="0.7119928024645903" office:value-type="float"/>
          <table:table-cell office:value="0.797044430137165" office:value-type="float"/>
          <table:table-cell office:value="0.8140565538700503" office:value-type="float"/>
          <table:table-cell office:value="0.8271447024617524" office:value-type="float"/>
          <table:table-cell office:value="0.882365130649043" office:value-type="float"/>
          <table:table-cell office:value="0.514264442141731" office:value-type="float"/>
          <table:table-cell office:value="0.5829687245680911" office:value-type="float"/>
          <table:table-cell office:value="0.6000221633235674" office:value-type="float"/>
          <table:table-cell office:value="0.612742198435495" office:value-type="float"/>
          <table:table-cell office:value="0.6766456081477429" office:value-type="float"/>
          <table:table-cell office:value="0.37462137910663246" office:value-type="float"/>
          <table:table-cell office:value="0.4611144410867295" office:value-type="float"/>
          <table:table-cell office:value="0.4831941209273251" office:value-type="float"/>
          <table:table-cell office:value="0.5046807766355805" office:value-type="float"/>
          <table:table-cell office:value="0.5734572154559778" office:value-type="float"/>
          <table:table-cell office:value="0.5670511925924323" office:value-type="float"/>
          <table:table-cell office:value="0.6168688650257128" office:value-type="float"/>
          <table:table-cell office:value="0.6365965108185736" office:value-type="float"/>
          <table:table-cell office:value="0.6631597557816347" office:value-type="float"/>
          <table:table-cell office:value="0.7239496516353389" office:value-type="float"/>
          <table:table-cell office:value="0.37772158822107527" office:value-type="float"/>
          <table:table-cell office:value="0.47096583800870984" office:value-type="float"/>
          <table:table-cell office:value="0.49384322190620433" office:value-type="float"/>
          <table:table-cell office:value="0.5151912739965319" office:value-type="float"/>
          <table:table-cell office:value="0.580837713864293" office:value-type="float"/>
        </table:table-row>
        <table:table-row>
          <table:table-cell office:value-type="string">
            <text:p>kubernetes__kubernetes</text:p>
          </table:table-cell>
          <table:table-cell office:value="0.6759653401172204" office:value-type="float"/>
          <table:table-cell office:value="0.7884806996480527" office:value-type="float"/>
          <table:table-cell office:value="0.8049396273405571" office:value-type="float"/>
          <table:table-cell office:value="0.817763339250097" office:value-type="float"/>
          <table:table-cell office:value="0.8762963370618075" office:value-type="float"/>
          <table:table-cell office:value="0.5211208547432263" office:value-type="float"/>
          <table:table-cell office:value="0.5948986934227422" office:value-type="float"/>
          <table:table-cell office:value="0.6113027940366385" office:value-type="float"/>
          <table:table-cell office:value="0.6274051962365316" office:value-type="float"/>
          <table:table-cell office:value="0.7155356755435763" office:value-type="float"/>
          <table:table-cell office:value="0.38111815757212353" office:value-type="float"/>
          <table:table-cell office:value="0.45130748585876684" office:value-type="float"/>
          <table:table-cell office:value="0.46731434111566506" office:value-type="float"/>
          <table:table-cell office:value="0.4874475013031273" office:value-type="float"/>
          <table:table-cell office:value="0.5875482888872005" office:value-type="float"/>
          <table:table-cell office:value="0.5506110213081552" office:value-type="float"/>
          <table:table-cell office:value="0.6180993787540914" office:value-type="float"/>
          <table:table-cell office:value="0.6326464608788" office:value-type="float"/>
          <table:table-cell office:value="0.6483144008955685" office:value-type="float"/>
          <table:table-cell office:value="0.7481309238922342" office:value-type="float"/>
          <table:table-cell office:value="0.3300423372054002" office:value-type="float"/>
          <table:table-cell office:value="0.4865378323310996" office:value-type="float"/>
          <table:table-cell office:value="0.5031420484419378" office:value-type="float"/>
          <table:table-cell office:value="0.5192496041438662" office:value-type="float"/>
          <table:table-cell office:value="0.6123439868688344" office:value-type="float"/>
        </table:table-row>
        <table:table-row>
          <table:table-cell office:value-type="string">
            <text:p>CosmicMind__Material</text:p>
          </table:table-cell>
          <table:table-cell office:value="0.7373529405731138" office:value-type="float"/>
          <table:table-cell office:value="0.7796229243082937" office:value-type="float"/>
          <table:table-cell office:value="0.7989234790542719" office:value-type="float"/>
          <table:table-cell office:value="0.8133318892667919" office:value-type="float"/>
          <table:table-cell office:value="0.8359712068938866" office:value-type="float"/>
          <table:table-cell office:value="0.5126569297051655" office:value-type="float"/>
          <table:table-cell office:value="0.5562840628983492" office:value-type="float"/>
          <table:table-cell office:value="0.5857886966520185" office:value-type="float"/>
          <table:table-cell office:value="0.6049558792350499" office:value-type="float"/>
          <table:table-cell office:value="0.7316085189060442" office:value-type="float"/>
          <table:table-cell office:value="0.36537174058206534" office:value-type="float"/>
          <table:table-cell office:value="0.4735512544130881" office:value-type="float"/>
          <table:table-cell office:value="0.49613114864105967" office:value-type="float"/>
          <table:table-cell office:value="0.5085433175118453" office:value-type="float"/>
          <table:table-cell office:value="0.5720279269868583" office:value-type="float"/>
          <table:table-cell office:value="0.5750561735113797" office:value-type="float"/>
          <table:table-cell office:value="0.622499812863595" office:value-type="float"/>
          <table:table-cell office:value="0.6423870592437337" office:value-type="float"/>
          <table:table-cell office:value="0.6665456545292858" office:value-type="float"/>
          <table:table-cell office:value="0.7742618015807596" office:value-type="float"/>
          <table:table-cell office:value="0.3211710581771403" office:value-type="float"/>
          <table:table-cell office:value="0.43061029680431" office:value-type="float"/>
          <table:table-cell office:value="0.4725424422392026" office:value-type="float"/>
          <table:table-cell office:value="0.5051139737747328" office:value-type="float"/>
          <table:table-cell office:value="0.5546369241622655" office:value-type="float"/>
        </table:table-row>
        <table:table-row>
          <table:table-cell office:value-type="string">
            <text:p>CodaFi__AFNetworking-RACExtensions</text:p>
          </table:table-cell>
          <table:table-cell office:value="0.7788413335295046" office:value-type="float"/>
          <table:table-cell office:value="0.7788413335295046" office:value-type="float"/>
          <table:table-cell office:value="0.7788413335295046" office:value-type="float"/>
          <table:table-cell office:value="0.7788413335295046" office:value-type="float"/>
          <table:table-cell office:value="0.8149086714084951" office:value-type="float"/>
          <table:table-cell office:value="0.5970730307338261" office:value-type="float"/>
          <table:table-cell office:value="0.5970730307338261" office:value-type="float"/>
          <table:table-cell office:value="0.5970730307338261" office:value-type="float"/>
          <table:table-cell office:value="0.5970730307338261" office:value-type="float"/>
          <table:table-cell office:value="0.6353440248153234" office:value-type="float"/>
          <table:table-cell office:value="0.44798708011990007" office:value-type="float"/>
          <table:table-cell office:value="0.44798708011990007" office:value-type="float"/>
          <table:table-cell office:value="0.44798708011990007" office:value-type="float"/>
          <table:table-cell office:value="0.44798708011990007" office:value-type="float"/>
          <table:table-cell office:value="0.504604080862332" office:value-type="float"/>
          <table:table-cell office:value="0.6410537250263932" office:value-type="float"/>
          <table:table-cell office:value="0.6410537250263932" office:value-type="float"/>
          <table:table-cell office:value="0.6410537250263932" office:value-type="float"/>
          <table:table-cell office:value="0.6410537250263932" office:value-type="float"/>
          <table:table-cell office:value="0.7120913628463873" office:value-type="float"/>
          <table:table-cell office:value="0.5027255059791775" office:value-type="float"/>
          <table:table-cell office:value="0.5027255059791775" office:value-type="float"/>
          <table:table-cell office:value="0.5027255059791775" office:value-type="float"/>
          <table:table-cell office:value="0.5027255059791775" office:value-type="float"/>
          <table:table-cell office:value="0.5428517882885033" office:value-type="float"/>
        </table:table-row>
        <table:table-row>
          <table:table-cell office:value-type="string">
            <text:p>smileyborg__UIView-AutoLayout</text:p>
          </table:table-cell>
          <table:table-cell office:value="0.7379506792233852" office:value-type="float"/>
          <table:table-cell office:value="0.7897186022009866" office:value-type="float"/>
          <table:table-cell office:value="0.79289637113467" office:value-type="float"/>
          <table:table-cell office:value="0.7939754281569895" office:value-type="float"/>
          <table:table-cell office:value="0.8251788993684418" office:value-type="float"/>
          <table:table-cell office:value="0.5246537683349525" office:value-type="float"/>
          <table:table-cell office:value="0.5920630336324654" office:value-type="float"/>
          <table:table-cell office:value="0.6187685928346144" office:value-type="float"/>
          <table:table-cell office:value="0.6251861535525675" office:value-type="float"/>
          <table:table-cell office:value="0.6262985093132132" office:value-type="float"/>
          <table:table-cell office:value="0.46539085101257294" office:value-type="float"/>
          <table:table-cell office:value="0.5110907600892598" office:value-type="float"/>
          <table:table-cell office:value="0.5151880461720874" office:value-type="float"/>
          <table:table-cell office:value="0.5170203064433109" office:value-type="float"/>
          <table:table-cell office:value="0.5954054026053481" office:value-type="float"/>
          <table:table-cell office:value="0.6371735982118766" office:value-type="float"/>
          <table:table-cell office:value="0.6470540420943772" office:value-type="float"/>
          <table:table-cell office:value="0.6584006082838609" office:value-type="float"/>
          <table:table-cell office:value="0.6884535582659064" office:value-type="float"/>
          <table:table-cell office:value="0.7044249862211621" office:value-type="float"/>
          <table:table-cell office:value="0.4580017267238992" office:value-type="float"/>
          <table:table-cell office:value="0.4761263217191294" office:value-type="float"/>
          <table:table-cell office:value="0.48234077424410216" office:value-type="float"/>
          <table:table-cell office:value="0.5140540178725793" office:value-type="float"/>
          <table:table-cell office:value="0.551088794072291" office:value-type="float"/>
        </table:table-row>
        <table:table-row>
          <table:table-cell office:value-type="string">
            <text:p>darktable-org__darktable</text:p>
          </table:table-cell>
          <table:table-cell office:value="0.7118828019397543" office:value-type="float"/>
          <table:table-cell office:value="0.7984199988238432" office:value-type="float"/>
          <table:table-cell office:value="0.8100153706252063" office:value-type="float"/>
          <table:table-cell office:value="0.8220861890000664" office:value-type="float"/>
          <table:table-cell office:value="0.8628894362199644" office:value-type="float"/>
          <table:table-cell office:value="0.5372376865031387" office:value-type="float"/>
          <table:table-cell office:value="0.5839036533522703" office:value-type="float"/>
          <table:table-cell office:value="0.6003157870075774" office:value-type="float"/>
          <table:table-cell office:value="0.6176289778026065" office:value-type="float"/>
          <table:table-cell office:value="0.6606790490792805" office:value-type="float"/>
          <table:table-cell office:value="0.3995959249404354" office:value-type="float"/>
          <table:table-cell office:value="0.4556976974148088" office:value-type="float"/>
          <table:table-cell office:value="0.47521606777221703" office:value-type="float"/>
          <table:table-cell office:value="0.4987268935538017" office:value-type="float"/>
          <table:table-cell office:value="0.5678334355439592" office:value-type="float"/>
          <table:table-cell office:value="0.5582604010197199" office:value-type="float"/>
          <table:table-cell office:value="0.620160118070034" office:value-type="float"/>
          <table:table-cell office:value="0.638236685866906" office:value-type="float"/>
          <table:table-cell office:value="0.6628873333123059" office:value-type="float"/>
          <table:table-cell office:value="0.7107292680099424" office:value-type="float"/>
          <table:table-cell office:value="0.37012023640896335" office:value-type="float"/>
          <table:table-cell office:value="0.4768292983958195" office:value-type="float"/>
          <table:table-cell office:value="0.4946129708657728" office:value-type="float"/>
          <table:table-cell office:value="0.5132706400794425" office:value-type="float"/>
          <table:table-cell office:value="0.5565931820304846" office:value-type="float"/>
        </table:table-row>
        <table:table-row>
          <table:table-cell office:value-type="string">
            <text:p>cjohansen__juicer</text:p>
          </table:table-cell>
          <table:table-cell office:value="0.7853196972941686" office:value-type="float"/>
          <table:table-cell office:value="0.7853196972941686" office:value-type="float"/>
          <table:table-cell office:value="0.7853196972941686" office:value-type="float"/>
          <table:table-cell office:value="0.7853196972941686" office:value-type="float"/>
          <table:table-cell office:value="0.8135987060684847" office:value-type="float"/>
          <table:table-cell office:value="0.5771177419869653" office:value-type="float"/>
          <table:table-cell office:value="0.5771177419869653" office:value-type="float"/>
          <table:table-cell office:value="0.5771177419869653" office:value-type="float"/>
          <table:table-cell office:value="0.5771177419869653" office:value-type="float"/>
          <table:table-cell office:value="0.6486524431466985" office:value-type="float"/>
          <table:table-cell office:value="0.45053708150503846" office:value-type="float"/>
          <table:table-cell office:value="0.45053708150503846" office:value-type="float"/>
          <table:table-cell office:value="0.45053708150503846" office:value-type="float"/>
          <table:table-cell office:value="0.45053708150503846" office:value-type="float"/>
          <table:table-cell office:value="0.5224557492914486" office:value-type="float"/>
          <table:table-cell office:value="0.6368385067820911" office:value-type="float"/>
          <table:table-cell office:value="0.6368385067820911" office:value-type="float"/>
          <table:table-cell office:value="0.6368385067820911" office:value-type="float"/>
          <table:table-cell office:value="0.6368385067820911" office:value-type="float"/>
          <table:table-cell office:value="0.6691124187936126" office:value-type="float"/>
          <table:table-cell office:value="0.5105628237954403" office:value-type="float"/>
          <table:table-cell office:value="0.5105628237954403" office:value-type="float"/>
          <table:table-cell office:value="0.5105628237954403" office:value-type="float"/>
          <table:table-cell office:value="0.5105628237954403" office:value-type="float"/>
          <table:table-cell office:value="0.5601346631821079" office:value-type="float"/>
        </table:table-row>
        <table:table-row>
          <table:table-cell office:value-type="string">
            <text:p>PHP-FFMpeg__PHP-FFMpeg</text:p>
          </table:table-cell>
          <table:table-cell office:value="0.6915378935485113" office:value-type="float"/>
          <table:table-cell office:value="0.7492438989727206" office:value-type="float"/>
          <table:table-cell office:value="0.7748603764519184" office:value-type="float"/>
          <table:table-cell office:value="0.8048688957799022" office:value-type="float"/>
          <table:table-cell office:value="0.8297438288343956" office:value-type="float"/>
          <table:table-cell office:value="0.5395101573310445" office:value-type="float"/>
          <table:table-cell office:value="0.5732376651688359" office:value-type="float"/>
          <table:table-cell office:value="0.5954296005879762" office:value-type="float"/>
          <table:table-cell office:value="0.6134088371701634" office:value-type="float"/>
          <table:table-cell office:value="0.6542063204222069" office:value-type="float"/>
          <table:table-cell office:value="0.4095416711789007" office:value-type="float"/>
          <table:table-cell office:value="0.4467608629704855" office:value-type="float"/>
          <table:table-cell office:value="0.4599027717065286" office:value-type="float"/>
          <table:table-cell office:value="0.4749805626181871" office:value-type="float"/>
          <table:table-cell office:value="0.5279888838350475" office:value-type="float"/>
          <table:table-cell office:value="0.5805820406323834" office:value-type="float"/>
          <table:table-cell office:value="0.6159741998383875" office:value-type="float"/>
          <table:table-cell office:value="0.6415599996262173" office:value-type="float"/>
          <table:table-cell office:value="0.6591906413373181" office:value-type="float"/>
          <table:table-cell office:value="0.7073584771305103" office:value-type="float"/>
          <table:table-cell office:value="0.4133843929980404" office:value-type="float"/>
          <table:table-cell office:value="0.46237229757585396" office:value-type="float"/>
          <table:table-cell office:value="0.4881751495747761" office:value-type="float"/>
          <table:table-cell office:value="0.5209631159975453" office:value-type="float"/>
          <table:table-cell office:value="0.5826500489015735" office:value-type="float"/>
        </table:table-row>
        <table:table-row>
          <table:table-cell office:value-type="string">
            <text:p>dokan-dev__dokany</text:p>
          </table:table-cell>
          <table:table-cell office:value="0.7085932261283755" office:value-type="float"/>
          <table:table-cell office:value="0.7665870332230509" office:value-type="float"/>
          <table:table-cell office:value="0.7896556943109719" office:value-type="float"/>
          <table:table-cell office:value="0.8090431303512658" office:value-type="float"/>
          <table:table-cell office:value="0.8465574581398321" office:value-type="float"/>
          <table:table-cell office:value="0.5315751251159984" office:value-type="float"/>
          <table:table-cell office:value="0.589402431398955" office:value-type="float"/>
          <table:table-cell office:value="0.6063586770162905" office:value-type="float"/>
          <table:table-cell office:value="0.6192285834517973" office:value-type="float"/>
          <table:table-cell office:value="0.6832561987055039" office:value-type="float"/>
          <table:table-cell office:value="0.3590368535005362" office:value-type="float"/>
          <table:table-cell office:value="0.4432676609437031" office:value-type="float"/>
          <table:table-cell office:value="0.45710380576139564" office:value-type="float"/>
          <table:table-cell office:value="0.48287295532512764" office:value-type="float"/>
          <table:table-cell office:value="0.5628056357926989" office:value-type="float"/>
          <table:table-cell office:value="0.5433077844754542" office:value-type="float"/>
          <table:table-cell office:value="0.6064471992089614" office:value-type="float"/>
          <table:table-cell office:value="0.6309400061302839" office:value-type="float"/>
          <table:table-cell office:value="0.6564265433664522" office:value-type="float"/>
          <table:table-cell office:value="0.7189040549865052" office:value-type="float"/>
          <table:table-cell office:value="0.3762065639634832" office:value-type="float"/>
          <table:table-cell office:value="0.48297135787692946" office:value-type="float"/>
          <table:table-cell office:value="0.5144903100226211" office:value-type="float"/>
          <table:table-cell office:value="0.5352834888847555" office:value-type="float"/>
          <table:table-cell office:value="0.5977021211394962" office:value-type="float"/>
        </table:table-row>
        <table:table-row>
          <table:table-cell office:value-type="string">
            <text:p>storybooks__storybook</text:p>
          </table:table-cell>
          <table:table-cell office:value="0.7079733397635503" office:value-type="float"/>
          <table:table-cell office:value="0.7757644087481854" office:value-type="float"/>
          <table:table-cell office:value="0.8004426283187311" office:value-type="float"/>
          <table:table-cell office:value="0.8153415955925573" office:value-type="float"/>
          <table:table-cell office:value="0.8657537991073965" office:value-type="float"/>
          <table:table-cell office:value="0.49271761868953434" office:value-type="float"/>
          <table:table-cell office:value="0.5633805251837489" office:value-type="float"/>
          <table:table-cell office:value="0.5788644641071572" office:value-type="float"/>
          <table:table-cell office:value="0.5989332349757241" office:value-type="float"/>
          <table:table-cell office:value="0.65466153691005" office:value-type="float"/>
          <table:table-cell office:value="0.35447795785850633" office:value-type="float"/>
          <table:table-cell office:value="0.44665558737425537" office:value-type="float"/>
          <table:table-cell office:value="0.4658387700253543" office:value-type="float"/>
          <table:table-cell office:value="0.4862316141082986" office:value-type="float"/>
          <table:table-cell office:value="0.590041378761158" office:value-type="float"/>
          <table:table-cell office:value="0.5450278574520842" office:value-type="float"/>
          <table:table-cell office:value="0.6006197953651427" office:value-type="float"/>
          <table:table-cell office:value="0.6245331540540435" office:value-type="float"/>
          <table:table-cell office:value="0.6470506378121299" office:value-type="float"/>
          <table:table-cell office:value="0.7605316418466641" office:value-type="float"/>
          <table:table-cell office:value="0.3191196590157515" office:value-type="float"/>
          <table:table-cell office:value="0.4394146185924466" office:value-type="float"/>
          <table:table-cell office:value="0.4736084007124489" office:value-type="float"/>
          <table:table-cell office:value="0.49490878585059195" office:value-type="float"/>
          <table:table-cell office:value="0.554279866744137" office:value-type="float"/>
        </table:table-row>
        <table:table-row>
          <table:table-cell office:value-type="string">
            <text:p>Kinto__kinto</text:p>
          </table:table-cell>
          <table:table-cell office:value="0.7533973215394082" office:value-type="float"/>
          <table:table-cell office:value="0.7948215237619554" office:value-type="float"/>
          <table:table-cell office:value="0.8061871222012073" office:value-type="float"/>
          <table:table-cell office:value="0.8205563614405645" office:value-type="float"/>
          <table:table-cell office:value="0.8580543039417086" office:value-type="float"/>
          <table:table-cell office:value="0.5067309645296308" office:value-type="float"/>
          <table:table-cell office:value="0.5950010201901152" office:value-type="float"/>
          <table:table-cell office:value="0.610859976954991" office:value-type="float"/>
          <table:table-cell office:value="0.6316377887096843" office:value-type="float"/>
          <table:table-cell office:value="0.6618315835764127" office:value-type="float"/>
          <table:table-cell office:value="0.43855337115586634" office:value-type="float"/>
          <table:table-cell office:value="0.4651706260582569" office:value-type="float"/>
          <table:table-cell office:value="0.47916548154419236" office:value-type="float"/>
          <table:table-cell office:value="0.502276734118093" office:value-type="float"/>
          <table:table-cell office:value="0.5808550050378776" office:value-type="float"/>
          <table:table-cell office:value="0.5961171247643349" office:value-type="float"/>
          <table:table-cell office:value="0.6252884987055862" office:value-type="float"/>
          <table:table-cell office:value="0.6406477457897486" office:value-type="float"/>
          <table:table-cell office:value="0.665228157397672" office:value-type="float"/>
          <table:table-cell office:value="0.7201704601498554" office:value-type="float"/>
          <table:table-cell office:value="0.42758295304221006" office:value-type="float"/>
          <table:table-cell office:value="0.49485521864501714" office:value-type="float"/>
          <table:table-cell office:value="0.5133607125963052" office:value-type="float"/>
          <table:table-cell office:value="0.5321550586595751" office:value-type="float"/>
          <table:table-cell office:value="0.5555938239209347" office:value-type="float"/>
        </table:table-row>
        <table:table-row>
          <table:table-cell office:value-type="string">
            <text:p>SwiftyJSON__SwiftyJSON</text:p>
          </table:table-cell>
          <table:table-cell office:value="0.7019921664495998" office:value-type="float"/>
          <table:table-cell office:value="0.7875500557894215" office:value-type="float"/>
          <table:table-cell office:value="0.8079494138653698" office:value-type="float"/>
          <table:table-cell office:value="0.8256237154244522" office:value-type="float"/>
          <table:table-cell office:value="0.8554407546666702" office:value-type="float"/>
          <table:table-cell office:value="0.5109872312266392" office:value-type="float"/>
          <table:table-cell office:value="0.5465957511699722" office:value-type="float"/>
          <table:table-cell office:value="0.5768182583747387" office:value-type="float"/>
          <table:table-cell office:value="0.594705282799353" office:value-type="float"/>
          <table:table-cell office:value="0.6302313184550448" office:value-type="float"/>
          <table:table-cell office:value="0.39342345810666923" office:value-type="float"/>
          <table:table-cell office:value="0.46223947876347377" office:value-type="float"/>
          <table:table-cell office:value="0.4772802420174005" office:value-type="float"/>
          <table:table-cell office:value="0.4972118058125291" office:value-type="float"/>
          <table:table-cell office:value="0.6148428444778531" office:value-type="float"/>
          <table:table-cell office:value="0.5742606852906732" office:value-type="float"/>
          <table:table-cell office:value="0.634843627357459" office:value-type="float"/>
          <table:table-cell office:value="0.6548992324239158" office:value-type="float"/>
          <table:table-cell office:value="0.6675332028438945" office:value-type="float"/>
          <table:table-cell office:value="0.7223015051562638" office:value-type="float"/>
          <table:table-cell office:value="0.32917159523002937" office:value-type="float"/>
          <table:table-cell office:value="0.4553977950854781" office:value-type="float"/>
          <table:table-cell office:value="0.4820413788612885" office:value-type="float"/>
          <table:table-cell office:value="0.5035908721272672" office:value-type="float"/>
          <table:table-cell office:value="0.5429366089430159" office:value-type="float"/>
        </table:table-row>
        <table:table-row>
          <table:table-cell office:value-type="string">
            <text:p>k9mail__k-9</text:p>
          </table:table-cell>
          <table:table-cell office:value="0.6959502298726451" office:value-type="float"/>
          <table:table-cell office:value="0.775060870196633" office:value-type="float"/>
          <table:table-cell office:value="0.7977568902674005" office:value-type="float"/>
          <table:table-cell office:value="0.8145107009245999" office:value-type="float"/>
          <table:table-cell office:value="0.8689115456765397" office:value-type="float"/>
          <table:table-cell office:value="0.532014343524225" office:value-type="float"/>
          <table:table-cell office:value="0.5843478840815208" office:value-type="float"/>
          <table:table-cell office:value="0.6029226970310146" office:value-type="float"/>
          <table:table-cell office:value="0.6197087633135403" office:value-type="float"/>
          <table:table-cell office:value="0.6843313764983324" office:value-type="float"/>
          <table:table-cell office:value="0.38766580403911577" office:value-type="float"/>
          <table:table-cell office:value="0.4688830441770401" office:value-type="float"/>
          <table:table-cell office:value="0.4840646097292707" office:value-type="float"/>
          <table:table-cell office:value="0.5041222849035921" office:value-type="float"/>
          <table:table-cell office:value="0.5786831700891177" office:value-type="float"/>
          <table:table-cell office:value="0.5736779658489581" office:value-type="float"/>
          <table:table-cell office:value="0.6291346708974455" office:value-type="float"/>
          <table:table-cell office:value="0.6535042073573812" office:value-type="float"/>
          <table:table-cell office:value="0.6750422100458319" office:value-type="float"/>
          <table:table-cell office:value="0.7493133385339248" office:value-type="float"/>
          <table:table-cell office:value="0.3253880953205377" office:value-type="float"/>
          <table:table-cell office:value="0.4859736782812166" office:value-type="float"/>
          <table:table-cell office:value="0.5096699054930496" office:value-type="float"/>
          <table:table-cell office:value="0.5294199129406961" office:value-type="float"/>
          <table:table-cell office:value="0.6155781404891448" office:value-type="float"/>
        </table:table-row>
        <table:table-row>
          <table:table-cell office:value-type="string">
            <text:p>ztellman__automat</text:p>
          </table:table-cell>
          <table:table-cell office:value="0.7408024105070218" office:value-type="float"/>
          <table:table-cell office:value="0.7503314411323798" office:value-type="float"/>
          <table:table-cell office:value="0.8004149807448275" office:value-type="float"/>
          <table:table-cell office:value="0.8163599071993364" office:value-type="float"/>
          <table:table-cell office:value="0.8260618268877018" office:value-type="float"/>
          <table:table-cell office:value="0.5387920420231812" office:value-type="float"/>
          <table:table-cell office:value="0.5543541288849099" office:value-type="float"/>
          <table:table-cell office:value="0.5679866154303562" office:value-type="float"/>
          <table:table-cell office:value="0.6054558928456347" office:value-type="float"/>
          <table:table-cell office:value="0.617152736076922" office:value-type="float"/>
          <table:table-cell office:value="0.41757536413743" office:value-type="float"/>
          <table:table-cell office:value="0.44324937003014464" office:value-type="float"/>
          <table:table-cell office:value="0.4671374636708082" office:value-type="float"/>
          <table:table-cell office:value="0.48577241163980134" office:value-type="float"/>
          <table:table-cell office:value="0.4997014527133536" office:value-type="float"/>
          <table:table-cell office:value="0.6275561284111894" office:value-type="float"/>
          <table:table-cell office:value="0.6316606690259463" office:value-type="float"/>
          <table:table-cell office:value="0.6551880695196881" office:value-type="float"/>
          <table:table-cell office:value="0.6663442978983769" office:value-type="float"/>
          <table:table-cell office:value="0.6709128877302228" office:value-type="float"/>
          <table:table-cell office:value="0.38963066547948655" office:value-type="float"/>
          <table:table-cell office:value="0.419315981175984" office:value-type="float"/>
          <table:table-cell office:value="0.45149007394155577" office:value-type="float"/>
          <table:table-cell office:value="0.512616531019024" office:value-type="float"/>
          <table:table-cell office:value="0.575720310097022" office:value-type="float"/>
        </table:table-row>
        <table:table-row>
          <table:table-cell office:value-type="string">
            <text:p>prasmussen__gdrive</text:p>
          </table:table-cell>
          <table:table-cell office:value="0.6763485321780798" office:value-type="float"/>
          <table:table-cell office:value="0.7596671254619863" office:value-type="float"/>
          <table:table-cell office:value="0.777767122752608" office:value-type="float"/>
          <table:table-cell office:value="0.7921254723985525" office:value-type="float"/>
          <table:table-cell office:value="0.8471777752573176" office:value-type="float"/>
          <table:table-cell office:value="0.5427673572265794" office:value-type="float"/>
          <table:table-cell office:value="0.5737477542346824" office:value-type="float"/>
          <table:table-cell office:value="0.589072196872889" office:value-type="float"/>
          <table:table-cell office:value="0.6105767330347343" office:value-type="float"/>
          <table:table-cell office:value="0.6522915895647372" office:value-type="float"/>
          <table:table-cell office:value="0.3829089292107408" office:value-type="float"/>
          <table:table-cell office:value="0.43849114925848026" office:value-type="float"/>
          <table:table-cell office:value="0.44838983035907654" office:value-type="float"/>
          <table:table-cell office:value="0.4678694037189519" office:value-type="float"/>
          <table:table-cell office:value="0.5180369261847714" office:value-type="float"/>
          <table:table-cell office:value="0.5680040938383915" office:value-type="float"/>
          <table:table-cell office:value="0.5925914576906105" office:value-type="float"/>
          <table:table-cell office:value="0.6161691834372436" office:value-type="float"/>
          <table:table-cell office:value="0.6420000342234085" office:value-type="float"/>
          <table:table-cell office:value="0.6996090139502702" office:value-type="float"/>
          <table:table-cell office:value="0.41759110781571335" office:value-type="float"/>
          <table:table-cell office:value="0.4880926169867413" office:value-type="float"/>
          <table:table-cell office:value="0.5217939911785091" office:value-type="float"/>
          <table:table-cell office:value="0.5531174322424021" office:value-type="float"/>
          <table:table-cell office:value="0.5870000254273984" office:value-type="float"/>
        </table:table-row>
        <table:table-row>
          <table:table-cell office:value-type="string">
            <text:p>SBoudrias__Inquirer.js</text:p>
          </table:table-cell>
          <table:table-cell office:value="0.7296260842740985" office:value-type="float"/>
          <table:table-cell office:value="0.7962426236352165" office:value-type="float"/>
          <table:table-cell office:value="0.8094770610234104" office:value-type="float"/>
          <table:table-cell office:value="0.82389671371665" office:value-type="float"/>
          <table:table-cell office:value="0.8785041864479847" office:value-type="float"/>
          <table:table-cell office:value="0.5432149354873371" office:value-type="float"/>
          <table:table-cell office:value="0.5829237639173087" office:value-type="float"/>
          <table:table-cell office:value="0.599175974436479" office:value-type="float"/>
          <table:table-cell office:value="0.6125537054421231" office:value-type="float"/>
          <table:table-cell office:value="0.6546430788504299" office:value-type="float"/>
          <table:table-cell office:value="0.39388434785795273" office:value-type="float"/>
          <table:table-cell office:value="0.4696048369162149" office:value-type="float"/>
          <table:table-cell office:value="0.4908270980447226" office:value-type="float"/>
          <table:table-cell office:value="0.5135814286737537" office:value-type="float"/>
          <table:table-cell office:value="0.5685320437798878" office:value-type="float"/>
          <table:table-cell office:value="0.5817403033852672" office:value-type="float"/>
          <table:table-cell office:value="0.6328989713376242" office:value-type="float"/>
          <table:table-cell office:value="0.6581895995397578" office:value-type="float"/>
          <table:table-cell office:value="0.6729495298172623" office:value-type="float"/>
          <table:table-cell office:value="0.7353069583331295" office:value-type="float"/>
          <table:table-cell office:value="0.43891978307972934" office:value-type="float"/>
          <table:table-cell office:value="0.4863350270813395" office:value-type="float"/>
          <table:table-cell office:value="0.5072701664326219" office:value-type="float"/>
          <table:table-cell office:value="0.5295264369248213" office:value-type="float"/>
          <table:table-cell office:value="0.5561304386588044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0.7321898169812684" office:value-type="float"/>
          <table:table-cell office:value="0.8039701673582155" office:value-type="float"/>
          <table:table-cell office:value="0.8173031205478685" office:value-type="float"/>
          <table:table-cell office:value="0.8389736197556665" office:value-type="float"/>
          <table:table-cell office:value="0.8389736197556665" office:value-type="float"/>
          <table:table-cell office:value="0.6145044310323493" office:value-type="float"/>
          <table:table-cell office:value="0.6167903002753886" office:value-type="float"/>
          <table:table-cell office:value="0.6231215604100168" office:value-type="float"/>
          <table:table-cell office:value="0.6417195042069166" office:value-type="float"/>
          <table:table-cell office:value="0.6417195042069166" office:value-type="float"/>
          <table:table-cell office:value="0.4940706028110429" office:value-type="float"/>
          <table:table-cell office:value="0.4976684300490449" office:value-type="float"/>
          <table:table-cell office:value="0.49792879007884316" office:value-type="float"/>
          <table:table-cell office:value="0.5217905654768407" office:value-type="float"/>
          <table:table-cell office:value="0.5217905654768407" office:value-type="float"/>
          <table:table-cell office:value="0.6477200789022848" office:value-type="float"/>
          <table:table-cell office:value="0.6790886618558796" office:value-type="float"/>
          <table:table-cell office:value="0.6923211798813989" office:value-type="float"/>
          <table:table-cell office:value="0.6937347589275848" office:value-type="float"/>
          <table:table-cell office:value="0.6937347589275848" office:value-type="float"/>
          <table:table-cell office:value="0.462077255943753" office:value-type="float"/>
          <table:table-cell office:value="0.5009916313976378" office:value-type="float"/>
          <table:table-cell office:value="0.5406685716237882" office:value-type="float"/>
          <table:table-cell office:value="0.5502039970857744" office:value-type="float"/>
          <table:table-cell office:value="0.5502039970857744" office:value-type="float"/>
        </table:table-row>
        <table:table-row>
          <table:table-cell office:value-type="string">
            <text:p>kissyteam__kissy</text:p>
          </table:table-cell>
          <table:table-cell office:value="0.7556653357958261" office:value-type="float"/>
          <table:table-cell office:value="0.7556653357958261" office:value-type="float"/>
          <table:table-cell office:value="0.7556653357958261" office:value-type="float"/>
          <table:table-cell office:value="0.7556653357958261" office:value-type="float"/>
          <table:table-cell office:value="0.7942953167775708" office:value-type="float"/>
          <table:table-cell office:value="0.5722073904159265" office:value-type="float"/>
          <table:table-cell office:value="0.5722073904159265" office:value-type="float"/>
          <table:table-cell office:value="0.5722073904159265" office:value-type="float"/>
          <table:table-cell office:value="0.5722073904159265" office:value-type="float"/>
          <table:table-cell office:value="0.59200533414107" office:value-type="float"/>
          <table:table-cell office:value="0.49508500816007056" office:value-type="float"/>
          <table:table-cell office:value="0.49508500816007056" office:value-type="float"/>
          <table:table-cell office:value="0.49508500816007056" office:value-type="float"/>
          <table:table-cell office:value="0.49508500816007056" office:value-type="float"/>
          <table:table-cell office:value="0.510654894368222" office:value-type="float"/>
          <table:table-cell office:value="0.6500508325052856" office:value-type="float"/>
          <table:table-cell office:value="0.6500508325052856" office:value-type="float"/>
          <table:table-cell office:value="0.6500508325052856" office:value-type="float"/>
          <table:table-cell office:value="0.6500508325052856" office:value-type="float"/>
          <table:table-cell office:value="0.6560811389396606" office:value-type="float"/>
          <table:table-cell office:value="0.47288343573419855" office:value-type="float"/>
          <table:table-cell office:value="0.47288343573419855" office:value-type="float"/>
          <table:table-cell office:value="0.47288343573419855" office:value-type="float"/>
          <table:table-cell office:value="0.47288343573419855" office:value-type="float"/>
          <table:table-cell office:value="0.4784172241131701" office:value-type="float"/>
        </table:table-row>
        <table:table-row>
          <table:table-cell office:value-type="string">
            <text:p>micha__resty</text:p>
          </table:table-cell>
          <table:table-cell office:value="0.7228578095561394" office:value-type="float"/>
          <table:table-cell office:value="0.7664013115830424" office:value-type="float"/>
          <table:table-cell office:value="0.7909745811228265" office:value-type="float"/>
          <table:table-cell office:value="0.800070741662662" office:value-type="float"/>
          <table:table-cell office:value="0.8249021277694024" office:value-type="float"/>
          <table:table-cell office:value="0.5610037725647812" office:value-type="float"/>
          <table:table-cell office:value="0.6134984528811407" office:value-type="float"/>
          <table:table-cell office:value="0.6144329880826289" office:value-type="float"/>
          <table:table-cell office:value="0.6169151581509158" office:value-type="float"/>
          <table:table-cell office:value="0.64477875233032" office:value-type="float"/>
          <table:table-cell office:value="0.45523294094368805" office:value-type="float"/>
          <table:table-cell office:value="0.47673725665320876" office:value-type="float"/>
          <table:table-cell office:value="0.4836144911376823" office:value-type="float"/>
          <table:table-cell office:value="0.5016713972763228" office:value-type="float"/>
          <table:table-cell office:value="0.5027551754488735" office:value-type="float"/>
          <table:table-cell office:value="0.5997120998108144" office:value-type="float"/>
          <table:table-cell office:value="0.6498468703786531" office:value-type="float"/>
          <table:table-cell office:value="0.6582858866634078" office:value-type="float"/>
          <table:table-cell office:value="0.6587290252782799" office:value-type="float"/>
          <table:table-cell office:value="0.6794008932356077" office:value-type="float"/>
          <table:table-cell office:value="0.447836529703594" office:value-type="float"/>
          <table:table-cell office:value="0.48914348289373966" office:value-type="float"/>
          <table:table-cell office:value="0.4964898661115904" office:value-type="float"/>
          <table:table-cell office:value="0.5322796263669434" office:value-type="float"/>
          <table:table-cell office:value="0.5335830311460817" office:value-type="float"/>
        </table:table-row>
        <table:table-row>
          <table:table-cell office:value-type="string">
            <text:p>invoiceninja__invoiceninja</text:p>
          </table:table-cell>
          <table:table-cell office:value="0.6951299791769349" office:value-type="float"/>
          <table:table-cell office:value="0.7805101353655153" office:value-type="float"/>
          <table:table-cell office:value="0.8000075367046131" office:value-type="float"/>
          <table:table-cell office:value="0.8118764914624871" office:value-type="float"/>
          <table:table-cell office:value="0.853631988188177" office:value-type="float"/>
          <table:table-cell office:value="0.5515058847600435" office:value-type="float"/>
          <table:table-cell office:value="0.5914717885714215" office:value-type="float"/>
          <table:table-cell office:value="0.6076523559094363" office:value-type="float"/>
          <table:table-cell office:value="0.6296802567126163" office:value-type="float"/>
          <table:table-cell office:value="0.6838451151157343" office:value-type="float"/>
          <table:table-cell office:value="0.3965119071625336" office:value-type="float"/>
          <table:table-cell office:value="0.4702873436115988" office:value-type="float"/>
          <table:table-cell office:value="0.4904470963998413" office:value-type="float"/>
          <table:table-cell office:value="0.5144947033746043" office:value-type="float"/>
          <table:table-cell office:value="0.5916504314751713" office:value-type="float"/>
          <table:table-cell office:value="0.5630376790670109" office:value-type="float"/>
          <table:table-cell office:value="0.6226661308213921" office:value-type="float"/>
          <table:table-cell office:value="0.6459119477353141" office:value-type="float"/>
          <table:table-cell office:value="0.6670355603967211" office:value-type="float"/>
          <table:table-cell office:value="0.7445247917388633" office:value-type="float"/>
          <table:table-cell office:value="0.3343135978134394" office:value-type="float"/>
          <table:table-cell office:value="0.513223119529601" office:value-type="float"/>
          <table:table-cell office:value="0.5370151777180442" office:value-type="float"/>
          <table:table-cell office:value="0.5579092342310519" office:value-type="float"/>
          <table:table-cell office:value="0.6198920379653187" office:value-type="float"/>
        </table:table-row>
        <table:table-row>
          <table:table-cell office:value-type="string">
            <text:p>mirumee__saleor</text:p>
          </table:table-cell>
          <table:table-cell office:value="0.7024776420593769" office:value-type="float"/>
          <table:table-cell office:value="0.7694625829327825" office:value-type="float"/>
          <table:table-cell office:value="0.796006724754243" office:value-type="float"/>
          <table:table-cell office:value="0.8173001396845885" office:value-type="float"/>
          <table:table-cell office:value="0.8625364598845896" office:value-type="float"/>
          <table:table-cell office:value="0.544349457471384" office:value-type="float"/>
          <table:table-cell office:value="0.5935379339482235" office:value-type="float"/>
          <table:table-cell office:value="0.6093583719281835" office:value-type="float"/>
          <table:table-cell office:value="0.6270433579620097" office:value-type="float"/>
          <table:table-cell office:value="0.6621834385165187" office:value-type="float"/>
          <table:table-cell office:value="0.4215838879700058" office:value-type="float"/>
          <table:table-cell office:value="0.4758453023954162" office:value-type="float"/>
          <table:table-cell office:value="0.4943183398829975" office:value-type="float"/>
          <table:table-cell office:value="0.5165593878679625" office:value-type="float"/>
          <table:table-cell office:value="0.5824331911898837" office:value-type="float"/>
          <table:table-cell office:value="0.5523728617195012" office:value-type="float"/>
          <table:table-cell office:value="0.631468506072691" office:value-type="float"/>
          <table:table-cell office:value="0.6516097492327271" office:value-type="float"/>
          <table:table-cell office:value="0.671497964214963" office:value-type="float"/>
          <table:table-cell office:value="0.7251841244888573" office:value-type="float"/>
          <table:table-cell office:value="0.3408043637632048" office:value-type="float"/>
          <table:table-cell office:value="0.4987177818517229" office:value-type="float"/>
          <table:table-cell office:value="0.5156713684064781" office:value-type="float"/>
          <table:table-cell office:value="0.5416404107774382" office:value-type="float"/>
          <table:table-cell office:value="0.6156828771590802" office:value-type="float"/>
        </table:table-row>
        <table:table-row>
          <table:table-cell office:value-type="string">
            <text:p>3lvis__Sync</text:p>
          </table:table-cell>
          <table:table-cell office:value="0.7171431622491342" office:value-type="float"/>
          <table:table-cell office:value="0.7661132400037574" office:value-type="float"/>
          <table:table-cell office:value="0.7906227465772571" office:value-type="float"/>
          <table:table-cell office:value="0.8009151666018622" office:value-type="float"/>
          <table:table-cell office:value="0.8401339430371066" office:value-type="float"/>
          <table:table-cell office:value="0.47080679814043136" office:value-type="float"/>
          <table:table-cell office:value="0.5522498852775061" office:value-type="float"/>
          <table:table-cell office:value="0.578468676507014" office:value-type="float"/>
          <table:table-cell office:value="0.5954813731606564" office:value-type="float"/>
          <table:table-cell office:value="0.6317760769336696" office:value-type="float"/>
          <table:table-cell office:value="0.4129297506819821" office:value-type="float"/>
          <table:table-cell office:value="0.46311612817631803" office:value-type="float"/>
          <table:table-cell office:value="0.48611703964505254" office:value-type="float"/>
          <table:table-cell office:value="0.505141193735497" office:value-type="float"/>
          <table:table-cell office:value="0.5782448155720924" office:value-type="float"/>
          <table:table-cell office:value="0.6111737632561303" office:value-type="float"/>
          <table:table-cell office:value="0.6333763876661253" office:value-type="float"/>
          <table:table-cell office:value="0.65070156219904" office:value-type="float"/>
          <table:table-cell office:value="0.6778844450357315" office:value-type="float"/>
          <table:table-cell office:value="0.728948955115952" office:value-type="float"/>
          <table:table-cell office:value="0.3760057200687794" office:value-type="float"/>
          <table:table-cell office:value="0.44314081932654387" office:value-type="float"/>
          <table:table-cell office:value="0.4793862824580948" office:value-type="float"/>
          <table:table-cell office:value="0.4973654144544538" office:value-type="float"/>
          <table:table-cell office:value="0.572200584085804" office:value-type="float"/>
        </table:table-row>
        <table:table-row>
          <table:table-cell office:value-type="string">
            <text:p>Netflix__archaius</text:p>
          </table:table-cell>
          <table:table-cell office:value="0.7586568024366971" office:value-type="float"/>
          <table:table-cell office:value="0.8019107214255409" office:value-type="float"/>
          <table:table-cell office:value="0.813581546186512" office:value-type="float"/>
          <table:table-cell office:value="0.8228797095994506" office:value-type="float"/>
          <table:table-cell office:value="0.8326950594765464" office:value-type="float"/>
          <table:table-cell office:value="0.5671140632284587" office:value-type="float"/>
          <table:table-cell office:value="0.5933889013293567" office:value-type="float"/>
          <table:table-cell office:value="0.6053548246547532" office:value-type="float"/>
          <table:table-cell office:value="0.611985821558364" office:value-type="float"/>
          <table:table-cell office:value="0.6528491555404713" office:value-type="float"/>
          <table:table-cell office:value="0.4333971782887316" office:value-type="float"/>
          <table:table-cell office:value="0.47658811835505305" office:value-type="float"/>
          <table:table-cell office:value="0.4857345781830954" office:value-type="float"/>
          <table:table-cell office:value="0.5032884787057226" office:value-type="float"/>
          <table:table-cell office:value="0.5719436063480685" office:value-type="float"/>
          <table:table-cell office:value="0.5888715916299813" office:value-type="float"/>
          <table:table-cell office:value="0.6150154579763614" office:value-type="float"/>
          <table:table-cell office:value="0.6229453143378241" office:value-type="float"/>
          <table:table-cell office:value="0.6350805875086052" office:value-type="float"/>
          <table:table-cell office:value="0.7186418397928427" office:value-type="float"/>
          <table:table-cell office:value="0.45184639151875816" office:value-type="float"/>
          <table:table-cell office:value="0.4791318303842191" office:value-type="float"/>
          <table:table-cell office:value="0.48859662203743476" office:value-type="float"/>
          <table:table-cell office:value="0.5147294662897772" office:value-type="float"/>
          <table:table-cell office:value="0.5579483170475736" office:value-type="float"/>
        </table:table-row>
        <table:table-row>
          <table:table-cell office:value-type="string">
            <text:p>gorhill__uMatrix</text:p>
          </table:table-cell>
          <table:table-cell office:value="0.7299973453701036" office:value-type="float"/>
          <table:table-cell office:value="0.7996261841971255" office:value-type="float"/>
          <table:table-cell office:value="0.8100360931798392" office:value-type="float"/>
          <table:table-cell office:value="0.8234808853307624" office:value-type="float"/>
          <table:table-cell office:value="0.8517137580843687" office:value-type="float"/>
          <table:table-cell office:value="0.48861182390933194" office:value-type="float"/>
          <table:table-cell office:value="0.5827407702196653" office:value-type="float"/>
          <table:table-cell office:value="0.5955768153173343" office:value-type="float"/>
          <table:table-cell office:value="0.6152035875681525" office:value-type="float"/>
          <table:table-cell office:value="0.6795522840904262" office:value-type="float"/>
          <table:table-cell office:value="0.3595443473788883" office:value-type="float"/>
          <table:table-cell office:value="0.4551542112206067" office:value-type="float"/>
          <table:table-cell office:value="0.48353336727375873" office:value-type="float"/>
          <table:table-cell office:value="0.5070786358426729" office:value-type="float"/>
          <table:table-cell office:value="0.5705600779748576" office:value-type="float"/>
          <table:table-cell office:value="0.5605021810526639" office:value-type="float"/>
          <table:table-cell office:value="0.6106717558177672" office:value-type="float"/>
          <table:table-cell office:value="0.6234368468292724" office:value-type="float"/>
          <table:table-cell office:value="0.6509051935751201" office:value-type="float"/>
          <table:table-cell office:value="0.7286676071547167" office:value-type="float"/>
          <table:table-cell office:value="0.39063353268066336" office:value-type="float"/>
          <table:table-cell office:value="0.5095138035426048" office:value-type="float"/>
          <table:table-cell office:value="0.5265940872259315" office:value-type="float"/>
          <table:table-cell office:value="0.5400176899302581" office:value-type="float"/>
          <table:table-cell office:value="0.584789226049928" office:value-type="float"/>
        </table:table-row>
        <table:table-row>
          <table:table-cell office:value-type="string">
            <text:p>hipache__hipache</text:p>
          </table:table-cell>
          <table:table-cell office:value="0.7253055448257135" office:value-type="float"/>
          <table:table-cell office:value="0.7773701944341601" office:value-type="float"/>
          <table:table-cell office:value="0.7906070753517717" office:value-type="float"/>
          <table:table-cell office:value="0.8059425722995862" office:value-type="float"/>
          <table:table-cell office:value="0.8302691571034801" office:value-type="float"/>
          <table:table-cell office:value="0.5396370208288429" office:value-type="float"/>
          <table:table-cell office:value="0.5832366576302352" office:value-type="float"/>
          <table:table-cell office:value="0.6039886339414279" office:value-type="float"/>
          <table:table-cell office:value="0.6162820925769499" office:value-type="float"/>
          <table:table-cell office:value="0.7259327189859361" office:value-type="float"/>
          <table:table-cell office:value="0.44633287092779694" office:value-type="float"/>
          <table:table-cell office:value="0.47674433936984373" office:value-type="float"/>
          <table:table-cell office:value="0.48779774528267394" office:value-type="float"/>
          <table:table-cell office:value="0.5040403787843848" office:value-type="float"/>
          <table:table-cell office:value="0.567003848165579" office:value-type="float"/>
          <table:table-cell office:value="0.6038018547851044" office:value-type="float"/>
          <table:table-cell office:value="0.6242148467376611" office:value-type="float"/>
          <table:table-cell office:value="0.6468448094266235" office:value-type="float"/>
          <table:table-cell office:value="0.6709799333804769" office:value-type="float"/>
          <table:table-cell office:value="0.7129151961403315" office:value-type="float"/>
          <table:table-cell office:value="0.45396317585314605" office:value-type="float"/>
          <table:table-cell office:value="0.4875499043127105" office:value-type="float"/>
          <table:table-cell office:value="0.5087044049790225" office:value-type="float"/>
          <table:table-cell office:value="0.5256166739864774" office:value-type="float"/>
          <table:table-cell office:value="0.5789778444197872" office:value-type="float"/>
        </table:table-row>
        <table:table-row>
          <table:table-cell office:value-type="string">
            <text:p>jscs-dev__node-jscs</text:p>
          </table:table-cell>
          <table:table-cell office:value="0.708541219405331" office:value-type="float"/>
          <table:table-cell office:value="0.7965791746123252" office:value-type="float"/>
          <table:table-cell office:value="0.8143137491693901" office:value-type="float"/>
          <table:table-cell office:value="0.827707933129014" office:value-type="float"/>
          <table:table-cell office:value="0.8653202756169585" office:value-type="float"/>
          <table:table-cell office:value="0.513072498999473" office:value-type="float"/>
          <table:table-cell office:value="0.5721203379521557" office:value-type="float"/>
          <table:table-cell office:value="0.5933718903861772" office:value-type="float"/>
          <table:table-cell office:value="0.6191084211548564" office:value-type="float"/>
          <table:table-cell office:value="0.6737742884973144" office:value-type="float"/>
          <table:table-cell office:value="0.3954879281787643" office:value-type="float"/>
          <table:table-cell office:value="0.4542849317280597" office:value-type="float"/>
          <table:table-cell office:value="0.4746641772972867" office:value-type="float"/>
          <table:table-cell office:value="0.49250423359040274" office:value-type="float"/>
          <table:table-cell office:value="0.5630739619567591" office:value-type="float"/>
          <table:table-cell office:value="0.5671617719595609" office:value-type="float"/>
          <table:table-cell office:value="0.6206906557775399" office:value-type="float"/>
          <table:table-cell office:value="0.6473806798908119" office:value-type="float"/>
          <table:table-cell office:value="0.6672006522873594" office:value-type="float"/>
          <table:table-cell office:value="0.7121691670936592" office:value-type="float"/>
          <table:table-cell office:value="0.38413169661885055" office:value-type="float"/>
          <table:table-cell office:value="0.4671954156217327" office:value-type="float"/>
          <table:table-cell office:value="0.4977436066475226" office:value-type="float"/>
          <table:table-cell office:value="0.517688540984132" office:value-type="float"/>
          <table:table-cell office:value="0.5677991359726808" office:value-type="float"/>
        </table:table-row>
        <table:table-row>
          <table:table-cell office:value-type="string">
            <text:p>react-dropzone__react-dropzone</text:p>
          </table:table-cell>
          <table:table-cell office:value="0.7358729435351942" office:value-type="float"/>
          <table:table-cell office:value="0.7946406661959303" office:value-type="float"/>
          <table:table-cell office:value="0.8131635127274582" office:value-type="float"/>
          <table:table-cell office:value="0.822168500287747" office:value-type="float"/>
          <table:table-cell office:value="0.867673938363658" office:value-type="float"/>
          <table:table-cell office:value="0.5103420454067371" office:value-type="float"/>
          <table:table-cell office:value="0.5746449729996186" office:value-type="float"/>
          <table:table-cell office:value="0.5955729766071637" office:value-type="float"/>
          <table:table-cell office:value="0.6129746626574174" office:value-type="float"/>
          <table:table-cell office:value="0.7233557606973383" office:value-type="float"/>
          <table:table-cell office:value="0.4104771986179733" office:value-type="float"/>
          <table:table-cell office:value="0.4551961823150247" office:value-type="float"/>
          <table:table-cell office:value="0.4727616665555834" office:value-type="float"/>
          <table:table-cell office:value="0.49458041646811235" office:value-type="float"/>
          <table:table-cell office:value="0.5554089397831294" office:value-type="float"/>
          <table:table-cell office:value="0.5567578437797526" office:value-type="float"/>
          <table:table-cell office:value="0.6175928754387862" office:value-type="float"/>
          <table:table-cell office:value="0.6402630911030536" office:value-type="float"/>
          <table:table-cell office:value="0.6633786404863548" office:value-type="float"/>
          <table:table-cell office:value="0.7847217040133664" office:value-type="float"/>
          <table:table-cell office:value="0.382806789967853" office:value-type="float"/>
          <table:table-cell office:value="0.46779203368438826" office:value-type="float"/>
          <table:table-cell office:value="0.4939696019121298" office:value-type="float"/>
          <table:table-cell office:value="0.5117716230691924" office:value-type="float"/>
          <table:table-cell office:value="0.5758047922447972" office:value-type="float"/>
        </table:table-row>
        <table:table-row>
          <table:table-cell office:value-type="string">
            <text:p>dbushell__Nestable</text:p>
          </table:table-cell>
          <table:table-cell office:value="0.7419394460770077" office:value-type="float"/>
          <table:table-cell office:value="0.7501313345462607" office:value-type="float"/>
          <table:table-cell office:value="0.7764143775122474" office:value-type="float"/>
          <table:table-cell office:value="0.7843430525439952" office:value-type="float"/>
          <table:table-cell office:value="0.8214643354374105" office:value-type="float"/>
          <table:table-cell office:value="0.5663425176132659" office:value-type="float"/>
          <table:table-cell office:value="0.5852902225605325" office:value-type="float"/>
          <table:table-cell office:value="0.587415546149899" office:value-type="float"/>
          <table:table-cell office:value="0.5929395117870367" office:value-type="float"/>
          <table:table-cell office:value="0.6561217172530631" office:value-type="float"/>
          <table:table-cell office:value="0.46815260912447854" office:value-type="float"/>
          <table:table-cell office:value="0.48292574915588315" office:value-type="float"/>
          <table:table-cell office:value="0.49228451904552306" office:value-type="float"/>
          <table:table-cell office:value="0.4947081813999168" office:value-type="float"/>
          <table:table-cell office:value="0.509745076729478" office:value-type="float"/>
          <table:table-cell office:value="0.6356654408694583" office:value-type="float"/>
          <table:table-cell office:value="0.6473831299041626" office:value-type="float"/>
          <table:table-cell office:value="0.6715039700285471" office:value-type="float"/>
          <table:table-cell office:value="0.6832974732868393" office:value-type="float"/>
          <table:table-cell office:value="0.7247977311118565" office:value-type="float"/>
          <table:table-cell office:value="0.4078015595988791" office:value-type="float"/>
          <table:table-cell office:value="0.458427707342863" office:value-type="float"/>
          <table:table-cell office:value="0.49376398486883566" office:value-type="float"/>
          <table:table-cell office:value="0.514993603971425" office:value-type="float"/>
          <table:table-cell office:value="0.5488850538183333" office:value-type="float"/>
        </table:table-row>
        <table:table-row>
          <table:table-cell office:value-type="string">
            <text:p>mar10__fancytree</text:p>
          </table:table-cell>
          <table:table-cell office:value="0.707607277089295" office:value-type="float"/>
          <table:table-cell office:value="0.763785029530387" office:value-type="float"/>
          <table:table-cell office:value="0.7907306501290827" office:value-type="float"/>
          <table:table-cell office:value="0.808240028657656" office:value-type="float"/>
          <table:table-cell office:value="0.8379463528744983" office:value-type="float"/>
          <table:table-cell office:value="0.5303773246017534" office:value-type="float"/>
          <table:table-cell office:value="0.5718593140221091" office:value-type="float"/>
          <table:table-cell office:value="0.5874138490814386" office:value-type="float"/>
          <table:table-cell office:value="0.6003350570587137" office:value-type="float"/>
          <table:table-cell office:value="0.660886599115849" office:value-type="float"/>
          <table:table-cell office:value="0.3938898560724481" office:value-type="float"/>
          <table:table-cell office:value="0.44870602132188653" office:value-type="float"/>
          <table:table-cell office:value="0.4742486873257765" office:value-type="float"/>
          <table:table-cell office:value="0.49265044847510375" office:value-type="float"/>
          <table:table-cell office:value="0.5339510497755354" office:value-type="float"/>
          <table:table-cell office:value="0.5821557830092937" office:value-type="float"/>
          <table:table-cell office:value="0.6170862604211287" office:value-type="float"/>
          <table:table-cell office:value="0.6323843386899677" office:value-type="float"/>
          <table:table-cell office:value="0.6507047801760184" office:value-type="float"/>
          <table:table-cell office:value="0.7188242857707843" office:value-type="float"/>
          <table:table-cell office:value="0.4141268600810866" office:value-type="float"/>
          <table:table-cell office:value="0.45653836148161564" office:value-type="float"/>
          <table:table-cell office:value="0.48780491937241066" office:value-type="float"/>
          <table:table-cell office:value="0.5027535304260399" office:value-type="float"/>
          <table:table-cell office:value="0.5493016205503509" office:value-type="float"/>
        </table:table-row>
        <table:table-row>
          <table:table-cell office:value-type="string">
            <text:p>stripe__mosql</text:p>
          </table:table-cell>
          <table:table-cell office:value="0.7581939153001523" office:value-type="float"/>
          <table:table-cell office:value="0.7871080744382962" office:value-type="float"/>
          <table:table-cell office:value="0.799357810284249" office:value-type="float"/>
          <table:table-cell office:value="0.8130273107098505" office:value-type="float"/>
          <table:table-cell office:value="0.8272807572942792" office:value-type="float"/>
          <table:table-cell office:value="0.5336273047485351" office:value-type="float"/>
          <table:table-cell office:value="0.5833000128996639" office:value-type="float"/>
          <table:table-cell office:value="0.603288373365271" office:value-type="float"/>
          <table:table-cell office:value="0.6186097080752533" office:value-type="float"/>
          <table:table-cell office:value="0.6572839992902093" office:value-type="float"/>
          <table:table-cell office:value="0.4202891815186957" office:value-type="float"/>
          <table:table-cell office:value="0.47847271422426557" office:value-type="float"/>
          <table:table-cell office:value="0.4998736970950035" office:value-type="float"/>
          <table:table-cell office:value="0.517335452155396" office:value-type="float"/>
          <table:table-cell office:value="0.6075928833793068" office:value-type="float"/>
          <table:table-cell office:value="0.5696677773842088" office:value-type="float"/>
          <table:table-cell office:value="0.6397211419859339" office:value-type="float"/>
          <table:table-cell office:value="0.6625459996879859" office:value-type="float"/>
          <table:table-cell office:value="0.7014560332427412" office:value-type="float"/>
          <table:table-cell office:value="0.7216912076838191" office:value-type="float"/>
          <table:table-cell office:value="0.42021901959263164" office:value-type="float"/>
          <table:table-cell office:value="0.4738331156078516" office:value-type="float"/>
          <table:table-cell office:value="0.49048898904158245" office:value-type="float"/>
          <table:table-cell office:value="0.5231027325979736" office:value-type="float"/>
          <table:table-cell office:value="0.5918728784335198" office:value-type="float"/>
        </table:table-row>
        <table:table-row>
          <table:table-cell office:value-type="string">
            <text:p>oakes__SolidOak</text:p>
          </table:table-cell>
          <table:table-cell office:value="0.6813393617863955" office:value-type="float"/>
          <table:table-cell office:value="0.7135890195319899" office:value-type="float"/>
          <table:table-cell office:value="0.7336679330586576" office:value-type="float"/>
          <table:table-cell office:value="0.7466555899491811" office:value-type="float"/>
          <table:table-cell office:value="0.788051957452657" office:value-type="float"/>
          <table:table-cell office:value="0.5580511889143229" office:value-type="float"/>
          <table:table-cell office:value="0.5983708870517264" office:value-type="float"/>
          <table:table-cell office:value="0.6102209583555913" office:value-type="float"/>
          <table:table-cell office:value="0.6276807237792056" office:value-type="float"/>
          <table:table-cell office:value="0.63359132699584" office:value-type="float"/>
          <table:table-cell office:value="0.4160140051496195" office:value-type="float"/>
          <table:table-cell office:value="0.4440061622498287" office:value-type="float"/>
          <table:table-cell office:value="0.46175420366292064" office:value-type="float"/>
          <table:table-cell office:value="0.47098508665172434" office:value-type="float"/>
          <table:table-cell office:value="0.4828441501326307" office:value-type="float"/>
          <table:table-cell office:value="0.6280440066852637" office:value-type="float"/>
          <table:table-cell office:value="0.6487554320094341" office:value-type="float"/>
          <table:table-cell office:value="0.6838553389251949" office:value-type="float"/>
          <table:table-cell office:value="0.6863042393083565" office:value-type="float"/>
          <table:table-cell office:value="0.6886394023776204" office:value-type="float"/>
          <table:table-cell office:value="0.412318301859552" office:value-type="float"/>
          <table:table-cell office:value="0.43140621676816276" office:value-type="float"/>
          <table:table-cell office:value="0.444001740049294" office:value-type="float"/>
          <table:table-cell office:value="0.4962813622570862" office:value-type="float"/>
          <table:table-cell office:value="0.5082443214965136" office:value-type="float"/>
        </table:table-row>
        <table:table-row>
          <table:table-cell office:value-type="string">
            <text:p>OfficeDev__office-ui-fabric-core</text:p>
          </table:table-cell>
          <table:table-cell office:value="0.7912988177163212" office:value-type="float"/>
          <table:table-cell office:value="0.8126219410634254" office:value-type="float"/>
          <table:table-cell office:value="0.8282907005359316" office:value-type="float"/>
          <table:table-cell office:value="0.8353186887408723" office:value-type="float"/>
          <table:table-cell office:value="0.8385931392363437" office:value-type="float"/>
          <table:table-cell office:value="0.5759395527884895" office:value-type="float"/>
          <table:table-cell office:value="0.6094499905387539" office:value-type="float"/>
          <table:table-cell office:value="0.6402250041208858" office:value-type="float"/>
          <table:table-cell office:value="0.6503015043828981" office:value-type="float"/>
          <table:table-cell office:value="0.7215529932647977" office:value-type="float"/>
          <table:table-cell office:value="0.46536667243981344" office:value-type="float"/>
          <table:table-cell office:value="0.49507705042925254" office:value-type="float"/>
          <table:table-cell office:value="0.5057791403979508" office:value-type="float"/>
          <table:table-cell office:value="0.5174581956187908" office:value-type="float"/>
          <table:table-cell office:value="0.5872249719533122" office:value-type="float"/>
          <table:table-cell office:value="0.5957709877363411" office:value-type="float"/>
          <table:table-cell office:value="0.6284766240187777" office:value-type="float"/>
          <table:table-cell office:value="0.6477314417910424" office:value-type="float"/>
          <table:table-cell office:value="0.659520986273259" office:value-type="float"/>
          <table:table-cell office:value="0.7246349376833003" office:value-type="float"/>
          <table:table-cell office:value="0.4686660410052016" office:value-type="float"/>
          <table:table-cell office:value="0.5087103969365794" office:value-type="float"/>
          <table:table-cell office:value="0.5287238722189187" office:value-type="float"/>
          <table:table-cell office:value="0.5401213867214089" office:value-type="float"/>
          <table:table-cell office:value="0.5997990107101312" office:value-type="float"/>
        </table:table-row>
        <table:table-row>
          <table:table-cell office:value-type="string">
            <text:p>Microsoft__vscode-go</text:p>
          </table:table-cell>
          <table:table-cell office:value="0.6726644068740424" office:value-type="float"/>
          <table:table-cell office:value="0.752227061837277" office:value-type="float"/>
          <table:table-cell office:value="0.7824083026043789" office:value-type="float"/>
          <table:table-cell office:value="0.8013128793328036" office:value-type="float"/>
          <table:table-cell office:value="0.8462209069030278" office:value-type="float"/>
          <table:table-cell office:value="0.5207926313361237" office:value-type="float"/>
          <table:table-cell office:value="0.5764340427563304" office:value-type="float"/>
          <table:table-cell office:value="0.5975839622863153" office:value-type="float"/>
          <table:table-cell office:value="0.6161041276592621" office:value-type="float"/>
          <table:table-cell office:value="0.6912208654034901" office:value-type="float"/>
          <table:table-cell office:value="0.35874778768411064" office:value-type="float"/>
          <table:table-cell office:value="0.4280690035126583" office:value-type="float"/>
          <table:table-cell office:value="0.4531767847682115" office:value-type="float"/>
          <table:table-cell office:value="0.4752580788855497" office:value-type="float"/>
          <table:table-cell office:value="0.5837516054656591" office:value-type="float"/>
          <table:table-cell office:value="0.5534994550645207" office:value-type="float"/>
          <table:table-cell office:value="0.6060389340790148" office:value-type="float"/>
          <table:table-cell office:value="0.6249545445721982" office:value-type="float"/>
          <table:table-cell office:value="0.6473344824374563" office:value-type="float"/>
          <table:table-cell office:value="0.7365085764421131" office:value-type="float"/>
          <table:table-cell office:value="0.3948794317998002" office:value-type="float"/>
          <table:table-cell office:value="0.47625376831123134" office:value-type="float"/>
          <table:table-cell office:value="0.5019651229494015" office:value-type="float"/>
          <table:table-cell office:value="0.5225342796708327" office:value-type="float"/>
          <table:table-cell office:value="0.6112300812985225" office:value-type="float"/>
        </table:table-row>
        <table:table-row>
          <table:table-cell office:value-type="string">
            <text:p>docker__docker-py</text:p>
          </table:table-cell>
          <table:table-cell office:value="0.6856754038034596" office:value-type="float"/>
          <table:table-cell office:value="0.7723761788737337" office:value-type="float"/>
          <table:table-cell office:value="0.7941912228241021" office:value-type="float"/>
          <table:table-cell office:value="0.8066756623861057" office:value-type="float"/>
          <table:table-cell office:value="0.85397702873258" office:value-type="float"/>
          <table:table-cell office:value="0.5281488826586649" office:value-type="float"/>
          <table:table-cell office:value="0.5795656713697539" office:value-type="float"/>
          <table:table-cell office:value="0.5945833411145951" office:value-type="float"/>
          <table:table-cell office:value="0.6105635044599989" office:value-type="float"/>
          <table:table-cell office:value="0.6506640172609628" office:value-type="float"/>
          <table:table-cell office:value="0.3880219942825544" office:value-type="float"/>
          <table:table-cell office:value="0.45940852164596485" office:value-type="float"/>
          <table:table-cell office:value="0.47972037683735297" office:value-type="float"/>
          <table:table-cell office:value="0.4994079573680138" office:value-type="float"/>
          <table:table-cell office:value="0.5729592386204567" office:value-type="float"/>
          <table:table-cell office:value="0.5277504438577498" office:value-type="float"/>
          <table:table-cell office:value="0.6174770749615924" office:value-type="float"/>
          <table:table-cell office:value="0.6391173268639649" office:value-type="float"/>
          <table:table-cell office:value="0.65999968933935" office:value-type="float"/>
          <table:table-cell office:value="0.7102300996244298" office:value-type="float"/>
          <table:table-cell office:value="0.3693327421857025" office:value-type="float"/>
          <table:table-cell office:value="0.48128227898935305" office:value-type="float"/>
          <table:table-cell office:value="0.5004660884164898" office:value-type="float"/>
          <table:table-cell office:value="0.5193681217439576" office:value-type="float"/>
          <table:table-cell office:value="0.5679099153272911" office:value-type="float"/>
        </table:table-row>
        <table:table-row>
          <table:table-cell office:value-type="string">
            <text:p>FineUploader__fine-uploader</text:p>
          </table:table-cell>
          <table:table-cell office:value="0.7043640127205087" office:value-type="float"/>
          <table:table-cell office:value="0.7840750538034336" office:value-type="float"/>
          <table:table-cell office:value="0.8041648346229704" office:value-type="float"/>
          <table:table-cell office:value="0.8203237004733055" office:value-type="float"/>
          <table:table-cell office:value="0.8577644809774828" office:value-type="float"/>
          <table:table-cell office:value="0.5226026783806155" office:value-type="float"/>
          <table:table-cell office:value="0.5851955924833773" office:value-type="float"/>
          <table:table-cell office:value="0.6052340008341583" office:value-type="float"/>
          <table:table-cell office:value="0.6244662937251396" office:value-type="float"/>
          <table:table-cell office:value="0.7435247242736953" office:value-type="float"/>
          <table:table-cell office:value="0.3877065999144512" office:value-type="float"/>
          <table:table-cell office:value="0.4498238397949735" office:value-type="float"/>
          <table:table-cell office:value="0.46867360663998453" office:value-type="float"/>
          <table:table-cell office:value="0.4896596881792742" office:value-type="float"/>
          <table:table-cell office:value="0.5950263375580004" office:value-type="float"/>
          <table:table-cell office:value="0.5587984850219565" office:value-type="float"/>
          <table:table-cell office:value="0.6232093253928068" office:value-type="float"/>
          <table:table-cell office:value="0.639900743204086" office:value-type="float"/>
          <table:table-cell office:value="0.658998137604253" office:value-type="float"/>
          <table:table-cell office:value="0.7512895298306149" office:value-type="float"/>
          <table:table-cell office:value="0.36070895188209623" office:value-type="float"/>
          <table:table-cell office:value="0.4833660123622454" office:value-type="float"/>
          <table:table-cell office:value="0.5117094269937412" office:value-type="float"/>
          <table:table-cell office:value="0.5352207983079751" office:value-type="float"/>
          <table:table-cell office:value="0.6328630067011204" office:value-type="float"/>
        </table:table-row>
        <table:table-row>
          <table:table-cell office:value-type="string">
            <text:p>creationix__js-git</text:p>
          </table:table-cell>
          <table:table-cell office:value="0.7540233067990937" office:value-type="float"/>
          <table:table-cell office:value="0.7828071592491674" office:value-type="float"/>
          <table:table-cell office:value="0.8050500970860925" office:value-type="float"/>
          <table:table-cell office:value="0.8195115483171262" office:value-type="float"/>
          <table:table-cell office:value="0.8406304178380204" office:value-type="float"/>
          <table:table-cell office:value="0.5245944689786528" office:value-type="float"/>
          <table:table-cell office:value="0.5683313251114023" office:value-type="float"/>
          <table:table-cell office:value="0.5847355038090922" office:value-type="float"/>
          <table:table-cell office:value="0.5989751387064928" office:value-type="float"/>
          <table:table-cell office:value="0.729182965338516" office:value-type="float"/>
          <table:table-cell office:value="0.42061305749578304" office:value-type="float"/>
          <table:table-cell office:value="0.4458855819499129" office:value-type="float"/>
          <table:table-cell office:value="0.46843316366861465" office:value-type="float"/>
          <table:table-cell office:value="0.489784447908222" office:value-type="float"/>
          <table:table-cell office:value="0.5065162846921643" office:value-type="float"/>
          <table:table-cell office:value="0.5747960959743275" office:value-type="float"/>
          <table:table-cell office:value="0.6131875504729731" office:value-type="float"/>
          <table:table-cell office:value="0.628045996301086" office:value-type="float"/>
          <table:table-cell office:value="0.6444121150897582" office:value-type="float"/>
          <table:table-cell office:value="0.7453949260028063" office:value-type="float"/>
          <table:table-cell office:value="0.4194784314926346" office:value-type="float"/>
          <table:table-cell office:value="0.4885702436298348" office:value-type="float"/>
          <table:table-cell office:value="0.5040556800699318" office:value-type="float"/>
          <table:table-cell office:value="0.5311099890224988" office:value-type="float"/>
          <table:table-cell office:value="0.619739780813079" office:value-type="float"/>
        </table:table-row>
        <table:table-row>
          <table:table-cell office:value-type="string">
            <text:p>JoanZapata__android-pdfview</text:p>
          </table:table-cell>
          <table:table-cell office:value="0.7015107988736122" office:value-type="float"/>
          <table:table-cell office:value="0.7312568375900199" office:value-type="float"/>
          <table:table-cell office:value="0.7408032880826618" office:value-type="float"/>
          <table:table-cell office:value="0.7794057908193964" office:value-type="float"/>
          <table:table-cell office:value="0.815717266206923" office:value-type="float"/>
          <table:table-cell office:value="0.5488293658390138" office:value-type="float"/>
          <table:table-cell office:value="0.5649281225836087" office:value-type="float"/>
          <table:table-cell office:value="0.5749333818888501" office:value-type="float"/>
          <table:table-cell office:value="0.5963651456018937" office:value-type="float"/>
          <table:table-cell office:value="0.6674932136373538" office:value-type="float"/>
          <table:table-cell office:value="0.36322848509291517" office:value-type="float"/>
          <table:table-cell office:value="0.45445471323700604" office:value-type="float"/>
          <table:table-cell office:value="0.4673769540173545" office:value-type="float"/>
          <table:table-cell office:value="0.4807838500146933" office:value-type="float"/>
          <table:table-cell office:value="0.5580414113298185" office:value-type="float"/>
          <table:table-cell office:value="0.5672424578894533" office:value-type="float"/>
          <table:table-cell office:value="0.6351714874190266" office:value-type="float"/>
          <table:table-cell office:value="0.6559175234852437" office:value-type="float"/>
          <table:table-cell office:value="0.6737215014642736" office:value-type="float"/>
          <table:table-cell office:value="0.7109510820405358" office:value-type="float"/>
          <table:table-cell office:value="0.37231126068690196" office:value-type="float"/>
          <table:table-cell office:value="0.4331276165215783" office:value-type="float"/>
          <table:table-cell office:value="0.460154470587282" office:value-type="float"/>
          <table:table-cell office:value="0.49901778546198017" office:value-type="float"/>
          <table:table-cell office:value="0.5841154163396397" office:value-type="float"/>
        </table:table-row>
        <table:table-row>
          <table:table-cell office:value-type="string">
            <text:p>appjs__appjs</text:p>
          </table:table-cell>
          <table:table-cell office:value="0.7893050912960494" office:value-type="float"/>
          <table:table-cell office:value="0.79231556912214" office:value-type="float"/>
          <table:table-cell office:value="0.7984666092922199" office:value-type="float"/>
          <table:table-cell office:value="0.8273016794036903" office:value-type="float"/>
          <table:table-cell office:value="0.8273016794036903" office:value-type="float"/>
          <table:table-cell office:value="0.5818480590967855" office:value-type="float"/>
          <table:table-cell office:value="0.6298081552658774" office:value-type="float"/>
          <table:table-cell office:value="0.6453545414971479" office:value-type="float"/>
          <table:table-cell office:value="0.6615090365731136" office:value-type="float"/>
          <table:table-cell office:value="0.6615090365731136" office:value-type="float"/>
          <table:table-cell office:value="0.48082217592413934" office:value-type="float"/>
          <table:table-cell office:value="0.4830313490274404" office:value-type="float"/>
          <table:table-cell office:value="0.4908235460513481" office:value-type="float"/>
          <table:table-cell office:value="0.498879095634198" office:value-type="float"/>
          <table:table-cell office:value="0.498879095634198" office:value-type="float"/>
          <table:table-cell office:value="0.5952445558043444" office:value-type="float"/>
          <table:table-cell office:value="0.6117846310882035" office:value-type="float"/>
          <table:table-cell office:value="0.6149113946469038" office:value-type="float"/>
          <table:table-cell office:value="0.695976064395756" office:value-type="float"/>
          <table:table-cell office:value="0.695976064395756" office:value-type="float"/>
          <table:table-cell office:value="0.5094777093808389" office:value-type="float"/>
          <table:table-cell office:value="0.5347836898250562" office:value-type="float"/>
          <table:table-cell office:value="0.5733387338202482" office:value-type="float"/>
          <table:table-cell office:value="0.6217346109189307" office:value-type="float"/>
          <table:table-cell office:value="0.6217346109189307" office:value-type="float"/>
        </table:table-row>
        <table:table-row>
          <table:table-cell office:value-type="string">
            <text:p>mapbox__mapbox-gl-js</text:p>
          </table:table-cell>
          <table:table-cell office:value="0.7209606877138327" office:value-type="float"/>
          <table:table-cell office:value="0.8094953226358694" office:value-type="float"/>
          <table:table-cell office:value="0.8223734058224303" office:value-type="float"/>
          <table:table-cell office:value="0.8347551026554932" office:value-type="float"/>
          <table:table-cell office:value="0.8804512453472109" office:value-type="float"/>
          <table:table-cell office:value="0.5223485745357229" office:value-type="float"/>
          <table:table-cell office:value="0.5823498661487939" office:value-type="float"/>
          <table:table-cell office:value="0.5965830868697737" office:value-type="float"/>
          <table:table-cell office:value="0.6108515320265605" office:value-type="float"/>
          <table:table-cell office:value="0.7031695235031048" office:value-type="float"/>
          <table:table-cell office:value="0.40849885021071236" office:value-type="float"/>
          <table:table-cell office:value="0.4670107085273171" office:value-type="float"/>
          <table:table-cell office:value="0.4844687813305172" office:value-type="float"/>
          <table:table-cell office:value="0.503838216056869" office:value-type="float"/>
          <table:table-cell office:value="0.6157952735355227" office:value-type="float"/>
          <table:table-cell office:value="0.5329524881625068" office:value-type="float"/>
          <table:table-cell office:value="0.6109551701170091" office:value-type="float"/>
          <table:table-cell office:value="0.6263722423276321" office:value-type="float"/>
          <table:table-cell office:value="0.6465527509357188" office:value-type="float"/>
          <table:table-cell office:value="0.7455263894791109" office:value-type="float"/>
          <table:table-cell office:value="0.3547192701733677" office:value-type="float"/>
          <table:table-cell office:value="0.4815500133217114" office:value-type="float"/>
          <table:table-cell office:value="0.49955550947561067" office:value-type="float"/>
          <table:table-cell office:value="0.5174567182776851" office:value-type="float"/>
          <table:table-cell office:value="0.5796809012545416" office:value-type="float"/>
        </table:table-row>
        <table:table-row>
          <table:table-cell office:value-type="string">
            <text:p>onevcat__Kingfisher</text:p>
          </table:table-cell>
          <table:table-cell office:value="0.6992610017169331" office:value-type="float"/>
          <table:table-cell office:value="0.7528826404150399" office:value-type="float"/>
          <table:table-cell office:value="0.7826268436833173" office:value-type="float"/>
          <table:table-cell office:value="0.8036447962936262" office:value-type="float"/>
          <table:table-cell office:value="0.8446480569147516" office:value-type="float"/>
          <table:table-cell office:value="0.5305220995780902" office:value-type="float"/>
          <table:table-cell office:value="0.5742721191548972" office:value-type="float"/>
          <table:table-cell office:value="0.596761025857445" office:value-type="float"/>
          <table:table-cell office:value="0.6117430509516455" office:value-type="float"/>
          <table:table-cell office:value="0.6491800590149318" office:value-type="float"/>
          <table:table-cell office:value="0.3929023025018946" office:value-type="float"/>
          <table:table-cell office:value="0.4553424207709301" office:value-type="float"/>
          <table:table-cell office:value="0.4779105091605277" office:value-type="float"/>
          <table:table-cell office:value="0.5005082581636063" office:value-type="float"/>
          <table:table-cell office:value="0.5345584557662729" office:value-type="float"/>
          <table:table-cell office:value="0.5642968552027741" office:value-type="float"/>
          <table:table-cell office:value="0.6361374276110418" office:value-type="float"/>
          <table:table-cell office:value="0.6570535022636919" office:value-type="float"/>
          <table:table-cell office:value="0.6851431233535148" office:value-type="float"/>
          <table:table-cell office:value="0.7294497281881116" office:value-type="float"/>
          <table:table-cell office:value="0.3252392840178062" office:value-type="float"/>
          <table:table-cell office:value="0.4134104882197613" office:value-type="float"/>
          <table:table-cell office:value="0.4661333149140479" office:value-type="float"/>
          <table:table-cell office:value="0.4945611653095381" office:value-type="float"/>
          <table:table-cell office:value="0.5665699415394496" office:value-type="float"/>
        </table:table-row>
        <table:table-row>
          <table:table-cell office:value-type="string">
            <text:p>Comcast__FreeFlow</text:p>
          </table:table-cell>
          <table:table-cell office:value="0.7715016018340226" office:value-type="float"/>
          <table:table-cell office:value="0.7924164751317163" office:value-type="float"/>
          <table:table-cell office:value="0.8012131554658716" office:value-type="float"/>
          <table:table-cell office:value="0.8140595848888642" office:value-type="float"/>
          <table:table-cell office:value="0.8183933019286593" office:value-type="float"/>
          <table:table-cell office:value="0.5418945169395926" office:value-type="float"/>
          <table:table-cell office:value="0.5991946159737163" office:value-type="float"/>
          <table:table-cell office:value="0.6164539102465925" office:value-type="float"/>
          <table:table-cell office:value="0.6419168169395176" office:value-type="float"/>
          <table:table-cell office:value="0.6425512567611064" office:value-type="float"/>
          <table:table-cell office:value="0.42518285298248915" office:value-type="float"/>
          <table:table-cell office:value="0.45971112987293095" office:value-type="float"/>
          <table:table-cell office:value="0.490257129418112" office:value-type="float"/>
          <table:table-cell office:value="0.5146977264350068" office:value-type="float"/>
          <table:table-cell office:value="0.5156709369856536" office:value-type="float"/>
          <table:table-cell office:value="0.5622431373667314" office:value-type="float"/>
          <table:table-cell office:value="0.6309527326841305" office:value-type="float"/>
          <table:table-cell office:value="0.661106280236784" office:value-type="float"/>
          <table:table-cell office:value="0.6845104464573953" office:value-type="float"/>
          <table:table-cell office:value="0.7196559045644" office:value-type="float"/>
          <table:table-cell office:value="0.4665202155653634" office:value-type="float"/>
          <table:table-cell office:value="0.47342871278064397" office:value-type="float"/>
          <table:table-cell office:value="0.4809822796568418" office:value-type="float"/>
          <table:table-cell office:value="0.5173963237909944" office:value-type="float"/>
          <table:table-cell office:value="0.5728047772241032" office:value-type="float"/>
        </table:table-row>
        <table:table-row>
          <table:table-cell office:value-type="string">
            <text:p>raphw__byte-buddy</text:p>
          </table:table-cell>
          <table:table-cell office:value="0.69301983317792" office:value-type="float"/>
          <table:table-cell office:value="0.7570462541790424" office:value-type="float"/>
          <table:table-cell office:value="0.7838074678245908" office:value-type="float"/>
          <table:table-cell office:value="0.8070956936022504" office:value-type="float"/>
          <table:table-cell office:value="0.8448505709756929" office:value-type="float"/>
          <table:table-cell office:value="0.5107661451588958" office:value-type="float"/>
          <table:table-cell office:value="0.5632509930684978" office:value-type="float"/>
          <table:table-cell office:value="0.5787168211964612" office:value-type="float"/>
          <table:table-cell office:value="0.6036063109421178" office:value-type="float"/>
          <table:table-cell office:value="0.6551633906740286" office:value-type="float"/>
          <table:table-cell office:value="0.4090942502927005" office:value-type="float"/>
          <table:table-cell office:value="0.47026094916822064" office:value-type="float"/>
          <table:table-cell office:value="0.48689190789905074" office:value-type="float"/>
          <table:table-cell office:value="0.5032698932828302" office:value-type="float"/>
          <table:table-cell office:value="0.5614224906999034" office:value-type="float"/>
          <table:table-cell office:value="0.5735792369442886" office:value-type="float"/>
          <table:table-cell office:value="0.6160382250850243" office:value-type="float"/>
          <table:table-cell office:value="0.6384674227633215" office:value-type="float"/>
          <table:table-cell office:value="0.6520055029236147" office:value-type="float"/>
          <table:table-cell office:value="0.7062629203674975" office:value-type="float"/>
          <table:table-cell office:value="0.3511945111107966" office:value-type="float"/>
          <table:table-cell office:value="0.4404525711588639" office:value-type="float"/>
          <table:table-cell office:value="0.4728906342354846" office:value-type="float"/>
          <table:table-cell office:value="0.49366631648081866" office:value-type="float"/>
          <table:table-cell office:value="0.545544580380324" office:value-type="float"/>
        </table:table-row>
        <table:table-row>
          <table:table-cell office:value-type="string">
            <text:p>documentcloud__visualsearch</text:p>
          </table:table-cell>
          <table:table-cell office:value="0.7549588171875293" office:value-type="float"/>
          <table:table-cell office:value="0.7916621204237319" office:value-type="float"/>
          <table:table-cell office:value="0.8014349011367126" office:value-type="float"/>
          <table:table-cell office:value="0.8248585320386793" office:value-type="float"/>
          <table:table-cell office:value="0.84361683807402" office:value-type="float"/>
          <table:table-cell office:value="0.5533195492660622" office:value-type="float"/>
          <table:table-cell office:value="0.5848395580412024" office:value-type="float"/>
          <table:table-cell office:value="0.6033293075798765" office:value-type="float"/>
          <table:table-cell office:value="0.6152390005544554" office:value-type="float"/>
          <table:table-cell office:value="0.6529744700247251" office:value-type="float"/>
          <table:table-cell office:value="0.4536334638878161" office:value-type="float"/>
          <table:table-cell office:value="0.45492582900089545" office:value-type="float"/>
          <table:table-cell office:value="0.4837725021040579" office:value-type="float"/>
          <table:table-cell office:value="0.48939876694628115" office:value-type="float"/>
          <table:table-cell office:value="0.5595276051441606" office:value-type="float"/>
          <table:table-cell office:value="0.6307169465427435" office:value-type="float"/>
          <table:table-cell office:value="0.6420829355101241" office:value-type="float"/>
          <table:table-cell office:value="0.6474392063201908" office:value-type="float"/>
          <table:table-cell office:value="0.653976391213192" office:value-type="float"/>
          <table:table-cell office:value="0.7033298725762243" office:value-type="float"/>
          <table:table-cell office:value="0.4262387608811634" office:value-type="float"/>
          <table:table-cell office:value="0.48475106522348743" office:value-type="float"/>
          <table:table-cell office:value="0.49810889363713956" office:value-type="float"/>
          <table:table-cell office:value="0.5213517343403934" office:value-type="float"/>
          <table:table-cell office:value="0.5924387112665742" office:value-type="float"/>
        </table:table-row>
        <table:table-row>
          <table:table-cell office:value-type="string">
            <text:p>ShareX__ShareX</text:p>
          </table:table-cell>
          <table:table-cell office:value="0.706925250452128" office:value-type="float"/>
          <table:table-cell office:value="0.7724348065488664" office:value-type="float"/>
          <table:table-cell office:value="0.7925423244813894" office:value-type="float"/>
          <table:table-cell office:value="0.8136914205717656" office:value-type="float"/>
          <table:table-cell office:value="0.8526913473320513" office:value-type="float"/>
          <table:table-cell office:value="0.5209001751109503" office:value-type="float"/>
          <table:table-cell office:value="0.5796395875467202" office:value-type="float"/>
          <table:table-cell office:value="0.6031592617698565" office:value-type="float"/>
          <table:table-cell office:value="0.6193566544134381" office:value-type="float"/>
          <table:table-cell office:value="0.6889331807469358" office:value-type="float"/>
          <table:table-cell office:value="0.33682204271170174" office:value-type="float"/>
          <table:table-cell office:value="0.4363951943452933" office:value-type="float"/>
          <table:table-cell office:value="0.463083467360658" office:value-type="float"/>
          <table:table-cell office:value="0.4874029520475046" office:value-type="float"/>
          <table:table-cell office:value="0.5835341825300211" office:value-type="float"/>
          <table:table-cell office:value="0.5568276090195673" office:value-type="float"/>
          <table:table-cell office:value="0.6188270674287213" office:value-type="float"/>
          <table:table-cell office:value="0.637609744995034" office:value-type="float"/>
          <table:table-cell office:value="0.6702763997938717" office:value-type="float"/>
          <table:table-cell office:value="0.7629821057814408" office:value-type="float"/>
          <table:table-cell office:value="0.3561182021962879" office:value-type="float"/>
          <table:table-cell office:value="0.47946405051764746" office:value-type="float"/>
          <table:table-cell office:value="0.5117866379731907" office:value-type="float"/>
          <table:table-cell office:value="0.5323281598108309" office:value-type="float"/>
          <table:table-cell office:value="0.6060743738180253" office:value-type="float"/>
        </table:table-row>
        <table:table-row>
          <table:table-cell office:value-type="string">
            <text:p>radex__SwiftyUserDefaults</text:p>
          </table:table-cell>
          <table:table-cell office:value="0.7697014610883828" office:value-type="float"/>
          <table:table-cell office:value="0.791938471499719" office:value-type="float"/>
          <table:table-cell office:value="0.8058887384960147" office:value-type="float"/>
          <table:table-cell office:value="0.816914081482574" office:value-type="float"/>
          <table:table-cell office:value="0.8383857282152607" office:value-type="float"/>
          <table:table-cell office:value="0.5221810712225803" office:value-type="float"/>
          <table:table-cell office:value="0.5720771115300554" office:value-type="float"/>
          <table:table-cell office:value="0.5836407713344285" office:value-type="float"/>
          <table:table-cell office:value="0.6002473213026808" office:value-type="float"/>
          <table:table-cell office:value="0.6268295119455612" office:value-type="float"/>
          <table:table-cell office:value="0.43734194389896497" office:value-type="float"/>
          <table:table-cell office:value="0.4775507507825645" office:value-type="float"/>
          <table:table-cell office:value="0.48702440174199246" office:value-type="float"/>
          <table:table-cell office:value="0.49748820085830536" office:value-type="float"/>
          <table:table-cell office:value="0.533914441971262" office:value-type="float"/>
          <table:table-cell office:value="0.6164863616471615" office:value-type="float"/>
          <table:table-cell office:value="0.6459752559241125" office:value-type="float"/>
          <table:table-cell office:value="0.6506392930879674" office:value-type="float"/>
          <table:table-cell office:value="0.6836869937543382" office:value-type="float"/>
          <table:table-cell office:value="0.7183598749834231" office:value-type="float"/>
          <table:table-cell office:value="0.389558300806526" office:value-type="float"/>
          <table:table-cell office:value="0.46686075141333505" office:value-type="float"/>
          <table:table-cell office:value="0.49397447261325533" office:value-type="float"/>
          <table:table-cell office:value="0.5097257979649744" office:value-type="float"/>
          <table:table-cell office:value="0.5198011487239003" office:value-type="float"/>
        </table:table-row>
        <table:table-row>
          <table:table-cell office:value-type="string">
            <text:p>TimOliver__TOCropViewController</text:p>
          </table:table-cell>
          <table:table-cell office:value="0.7861279386828288" office:value-type="float"/>
          <table:table-cell office:value="0.8128281713379055" office:value-type="float"/>
          <table:table-cell office:value="0.8179374288954483" office:value-type="float"/>
          <table:table-cell office:value="0.835575762334446" office:value-type="float"/>
          <table:table-cell office:value="0.835575762334446" office:value-type="float"/>
          <table:table-cell office:value="0.5461289979284258" office:value-type="float"/>
          <table:table-cell office:value="0.5998168348605053" office:value-type="float"/>
          <table:table-cell office:value="0.6119538756913744" office:value-type="float"/>
          <table:table-cell office:value="0.6299992572433931" office:value-type="float"/>
          <table:table-cell office:value="0.6299992572433931" office:value-type="float"/>
          <table:table-cell office:value="0.4633988389312391" office:value-type="float"/>
          <table:table-cell office:value="0.4843954269431649" office:value-type="float"/>
          <table:table-cell office:value="0.5004262325151541" office:value-type="float"/>
          <table:table-cell office:value="0.5157869146928231" office:value-type="float"/>
          <table:table-cell office:value="0.5157869146928231" office:value-type="float"/>
          <table:table-cell office:value="0.6061188125283516" office:value-type="float"/>
          <table:table-cell office:value="0.6078606738131733" office:value-type="float"/>
          <table:table-cell office:value="0.6183707624051127" office:value-type="float"/>
          <table:table-cell office:value="0.6775474242209154" office:value-type="float"/>
          <table:table-cell office:value="0.6775474242209154" office:value-type="float"/>
          <table:table-cell office:value="0.449935174223574" office:value-type="float"/>
          <table:table-cell office:value="0.5180902424071443" office:value-type="float"/>
          <table:table-cell office:value="0.5290454758444127" office:value-type="float"/>
          <table:table-cell office:value="0.5465364703567557" office:value-type="float"/>
          <table:table-cell office:value="0.5465364703567557" office:value-type="float"/>
        </table:table-row>
        <table:table-row>
          <table:table-cell office:value-type="string">
            <text:p>rails__cache_digests</text:p>
          </table:table-cell>
          <table:table-cell office:value="0.7761272896620652" office:value-type="float"/>
          <table:table-cell office:value="0.8034766667539219" office:value-type="float"/>
          <table:table-cell office:value="0.8084236150876442" office:value-type="float"/>
          <table:table-cell office:value="0.8177686606843372" office:value-type="float"/>
          <table:table-cell office:value="0.8506632766605898" office:value-type="float"/>
          <table:table-cell office:value="0.5796273722450369" office:value-type="float"/>
          <table:table-cell office:value="0.6090492044663011" office:value-type="float"/>
          <table:table-cell office:value="0.6103521923362922" office:value-type="float"/>
          <table:table-cell office:value="0.6188458019529145" office:value-type="float"/>
          <table:table-cell office:value="0.6360024683027903" office:value-type="float"/>
          <table:table-cell office:value="0.42963225757209783" office:value-type="float"/>
          <table:table-cell office:value="0.4543451628736097" office:value-type="float"/>
          <table:table-cell office:value="0.48175354604943044" office:value-type="float"/>
          <table:table-cell office:value="0.5333138779076677" office:value-type="float"/>
          <table:table-cell office:value="0.5504864265299977" office:value-type="float"/>
          <table:table-cell office:value="0.5940901744624352" office:value-type="float"/>
          <table:table-cell office:value="0.6080295481343041" office:value-type="float"/>
          <table:table-cell office:value="0.6227860717493126" office:value-type="float"/>
          <table:table-cell office:value="0.6287500352687772" office:value-type="float"/>
          <table:table-cell office:value="0.7074676400827925" office:value-type="float"/>
          <table:table-cell office:value="0.5143338787615148" office:value-type="float"/>
          <table:table-cell office:value="0.5211107219125153" office:value-type="float"/>
          <table:table-cell office:value="0.5237172835795529" office:value-type="float"/>
          <table:table-cell office:value="0.5345650417042285" office:value-type="float"/>
          <table:table-cell office:value="0.5425550005972318" office:value-type="float"/>
        </table:table-row>
        <table:table-row>
          <table:table-cell office:value-type="string">
            <text:p>specta__specta</text:p>
          </table:table-cell>
          <table:table-cell office:value="0.7334660535083876" office:value-type="float"/>
          <table:table-cell office:value="0.7806273452711282" office:value-type="float"/>
          <table:table-cell office:value="0.7967321836638808" office:value-type="float"/>
          <table:table-cell office:value="0.811303522874432" office:value-type="float"/>
          <table:table-cell office:value="0.8567506491911973" office:value-type="float"/>
          <table:table-cell office:value="0.5486465293313255" office:value-type="float"/>
          <table:table-cell office:value="0.5851871556602548" office:value-type="float"/>
          <table:table-cell office:value="0.601191838845083" office:value-type="float"/>
          <table:table-cell office:value="0.6175501871241418" office:value-type="float"/>
          <table:table-cell office:value="0.649294303779562" office:value-type="float"/>
          <table:table-cell office:value="0.4019074734697867" office:value-type="float"/>
          <table:table-cell office:value="0.4360544143473864" office:value-type="float"/>
          <table:table-cell office:value="0.45447027153553976" office:value-type="float"/>
          <table:table-cell office:value="0.4812007309618631" office:value-type="float"/>
          <table:table-cell office:value="0.5191759641516175" office:value-type="float"/>
          <table:table-cell office:value="0.5592457228019276" office:value-type="float"/>
          <table:table-cell office:value="0.5898467988256029" office:value-type="float"/>
          <table:table-cell office:value="0.6196682679426052" office:value-type="float"/>
          <table:table-cell office:value="0.6502733865055295" office:value-type="float"/>
          <table:table-cell office:value="0.6765041666217054" office:value-type="float"/>
          <table:table-cell office:value="0.38785719230419324" office:value-type="float"/>
          <table:table-cell office:value="0.47868453424572543" office:value-type="float"/>
          <table:table-cell office:value="0.4958083891999129" office:value-type="float"/>
          <table:table-cell office:value="0.5115366639301431" office:value-type="float"/>
          <table:table-cell office:value="0.5636888118854287" office:value-type="float"/>
        </table:table-row>
        <table:table-row>
          <table:table-cell office:value-type="string">
            <text:p>moxiecode__plupload</text:p>
          </table:table-cell>
          <table:table-cell office:value="0.7109789246280398" office:value-type="float"/>
          <table:table-cell office:value="0.7767588076267551" office:value-type="float"/>
          <table:table-cell office:value="0.7962439247952615" office:value-type="float"/>
          <table:table-cell office:value="0.8123758795731947" office:value-type="float"/>
          <table:table-cell office:value="0.8555815655305828" office:value-type="float"/>
          <table:table-cell office:value="0.5362554400575688" office:value-type="float"/>
          <table:table-cell office:value="0.5782030816092044" office:value-type="float"/>
          <table:table-cell office:value="0.5960830617229924" office:value-type="float"/>
          <table:table-cell office:value="0.6086374471771244" office:value-type="float"/>
          <table:table-cell office:value="0.6686353812759084" office:value-type="float"/>
          <table:table-cell office:value="0.39378821138652764" office:value-type="float"/>
          <table:table-cell office:value="0.4430926366127933" office:value-type="float"/>
          <table:table-cell office:value="0.46091668642181644" office:value-type="float"/>
          <table:table-cell office:value="0.4784459133972654" office:value-type="float"/>
          <table:table-cell office:value="0.5679020425213848" office:value-type="float"/>
          <table:table-cell office:value="0.5632693447378201" office:value-type="float"/>
          <table:table-cell office:value="0.6103043066192834" office:value-type="float"/>
          <table:table-cell office:value="0.6321752246851369" office:value-type="float"/>
          <table:table-cell office:value="0.6504996555440485" office:value-type="float"/>
          <table:table-cell office:value="0.7586879290331858" office:value-type="float"/>
          <table:table-cell office:value="0.4176094836565005" office:value-type="float"/>
          <table:table-cell office:value="0.48307910179828145" office:value-type="float"/>
          <table:table-cell office:value="0.5102605045458479" office:value-type="float"/>
          <table:table-cell office:value="0.5357490061508211" office:value-type="float"/>
          <table:table-cell office:value="0.5809929571542058" office:value-type="float"/>
        </table:table-row>
        <table:table-row>
          <table:table-cell office:value-type="string">
            <text:p>jgm__pandoc</text:p>
          </table:table-cell>
          <table:table-cell office:value="0.7147366207798201" office:value-type="float"/>
          <table:table-cell office:value="0.8017600574354207" office:value-type="float"/>
          <table:table-cell office:value="0.8263437579279275" office:value-type="float"/>
          <table:table-cell office:value="0.8404015498994035" office:value-type="float"/>
          <table:table-cell office:value="0.891588592530274" office:value-type="float"/>
          <table:table-cell office:value="0.5301971222306193" office:value-type="float"/>
          <table:table-cell office:value="0.5854365638927509" office:value-type="float"/>
          <table:table-cell office:value="0.6003861520902605" office:value-type="float"/>
          <table:table-cell office:value="0.6170606919496948" office:value-type="float"/>
          <table:table-cell office:value="0.6883570644979594" office:value-type="float"/>
          <table:table-cell office:value="0.3909360191730809" office:value-type="float"/>
          <table:table-cell office:value="0.4677226937493167" office:value-type="float"/>
          <table:table-cell office:value="0.4899628877468236" office:value-type="float"/>
          <table:table-cell office:value="0.5117430999464584" office:value-type="float"/>
          <table:table-cell office:value="0.6226202747707522" office:value-type="float"/>
          <table:table-cell office:value="0.556894800629864" office:value-type="float"/>
          <table:table-cell office:value="0.6225630589083321" office:value-type="float"/>
          <table:table-cell office:value="0.6393981357136032" office:value-type="float"/>
          <table:table-cell office:value="0.6579831974600684" office:value-type="float"/>
          <table:table-cell office:value="0.7422831920089663" office:value-type="float"/>
          <table:table-cell office:value="0.3828713782103036" office:value-type="float"/>
          <table:table-cell office:value="0.4830149041575778" office:value-type="float"/>
          <table:table-cell office:value="0.5046673460874596" office:value-type="float"/>
          <table:table-cell office:value="0.5244132637284404" office:value-type="float"/>
          <table:table-cell office:value="0.6117194280609122" office:value-type="float"/>
        </table:table-row>
        <table:table-row>
          <table:table-cell office:value-type="string">
            <text:p>tsuru__tsuru</text:p>
          </table:table-cell>
          <table:table-cell office:value="0.7011008471187309" office:value-type="float"/>
          <table:table-cell office:value="0.7602974270431052" office:value-type="float"/>
          <table:table-cell office:value="0.7883256270549505" office:value-type="float"/>
          <table:table-cell office:value="0.8007770248390982" office:value-type="float"/>
          <table:table-cell office:value="0.8301804119409874" office:value-type="float"/>
          <table:table-cell office:value="0.5569965612487915" office:value-type="float"/>
          <table:table-cell office:value="0.5845109712959615" office:value-type="float"/>
          <table:table-cell office:value="0.5994981451086957" office:value-type="float"/>
          <table:table-cell office:value="0.6245371208003647" office:value-type="float"/>
          <table:table-cell office:value="0.6663892569522729" office:value-type="float"/>
          <table:table-cell office:value="0.4202452068155673" office:value-type="float"/>
          <table:table-cell office:value="0.45601675335512504" office:value-type="float"/>
          <table:table-cell office:value="0.472125312915213" office:value-type="float"/>
          <table:table-cell office:value="0.4909345789521723" office:value-type="float"/>
          <table:table-cell office:value="0.54728867739985" office:value-type="float"/>
          <table:table-cell office:value="0.5778302515392586" office:value-type="float"/>
          <table:table-cell office:value="0.6073973355540321" office:value-type="float"/>
          <table:table-cell office:value="0.6244548787895339" office:value-type="float"/>
          <table:table-cell office:value="0.6445774154312519" office:value-type="float"/>
          <table:table-cell office:value="0.7139347689700641" office:value-type="float"/>
          <table:table-cell office:value="0.45246675729560537" office:value-type="float"/>
          <table:table-cell office:value="0.4899558699562114" office:value-type="float"/>
          <table:table-cell office:value="0.5153983960396771" office:value-type="float"/>
          <table:table-cell office:value="0.5346963754065645" office:value-type="float"/>
          <table:table-cell office:value="0.5664541633203484" office:value-type="float"/>
        </table:table-row>
        <table:table-row>
          <table:table-cell office:value-type="string">
            <text:p>ms-iot__samples</text:p>
          </table:table-cell>
          <table:table-cell office:value="0.7519840869787573" office:value-type="float"/>
          <table:table-cell office:value="0.7910902902262561" office:value-type="float"/>
          <table:table-cell office:value="0.805035729508092" office:value-type="float"/>
          <table:table-cell office:value="0.8118377729066888" office:value-type="float"/>
          <table:table-cell office:value="0.8473236567602724" office:value-type="float"/>
          <table:table-cell office:value="0.5614899718764274" office:value-type="float"/>
          <table:table-cell office:value="0.5980039893448286" office:value-type="float"/>
          <table:table-cell office:value="0.6234483173424529" office:value-type="float"/>
          <table:table-cell office:value="0.658765600094719" office:value-type="float"/>
          <table:table-cell office:value="0.7052159338652042" office:value-type="float"/>
          <table:table-cell office:value="0.3961250499968133" office:value-type="float"/>
          <table:table-cell office:value="0.47309028594950553" office:value-type="float"/>
          <table:table-cell office:value="0.4920213706685272" office:value-type="float"/>
          <table:table-cell office:value="0.524644445589191" office:value-type="float"/>
          <table:table-cell office:value="0.5772917151772546" office:value-type="float"/>
          <table:table-cell office:value="0.537996559797538" office:value-type="float"/>
          <table:table-cell office:value="0.60443032219388" office:value-type="float"/>
          <table:table-cell office:value="0.6330219222301041" office:value-type="float"/>
          <table:table-cell office:value="0.6710884210319465" office:value-type="float"/>
          <table:table-cell office:value="0.7233934964680375" office:value-type="float"/>
          <table:table-cell office:value="0.4046687949176625" office:value-type="float"/>
          <table:table-cell office:value="0.5348546472498432" office:value-type="float"/>
          <table:table-cell office:value="0.5490278386857864" office:value-type="float"/>
          <table:table-cell office:value="0.5651050081506552" office:value-type="float"/>
          <table:table-cell office:value="0.618251766053357" office:value-type="float"/>
        </table:table-row>
        <table:table-row>
          <table:table-cell office:value-type="string">
            <text:p>sbt__sbt</text:p>
          </table:table-cell>
          <table:table-cell office:value="0.7049869243301732" office:value-type="float"/>
          <table:table-cell office:value="0.7629586291257808" office:value-type="float"/>
          <table:table-cell office:value="0.7900636386060156" office:value-type="float"/>
          <table:table-cell office:value="0.8091249555211696" office:value-type="float"/>
          <table:table-cell office:value="0.8797118625303737" office:value-type="float"/>
          <table:table-cell office:value="0.5196701193774805" office:value-type="float"/>
          <table:table-cell office:value="0.5688617990846571" office:value-type="float"/>
          <table:table-cell office:value="0.5840714090913023" office:value-type="float"/>
          <table:table-cell office:value="0.6029253848436728" office:value-type="float"/>
          <table:table-cell office:value="0.7431897347424362" office:value-type="float"/>
          <table:table-cell office:value="0.40112836429178544" office:value-type="float"/>
          <table:table-cell office:value="0.4619199120867604" office:value-type="float"/>
          <table:table-cell office:value="0.47885383732524867" office:value-type="float"/>
          <table:table-cell office:value="0.4996881897463712" office:value-type="float"/>
          <table:table-cell office:value="0.5780922988313675" office:value-type="float"/>
          <table:table-cell office:value="0.548045635422817" office:value-type="float"/>
          <table:table-cell office:value="0.6114733525015044" office:value-type="float"/>
          <table:table-cell office:value="0.6302643674211339" office:value-type="float"/>
          <table:table-cell office:value="0.6552628502319204" office:value-type="float"/>
          <table:table-cell office:value="0.786262579739967" office:value-type="float"/>
          <table:table-cell office:value="0.3701617687855878" office:value-type="float"/>
          <table:table-cell office:value="0.4631867491212602" office:value-type="float"/>
          <table:table-cell office:value="0.49082615795989126" office:value-type="float"/>
          <table:table-cell office:value="0.5113451425902671" office:value-type="float"/>
          <table:table-cell office:value="0.5842082540696016" office:value-type="float"/>
        </table:table-row>
        <table:table-row>
          <table:table-cell office:value-type="string">
            <text:p>electron-userland__electron-packager</text:p>
          </table:table-cell>
          <table:table-cell office:value="0.6962978704311251" office:value-type="float"/>
          <table:table-cell office:value="0.7462209955124413" office:value-type="float"/>
          <table:table-cell office:value="0.7845241112538042" office:value-type="float"/>
          <table:table-cell office:value="0.8054255752122808" office:value-type="float"/>
          <table:table-cell office:value="0.8845916548520392" office:value-type="float"/>
          <table:table-cell office:value="0.5265859217847785" office:value-type="float"/>
          <table:table-cell office:value="0.5735421934541642" office:value-type="float"/>
          <table:table-cell office:value="0.5925671611675603" office:value-type="float"/>
          <table:table-cell office:value="0.6071926091853971" office:value-type="float"/>
          <table:table-cell office:value="0.6762862811180884" office:value-type="float"/>
          <table:table-cell office:value="0.348976812805526" office:value-type="float"/>
          <table:table-cell office:value="0.43630771201215923" office:value-type="float"/>
          <table:table-cell office:value="0.4520440435044185" office:value-type="float"/>
          <table:table-cell office:value="0.4750196672923501" office:value-type="float"/>
          <table:table-cell office:value="0.5445647109787681" office:value-type="float"/>
          <table:table-cell office:value="0.5699673785300224" office:value-type="float"/>
          <table:table-cell office:value="0.6055974957738663" office:value-type="float"/>
          <table:table-cell office:value="0.628084585457277" office:value-type="float"/>
          <table:table-cell office:value="0.6550598207826672" office:value-type="float"/>
          <table:table-cell office:value="0.7589759347710608" office:value-type="float"/>
          <table:table-cell office:value="0.36572453435825125" office:value-type="float"/>
          <table:table-cell office:value="0.4547080996197036" office:value-type="float"/>
          <table:table-cell office:value="0.47884353238385446" office:value-type="float"/>
          <table:table-cell office:value="0.513956598062717" office:value-type="float"/>
          <table:table-cell office:value="0.5962753088765431" office:value-type="float"/>
        </table:table-row>
        <table:table-row>
          <table:table-cell office:value-type="string">
            <text:p>preciousforever__sketch-data-populator</text:p>
          </table:table-cell>
          <table:table-cell office:value="0.7895825868532634" office:value-type="float"/>
          <table:table-cell office:value="0.8256938198556011" office:value-type="float"/>
          <table:table-cell office:value="0.8270365798546252" office:value-type="float"/>
          <table:table-cell office:value="0.8331953355732977" office:value-type="float"/>
          <table:table-cell office:value="0.8527328652662302" office:value-type="float"/>
          <table:table-cell office:value="0.5507595859656571" office:value-type="float"/>
          <table:table-cell office:value="0.5771500152387972" office:value-type="float"/>
          <table:table-cell office:value="0.5851711361281855" office:value-type="float"/>
          <table:table-cell office:value="0.6024698204314479" office:value-type="float"/>
          <table:table-cell office:value="0.6469970341528761" office:value-type="float"/>
          <table:table-cell office:value="0.4444504508796313" office:value-type="float"/>
          <table:table-cell office:value="0.46793665650037525" office:value-type="float"/>
          <table:table-cell office:value="0.4926985687884943" office:value-type="float"/>
          <table:table-cell office:value="0.49904451988830456" office:value-type="float"/>
          <table:table-cell office:value="0.5821633683376002" office:value-type="float"/>
          <table:table-cell office:value="0.6121011005729124" office:value-type="float"/>
          <table:table-cell office:value="0.6122083653801133" office:value-type="float"/>
          <table:table-cell office:value="0.653751175635834" office:value-type="float"/>
          <table:table-cell office:value="0.66915445840295" office:value-type="float"/>
          <table:table-cell office:value="0.7269874720913759" office:value-type="float"/>
          <table:table-cell office:value="0.41392051968447124" office:value-type="float"/>
          <table:table-cell office:value="0.455936578371473" office:value-type="float"/>
          <table:table-cell office:value="0.46849646367258113" office:value-type="float"/>
          <table:table-cell office:value="0.5241411398913056" office:value-type="float"/>
          <table:table-cell office:value="0.5522226190199903" office:value-type="float"/>
        </table:table-row>
        <table:table-row>
          <table:table-cell office:value-type="string">
            <text:p>mapbox__mapbox-gl-native</text:p>
          </table:table-cell>
          <table:table-cell office:value="0.6837620537499838" office:value-type="float"/>
          <table:table-cell office:value="0.750807158756726" office:value-type="float"/>
          <table:table-cell office:value="0.7900067338551077" office:value-type="float"/>
          <table:table-cell office:value="0.8146335103300314" office:value-type="float"/>
          <table:table-cell office:value="0.86344793592442" office:value-type="float"/>
          <table:table-cell office:value="0.5091229918923128" office:value-type="float"/>
          <table:table-cell office:value="0.5743026487054077" office:value-type="float"/>
          <table:table-cell office:value="0.5915955806856741" office:value-type="float"/>
          <table:table-cell office:value="0.609522970718885" office:value-type="float"/>
          <table:table-cell office:value="0.7248209960069907" office:value-type="float"/>
          <table:table-cell office:value="0.33200800697982613" office:value-type="float"/>
          <table:table-cell office:value="0.4547220453283328" office:value-type="float"/>
          <table:table-cell office:value="0.47356987988111343" office:value-type="float"/>
          <table:table-cell office:value="0.49290742112622965" office:value-type="float"/>
          <table:table-cell office:value="0.581892342053046" office:value-type="float"/>
          <table:table-cell office:value="0.5254589593456532" office:value-type="float"/>
          <table:table-cell office:value="0.611395266779525" office:value-type="float"/>
          <table:table-cell office:value="0.6351494046231536" office:value-type="float"/>
          <table:table-cell office:value="0.6642136045848597" office:value-type="float"/>
          <table:table-cell office:value="0.7828067111876923" office:value-type="float"/>
          <table:table-cell office:value="0.33538467141220785" office:value-type="float"/>
          <table:table-cell office:value="0.4464845851176004" office:value-type="float"/>
          <table:table-cell office:value="0.4786947952928857" office:value-type="float"/>
          <table:table-cell office:value="0.5051369563023332" office:value-type="float"/>
          <table:table-cell office:value="0.5933944271327891" office:value-type="float"/>
        </table:table-row>
        <table:table-row>
          <table:table-cell office:value-type="string">
            <text:p>nikgraf__belle</text:p>
          </table:table-cell>
          <table:table-cell office:value="0.7691559157125993" office:value-type="float"/>
          <table:table-cell office:value="0.8054168097390249" office:value-type="float"/>
          <table:table-cell office:value="0.8179289328407007" office:value-type="float"/>
          <table:table-cell office:value="0.8317493828884719" office:value-type="float"/>
          <table:table-cell office:value="0.8543854056151898" office:value-type="float"/>
          <table:table-cell office:value="0.5366618434555098" office:value-type="float"/>
          <table:table-cell office:value="0.5934857888816674" office:value-type="float"/>
          <table:table-cell office:value="0.6174049292074844" office:value-type="float"/>
          <table:table-cell office:value="0.6404838844868442" office:value-type="float"/>
          <table:table-cell office:value="0.6464622373201481" office:value-type="float"/>
          <table:table-cell office:value="0.40327824066866913" office:value-type="float"/>
          <table:table-cell office:value="0.49403873035492546" office:value-type="float"/>
          <table:table-cell office:value="0.5134734232632842" office:value-type="float"/>
          <table:table-cell office:value="0.5343000246474373" office:value-type="float"/>
          <table:table-cell office:value="0.5442376957158901" office:value-type="float"/>
          <table:table-cell office:value="0.6040673970948515" office:value-type="float"/>
          <table:table-cell office:value="0.6601373454034614" office:value-type="float"/>
          <table:table-cell office:value="0.6934317580579852" office:value-type="float"/>
          <table:table-cell office:value="0.7076556285536879" office:value-type="float"/>
          <table:table-cell office:value="0.7884496756716863" office:value-type="float"/>
          <table:table-cell office:value="0.4002829844608557" office:value-type="float"/>
          <table:table-cell office:value="0.4802994076907849" office:value-type="float"/>
          <table:table-cell office:value="0.5014856689326992" office:value-type="float"/>
          <table:table-cell office:value="0.5124907775230436" office:value-type="float"/>
          <table:table-cell office:value="0.5317876785831275" office:value-type="float"/>
        </table:table-row>
        <table:table-row>
          <table:table-cell office:value-type="string">
            <text:p>Eloston__ungoogled-chromium</text:p>
          </table:table-cell>
          <table:table-cell office:value="0.6914725642781796" office:value-type="float"/>
          <table:table-cell office:value="0.7628247211284818" office:value-type="float"/>
          <table:table-cell office:value="0.790918119373004" office:value-type="float"/>
          <table:table-cell office:value="0.8056103977628797" office:value-type="float"/>
          <table:table-cell office:value="0.8449047916696519" office:value-type="float"/>
          <table:table-cell office:value="0.5255155810902647" office:value-type="float"/>
          <table:table-cell office:value="0.5804668117023414" office:value-type="float"/>
          <table:table-cell office:value="0.5954773515614755" office:value-type="float"/>
          <table:table-cell office:value="0.6081222754269708" office:value-type="float"/>
          <table:table-cell office:value="0.6393284651946634" office:value-type="float"/>
          <table:table-cell office:value="0.3494816118485801" office:value-type="float"/>
          <table:table-cell office:value="0.4409965638654255" office:value-type="float"/>
          <table:table-cell office:value="0.4612567634541453" office:value-type="float"/>
          <table:table-cell office:value="0.4778925622237481" office:value-type="float"/>
          <table:table-cell office:value="0.5531759410622897" office:value-type="float"/>
          <table:table-cell office:value="0.5618468916718385" office:value-type="float"/>
          <table:table-cell office:value="0.5970106111055238" office:value-type="float"/>
          <table:table-cell office:value="0.614606744114417" office:value-type="float"/>
          <table:table-cell office:value="0.6314278790045907" office:value-type="float"/>
          <table:table-cell office:value="0.7040780502508093" office:value-type="float"/>
          <table:table-cell office:value="0.40469970031507374" office:value-type="float"/>
          <table:table-cell office:value="0.4792745248399742" office:value-type="float"/>
          <table:table-cell office:value="0.5145492509578906" office:value-type="float"/>
          <table:table-cell office:value="0.5319261345149119" office:value-type="float"/>
          <table:table-cell office:value="0.5731069748842307" office:value-type="float"/>
        </table:table-row>
        <table:table-row>
          <table:table-cell office:value-type="string">
            <text:p>prikhi__pencil</text:p>
          </table:table-cell>
          <table:table-cell office:value="0.7461962182028449" office:value-type="float"/>
          <table:table-cell office:value="0.7907196665485534" office:value-type="float"/>
          <table:table-cell office:value="0.8148300991266302" office:value-type="float"/>
          <table:table-cell office:value="0.8324391502831082" office:value-type="float"/>
          <table:table-cell office:value="0.8502601672067633" office:value-type="float"/>
          <table:table-cell office:value="0.5567358808392129" office:value-type="float"/>
          <table:table-cell office:value="0.5871506188081753" office:value-type="float"/>
          <table:table-cell office:value="0.6043933412851884" office:value-type="float"/>
          <table:table-cell office:value="0.6248286135850254" office:value-type="float"/>
          <table:table-cell office:value="0.6407467558964499" office:value-type="float"/>
          <table:table-cell office:value="0.38803052215283185" office:value-type="float"/>
          <table:table-cell office:value="0.4466634411203583" office:value-type="float"/>
          <table:table-cell office:value="0.46412379709243134" office:value-type="float"/>
          <table:table-cell office:value="0.4764093995221399" office:value-type="float"/>
          <table:table-cell office:value="0.5091615816050978" office:value-type="float"/>
          <table:table-cell office:value="0.5423977165371107" office:value-type="float"/>
          <table:table-cell office:value="0.5867139520789507" office:value-type="float"/>
          <table:table-cell office:value="0.6293045401739694" office:value-type="float"/>
          <table:table-cell office:value="0.6489659678422632" office:value-type="float"/>
          <table:table-cell office:value="0.6976113094165542" office:value-type="float"/>
          <table:table-cell office:value="0.4229634164230652" office:value-type="float"/>
          <table:table-cell office:value="0.4996946010210378" office:value-type="float"/>
          <table:table-cell office:value="0.5109366713097425" office:value-type="float"/>
          <table:table-cell office:value="0.5242137132471953" office:value-type="float"/>
          <table:table-cell office:value="0.5968658114625434" office:value-type="float"/>
        </table:table-row>
        <table:table-row>
          <table:table-cell office:value-type="string">
            <text:p>mqttjs__MQTT.js</text:p>
          </table:table-cell>
          <table:table-cell office:value="0.7165452368157612" office:value-type="float"/>
          <table:table-cell office:value="0.7702172021542071" office:value-type="float"/>
          <table:table-cell office:value="0.7942414942682388" office:value-type="float"/>
          <table:table-cell office:value="0.8117654950221841" office:value-type="float"/>
          <table:table-cell office:value="0.8456966473469747" office:value-type="float"/>
          <table:table-cell office:value="0.5122049808484468" office:value-type="float"/>
          <table:table-cell office:value="0.5666309794626423" office:value-type="float"/>
          <table:table-cell office:value="0.5921904049727287" office:value-type="float"/>
          <table:table-cell office:value="0.6061072115610693" office:value-type="float"/>
          <table:table-cell office:value="0.6775707417764428" office:value-type="float"/>
          <table:table-cell office:value="0.3984750430204461" office:value-type="float"/>
          <table:table-cell office:value="0.4576249713172807" office:value-type="float"/>
          <table:table-cell office:value="0.48394800780502234" office:value-type="float"/>
          <table:table-cell office:value="0.5020039273928056" office:value-type="float"/>
          <table:table-cell office:value="0.5534366110324259" office:value-type="float"/>
          <table:table-cell office:value="0.5619765008743938" office:value-type="float"/>
          <table:table-cell office:value="0.6129335137731926" office:value-type="float"/>
          <table:table-cell office:value="0.6315798456845056" office:value-type="float"/>
          <table:table-cell office:value="0.6487069673418635" office:value-type="float"/>
          <table:table-cell office:value="0.7409922549627013" office:value-type="float"/>
          <table:table-cell office:value="0.36786265272325097" office:value-type="float"/>
          <table:table-cell office:value="0.4791205812895546" office:value-type="float"/>
          <table:table-cell office:value="0.498368874877033" office:value-type="float"/>
          <table:table-cell office:value="0.5224082995669408" office:value-type="float"/>
          <table:table-cell office:value="0.5972990055889515" office:value-type="float"/>
        </table:table-row>
        <table:table-row>
          <table:table-cell office:value-type="string">
            <text:p>tbruyelle__RxPermissions</text:p>
          </table:table-cell>
          <table:table-cell office:value="0.7235292554583805" office:value-type="float"/>
          <table:table-cell office:value="0.7790536825571357" office:value-type="float"/>
          <table:table-cell office:value="0.8028093689287028" office:value-type="float"/>
          <table:table-cell office:value="0.8143349671575062" office:value-type="float"/>
          <table:table-cell office:value="0.8343106492777983" office:value-type="float"/>
          <table:table-cell office:value="0.5152420744949326" office:value-type="float"/>
          <table:table-cell office:value="0.5764708488318363" office:value-type="float"/>
          <table:table-cell office:value="0.5921069442581853" office:value-type="float"/>
          <table:table-cell office:value="0.610714003954367" office:value-type="float"/>
          <table:table-cell office:value="0.6566691604106087" office:value-type="float"/>
          <table:table-cell office:value="0.41807858262038533" office:value-type="float"/>
          <table:table-cell office:value="0.45099329242165476" office:value-type="float"/>
          <table:table-cell office:value="0.46626451755979714" office:value-type="float"/>
          <table:table-cell office:value="0.49226831104489743" office:value-type="float"/>
          <table:table-cell office:value="0.5433490020340377" office:value-type="float"/>
          <table:table-cell office:value="0.6131591896467161" office:value-type="float"/>
          <table:table-cell office:value="0.640235100004409" office:value-type="float"/>
          <table:table-cell office:value="0.6599954206485179" office:value-type="float"/>
          <table:table-cell office:value="0.6786586712229898" office:value-type="float"/>
          <table:table-cell office:value="0.7254119707035638" office:value-type="float"/>
          <table:table-cell office:value="0.3834558591528478" office:value-type="float"/>
          <table:table-cell office:value="0.46297745581919514" office:value-type="float"/>
          <table:table-cell office:value="0.4922064367911916" office:value-type="float"/>
          <table:table-cell office:value="0.5232532561077154" office:value-type="float"/>
          <table:table-cell office:value="0.5508650547205499" office:value-type="float"/>
        </table:table-row>
        <table:table-row>
          <table:table-cell office:value-type="string">
            <text:p>mikepenz__AboutLibraries</text:p>
          </table:table-cell>
          <table:table-cell office:value="0.7511927695098601" office:value-type="float"/>
          <table:table-cell office:value="0.8025243359925555" office:value-type="float"/>
          <table:table-cell office:value="0.8172853029040166" office:value-type="float"/>
          <table:table-cell office:value="0.825025255003245" office:value-type="float"/>
          <table:table-cell office:value="0.8523486646180001" office:value-type="float"/>
          <table:table-cell office:value="0.5388181758203279" office:value-type="float"/>
          <table:table-cell office:value="0.5527128498492515" office:value-type="float"/>
          <table:table-cell office:value="0.5952248374721884" office:value-type="float"/>
          <table:table-cell office:value="0.6201753701562013" office:value-type="float"/>
          <table:table-cell office:value="0.6620711299872509" office:value-type="float"/>
          <table:table-cell office:value="0.42921326258033055" office:value-type="float"/>
          <table:table-cell office:value="0.4619235291396648" office:value-type="float"/>
          <table:table-cell office:value="0.4732770329097825" office:value-type="float"/>
          <table:table-cell office:value="0.4941513072482215" office:value-type="float"/>
          <table:table-cell office:value="0.5542816849854598" office:value-type="float"/>
          <table:table-cell office:value="0.6164704270335264" office:value-type="float"/>
          <table:table-cell office:value="0.6368865212511566" office:value-type="float"/>
          <table:table-cell office:value="0.6527417143040029" office:value-type="float"/>
          <table:table-cell office:value="0.6715584312719061" office:value-type="float"/>
          <table:table-cell office:value="0.6989018151568366" office:value-type="float"/>
          <table:table-cell office:value="0.45691543075657215" office:value-type="float"/>
          <table:table-cell office:value="0.4860213712978897" office:value-type="float"/>
          <table:table-cell office:value="0.5136130308576436" office:value-type="float"/>
          <table:table-cell office:value="0.5225911243199659" office:value-type="float"/>
          <table:table-cell office:value="0.5578795587257757" office:value-type="float"/>
        </table:table-row>
        <table:table-row>
          <table:table-cell office:value-type="string">
            <text:p>aws__aws-sdk-go</text:p>
          </table:table-cell>
          <table:table-cell office:value="0.6913668869720575" office:value-type="float"/>
          <table:table-cell office:value="0.7660012918128843" office:value-type="float"/>
          <table:table-cell office:value="0.7917818312500183" office:value-type="float"/>
          <table:table-cell office:value="0.8133407315176796" office:value-type="float"/>
          <table:table-cell office:value="0.8575456295911084" office:value-type="float"/>
          <table:table-cell office:value="0.5334928157996192" office:value-type="float"/>
          <table:table-cell office:value="0.5934111952914911" office:value-type="float"/>
          <table:table-cell office:value="0.6068796367514627" office:value-type="float"/>
          <table:table-cell office:value="0.6241461397507483" office:value-type="float"/>
          <table:table-cell office:value="0.6816465113433775" office:value-type="float"/>
          <table:table-cell office:value="0.4102152921330132" office:value-type="float"/>
          <table:table-cell office:value="0.4601611033266623" office:value-type="float"/>
          <table:table-cell office:value="0.4818194598801898" office:value-type="float"/>
          <table:table-cell office:value="0.4981973582119755" office:value-type="float"/>
          <table:table-cell office:value="0.5556035785736646" office:value-type="float"/>
          <table:table-cell office:value="0.60405984903195" office:value-type="float"/>
          <table:table-cell office:value="0.636627439142506" office:value-type="float"/>
          <table:table-cell office:value="0.6533300801660393" office:value-type="float"/>
          <table:table-cell office:value="0.6759583972775853" office:value-type="float"/>
          <table:table-cell office:value="0.7301164938007514" office:value-type="float"/>
          <table:table-cell office:value="0.4153368459814365" office:value-type="float"/>
          <table:table-cell office:value="0.48120702501924895" office:value-type="float"/>
          <table:table-cell office:value="0.49967845150296203" office:value-type="float"/>
          <table:table-cell office:value="0.5248076305789949" office:value-type="float"/>
          <table:table-cell office:value="0.5987118035443668" office:value-type="float"/>
        </table:table-row>
        <table:table-row>
          <table:table-cell office:value-type="string">
            <text:p>flavienlaurent__datetimepicker</text:p>
          </table:table-cell>
          <table:table-cell office:value="0.7467781037172772" office:value-type="float"/>
          <table:table-cell office:value="0.7509276069893817" office:value-type="float"/>
          <table:table-cell office:value="0.7744664798188006" office:value-type="float"/>
          <table:table-cell office:value="0.7901628754177734" office:value-type="float"/>
          <table:table-cell office:value="0.7901628754177734" office:value-type="float"/>
          <table:table-cell office:value="0.5712661743980832" office:value-type="float"/>
          <table:table-cell office:value="0.5713743502578351" office:value-type="float"/>
          <table:table-cell office:value="0.6480842781878956" office:value-type="float"/>
          <table:table-cell office:value="0.6611305007515446" office:value-type="float"/>
          <table:table-cell office:value="0.6611305007515446" office:value-type="float"/>
          <table:table-cell office:value="0.44061053277960205" office:value-type="float"/>
          <table:table-cell office:value="0.4408031843240714" office:value-type="float"/>
          <table:table-cell office:value="0.45419758604952387" office:value-type="float"/>
          <table:table-cell office:value="0.4906241590899604" office:value-type="float"/>
          <table:table-cell office:value="0.4906241590899604" office:value-type="float"/>
          <table:table-cell office:value="0.5993025740177587" office:value-type="float"/>
          <table:table-cell office:value="0.6075340262182934" office:value-type="float"/>
          <table:table-cell office:value="0.6618667740410131" office:value-type="float"/>
          <table:table-cell office:value="0.6703450700647618" office:value-type="float"/>
          <table:table-cell office:value="0.6703450700647618" office:value-type="float"/>
          <table:table-cell office:value="0.38780477147539294" office:value-type="float"/>
          <table:table-cell office:value="0.4245940843206025" office:value-type="float"/>
          <table:table-cell office:value="0.5445720549674551" office:value-type="float"/>
          <table:table-cell office:value="0.5503025049819029" office:value-type="float"/>
          <table:table-cell office:value="0.5503025049819029" office:value-type="float"/>
        </table:table-row>
        <table:table-row>
          <table:table-cell office:value-type="string">
            <text:p>ai212983__android-spinnerwheel</text:p>
          </table:table-cell>
          <table:table-cell office:value="0.8059088577683324" office:value-type="float"/>
          <table:table-cell office:value="0.8059088577683324" office:value-type="float"/>
          <table:table-cell office:value="0.8059088577683324" office:value-type="float"/>
          <table:table-cell office:value="0.8059088577683324" office:value-type="float"/>
          <table:table-cell office:value="0.819444748584372" office:value-type="float"/>
          <table:table-cell office:value="0.5816859114166939" office:value-type="float"/>
          <table:table-cell office:value="0.5816859114166939" office:value-type="float"/>
          <table:table-cell office:value="0.5816859114166939" office:value-type="float"/>
          <table:table-cell office:value="0.5816859114166939" office:value-type="float"/>
          <table:table-cell office:value="0.611339667995626" office:value-type="float"/>
          <table:table-cell office:value="0.47997194034580626" office:value-type="float"/>
          <table:table-cell office:value="0.47997194034580626" office:value-type="float"/>
          <table:table-cell office:value="0.47997194034580626" office:value-type="float"/>
          <table:table-cell office:value="0.47997194034580626" office:value-type="float"/>
          <table:table-cell office:value="0.5075611193497" office:value-type="float"/>
          <table:table-cell office:value="0.6075502434909055" office:value-type="float"/>
          <table:table-cell office:value="0.6075502434909055" office:value-type="float"/>
          <table:table-cell office:value="0.6075502434909055" office:value-type="float"/>
          <table:table-cell office:value="0.6075502434909055" office:value-type="float"/>
          <table:table-cell office:value="0.6976808491132187" office:value-type="float"/>
          <table:table-cell office:value="0.48602571756425483" office:value-type="float"/>
          <table:table-cell office:value="0.48602571756425483" office:value-type="float"/>
          <table:table-cell office:value="0.48602571756425483" office:value-type="float"/>
          <table:table-cell office:value="0.48602571756425483" office:value-type="float"/>
          <table:table-cell office:value="0.5265635420380936" office:value-type="float"/>
        </table:table-row>
        <table:table-row>
          <table:table-cell office:value-type="string">
            <text:p>google__benchmark</text:p>
          </table:table-cell>
          <table:table-cell office:value="0.703899396868097" office:value-type="float"/>
          <table:table-cell office:value="0.770797509750369" office:value-type="float"/>
          <table:table-cell office:value="0.8015614872812256" office:value-type="float"/>
          <table:table-cell office:value="0.8196752598047464" office:value-type="float"/>
          <table:table-cell office:value="0.8652840645678697" office:value-type="float"/>
          <table:table-cell office:value="0.5430741905290688" office:value-type="float"/>
          <table:table-cell office:value="0.5988707256430205" office:value-type="float"/>
          <table:table-cell office:value="0.6139324900376935" office:value-type="float"/>
          <table:table-cell office:value="0.6317667879170046" office:value-type="float"/>
          <table:table-cell office:value="0.6939461251636746" office:value-type="float"/>
          <table:table-cell office:value="0.41750119116275763" office:value-type="float"/>
          <table:table-cell office:value="0.4541431061769028" office:value-type="float"/>
          <table:table-cell office:value="0.4678843603949873" office:value-type="float"/>
          <table:table-cell office:value="0.49124715541695546" office:value-type="float"/>
          <table:table-cell office:value="0.5671666900080867" office:value-type="float"/>
          <table:table-cell office:value="0.5683600575363135" office:value-type="float"/>
          <table:table-cell office:value="0.6169459333967822" office:value-type="float"/>
          <table:table-cell office:value="0.6380976262433893" office:value-type="float"/>
          <table:table-cell office:value="0.6643790975611075" office:value-type="float"/>
          <table:table-cell office:value="0.746367228151696" office:value-type="float"/>
          <table:table-cell office:value="0.41987663718353146" office:value-type="float"/>
          <table:table-cell office:value="0.47711503749405876" office:value-type="float"/>
          <table:table-cell office:value="0.5082788598631451" office:value-type="float"/>
          <table:table-cell office:value="0.5336121852661532" office:value-type="float"/>
          <table:table-cell office:value="0.6128828078117572" office:value-type="float"/>
        </table:table-row>
        <table:table-row>
          <table:table-cell office:value-type="string">
            <text:p>zk00006__OpenTLD</text:p>
          </table:table-cell>
          <table:table-cell office:value="0.7023931613665677" office:value-type="float"/>
          <table:table-cell office:value="0.7627744088268169" office:value-type="float"/>
          <table:table-cell office:value="0.7896140742776856" office:value-type="float"/>
          <table:table-cell office:value="0.808824458880518" office:value-type="float"/>
          <table:table-cell office:value="0.826673538512064" office:value-type="float"/>
          <table:table-cell office:value="0.5425243704692514" office:value-type="float"/>
          <table:table-cell office:value="0.5691736080813325" office:value-type="float"/>
          <table:table-cell office:value="0.5864290432788958" office:value-type="float"/>
          <table:table-cell office:value="0.6164649330297396" office:value-type="float"/>
          <table:table-cell office:value="0.6929339448983993" office:value-type="float"/>
          <table:table-cell office:value="0.4231115246245467" office:value-type="float"/>
          <table:table-cell office:value="0.45297385254572187" office:value-type="float"/>
          <table:table-cell office:value="0.466934179517996" office:value-type="float"/>
          <table:table-cell office:value="0.47399909077681834" office:value-type="float"/>
          <table:table-cell office:value="0.5829767573222264" office:value-type="float"/>
          <table:table-cell office:value="0.6125486084145937" office:value-type="float"/>
          <table:table-cell office:value="0.6334169052661447" office:value-type="float"/>
          <table:table-cell office:value="0.640255858835649" office:value-type="float"/>
          <table:table-cell office:value="0.6657133127277767" office:value-type="float"/>
          <table:table-cell office:value="0.7227687207778872" office:value-type="float"/>
          <table:table-cell office:value="0.37513687857611067" office:value-type="float"/>
          <table:table-cell office:value="0.41074321765550637" office:value-type="float"/>
          <table:table-cell office:value="0.4603766253065652" office:value-type="float"/>
          <table:table-cell office:value="0.49361845974516594" office:value-type="float"/>
          <table:table-cell office:value="0.5655950339095095" office:value-type="float"/>
        </table:table-row>
        <table:table-row>
          <table:table-cell office:value-type="string">
            <text:p>angular__quickstart</text:p>
          </table:table-cell>
          <table:table-cell office:value="0.7179397026509233" office:value-type="float"/>
          <table:table-cell office:value="0.7392638743640471" office:value-type="float"/>
          <table:table-cell office:value="0.7576102210659722" office:value-type="float"/>
          <table:table-cell office:value="0.7981323089644767" office:value-type="float"/>
          <table:table-cell office:value="0.8840134756152873" office:value-type="float"/>
          <table:table-cell office:value="0.5299304433336242" office:value-type="float"/>
          <table:table-cell office:value="0.5719736703881466" office:value-type="float"/>
          <table:table-cell office:value="0.5867817828630608" office:value-type="float"/>
          <table:table-cell office:value="0.6036751314545397" office:value-type="float"/>
          <table:table-cell office:value="0.6889526350362496" office:value-type="float"/>
          <table:table-cell office:value="0.35157501021996707" office:value-type="float"/>
          <table:table-cell office:value="0.4362581455664693" office:value-type="float"/>
          <table:table-cell office:value="0.45769473436219954" office:value-type="float"/>
          <table:table-cell office:value="0.4748605631737041" office:value-type="float"/>
          <table:table-cell office:value="0.5625349087638518" office:value-type="float"/>
          <table:table-cell office:value="0.5423659765685906" office:value-type="float"/>
          <table:table-cell office:value="0.6022175551158667" office:value-type="float"/>
          <table:table-cell office:value="0.6275818525611523" office:value-type="float"/>
          <table:table-cell office:value="0.6580886954376944" office:value-type="float"/>
          <table:table-cell office:value="0.7464427120414163" office:value-type="float"/>
          <table:table-cell office:value="0.3848709322478609" office:value-type="float"/>
          <table:table-cell office:value="0.4240765317197992" office:value-type="float"/>
          <table:table-cell office:value="0.46863468096292016" office:value-type="float"/>
          <table:table-cell office:value="0.5174712902915026" office:value-type="float"/>
          <table:table-cell office:value="0.6134445233585248" office:value-type="float"/>
        </table:table-row>
        <table:table-row>
          <table:table-cell office:value-type="string">
            <text:p>ReactiveX__RxKotlin</text:p>
          </table:table-cell>
          <table:table-cell office:value="0.7646881561120753" office:value-type="float"/>
          <table:table-cell office:value="0.7902374823017864" office:value-type="float"/>
          <table:table-cell office:value="0.7991308027933548" office:value-type="float"/>
          <table:table-cell office:value="0.8056854443635793" office:value-type="float"/>
          <table:table-cell office:value="0.8062342975190944" office:value-type="float"/>
          <table:table-cell office:value="0.5961893266111866" office:value-type="float"/>
          <table:table-cell office:value="0.5995049285887049" office:value-type="float"/>
          <table:table-cell office:value="0.6097764500630972" office:value-type="float"/>
          <table:table-cell office:value="0.6285423003485359" office:value-type="float"/>
          <table:table-cell office:value="0.6621821855886072" office:value-type="float"/>
          <table:table-cell office:value="0.4249483102674415" office:value-type="float"/>
          <table:table-cell office:value="0.4541359338539201" office:value-type="float"/>
          <table:table-cell office:value="0.4693609202051195" office:value-type="float"/>
          <table:table-cell office:value="0.4980395888523599" office:value-type="float"/>
          <table:table-cell office:value="0.5342322057482949" office:value-type="float"/>
          <table:table-cell office:value="0.6281294536726978" office:value-type="float"/>
          <table:table-cell office:value="0.6633871595693586" office:value-type="float"/>
          <table:table-cell office:value="0.6722013532409358" office:value-type="float"/>
          <table:table-cell office:value="0.6801821851437042" office:value-type="float"/>
          <table:table-cell office:value="0.7161689756862442" office:value-type="float"/>
          <table:table-cell office:value="0.4122072630005438" office:value-type="float"/>
          <table:table-cell office:value="0.46956179647538693" office:value-type="float"/>
          <table:table-cell office:value="0.48117538725435793" office:value-type="float"/>
          <table:table-cell office:value="0.5010044953683568" office:value-type="float"/>
          <table:table-cell office:value="0.5073566921330503" office:value-type="float"/>
        </table:table-row>
        <table:table-row>
          <table:table-cell office:value-type="string">
            <text:p>thephpleague__oauth2-server</text:p>
          </table:table-cell>
          <table:table-cell office:value="0.7201505733073245" office:value-type="float"/>
          <table:table-cell office:value="0.7986992309620057" office:value-type="float"/>
          <table:table-cell office:value="0.8117527336095883" office:value-type="float"/>
          <table:table-cell office:value="0.8226003141551039" office:value-type="float"/>
          <table:table-cell office:value="0.8478766098865471" office:value-type="float"/>
          <table:table-cell office:value="0.5348816755490805" office:value-type="float"/>
          <table:table-cell office:value="0.5869861646596202" office:value-type="float"/>
          <table:table-cell office:value="0.6122981754293673" office:value-type="float"/>
          <table:table-cell office:value="0.6214060581197094" office:value-type="float"/>
          <table:table-cell office:value="0.6615318994597749" office:value-type="float"/>
          <table:table-cell office:value="0.4212119039464498" office:value-type="float"/>
          <table:table-cell office:value="0.47265911882346723" office:value-type="float"/>
          <table:table-cell office:value="0.48849905430517687" office:value-type="float"/>
          <table:table-cell office:value="0.5081460486146897" office:value-type="float"/>
          <table:table-cell office:value="0.5636077447951036" office:value-type="float"/>
          <table:table-cell office:value="0.564254813902263" office:value-type="float"/>
          <table:table-cell office:value="0.6136588997461285" office:value-type="float"/>
          <table:table-cell office:value="0.631804248050994" office:value-type="float"/>
          <table:table-cell office:value="0.6567540357153232" office:value-type="float"/>
          <table:table-cell office:value="0.7223720521462731" office:value-type="float"/>
          <table:table-cell office:value="0.41551451526411254" office:value-type="float"/>
          <table:table-cell office:value="0.49277228775085147" office:value-type="float"/>
          <table:table-cell office:value="0.5240128767963421" office:value-type="float"/>
          <table:table-cell office:value="0.5480849612953871" office:value-type="float"/>
          <table:table-cell office:value="0.6047492013983188" office:value-type="float"/>
        </table:table-row>
        <table:table-row>
          <table:table-cell office:value-type="string">
            <text:p>icsharpcode__ILSpy</text:p>
          </table:table-cell>
          <table:table-cell office:value="0.715207600753889" office:value-type="float"/>
          <table:table-cell office:value="0.7911887357520733" office:value-type="float"/>
          <table:table-cell office:value="0.8098008038419932" office:value-type="float"/>
          <table:table-cell office:value="0.8250505565939069" office:value-type="float"/>
          <table:table-cell office:value="0.849507811958395" office:value-type="float"/>
          <table:table-cell office:value="0.5162183314446651" office:value-type="float"/>
          <table:table-cell office:value="0.5723105294386021" office:value-type="float"/>
          <table:table-cell office:value="0.5883062621890202" office:value-type="float"/>
          <table:table-cell office:value="0.6081763744702283" office:value-type="float"/>
          <table:table-cell office:value="0.6690844145168633" office:value-type="float"/>
          <table:table-cell office:value="0.41915728436594285" office:value-type="float"/>
          <table:table-cell office:value="0.45485140298000426" office:value-type="float"/>
          <table:table-cell office:value="0.4706768496312227" office:value-type="float"/>
          <table:table-cell office:value="0.48557346735333395" office:value-type="float"/>
          <table:table-cell office:value="0.55244975163228" office:value-type="float"/>
          <table:table-cell office:value="0.5511629417900628" office:value-type="float"/>
          <table:table-cell office:value="0.6074475879215272" office:value-type="float"/>
          <table:table-cell office:value="0.6273049606882346" office:value-type="float"/>
          <table:table-cell office:value="0.6460899239344431" office:value-type="float"/>
          <table:table-cell office:value="0.7154084701962067" office:value-type="float"/>
          <table:table-cell office:value="0.34013721512695494" office:value-type="float"/>
          <table:table-cell office:value="0.4694466229977765" office:value-type="float"/>
          <table:table-cell office:value="0.49331699475872887" office:value-type="float"/>
          <table:table-cell office:value="0.5186544387566161" office:value-type="float"/>
          <table:table-cell office:value="0.5635801579039467" office:value-type="float"/>
        </table:table-row>
        <table:table-row>
          <table:table-cell office:value-type="string">
            <text:p>aspnet__Mvc</text:p>
          </table:table-cell>
          <table:table-cell office:value="0.7150226996053208" office:value-type="float"/>
          <table:table-cell office:value="0.7984385071679132" office:value-type="float"/>
          <table:table-cell office:value="0.811673508747579" office:value-type="float"/>
          <table:table-cell office:value="0.829238124401546" office:value-type="float"/>
          <table:table-cell office:value="0.8615916863166282" office:value-type="float"/>
          <table:table-cell office:value="0.5231103096578752" office:value-type="float"/>
          <table:table-cell office:value="0.5795228753449735" office:value-type="float"/>
          <table:table-cell office:value="0.6061163614086488" office:value-type="float"/>
          <table:table-cell office:value="0.6227197545694468" office:value-type="float"/>
          <table:table-cell office:value="0.6849915659812178" office:value-type="float"/>
          <table:table-cell office:value="0.39299635689199663" office:value-type="float"/>
          <table:table-cell office:value="0.4739918594431187" office:value-type="float"/>
          <table:table-cell office:value="0.48479032994410487" office:value-type="float"/>
          <table:table-cell office:value="0.5099882927410808" office:value-type="float"/>
          <table:table-cell office:value="0.5520908041287158" office:value-type="float"/>
          <table:table-cell office:value="0.5709708193681892" office:value-type="float"/>
          <table:table-cell office:value="0.6215485423193841" office:value-type="float"/>
          <table:table-cell office:value="0.6347604648701495" office:value-type="float"/>
          <table:table-cell office:value="0.6527743820153785" office:value-type="float"/>
          <table:table-cell office:value="0.7371089371721578" office:value-type="float"/>
          <table:table-cell office:value="0.4216061925489771" office:value-type="float"/>
          <table:table-cell office:value="0.4833274333855198" office:value-type="float"/>
          <table:table-cell office:value="0.49653227499491315" office:value-type="float"/>
          <table:table-cell office:value="0.5209453162427046" office:value-type="float"/>
          <table:table-cell office:value="0.5996151236647242" office:value-type="float"/>
        </table:table-row>
        <table:table-row>
          <table:table-cell office:value-type="string">
            <text:p>redux-saga__redux-saga</text:p>
          </table:table-cell>
          <table:table-cell office:value="0.7436034686975104" office:value-type="float"/>
          <table:table-cell office:value="0.8013690856067353" office:value-type="float"/>
          <table:table-cell office:value="0.8142243677182655" office:value-type="float"/>
          <table:table-cell office:value="0.8277366599742717" office:value-type="float"/>
          <table:table-cell office:value="0.8600409176763271" office:value-type="float"/>
          <table:table-cell office:value="0.496399094047223" office:value-type="float"/>
          <table:table-cell office:value="0.5788341842968006" office:value-type="float"/>
          <table:table-cell office:value="0.5947147397080422" office:value-type="float"/>
          <table:table-cell office:value="0.6073987643182196" office:value-type="float"/>
          <table:table-cell office:value="0.6708885123205998" office:value-type="float"/>
          <table:table-cell office:value="0.3932137324675635" office:value-type="float"/>
          <table:table-cell office:value="0.45398972842228297" office:value-type="float"/>
          <table:table-cell office:value="0.4723834600548028" office:value-type="float"/>
          <table:table-cell office:value="0.49003661905813634" office:value-type="float"/>
          <table:table-cell office:value="0.5512142222302983" office:value-type="float"/>
          <table:table-cell office:value="0.560211494118064" office:value-type="float"/>
          <table:table-cell office:value="0.6100695167063063" office:value-type="float"/>
          <table:table-cell office:value="0.6273742667587634" office:value-type="float"/>
          <table:table-cell office:value="0.6494022243750376" office:value-type="float"/>
          <table:table-cell office:value="0.7296825670527212" office:value-type="float"/>
          <table:table-cell office:value="0.3998031357069958" office:value-type="float"/>
          <table:table-cell office:value="0.4806927010177665" office:value-type="float"/>
          <table:table-cell office:value="0.5030747825551443" office:value-type="float"/>
          <table:table-cell office:value="0.5211000665910205" office:value-type="float"/>
          <table:table-cell office:value="0.5848509671806897" office:value-type="float"/>
        </table:table-row>
        <table:table-row>
          <table:table-cell office:value-type="string">
            <text:p>cockpit-project__cockpit</text:p>
          </table:table-cell>
          <table:table-cell office:value="0.6785157387611113" office:value-type="float"/>
          <table:table-cell office:value="0.7621004814655652" office:value-type="float"/>
          <table:table-cell office:value="0.793777426898127" office:value-type="float"/>
          <table:table-cell office:value="0.8139957805262967" office:value-type="float"/>
          <table:table-cell office:value="0.8569378548184804" office:value-type="float"/>
          <table:table-cell office:value="0.542637561505785" office:value-type="float"/>
          <table:table-cell office:value="0.5832524553637106" office:value-type="float"/>
          <table:table-cell office:value="0.5965595366757537" office:value-type="float"/>
          <table:table-cell office:value="0.6098746489696434" office:value-type="float"/>
          <table:table-cell office:value="0.665586518993807" office:value-type="float"/>
          <table:table-cell office:value="0.4148624715146275" office:value-type="float"/>
          <table:table-cell office:value="0.45227982042218107" office:value-type="float"/>
          <table:table-cell office:value="0.47382219131711084" office:value-type="float"/>
          <table:table-cell office:value="0.4939041331025841" office:value-type="float"/>
          <table:table-cell office:value="0.5571276599048006" office:value-type="float"/>
          <table:table-cell office:value="0.5443860503709694" office:value-type="float"/>
          <table:table-cell office:value="0.6071629674785224" office:value-type="float"/>
          <table:table-cell office:value="0.6239778127214496" office:value-type="float"/>
          <table:table-cell office:value="0.6461540660766596" office:value-type="float"/>
          <table:table-cell office:value="0.7073145523026486" office:value-type="float"/>
          <table:table-cell office:value="0.3917082187185281" office:value-type="float"/>
          <table:table-cell office:value="0.4734796394386639" office:value-type="float"/>
          <table:table-cell office:value="0.49731109113647365" office:value-type="float"/>
          <table:table-cell office:value="0.5130455280573956" office:value-type="float"/>
          <table:table-cell office:value="0.560668927009639" office:value-type="float"/>
        </table:table-row>
        <table:table-row>
          <table:table-cell office:value-type="string">
            <text:p>ryanb__nifty-generators</text:p>
          </table:table-cell>
          <table:table-cell office:value="0.7781171355134427" office:value-type="float"/>
          <table:table-cell office:value="0.7962697760929689" office:value-type="float"/>
          <table:table-cell office:value="0.8019986925405722" office:value-type="float"/>
          <table:table-cell office:value="0.8058397583865008" office:value-type="float"/>
          <table:table-cell office:value="0.8563480754267119" office:value-type="float"/>
          <table:table-cell office:value="0.5643007346796437" office:value-type="float"/>
          <table:table-cell office:value="0.5791067521588446" office:value-type="float"/>
          <table:table-cell office:value="0.5875695164813886" office:value-type="float"/>
          <table:table-cell office:value="0.5941760003510992" office:value-type="float"/>
          <table:table-cell office:value="0.6201571913299344" office:value-type="float"/>
          <table:table-cell office:value="0.47382484469054414" office:value-type="float"/>
          <table:table-cell office:value="0.47473340805136066" office:value-type="float"/>
          <table:table-cell office:value="0.5142468227123215" office:value-type="float"/>
          <table:table-cell office:value="0.5191713469480917" office:value-type="float"/>
          <table:table-cell office:value="0.5421012428290778" office:value-type="float"/>
          <table:table-cell office:value="0.6182925538351881" office:value-type="float"/>
          <table:table-cell office:value="0.6261273683025401" office:value-type="float"/>
          <table:table-cell office:value="0.6373753756649619" office:value-type="float"/>
          <table:table-cell office:value="0.641344149926567" office:value-type="float"/>
          <table:table-cell office:value="0.722846088397547" office:value-type="float"/>
          <table:table-cell office:value="0.45467908649403344" office:value-type="float"/>
          <table:table-cell office:value="0.4625427657926172" office:value-type="float"/>
          <table:table-cell office:value="0.5038237137519046" office:value-type="float"/>
          <table:table-cell office:value="0.508450424588822" office:value-type="float"/>
          <table:table-cell office:value="0.5516051536656903" office:value-type="float"/>
        </table:table-row>
        <table:table-row>
          <table:table-cell office:value-type="string">
            <text:p>photonstorm__phaser</text:p>
          </table:table-cell>
          <table:table-cell office:value="0.7142495878743159" office:value-type="float"/>
          <table:table-cell office:value="0.7990555315816703" office:value-type="float"/>
          <table:table-cell office:value="0.8127790647505346" office:value-type="float"/>
          <table:table-cell office:value="0.8279572502075221" office:value-type="float"/>
          <table:table-cell office:value="0.8648121786428299" office:value-type="float"/>
          <table:table-cell office:value="0.5170856083951944" office:value-type="float"/>
          <table:table-cell office:value="0.5734331266045846" office:value-type="float"/>
          <table:table-cell office:value="0.5891205089059487" office:value-type="float"/>
          <table:table-cell office:value="0.6061210742365253" office:value-type="float"/>
          <table:table-cell office:value="0.6945668339792922" office:value-type="float"/>
          <table:table-cell office:value="0.392258202506368" office:value-type="float"/>
          <table:table-cell office:value="0.447191587652909" office:value-type="float"/>
          <table:table-cell office:value="0.4673794091892767" office:value-type="float"/>
          <table:table-cell office:value="0.48461496958382716" office:value-type="float"/>
          <table:table-cell office:value="0.5707502061014145" office:value-type="float"/>
          <table:table-cell office:value="0.554629016369024" office:value-type="float"/>
          <table:table-cell office:value="0.6039513555816223" office:value-type="float"/>
          <table:table-cell office:value="0.623842626401999" office:value-type="float"/>
          <table:table-cell office:value="0.6497443767827418" office:value-type="float"/>
          <table:table-cell office:value="0.7664908356146392" office:value-type="float"/>
          <table:table-cell office:value="0.3509616923809211" office:value-type="float"/>
          <table:table-cell office:value="0.47022469099146047" office:value-type="float"/>
          <table:table-cell office:value="0.4929749528016518" office:value-type="float"/>
          <table:table-cell office:value="0.5153163824457945" office:value-type="float"/>
          <table:table-cell office:value="0.5673109780794505" office:value-type="float"/>
        </table:table-row>
        <table:table-row>
          <table:table-cell office:value-type="string">
            <text:p>reactjs__React.NET</text:p>
          </table:table-cell>
          <table:table-cell office:value="0.7025612166079614" office:value-type="float"/>
          <table:table-cell office:value="0.7779061549187255" office:value-type="float"/>
          <table:table-cell office:value="0.7958537322158705" office:value-type="float"/>
          <table:table-cell office:value="0.8071343068640389" office:value-type="float"/>
          <table:table-cell office:value="0.8400942887439901" office:value-type="float"/>
          <table:table-cell office:value="0.513475528878686" office:value-type="float"/>
          <table:table-cell office:value="0.5645134227422662" office:value-type="float"/>
          <table:table-cell office:value="0.5834943327635701" office:value-type="float"/>
          <table:table-cell office:value="0.6033406892222833" office:value-type="float"/>
          <table:table-cell office:value="0.6984901051308959" office:value-type="float"/>
          <table:table-cell office:value="0.37313791648139605" office:value-type="float"/>
          <table:table-cell office:value="0.43342868080207" office:value-type="float"/>
          <table:table-cell office:value="0.45617110615055473" office:value-type="float"/>
          <table:table-cell office:value="0.4744681019619489" office:value-type="float"/>
          <table:table-cell office:value="0.5696491301131698" office:value-type="float"/>
          <table:table-cell office:value="0.5499801118820684" office:value-type="float"/>
          <table:table-cell office:value="0.5976110243338335" office:value-type="float"/>
          <table:table-cell office:value="0.6095807829766198" office:value-type="float"/>
          <table:table-cell office:value="0.6342706242737377" office:value-type="float"/>
          <table:table-cell office:value="0.7477277772298832" office:value-type="float"/>
          <table:table-cell office:value="0.3322278629914447" office:value-type="float"/>
          <table:table-cell office:value="0.4718732115343436" office:value-type="float"/>
          <table:table-cell office:value="0.5121505393532698" office:value-type="float"/>
          <table:table-cell office:value="0.5277710746620367" office:value-type="float"/>
          <table:table-cell office:value="0.6156463142983251" office:value-type="float"/>
        </table:table-row>
        <table:table-row>
          <table:table-cell office:value-type="string">
            <text:p>basho__riak</text:p>
          </table:table-cell>
          <table:table-cell office:value="0.7160422703864936" office:value-type="float"/>
          <table:table-cell office:value="0.7701383937165989" office:value-type="float"/>
          <table:table-cell office:value="0.7902814158813206" office:value-type="float"/>
          <table:table-cell office:value="0.8117260994612012" office:value-type="float"/>
          <table:table-cell office:value="0.8462736905873098" office:value-type="float"/>
          <table:table-cell office:value="0.5265210930919898" office:value-type="float"/>
          <table:table-cell office:value="0.5838618904324854" office:value-type="float"/>
          <table:table-cell office:value="0.598190887334647" office:value-type="float"/>
          <table:table-cell office:value="0.61283503039225" office:value-type="float"/>
          <table:table-cell office:value="0.6791634839526602" office:value-type="float"/>
          <table:table-cell office:value="0.414735274117604" office:value-type="float"/>
          <table:table-cell office:value="0.47605668889288477" office:value-type="float"/>
          <table:table-cell office:value="0.48791674631188325" office:value-type="float"/>
          <table:table-cell office:value="0.49850206036812794" office:value-type="float"/>
          <table:table-cell office:value="0.5636870074735476" office:value-type="float"/>
          <table:table-cell office:value="0.5827799893268919" office:value-type="float"/>
          <table:table-cell office:value="0.6169452647695111" office:value-type="float"/>
          <table:table-cell office:value="0.6374131465221822" office:value-type="float"/>
          <table:table-cell office:value="0.6509315283640942" office:value-type="float"/>
          <table:table-cell office:value="0.7183962814023577" office:value-type="float"/>
          <table:table-cell office:value="0.3905785291019834" office:value-type="float"/>
          <table:table-cell office:value="0.48183879452303346" office:value-type="float"/>
          <table:table-cell office:value="0.5039861409620825" office:value-type="float"/>
          <table:table-cell office:value="0.5196920192123384" office:value-type="float"/>
          <table:table-cell office:value="0.610852664628624" office:value-type="float"/>
        </table:table-row>
        <table:table-row>
          <table:table-cell office:value-type="string">
            <text:p>M66B__NetGuard</text:p>
          </table:table-cell>
          <table:table-cell office:value="0.7965614642671024" office:value-type="float"/>
          <table:table-cell office:value="0.7981517106430299" office:value-type="float"/>
          <table:table-cell office:value="0.7990157329063015" office:value-type="float"/>
          <table:table-cell office:value="0.8094380898041069" office:value-type="float"/>
          <table:table-cell office:value="0.826117146841122" office:value-type="float"/>
          <table:table-cell office:value="0.6053415820183806" office:value-type="float"/>
          <table:table-cell office:value="0.6274811844419143" office:value-type="float"/>
          <table:table-cell office:value="0.6338577529705599" office:value-type="float"/>
          <table:table-cell office:value="0.6351511280419071" office:value-type="float"/>
          <table:table-cell office:value="0.6517713138347531" office:value-type="float"/>
          <table:table-cell office:value="0.465994136945761" office:value-type="float"/>
          <table:table-cell office:value="0.4758771945867592" office:value-type="float"/>
          <table:table-cell office:value="0.512499216697864" office:value-type="float"/>
          <table:table-cell office:value="0.5224716699695047" office:value-type="float"/>
          <table:table-cell office:value="0.5297768892948147" office:value-type="float"/>
          <table:table-cell office:value="0.6322040666398671" office:value-type="float"/>
          <table:table-cell office:value="0.6474673988748036" office:value-type="float"/>
          <table:table-cell office:value="0.666237880844168" office:value-type="float"/>
          <table:table-cell office:value="0.7015181776258503" office:value-type="float"/>
          <table:table-cell office:value="0.7055024429517555" office:value-type="float"/>
          <table:table-cell office:value="0.5439676699370732" office:value-type="float"/>
          <table:table-cell office:value="0.547786188437815" office:value-type="float"/>
          <table:table-cell office:value="0.549278449362466" office:value-type="float"/>
          <table:table-cell office:value="0.5654932296797912" office:value-type="float"/>
          <table:table-cell office:value="0.58362289581445" office:value-type="float"/>
        </table:table-row>
        <table:table-row>
          <table:table-cell office:value-type="string">
            <text:p>ngx-translate__core</text:p>
          </table:table-cell>
          <table:table-cell office:value="0.7147964929474623" office:value-type="float"/>
          <table:table-cell office:value="0.7577033453333132" office:value-type="float"/>
          <table:table-cell office:value="0.7806999410184046" office:value-type="float"/>
          <table:table-cell office:value="0.7975019947748706" office:value-type="float"/>
          <table:table-cell office:value="0.845063020945063" office:value-type="float"/>
          <table:table-cell office:value="0.5324238486980282" office:value-type="float"/>
          <table:table-cell office:value="0.5790541153723974" office:value-type="float"/>
          <table:table-cell office:value="0.5934102980268485" office:value-type="float"/>
          <table:table-cell office:value="0.6101992900366539" office:value-type="float"/>
          <table:table-cell office:value="0.658280294803204" office:value-type="float"/>
          <table:table-cell office:value="0.3748465761344555" office:value-type="float"/>
          <table:table-cell office:value="0.44829505311767326" office:value-type="float"/>
          <table:table-cell office:value="0.4667929755453921" office:value-type="float"/>
          <table:table-cell office:value="0.4814674376068284" office:value-type="float"/>
          <table:table-cell office:value="0.5563393017626497" office:value-type="float"/>
          <table:table-cell office:value="0.5759964133428854" office:value-type="float"/>
          <table:table-cell office:value="0.6230559785256463" office:value-type="float"/>
          <table:table-cell office:value="0.6402725171440615" office:value-type="float"/>
          <table:table-cell office:value="0.6558328180274744" office:value-type="float"/>
          <table:table-cell office:value="0.7065455031332037" office:value-type="float"/>
          <table:table-cell office:value="0.35959509421628144" office:value-type="float"/>
          <table:table-cell office:value="0.44595712021310446" office:value-type="float"/>
          <table:table-cell office:value="0.474723474023754" office:value-type="float"/>
          <table:table-cell office:value="0.5097611799459653" office:value-type="float"/>
          <table:table-cell office:value="0.5736685391151117" office:value-type="float"/>
        </table:table-row>
        <table:table-row>
          <table:table-cell office:value-type="string">
            <text:p>digitalBush__jquery.maskedinput</text:p>
          </table:table-cell>
          <table:table-cell office:value="0.8060902395025901" office:value-type="float"/>
          <table:table-cell office:value="0.8060902395025901" office:value-type="float"/>
          <table:table-cell office:value="0.8060902395025901" office:value-type="float"/>
          <table:table-cell office:value="0.8060902395025901" office:value-type="float"/>
          <table:table-cell office:value="0.8317064023169729" office:value-type="float"/>
          <table:table-cell office:value="0.6078430675780248" office:value-type="float"/>
          <table:table-cell office:value="0.6078430675780248" office:value-type="float"/>
          <table:table-cell office:value="0.6078430675780248" office:value-type="float"/>
          <table:table-cell office:value="0.6078430675780248" office:value-type="float"/>
          <table:table-cell office:value="0.6353770508844105" office:value-type="float"/>
          <table:table-cell office:value="0.4445090936069953" office:value-type="float"/>
          <table:table-cell office:value="0.4445090936069953" office:value-type="float"/>
          <table:table-cell office:value="0.4445090936069953" office:value-type="float"/>
          <table:table-cell office:value="0.4445090936069953" office:value-type="float"/>
          <table:table-cell office:value="0.4938437728157089" office:value-type="float"/>
          <table:table-cell office:value="0.6213173247936412" office:value-type="float"/>
          <table:table-cell office:value="0.6213173247936412" office:value-type="float"/>
          <table:table-cell office:value="0.6213173247936412" office:value-type="float"/>
          <table:table-cell office:value="0.6213173247936412" office:value-type="float"/>
          <table:table-cell office:value="0.6708312994363923" office:value-type="float"/>
          <table:table-cell office:value="0.5095722040115714" office:value-type="float"/>
          <table:table-cell office:value="0.5095722040115714" office:value-type="float"/>
          <table:table-cell office:value="0.5095722040115714" office:value-type="float"/>
          <table:table-cell office:value="0.5095722040115714" office:value-type="float"/>
          <table:table-cell office:value="0.5295188252588212" office:value-type="float"/>
        </table:table-row>
        <table:table-row>
          <table:table-cell office:value-type="string">
            <text:p>cliftonc__calipso</text:p>
          </table:table-cell>
          <table:table-cell office:value="0.7068279644425222" office:value-type="float"/>
          <table:table-cell office:value="0.7451404359885248" office:value-type="float"/>
          <table:table-cell office:value="0.7878376049229485" office:value-type="float"/>
          <table:table-cell office:value="0.8117749299671815" office:value-type="float"/>
          <table:table-cell office:value="0.8794929289578589" office:value-type="float"/>
          <table:table-cell office:value="0.5476299709362017" office:value-type="float"/>
          <table:table-cell office:value="0.581167830593105" office:value-type="float"/>
          <table:table-cell office:value="0.590701575924623" office:value-type="float"/>
          <table:table-cell office:value="0.6028862400005217" office:value-type="float"/>
          <table:table-cell office:value="0.6515057366356052" office:value-type="float"/>
          <table:table-cell office:value="0.415868552180974" office:value-type="float"/>
          <table:table-cell office:value="0.4500109094681395" office:value-type="float"/>
          <table:table-cell office:value="0.4685696296861698" office:value-type="float"/>
          <table:table-cell office:value="0.47820382128559724" office:value-type="float"/>
          <table:table-cell office:value="0.5502817595684515" office:value-type="float"/>
          <table:table-cell office:value="0.5901889046159939" office:value-type="float"/>
          <table:table-cell office:value="0.6091466210533064" office:value-type="float"/>
          <table:table-cell office:value="0.6247771449582961" office:value-type="float"/>
          <table:table-cell office:value="0.6499567144433949" office:value-type="float"/>
          <table:table-cell office:value="0.70237812966592" office:value-type="float"/>
          <table:table-cell office:value="0.4109687654534119" office:value-type="float"/>
          <table:table-cell office:value="0.4407477173403572" office:value-type="float"/>
          <table:table-cell office:value="0.47019472341596735" office:value-type="float"/>
          <table:table-cell office:value="0.5174427799285786" office:value-type="float"/>
          <table:table-cell office:value="0.5501584576000556" office:value-type="float"/>
        </table:table-row>
        <table:table-row>
          <table:table-cell office:value-type="string">
            <text:p>PocketMine__PocketMine-MP</text:p>
          </table:table-cell>
          <table:table-cell office:value="0.6879539933360611" office:value-type="float"/>
          <table:table-cell office:value="0.7504337220233831" office:value-type="float"/>
          <table:table-cell office:value="0.7830840556159435" office:value-type="float"/>
          <table:table-cell office:value="0.8004489298421559" office:value-type="float"/>
          <table:table-cell office:value="0.8527151933441364" office:value-type="float"/>
          <table:table-cell office:value="0.5116554547082134" office:value-type="float"/>
          <table:table-cell office:value="0.5788641265682449" office:value-type="float"/>
          <table:table-cell office:value="0.5959287429509684" office:value-type="float"/>
          <table:table-cell office:value="0.6096017315565925" office:value-type="float"/>
          <table:table-cell office:value="0.7051726482648141" office:value-type="float"/>
          <table:table-cell office:value="0.35570543737496574" office:value-type="float"/>
          <table:table-cell office:value="0.43695015817934935" office:value-type="float"/>
          <table:table-cell office:value="0.45899977262256286" office:value-type="float"/>
          <table:table-cell office:value="0.4812861901943855" office:value-type="float"/>
          <table:table-cell office:value="0.5743285036215602" office:value-type="float"/>
          <table:table-cell office:value="0.5324479578132774" office:value-type="float"/>
          <table:table-cell office:value="0.5894243907171632" office:value-type="float"/>
          <table:table-cell office:value="0.6187730945302483" office:value-type="float"/>
          <table:table-cell office:value="0.6478283508727565" office:value-type="float"/>
          <table:table-cell office:value="0.7180437881282711" office:value-type="float"/>
          <table:table-cell office:value="0.34636155245682293" office:value-type="float"/>
          <table:table-cell office:value="0.4927684179927706" office:value-type="float"/>
          <table:table-cell office:value="0.5178889879405713" office:value-type="float"/>
          <table:table-cell office:value="0.5384422846053308" office:value-type="float"/>
          <table:table-cell office:value="0.6056623591895882" office:value-type="float"/>
        </table:table-row>
        <table:table-row>
          <table:table-cell office:value-type="string">
            <text:p>XX-net__XX-Net</text:p>
          </table:table-cell>
          <table:table-cell office:value="0.6455862589077433" office:value-type="float"/>
          <table:table-cell office:value="0.6860684364212586" office:value-type="float"/>
          <table:table-cell office:value="0.699164713084713" office:value-type="float"/>
          <table:table-cell office:value="0.7164702414145611" office:value-type="float"/>
          <table:table-cell office:value="0.8161699251962773" office:value-type="float"/>
          <table:table-cell office:value="0.5779813382753345" office:value-type="float"/>
          <table:table-cell office:value="0.5997550654693342" office:value-type="float"/>
          <table:table-cell office:value="0.6050325327835757" office:value-type="float"/>
          <table:table-cell office:value="0.612134688957633" office:value-type="float"/>
          <table:table-cell office:value="0.6331316031043268" office:value-type="float"/>
          <table:table-cell office:value="0.4109352625933834" office:value-type="float"/>
          <table:table-cell office:value="0.47223699198538976" office:value-type="float"/>
          <table:table-cell office:value="0.48643866228615273" office:value-type="float"/>
          <table:table-cell office:value="0.49995462324948914" office:value-type="float"/>
          <table:table-cell office:value="0.6101041782390163" office:value-type="float"/>
          <table:table-cell office:value="0.6045878710496224" office:value-type="float"/>
          <table:table-cell office:value="0.691990783315863" office:value-type="float"/>
          <table:table-cell office:value="0.7028208864818921" office:value-type="float"/>
          <table:table-cell office:value="0.7102621180793671" office:value-type="float"/>
          <table:table-cell office:value="0.7320906505331161" office:value-type="float"/>
          <table:table-cell office:value="0.3642822291276781" office:value-type="float"/>
          <table:table-cell office:value="0.46025738537318406" office:value-type="float"/>
          <table:table-cell office:value="0.47932604833926173" office:value-type="float"/>
          <table:table-cell office:value="0.5054783811814805" office:value-type="float"/>
          <table:table-cell office:value="0.5676309338007544" office:value-type="float"/>
        </table:table-row>
        <table:table-row>
          <table:table-cell office:value-type="string">
            <text:p>nicoulaj__idea-markdown</text:p>
          </table:table-cell>
          <table:table-cell office:value="0.6903684017370426" office:value-type="float"/>
          <table:table-cell office:value="0.7103764189178035" office:value-type="float"/>
          <table:table-cell office:value="0.7113279150000803" office:value-type="float"/>
          <table:table-cell office:value="0.76286213257861" office:value-type="float"/>
          <table:table-cell office:value="0.8325043735046492" office:value-type="float"/>
          <table:table-cell office:value="0.5634557403946145" office:value-type="float"/>
          <table:table-cell office:value="0.5754667957993899" office:value-type="float"/>
          <table:table-cell office:value="0.5769243788886683" office:value-type="float"/>
          <table:table-cell office:value="0.5821791485778751" office:value-type="float"/>
          <table:table-cell office:value="0.6399011538584967" office:value-type="float"/>
          <table:table-cell office:value="0.4590635463482149" office:value-type="float"/>
          <table:table-cell office:value="0.48204971432203847" office:value-type="float"/>
          <table:table-cell office:value="0.49601587370720746" office:value-type="float"/>
          <table:table-cell office:value="0.49985100552256756" office:value-type="float"/>
          <table:table-cell office:value="0.5464719195006733" office:value-type="float"/>
          <table:table-cell office:value="0.5850336950824804" office:value-type="float"/>
          <table:table-cell office:value="0.6818394286394002" office:value-type="float"/>
          <table:table-cell office:value="0.6949026288322808" office:value-type="float"/>
          <table:table-cell office:value="0.6998854948751809" office:value-type="float"/>
          <table:table-cell office:value="0.7087690830727247" office:value-type="float"/>
          <table:table-cell office:value="0.3434719718427871" office:value-type="float"/>
          <table:table-cell office:value="0.3891462065147714" office:value-type="float"/>
          <table:table-cell office:value="0.3977649308162702" office:value-type="float"/>
          <table:table-cell office:value="0.4044655171145528" office:value-type="float"/>
          <table:table-cell office:value="0.5531746412489958" office:value-type="float"/>
        </table:table-row>
        <table:table-row>
          <table:table-cell office:value-type="string">
            <text:p>kean__Nuke</text:p>
          </table:table-cell>
          <table:table-cell office:value="0.756546338727799" office:value-type="float"/>
          <table:table-cell office:value="0.7639566001052639" office:value-type="float"/>
          <table:table-cell office:value="0.7894789684452441" office:value-type="float"/>
          <table:table-cell office:value="0.8062716402215852" office:value-type="float"/>
          <table:table-cell office:value="0.8075141963151298" office:value-type="float"/>
          <table:table-cell office:value="0.5271619402168688" office:value-type="float"/>
          <table:table-cell office:value="0.5803883832969488" office:value-type="float"/>
          <table:table-cell office:value="0.6043048052585764" office:value-type="float"/>
          <table:table-cell office:value="0.6074443996130534" office:value-type="float"/>
          <table:table-cell office:value="0.6290903006778336" office:value-type="float"/>
          <table:table-cell office:value="0.41249227759521523" office:value-type="float"/>
          <table:table-cell office:value="0.4355143423475839" office:value-type="float"/>
          <table:table-cell office:value="0.45506670928727105" office:value-type="float"/>
          <table:table-cell office:value="0.4839452280707089" office:value-type="float"/>
          <table:table-cell office:value="0.5271142817009777" office:value-type="float"/>
          <table:table-cell office:value="0.5882224323759206" office:value-type="float"/>
          <table:table-cell office:value="0.620668862994781" office:value-type="float"/>
          <table:table-cell office:value="0.6264422531577684" office:value-type="float"/>
          <table:table-cell office:value="0.6701301557219219" office:value-type="float"/>
          <table:table-cell office:value="0.7062912120569877" office:value-type="float"/>
          <table:table-cell office:value="0.3953117616092196" office:value-type="float"/>
          <table:table-cell office:value="0.4730828577685117" office:value-type="float"/>
          <table:table-cell office:value="0.4770112875621805" office:value-type="float"/>
          <table:table-cell office:value="0.5026476048733948" office:value-type="float"/>
          <table:table-cell office:value="0.519734364183686" office:value-type="float"/>
        </table:table-row>
        <table:table-row>
          <table:table-cell office:value-type="string">
            <text:p>spotify__helios</text:p>
          </table:table-cell>
          <table:table-cell office:value="0.6984201912984548" office:value-type="float"/>
          <table:table-cell office:value="0.7625037798968416" office:value-type="float"/>
          <table:table-cell office:value="0.7993494746460358" office:value-type="float"/>
          <table:table-cell office:value="0.8041014600003863" office:value-type="float"/>
          <table:table-cell office:value="0.8402047223298412" office:value-type="float"/>
          <table:table-cell office:value="0.5326964239254798" office:value-type="float"/>
          <table:table-cell office:value="0.584622595080581" office:value-type="float"/>
          <table:table-cell office:value="0.5963163001043638" office:value-type="float"/>
          <table:table-cell office:value="0.6130634188400516" office:value-type="float"/>
          <table:table-cell office:value="0.6349137605097037" office:value-type="float"/>
          <table:table-cell office:value="0.42787702874495903" office:value-type="float"/>
          <table:table-cell office:value="0.45777174030689927" office:value-type="float"/>
          <table:table-cell office:value="0.47071726025951344" office:value-type="float"/>
          <table:table-cell office:value="0.5039438564041105" office:value-type="float"/>
          <table:table-cell office:value="0.5256390583975825" office:value-type="float"/>
          <table:table-cell office:value="0.5711054403281333" office:value-type="float"/>
          <table:table-cell office:value="0.6212070621124697" office:value-type="float"/>
          <table:table-cell office:value="0.6341393673890285" office:value-type="float"/>
          <table:table-cell office:value="0.6478902832670703" office:value-type="float"/>
          <table:table-cell office:value="0.700516648404973" office:value-type="float"/>
          <table:table-cell office:value="0.4206525040247838" office:value-type="float"/>
          <table:table-cell office:value="0.476716166124901" office:value-type="float"/>
          <table:table-cell office:value="0.49996324699498595" office:value-type="float"/>
          <table:table-cell office:value="0.5134892898342972" office:value-type="float"/>
          <table:table-cell office:value="0.5392007048441932" office:value-type="float"/>
        </table:table-row>
        <table:table-row>
          <table:table-cell office:value-type="string">
            <text:p>ermouth__jQuery.my</text:p>
          </table:table-cell>
          <table:table-cell office:value="0.7570153271303829" office:value-type="float"/>
          <table:table-cell office:value="0.81355383209848" office:value-type="float"/>
          <table:table-cell office:value="0.8181085986594065" office:value-type="float"/>
          <table:table-cell office:value="0.8283626810145183" office:value-type="float"/>
          <table:table-cell office:value="0.8435491767840436" office:value-type="float"/>
          <table:table-cell office:value="0.5864167982561955" office:value-type="float"/>
          <table:table-cell office:value="0.6023895842129617" office:value-type="float"/>
          <table:table-cell office:value="0.6155634348670139" office:value-type="float"/>
          <table:table-cell office:value="0.6204379788177572" office:value-type="float"/>
          <table:table-cell office:value="0.620733000720631" office:value-type="float"/>
          <table:table-cell office:value="0.4573722986221317" office:value-type="float"/>
          <table:table-cell office:value="0.47159546659092677" office:value-type="float"/>
          <table:table-cell office:value="0.49221931600486946" office:value-type="float"/>
          <table:table-cell office:value="0.5007354855861437" office:value-type="float"/>
          <table:table-cell office:value="0.5250015946976572" office:value-type="float"/>
          <table:table-cell office:value="0.58251883066098" office:value-type="float"/>
          <table:table-cell office:value="0.6399464845722422" office:value-type="float"/>
          <table:table-cell office:value="0.6499524599796855" office:value-type="float"/>
          <table:table-cell office:value="0.655638454049094" office:value-type="float"/>
          <table:table-cell office:value="0.7152341352462532" office:value-type="float"/>
          <table:table-cell office:value="0.47888854082583204" office:value-type="float"/>
          <table:table-cell office:value="0.5063158230466214" office:value-type="float"/>
          <table:table-cell office:value="0.5147024784691844" office:value-type="float"/>
          <table:table-cell office:value="0.5193833262126197" office:value-type="float"/>
          <table:table-cell office:value="0.5293037066631383" office:value-type="float"/>
        </table:table-row>
        <table:table-row>
          <table:table-cell office:value-type="string">
            <text:p>vector-im__riot-web</text:p>
          </table:table-cell>
          <table:table-cell office:value="0.6943883389544638" office:value-type="float"/>
          <table:table-cell office:value="0.7921873732695013" office:value-type="float"/>
          <table:table-cell office:value="0.807333428101563" office:value-type="float"/>
          <table:table-cell office:value="0.8202383638763722" office:value-type="float"/>
          <table:table-cell office:value="0.8621816639947066" office:value-type="float"/>
          <table:table-cell office:value="0.5182169002302617" office:value-type="float"/>
          <table:table-cell office:value="0.5733230525783936" office:value-type="float"/>
          <table:table-cell office:value="0.5865478624262884" office:value-type="float"/>
          <table:table-cell office:value="0.6019745530087363" office:value-type="float"/>
          <table:table-cell office:value="0.6885063318522897" office:value-type="float"/>
          <table:table-cell office:value="0.3718366692959861" office:value-type="float"/>
          <table:table-cell office:value="0.45711893584483854" office:value-type="float"/>
          <table:table-cell office:value="0.4784492294473514" office:value-type="float"/>
          <table:table-cell office:value="0.5050037944120412" office:value-type="float"/>
          <table:table-cell office:value="0.5823540506113678" office:value-type="float"/>
          <table:table-cell office:value="0.5633151808308174" office:value-type="float"/>
          <table:table-cell office:value="0.6213533740044751" office:value-type="float"/>
          <table:table-cell office:value="0.638827733294759" office:value-type="float"/>
          <table:table-cell office:value="0.6581766355905119" office:value-type="float"/>
          <table:table-cell office:value="0.7289010522462956" office:value-type="float"/>
          <table:table-cell office:value="0.4177085351692283" office:value-type="float"/>
          <table:table-cell office:value="0.48580883336863395" office:value-type="float"/>
          <table:table-cell office:value="0.5030032624792329" office:value-type="float"/>
          <table:table-cell office:value="0.5219186316337281" office:value-type="float"/>
          <table:table-cell office:value="0.5845559900437918" office:value-type="float"/>
        </table:table-row>
        <table:table-row>
          <table:table-cell office:value-type="string">
            <text:p>styleguidist__react-styleguidist</text:p>
          </table:table-cell>
          <table:table-cell office:value="0.7439231889210166" office:value-type="float"/>
          <table:table-cell office:value="0.7968035577321781" office:value-type="float"/>
          <table:table-cell office:value="0.8115201731572669" office:value-type="float"/>
          <table:table-cell office:value="0.8240115056053028" office:value-type="float"/>
          <table:table-cell office:value="0.8708149947770457" office:value-type="float"/>
          <table:table-cell office:value="0.5180590583084541" office:value-type="float"/>
          <table:table-cell office:value="0.5732660109172781" office:value-type="float"/>
          <table:table-cell office:value="0.5914984435217" office:value-type="float"/>
          <table:table-cell office:value="0.6074468151963673" office:value-type="float"/>
          <table:table-cell office:value="0.6559300229688872" office:value-type="float"/>
          <table:table-cell office:value="0.4047406265974044" office:value-type="float"/>
          <table:table-cell office:value="0.4576559497681327" office:value-type="float"/>
          <table:table-cell office:value="0.4744119384693041" office:value-type="float"/>
          <table:table-cell office:value="0.4938164217473467" office:value-type="float"/>
          <table:table-cell office:value="0.5460385328696012" office:value-type="float"/>
          <table:table-cell office:value="0.5496715732683055" office:value-type="float"/>
          <table:table-cell office:value="0.6155806008579275" office:value-type="float"/>
          <table:table-cell office:value="0.6350779795177193" office:value-type="float"/>
          <table:table-cell office:value="0.6530735712159781" office:value-type="float"/>
          <table:table-cell office:value="0.7143340742388246" office:value-type="float"/>
          <table:table-cell office:value="0.36234692506566335" office:value-type="float"/>
          <table:table-cell office:value="0.46418726252984155" office:value-type="float"/>
          <table:table-cell office:value="0.49030969826913806" office:value-type="float"/>
          <table:table-cell office:value="0.5084121532338991" office:value-type="float"/>
          <table:table-cell office:value="0.556245449470572" office:value-type="float"/>
        </table:table-row>
        <table:table-row>
          <table:table-cell office:value-type="string">
            <text:p>progit__progit</text:p>
          </table:table-cell>
          <table:table-cell office:value="0.7352603100067395" office:value-type="float"/>
          <table:table-cell office:value="0.7848542698002708" office:value-type="float"/>
          <table:table-cell office:value="0.8032275550927643" office:value-type="float"/>
          <table:table-cell office:value="0.8216688279123029" office:value-type="float"/>
          <table:table-cell office:value="0.8324922300400122" office:value-type="float"/>
          <table:table-cell office:value="0.5881744643506966" office:value-type="float"/>
          <table:table-cell office:value="0.6083845456137764" office:value-type="float"/>
          <table:table-cell office:value="0.6181829481474205" office:value-type="float"/>
          <table:table-cell office:value="0.6288076795380866" office:value-type="float"/>
          <table:table-cell office:value="0.6992968283137535" office:value-type="float"/>
          <table:table-cell office:value="0.4205818683057091" office:value-type="float"/>
          <table:table-cell office:value="0.4599685055044998" office:value-type="float"/>
          <table:table-cell office:value="0.5037002963798559" office:value-type="float"/>
          <table:table-cell office:value="0.5218381568266364" office:value-type="float"/>
          <table:table-cell office:value="0.5498426259630607" office:value-type="float"/>
          <table:table-cell office:value="0.6139727508067829" office:value-type="float"/>
          <table:table-cell office:value="0.6359729179250531" office:value-type="float"/>
          <table:table-cell office:value="0.6548597330155337" office:value-type="float"/>
          <table:table-cell office:value="0.6677217438865852" office:value-type="float"/>
          <table:table-cell office:value="0.7553946857245116" office:value-type="float"/>
          <table:table-cell office:value="0.4560071890516558" office:value-type="float"/>
          <table:table-cell office:value="0.48264214337369693" office:value-type="float"/>
          <table:table-cell office:value="0.5016659048500758" office:value-type="float"/>
          <table:table-cell office:value="0.5393004292326032" office:value-type="float"/>
          <table:table-cell office:value="0.5979392104643871" office:value-type="float"/>
        </table:table-row>
        <table:table-row>
          <table:table-cell office:value-type="string">
            <text:p>visionmedia__superagent</text:p>
          </table:table-cell>
          <table:table-cell office:value="0.7140917253266581" office:value-type="float"/>
          <table:table-cell office:value="0.7885629404884347" office:value-type="float"/>
          <table:table-cell office:value="0.8052136197787372" office:value-type="float"/>
          <table:table-cell office:value="0.8182507029892725" office:value-type="float"/>
          <table:table-cell office:value="0.8700828684737358" office:value-type="float"/>
          <table:table-cell office:value="0.542595623212128" office:value-type="float"/>
          <table:table-cell office:value="0.5795819623064059" office:value-type="float"/>
          <table:table-cell office:value="0.5978451325753661" office:value-type="float"/>
          <table:table-cell office:value="0.6132035660088474" office:value-type="float"/>
          <table:table-cell office:value="0.652748191101062" office:value-type="float"/>
          <table:table-cell office:value="0.40692858834045087" office:value-type="float"/>
          <table:table-cell office:value="0.45007738946346343" office:value-type="float"/>
          <table:table-cell office:value="0.4750275240050171" office:value-type="float"/>
          <table:table-cell office:value="0.49218350478002915" office:value-type="float"/>
          <table:table-cell office:value="0.5424811529238838" office:value-type="float"/>
          <table:table-cell office:value="0.5840738199683115" office:value-type="float"/>
          <table:table-cell office:value="0.6176110595138571" office:value-type="float"/>
          <table:table-cell office:value="0.637126728736637" office:value-type="float"/>
          <table:table-cell office:value="0.6586248484538106" office:value-type="float"/>
          <table:table-cell office:value="0.7131836805889746" office:value-type="float"/>
          <table:table-cell office:value="0.42578022131668736" office:value-type="float"/>
          <table:table-cell office:value="0.4827754395198055" office:value-type="float"/>
          <table:table-cell office:value="0.5063515778426964" office:value-type="float"/>
          <table:table-cell office:value="0.5253035484676242" office:value-type="float"/>
          <table:table-cell office:value="0.5794068543696527" office:value-type="float"/>
        </table:table-row>
        <table:table-row>
          <table:table-cell office:value-type="string">
            <text:p>kazupon__vue-validator</text:p>
          </table:table-cell>
          <table:table-cell office:value="0.7203096228181333" office:value-type="float"/>
          <table:table-cell office:value="0.7545995550123813" office:value-type="float"/>
          <table:table-cell office:value="0.780213725823363" office:value-type="float"/>
          <table:table-cell office:value="0.7987119851575261" office:value-type="float"/>
          <table:table-cell office:value="0.8619218774060139" office:value-type="float"/>
          <table:table-cell office:value="0.563649855274548" office:value-type="float"/>
          <table:table-cell office:value="0.5852866318486081" office:value-type="float"/>
          <table:table-cell office:value="0.5893497181280627" office:value-type="float"/>
          <table:table-cell office:value="0.6081599770790729" office:value-type="float"/>
          <table:table-cell office:value="0.6515971612950099" office:value-type="float"/>
          <table:table-cell office:value="0.448269113897545" office:value-type="float"/>
          <table:table-cell office:value="0.47705124623206147" office:value-type="float"/>
          <table:table-cell office:value="0.5063754604539282" office:value-type="float"/>
          <table:table-cell office:value="0.5212679772295701" office:value-type="float"/>
          <table:table-cell office:value="0.5809854950967184" office:value-type="float"/>
          <table:table-cell office:value="0.5871024046628996" office:value-type="float"/>
          <table:table-cell office:value="0.6091045600877527" office:value-type="float"/>
          <table:table-cell office:value="0.6449195016058683" office:value-type="float"/>
          <table:table-cell office:value="0.6772147763872426" office:value-type="float"/>
          <table:table-cell office:value="0.7045438799606872" office:value-type="float"/>
          <table:table-cell office:value="0.4473591281456701" office:value-type="float"/>
          <table:table-cell office:value="0.48507190277699086" office:value-type="float"/>
          <table:table-cell office:value="0.5036545373282991" office:value-type="float"/>
          <table:table-cell office:value="0.5279634704889976" office:value-type="float"/>
          <table:table-cell office:value="0.5715679232065943" office:value-type="float"/>
        </table:table-row>
        <table:table-row>
          <table:table-cell office:value-type="string">
            <text:p>coreos__flannel</text:p>
          </table:table-cell>
          <table:table-cell office:value="0.6871963362264941" office:value-type="float"/>
          <table:table-cell office:value="0.739472615882339" office:value-type="float"/>
          <table:table-cell office:value="0.7685304303328826" office:value-type="float"/>
          <table:table-cell office:value="0.7991342015184211" office:value-type="float"/>
          <table:table-cell office:value="0.844600047494093" office:value-type="float"/>
          <table:table-cell office:value="0.5271564327267304" office:value-type="float"/>
          <table:table-cell office:value="0.5912487520920113" office:value-type="float"/>
          <table:table-cell office:value="0.6028898879279714" office:value-type="float"/>
          <table:table-cell office:value="0.6192287333639515" office:value-type="float"/>
          <table:table-cell office:value="0.6489084556856428" office:value-type="float"/>
          <table:table-cell office:value="0.3616508492058813" office:value-type="float"/>
          <table:table-cell office:value="0.453235168714704" office:value-type="float"/>
          <table:table-cell office:value="0.4785942689512158" office:value-type="float"/>
          <table:table-cell office:value="0.4988439140554085" office:value-type="float"/>
          <table:table-cell office:value="0.5468002840101273" office:value-type="float"/>
          <table:table-cell office:value="0.5577751229284561" office:value-type="float"/>
          <table:table-cell office:value="0.6146996152999709" office:value-type="float"/>
          <table:table-cell office:value="0.6417579787517724" office:value-type="float"/>
          <table:table-cell office:value="0.6669045578085712" office:value-type="float"/>
          <table:table-cell office:value="0.7201693739795775" office:value-type="float"/>
          <table:table-cell office:value="0.38006676170877113" office:value-type="float"/>
          <table:table-cell office:value="0.4468547925053261" office:value-type="float"/>
          <table:table-cell office:value="0.4759901212843264" office:value-type="float"/>
          <table:table-cell office:value="0.4965782031439774" office:value-type="float"/>
          <table:table-cell office:value="0.5611597446815926" office:value-type="float"/>
        </table:table-row>
        <table:table-row>
          <table:table-cell office:value-type="string">
            <text:p>roots__trellis</text:p>
          </table:table-cell>
          <table:table-cell office:value="0.7151564900183944" office:value-type="float"/>
          <table:table-cell office:value="0.7842274854672857" office:value-type="float"/>
          <table:table-cell office:value="0.7984642294119634" office:value-type="float"/>
          <table:table-cell office:value="0.8088140759126831" office:value-type="float"/>
          <table:table-cell office:value="0.8379875172170347" office:value-type="float"/>
          <table:table-cell office:value="0.5531505508261692" office:value-type="float"/>
          <table:table-cell office:value="0.5813697775295572" office:value-type="float"/>
          <table:table-cell office:value="0.5925640893263523" office:value-type="float"/>
          <table:table-cell office:value="0.6071769468777041" office:value-type="float"/>
          <table:table-cell office:value="0.6744734455952737" office:value-type="float"/>
          <table:table-cell office:value="0.39798583769687823" office:value-type="float"/>
          <table:table-cell office:value="0.4619925005272577" office:value-type="float"/>
          <table:table-cell office:value="0.48430021204854623" office:value-type="float"/>
          <table:table-cell office:value="0.4992738674317788" office:value-type="float"/>
          <table:table-cell office:value="0.5484785239190292" office:value-type="float"/>
          <table:table-cell office:value="0.5658926224268964" office:value-type="float"/>
          <table:table-cell office:value="0.6042079571132953" office:value-type="float"/>
          <table:table-cell office:value="0.6281806002286887" office:value-type="float"/>
          <table:table-cell office:value="0.6504392773802835" office:value-type="float"/>
          <table:table-cell office:value="0.726810355088441" office:value-type="float"/>
          <table:table-cell office:value="0.46238409389309154" office:value-type="float"/>
          <table:table-cell office:value="0.5024762158726215" office:value-type="float"/>
          <table:table-cell office:value="0.5160407804668242" office:value-type="float"/>
          <table:table-cell office:value="0.532460078987147" office:value-type="float"/>
          <table:table-cell office:value="0.593701502699201" office:value-type="float"/>
        </table:table-row>
        <table:table-row>
          <table:table-cell office:value-type="string">
            <text:p>hyperium__hyper</text:p>
          </table:table-cell>
          <table:table-cell office:value="0.6618246894598103" office:value-type="float"/>
          <table:table-cell office:value="0.7857811734659456" office:value-type="float"/>
          <table:table-cell office:value="0.8108108403376332" office:value-type="float"/>
          <table:table-cell office:value="0.8278772487308884" office:value-type="float"/>
          <table:table-cell office:value="0.8581786711629661" office:value-type="float"/>
          <table:table-cell office:value="0.5100199370396452" office:value-type="float"/>
          <table:table-cell office:value="0.5776129654103501" office:value-type="float"/>
          <table:table-cell office:value="0.5953085820935572" office:value-type="float"/>
          <table:table-cell office:value="0.6133972002395987" office:value-type="float"/>
          <table:table-cell office:value="0.6705114516134084" office:value-type="float"/>
          <table:table-cell office:value="0.38995209587726276" office:value-type="float"/>
          <table:table-cell office:value="0.4683082509637523" office:value-type="float"/>
          <table:table-cell office:value="0.4889253515772379" office:value-type="float"/>
          <table:table-cell office:value="0.5083217902819896" office:value-type="float"/>
          <table:table-cell office:value="0.5766271803696094" office:value-type="float"/>
          <table:table-cell office:value="0.5443000475271633" office:value-type="float"/>
          <table:table-cell office:value="0.6279968233306891" office:value-type="float"/>
          <table:table-cell office:value="0.6458607599898845" office:value-type="float"/>
          <table:table-cell office:value="0.665015400104017" office:value-type="float"/>
          <table:table-cell office:value="0.75508283245044" office:value-type="float"/>
          <table:table-cell office:value="0.36200695763064483" office:value-type="float"/>
          <table:table-cell office:value="0.4747417648028893" office:value-type="float"/>
          <table:table-cell office:value="0.49353376762295464" office:value-type="float"/>
          <table:table-cell office:value="0.5169654939650518" office:value-type="float"/>
          <table:table-cell office:value="0.5672941261933604" office:value-type="float"/>
        </table:table-row>
        <table:table-row>
          <table:table-cell office:value-type="string">
            <text:p>syedhali__EZAudio</text:p>
          </table:table-cell>
          <table:table-cell office:value="0.7628375069595652" office:value-type="float"/>
          <table:table-cell office:value="0.7839222693110606" office:value-type="float"/>
          <table:table-cell office:value="0.7932408164754806" office:value-type="float"/>
          <table:table-cell office:value="0.8011803307504684" office:value-type="float"/>
          <table:table-cell office:value="0.8255122403731018" office:value-type="float"/>
          <table:table-cell office:value="0.4912243350235511" office:value-type="float"/>
          <table:table-cell office:value="0.5401650203766282" office:value-type="float"/>
          <table:table-cell office:value="0.5536008392208847" office:value-type="float"/>
          <table:table-cell office:value="0.5750170815263389" office:value-type="float"/>
          <table:table-cell office:value="0.6240446859390435" office:value-type="float"/>
          <table:table-cell office:value="0.43585201972128773" office:value-type="float"/>
          <table:table-cell office:value="0.44608159828781224" office:value-type="float"/>
          <table:table-cell office:value="0.46244218054133057" office:value-type="float"/>
          <table:table-cell office:value="0.47453900826506634" office:value-type="float"/>
          <table:table-cell office:value="0.513252298164558" office:value-type="float"/>
          <table:table-cell office:value="0.5563101957244516" office:value-type="float"/>
          <table:table-cell office:value="0.5840794026204542" office:value-type="float"/>
          <table:table-cell office:value="0.6122540294040576" office:value-type="float"/>
          <table:table-cell office:value="0.6311511391583597" office:value-type="float"/>
          <table:table-cell office:value="0.6634575355949748" office:value-type="float"/>
          <table:table-cell office:value="0.3544660543894729" office:value-type="float"/>
          <table:table-cell office:value="0.43317318118781434" office:value-type="float"/>
          <table:table-cell office:value="0.46599676619054387" office:value-type="float"/>
          <table:table-cell office:value="0.48300287880748016" office:value-type="float"/>
          <table:table-cell office:value="0.5203293000173977" office:value-type="float"/>
        </table:table-row>
        <table:table-row>
          <table:table-cell office:value-type="string">
            <text:p>johnpolacek__scrollorama</text:p>
          </table:table-cell>
          <table:table-cell office:value="0.7281167701501676" office:value-type="float"/>
          <table:table-cell office:value="0.7281167701501676" office:value-type="float"/>
          <table:table-cell office:value="0.7281167701501676" office:value-type="float"/>
          <table:table-cell office:value="0.7281167701501676" office:value-type="float"/>
          <table:table-cell office:value="0.813681231864982" office:value-type="float"/>
          <table:table-cell office:value="0.5417804715807989" office:value-type="float"/>
          <table:table-cell office:value="0.5417804715807989" office:value-type="float"/>
          <table:table-cell office:value="0.5417804715807989" office:value-type="float"/>
          <table:table-cell office:value="0.5417804715807989" office:value-type="float"/>
          <table:table-cell office:value="0.6424267856030349" office:value-type="float"/>
          <table:table-cell office:value="0.44779057307369446" office:value-type="float"/>
          <table:table-cell office:value="0.44779057307369446" office:value-type="float"/>
          <table:table-cell office:value="0.44779057307369446" office:value-type="float"/>
          <table:table-cell office:value="0.44779057307369446" office:value-type="float"/>
          <table:table-cell office:value="0.5297572140409508" office:value-type="float"/>
          <table:table-cell office:value="0.6179809427210936" office:value-type="float"/>
          <table:table-cell office:value="0.6179809427210936" office:value-type="float"/>
          <table:table-cell office:value="0.6179809427210936" office:value-type="float"/>
          <table:table-cell office:value="0.6179809427210936" office:value-type="float"/>
          <table:table-cell office:value="0.711735717285517" office:value-type="float"/>
          <table:table-cell office:value="0.465192693496278" office:value-type="float"/>
          <table:table-cell office:value="0.465192693496278" office:value-type="float"/>
          <table:table-cell office:value="0.465192693496278" office:value-type="float"/>
          <table:table-cell office:value="0.465192693496278" office:value-type="float"/>
          <table:table-cell office:value="0.5342475015603072" office:value-type="float"/>
        </table:table-row>
        <table:table-row>
          <table:table-cell office:value-type="string">
            <text:p>netguru__ResponseDetective</text:p>
          </table:table-cell>
          <table:table-cell office:value="0.7839715200885745" office:value-type="float"/>
          <table:table-cell office:value="0.7839715200885745" office:value-type="float"/>
          <table:table-cell office:value="0.7839715200885745" office:value-type="float"/>
          <table:table-cell office:value="0.7839715200885745" office:value-type="float"/>
          <table:table-cell office:value="0.8109780326079614" office:value-type="float"/>
          <table:table-cell office:value="0.555896960987465" office:value-type="float"/>
          <table:table-cell office:value="0.555896960987465" office:value-type="float"/>
          <table:table-cell office:value="0.555896960987465" office:value-type="float"/>
          <table:table-cell office:value="0.555896960987465" office:value-type="float"/>
          <table:table-cell office:value="0.5965786427105123" office:value-type="float"/>
          <table:table-cell office:value="0.4241453492108897" office:value-type="float"/>
          <table:table-cell office:value="0.4241453492108897" office:value-type="float"/>
          <table:table-cell office:value="0.4241453492108897" office:value-type="float"/>
          <table:table-cell office:value="0.4241453492108897" office:value-type="float"/>
          <table:table-cell office:value="0.44198127728488157" office:value-type="float"/>
          <table:table-cell office:value="0.5928996647902393" office:value-type="float"/>
          <table:table-cell office:value="0.5928996647902393" office:value-type="float"/>
          <table:table-cell office:value="0.5928996647902393" office:value-type="float"/>
          <table:table-cell office:value="0.5928996647902393" office:value-type="float"/>
          <table:table-cell office:value="0.6176003707501455" office:value-type="float"/>
          <table:table-cell office:value="0.4907019370546095" office:value-type="float"/>
          <table:table-cell office:value="0.4907019370546095" office:value-type="float"/>
          <table:table-cell office:value="0.4907019370546095" office:value-type="float"/>
          <table:table-cell office:value="0.4907019370546095" office:value-type="float"/>
          <table:table-cell office:value="0.530539540278238" office:value-type="float"/>
        </table:table-row>
        <table:table-row>
          <table:table-cell office:value-type="string">
            <text:p>btraceio__btrace</text:p>
          </table:table-cell>
          <table:table-cell office:value="0.6737957559639196" office:value-type="float"/>
          <table:table-cell office:value="0.7446514189034775" office:value-type="float"/>
          <table:table-cell office:value="0.7662424935096195" office:value-type="float"/>
          <table:table-cell office:value="0.7895021160810655" office:value-type="float"/>
          <table:table-cell office:value="0.8216676909314284" office:value-type="float"/>
          <table:table-cell office:value="0.5504322136467661" office:value-type="float"/>
          <table:table-cell office:value="0.5810888462565972" office:value-type="float"/>
          <table:table-cell office:value="0.5964396453853692" office:value-type="float"/>
          <table:table-cell office:value="0.6069471571205374" office:value-type="float"/>
          <table:table-cell office:value="0.6594936748441935" office:value-type="float"/>
          <table:table-cell office:value="0.39648581767428825" office:value-type="float"/>
          <table:table-cell office:value="0.4611610988421408" office:value-type="float"/>
          <table:table-cell office:value="0.47441751797897996" office:value-type="float"/>
          <table:table-cell office:value="0.4849149316889605" office:value-type="float"/>
          <table:table-cell office:value="0.5528099494708023" office:value-type="float"/>
          <table:table-cell office:value="0.5879554154099326" office:value-type="float"/>
          <table:table-cell office:value="0.6210142579199704" office:value-type="float"/>
          <table:table-cell office:value="0.6508164757748636" office:value-type="float"/>
          <table:table-cell office:value="0.670139923606923" office:value-type="float"/>
          <table:table-cell office:value="0.7143706154890586" office:value-type="float"/>
          <table:table-cell office:value="0.3843545306131899" office:value-type="float"/>
          <table:table-cell office:value="0.42410074872154924" office:value-type="float"/>
          <table:table-cell office:value="0.46356309385642264" office:value-type="float"/>
          <table:table-cell office:value="0.5129290331975455" office:value-type="float"/>
          <table:table-cell office:value="0.5650529610933884" office:value-type="float"/>
        </table:table-row>
        <table:table-row>
          <table:table-cell office:value-type="string">
            <text:p>rs__SDWebImage</text:p>
          </table:table-cell>
          <table:table-cell office:value="0.6681033762753051" office:value-type="float"/>
          <table:table-cell office:value="0.7562830206523742" office:value-type="float"/>
          <table:table-cell office:value="0.7870152700503232" office:value-type="float"/>
          <table:table-cell office:value="0.8015983164453659" office:value-type="float"/>
          <table:table-cell office:value="0.8540796025028814" office:value-type="float"/>
          <table:table-cell office:value="0.5014417261133726" office:value-type="float"/>
          <table:table-cell office:value="0.5730613081215223" office:value-type="float"/>
          <table:table-cell office:value="0.5945519751203022" office:value-type="float"/>
          <table:table-cell office:value="0.6115056241221781" office:value-type="float"/>
          <table:table-cell office:value="0.666351317942314" office:value-type="float"/>
          <table:table-cell office:value="0.34081558280291113" office:value-type="float"/>
          <table:table-cell office:value="0.4406381059382465" office:value-type="float"/>
          <table:table-cell office:value="0.4601171296605969" office:value-type="float"/>
          <table:table-cell office:value="0.48255276294008187" office:value-type="float"/>
          <table:table-cell office:value="0.543282393495294" office:value-type="float"/>
          <table:table-cell office:value="0.5609478591894663" office:value-type="float"/>
          <table:table-cell office:value="0.6216745501461556" office:value-type="float"/>
          <table:table-cell office:value="0.6430322472206227" office:value-type="float"/>
          <table:table-cell office:value="0.666086215004674" office:value-type="float"/>
          <table:table-cell office:value="0.737802026551567" office:value-type="float"/>
          <table:table-cell office:value="0.32076472753020957" office:value-type="float"/>
          <table:table-cell office:value="0.41672583371676275" office:value-type="float"/>
          <table:table-cell office:value="0.463453918409961" office:value-type="float"/>
          <table:table-cell office:value="0.5022789841346091" office:value-type="float"/>
          <table:table-cell office:value="0.5770622967386451" office:value-type="float"/>
        </table:table-row>
        <table:table-row>
          <table:table-cell office:value-type="string">
            <text:p>ArtSabintsev__Siren</text:p>
          </table:table-cell>
          <table:table-cell office:value="0.7106179615007129" office:value-type="float"/>
          <table:table-cell office:value="0.7986085269265695" office:value-type="float"/>
          <table:table-cell office:value="0.8115608137383953" office:value-type="float"/>
          <table:table-cell office:value="0.8215681039056995" office:value-type="float"/>
          <table:table-cell office:value="0.8307851395074288" office:value-type="float"/>
          <table:table-cell office:value="0.5403664499669746" office:value-type="float"/>
          <table:table-cell office:value="0.5936795819649492" office:value-type="float"/>
          <table:table-cell office:value="0.6049908230043672" office:value-type="float"/>
          <table:table-cell office:value="0.6212345350094656" office:value-type="float"/>
          <table:table-cell office:value="0.6487191887200208" office:value-type="float"/>
          <table:table-cell office:value="0.3583077414712649" office:value-type="float"/>
          <table:table-cell office:value="0.4322553587470169" office:value-type="float"/>
          <table:table-cell office:value="0.4474137968324683" office:value-type="float"/>
          <table:table-cell office:value="0.4725815704773991" office:value-type="float"/>
          <table:table-cell office:value="0.5454788206226567" office:value-type="float"/>
          <table:table-cell office:value="0.5802456955718007" office:value-type="float"/>
          <table:table-cell office:value="0.6209560161421269" office:value-type="float"/>
          <table:table-cell office:value="0.6557906560364413" office:value-type="float"/>
          <table:table-cell office:value="0.6660207559616008" office:value-type="float"/>
          <table:table-cell office:value="0.7023545847954766" office:value-type="float"/>
          <table:table-cell office:value="0.40040136146334676" office:value-type="float"/>
          <table:table-cell office:value="0.49147829888111627" office:value-type="float"/>
          <table:table-cell office:value="0.5192064639204726" office:value-type="float"/>
          <table:table-cell office:value="0.5390615437155648" office:value-type="float"/>
          <table:table-cell office:value="0.5571649265574012" office:value-type="float"/>
        </table:table-row>
        <table:table-row>
          <table:table-cell office:value-type="string">
            <text:p>mozilla__MozDef</text:p>
          </table:table-cell>
          <table:table-cell office:value="0.7332051825721013" office:value-type="float"/>
          <table:table-cell office:value="0.7796755697189472" office:value-type="float"/>
          <table:table-cell office:value="0.7999202517928676" office:value-type="float"/>
          <table:table-cell office:value="0.8185898791214224" office:value-type="float"/>
          <table:table-cell office:value="0.8333075877194787" office:value-type="float"/>
          <table:table-cell office:value="0.5574778715041905" office:value-type="float"/>
          <table:table-cell office:value="0.5864976253960663" office:value-type="float"/>
          <table:table-cell office:value="0.6053505252790573" office:value-type="float"/>
          <table:table-cell office:value="0.6174637392295405" office:value-type="float"/>
          <table:table-cell office:value="0.6491319122081849" office:value-type="float"/>
          <table:table-cell office:value="0.4212575740019472" office:value-type="float"/>
          <table:table-cell office:value="0.4577212597642082" office:value-type="float"/>
          <table:table-cell office:value="0.4675344991318632" office:value-type="float"/>
          <table:table-cell office:value="0.48426311985703374" office:value-type="float"/>
          <table:table-cell office:value="0.5259846747049639" office:value-type="float"/>
          <table:table-cell office:value="0.617556654300998" office:value-type="float"/>
          <table:table-cell office:value="0.6246071386540302" office:value-type="float"/>
          <table:table-cell office:value="0.629702824726617" office:value-type="float"/>
          <table:table-cell office:value="0.6521224664416125" office:value-type="float"/>
          <table:table-cell office:value="0.6844095982653651" office:value-type="float"/>
          <table:table-cell office:value="0.39078176637235407" office:value-type="float"/>
          <table:table-cell office:value="0.46747335859588834" office:value-type="float"/>
          <table:table-cell office:value="0.4934345543460642" office:value-type="float"/>
          <table:table-cell office:value="0.5003217680201626" office:value-type="float"/>
          <table:table-cell office:value="0.5476444168379456" office:value-type="float"/>
        </table:table-row>
        <table:table-row>
          <table:table-cell office:value-type="string">
            <text:p>MobileChromeApps__mobile-chrome-apps</text:p>
          </table:table-cell>
          <table:table-cell office:value="0.7142056073508967" office:value-type="float"/>
          <table:table-cell office:value="0.7690099904874129" office:value-type="float"/>
          <table:table-cell office:value="0.7853460349975975" office:value-type="float"/>
          <table:table-cell office:value="0.803518855980569" office:value-type="float"/>
          <table:table-cell office:value="0.847969369366983" office:value-type="float"/>
          <table:table-cell office:value="0.5158085651256153" office:value-type="float"/>
          <table:table-cell office:value="0.5687120032969845" office:value-type="float"/>
          <table:table-cell office:value="0.5884660443891188" office:value-type="float"/>
          <table:table-cell office:value="0.6049290908579014" office:value-type="float"/>
          <table:table-cell office:value="0.6826095265827608" office:value-type="float"/>
          <table:table-cell office:value="0.3439505016434188" office:value-type="float"/>
          <table:table-cell office:value="0.4327041218874573" office:value-type="float"/>
          <table:table-cell office:value="0.4643139969464052" office:value-type="float"/>
          <table:table-cell office:value="0.483186342080988" office:value-type="float"/>
          <table:table-cell office:value="0.554550836884472" office:value-type="float"/>
          <table:table-cell office:value="0.5370677238282822" office:value-type="float"/>
          <table:table-cell office:value="0.5927437231839088" office:value-type="float"/>
          <table:table-cell office:value="0.6065673395593726" office:value-type="float"/>
          <table:table-cell office:value="0.634467730401524" office:value-type="float"/>
          <table:table-cell office:value="0.7452741575555067" office:value-type="float"/>
          <table:table-cell office:value="0.3653677106066856" office:value-type="float"/>
          <table:table-cell office:value="0.49576474696507744" office:value-type="float"/>
          <table:table-cell office:value="0.5259642449421773" office:value-type="float"/>
          <table:table-cell office:value="0.5458341481847254" office:value-type="float"/>
          <table:table-cell office:value="0.6215733532078196" office:value-type="float"/>
        </table:table-row>
        <table:table-row>
          <table:table-cell office:value-type="string">
            <text:p>keithamus__jwerty</text:p>
          </table:table-cell>
          <table:table-cell office:value="0.7677239394613828" office:value-type="float"/>
          <table:table-cell office:value="0.7677239394613828" office:value-type="float"/>
          <table:table-cell office:value="0.7677239394613828" office:value-type="float"/>
          <table:table-cell office:value="0.7677239394613828" office:value-type="float"/>
          <table:table-cell office:value="0.8148853894123491" office:value-type="float"/>
          <table:table-cell office:value="0.596860752233117" office:value-type="float"/>
          <table:table-cell office:value="0.596860752233117" office:value-type="float"/>
          <table:table-cell office:value="0.596860752233117" office:value-type="float"/>
          <table:table-cell office:value="0.596860752233117" office:value-type="float"/>
          <table:table-cell office:value="0.6212578117179813" office:value-type="float"/>
          <table:table-cell office:value="0.4862524508752608" office:value-type="float"/>
          <table:table-cell office:value="0.4862524508752608" office:value-type="float"/>
          <table:table-cell office:value="0.4862524508752608" office:value-type="float"/>
          <table:table-cell office:value="0.4862524508752608" office:value-type="float"/>
          <table:table-cell office:value="0.4938619553586937" office:value-type="float"/>
          <table:table-cell office:value="0.6508978196363482" office:value-type="float"/>
          <table:table-cell office:value="0.6508978196363482" office:value-type="float"/>
          <table:table-cell office:value="0.6508978196363482" office:value-type="float"/>
          <table:table-cell office:value="0.6508978196363482" office:value-type="float"/>
          <table:table-cell office:value="0.6671086956642328" office:value-type="float"/>
          <table:table-cell office:value="0.49019379997139556" office:value-type="float"/>
          <table:table-cell office:value="0.49019379997139556" office:value-type="float"/>
          <table:table-cell office:value="0.49019379997139556" office:value-type="float"/>
          <table:table-cell office:value="0.49019379997139556" office:value-type="float"/>
          <table:table-cell office:value="0.5054467182762369" office:value-type="float"/>
        </table:table-row>
        <table:table-row>
          <table:table-cell office:value-type="string">
            <text:p>mysticatea__npm-run-all</text:p>
          </table:table-cell>
          <table:table-cell office:value="0.7845445987207583" office:value-type="float"/>
          <table:table-cell office:value="0.789851332468329" office:value-type="float"/>
          <table:table-cell office:value="0.7944142691665662" office:value-type="float"/>
          <table:table-cell office:value="0.8014031762185965" office:value-type="float"/>
          <table:table-cell office:value="0.8380088399457466" office:value-type="float"/>
          <table:table-cell office:value="0.5466497593529963" office:value-type="float"/>
          <table:table-cell office:value="0.5861277086064394" office:value-type="float"/>
          <table:table-cell office:value="0.6038836967342892" office:value-type="float"/>
          <table:table-cell office:value="0.6100293088147121" office:value-type="float"/>
          <table:table-cell office:value="0.638054971313635" office:value-type="float"/>
          <table:table-cell office:value="0.4174371388725937" office:value-type="float"/>
          <table:table-cell office:value="0.4284446075337125" office:value-type="float"/>
          <table:table-cell office:value="0.43636214241640925" office:value-type="float"/>
          <table:table-cell office:value="0.44639164002690734" office:value-type="float"/>
          <table:table-cell office:value="0.4986835284322779" office:value-type="float"/>
          <table:table-cell office:value="0.5552534062516407" office:value-type="float"/>
          <table:table-cell office:value="0.5931911952325857" office:value-type="float"/>
          <table:table-cell office:value="0.6104400688861353" office:value-type="float"/>
          <table:table-cell office:value="0.6200807953325772" office:value-type="float"/>
          <table:table-cell office:value="0.731258659903419" office:value-type="float"/>
          <table:table-cell office:value="0.45729416752679664" office:value-type="float"/>
          <table:table-cell office:value="0.48283275640292833" office:value-type="float"/>
          <table:table-cell office:value="0.49841661123500347" office:value-type="float"/>
          <table:table-cell office:value="0.5061944581436573" office:value-type="float"/>
          <table:table-cell office:value="0.5451874841437251" office:value-type="float"/>
        </table:table-row>
        <table:table-row>
          <table:table-cell office:value-type="string">
            <text:p>ethereum__mist</text:p>
          </table:table-cell>
          <table:table-cell office:value="0.6900232716419095" office:value-type="float"/>
          <table:table-cell office:value="0.7602843716736271" office:value-type="float"/>
          <table:table-cell office:value="0.778760780966415" office:value-type="float"/>
          <table:table-cell office:value="0.7957454052335333" office:value-type="float"/>
          <table:table-cell office:value="0.8640544183021382" office:value-type="float"/>
          <table:table-cell office:value="0.510212909425924" office:value-type="float"/>
          <table:table-cell office:value="0.5855112028939725" office:value-type="float"/>
          <table:table-cell office:value="0.6064208161859898" office:value-type="float"/>
          <table:table-cell office:value="0.627904309851916" office:value-type="float"/>
          <table:table-cell office:value="0.7275918825261845" office:value-type="float"/>
          <table:table-cell office:value="0.3524612768352108" office:value-type="float"/>
          <table:table-cell office:value="0.44380228552126666" office:value-type="float"/>
          <table:table-cell office:value="0.47282646394259037" office:value-type="float"/>
          <table:table-cell office:value="0.5102661123391532" office:value-type="float"/>
          <table:table-cell office:value="0.611945062503591" office:value-type="float"/>
          <table:table-cell office:value="0.5381503282371012" office:value-type="float"/>
          <table:table-cell office:value="0.62010495304112" office:value-type="float"/>
          <table:table-cell office:value="0.6453351790919444" office:value-type="float"/>
          <table:table-cell office:value="0.6745464155854191" office:value-type="float"/>
          <table:table-cell office:value="0.7787151469367071" office:value-type="float"/>
          <table:table-cell office:value="0.36663372618906026" office:value-type="float"/>
          <table:table-cell office:value="0.4835303491926562" office:value-type="float"/>
          <table:table-cell office:value="0.5114615412443717" office:value-type="float"/>
          <table:table-cell office:value="0.5383666575944446" office:value-type="float"/>
          <table:table-cell office:value="0.613955774106099" office:value-type="float"/>
        </table:table-row>
        <table:table-row>
          <table:table-cell office:value-type="string">
            <text:p>chrisalbon__mlai</text:p>
          </table:table-cell>
          <table:table-cell office:value="0.7886683926459119" office:value-type="float"/>
          <table:table-cell office:value="0.7886683926459119" office:value-type="float"/>
          <table:table-cell office:value="0.7886683926459119" office:value-type="float"/>
          <table:table-cell office:value="0.7886683926459119" office:value-type="float"/>
          <table:table-cell office:value="0.7918999236340659" office:value-type="float"/>
          <table:table-cell office:value="0.6002424623842126" office:value-type="float"/>
          <table:table-cell office:value="0.6002424623842126" office:value-type="float"/>
          <table:table-cell office:value="0.6002424623842126" office:value-type="float"/>
          <table:table-cell office:value="0.6002424623842126" office:value-type="float"/>
          <table:table-cell office:value="0.6611109733995724" office:value-type="float"/>
          <table:table-cell office:value="0.5025121610681429" office:value-type="float"/>
          <table:table-cell office:value="0.5025121610681429" office:value-type="float"/>
          <table:table-cell office:value="0.5025121610681429" office:value-type="float"/>
          <table:table-cell office:value="0.5025121610681429" office:value-type="float"/>
          <table:table-cell office:value="0.5614448393565847" office:value-type="float"/>
          <table:table-cell office:value="0.6128763530533419" office:value-type="float"/>
          <table:table-cell office:value="0.6128763530533419" office:value-type="float"/>
          <table:table-cell office:value="0.6128763530533419" office:value-type="float"/>
          <table:table-cell office:value="0.6128763530533419" office:value-type="float"/>
          <table:table-cell office:value="0.697740508987953" office:value-type="float"/>
          <table:table-cell office:value="0.5794021606186572" office:value-type="float"/>
          <table:table-cell office:value="0.5794021606186572" office:value-type="float"/>
          <table:table-cell office:value="0.5794021606186572" office:value-type="float"/>
          <table:table-cell office:value="0.5794021606186572" office:value-type="float"/>
          <table:table-cell office:value="0.5964047220529369" office:value-type="float"/>
        </table:table-row>
        <table:table-row>
          <table:table-cell office:value-type="string">
            <text:p>nana-4__materia-theme</text:p>
          </table:table-cell>
          <table:table-cell office:value="0.7732281408590932" office:value-type="float"/>
          <table:table-cell office:value="0.8001216604930251" office:value-type="float"/>
          <table:table-cell office:value="0.8190434404704467" office:value-type="float"/>
          <table:table-cell office:value="0.8404428706140034" office:value-type="float"/>
          <table:table-cell office:value="0.8588403408653725" office:value-type="float"/>
          <table:table-cell office:value="0.560157761352808" office:value-type="float"/>
          <table:table-cell office:value="0.5818991560775473" office:value-type="float"/>
          <table:table-cell office:value="0.5988016920937435" office:value-type="float"/>
          <table:table-cell office:value="0.6106508267166083" office:value-type="float"/>
          <table:table-cell office:value="0.660960670675452" office:value-type="float"/>
          <table:table-cell office:value="0.4402365148278563" office:value-type="float"/>
          <table:table-cell office:value="0.48302519815547657" office:value-type="float"/>
          <table:table-cell office:value="0.5018053693533998" office:value-type="float"/>
          <table:table-cell office:value="0.5157239329131095" office:value-type="float"/>
          <table:table-cell office:value="0.5723433393000565" office:value-type="float"/>
          <table:table-cell office:value="0.5852591925596615" office:value-type="float"/>
          <table:table-cell office:value="0.6224004891702075" office:value-type="float"/>
          <table:table-cell office:value="0.6467417047238568" office:value-type="float"/>
          <table:table-cell office:value="0.6623135307114103" office:value-type="float"/>
          <table:table-cell office:value="0.6974694385137405" office:value-type="float"/>
          <table:table-cell office:value="0.4366649670910045" office:value-type="float"/>
          <table:table-cell office:value="0.48665034632050974" office:value-type="float"/>
          <table:table-cell office:value="0.49576504182891656" office:value-type="float"/>
          <table:table-cell office:value="0.5077365195024122" office:value-type="float"/>
          <table:table-cell office:value="0.5286086529490233" office:value-type="float"/>
        </table:table-row>
        <table:table-row>
          <table:table-cell office:value-type="string">
            <text:p>EFForg__privacybadgerfirefox-legacy</text:p>
          </table:table-cell>
          <table:table-cell office:value="0.7368014018129075" office:value-type="float"/>
          <table:table-cell office:value="0.7861470423369409" office:value-type="float"/>
          <table:table-cell office:value="0.8043359377069695" office:value-type="float"/>
          <table:table-cell office:value="0.8132509199722191" office:value-type="float"/>
          <table:table-cell office:value="0.8565122538689395" office:value-type="float"/>
          <table:table-cell office:value="0.5310918369053127" office:value-type="float"/>
          <table:table-cell office:value="0.5945109256894224" office:value-type="float"/>
          <table:table-cell office:value="0.6091801895041323" office:value-type="float"/>
          <table:table-cell office:value="0.6237795712956286" office:value-type="float"/>
          <table:table-cell office:value="0.6612267305041758" office:value-type="float"/>
          <table:table-cell office:value="0.39262524645134156" office:value-type="float"/>
          <table:table-cell office:value="0.4555132331036986" office:value-type="float"/>
          <table:table-cell office:value="0.48348652269994574" office:value-type="float"/>
          <table:table-cell office:value="0.5000938722998294" office:value-type="float"/>
          <table:table-cell office:value="0.5484312225870267" office:value-type="float"/>
          <table:table-cell office:value="0.5402624067027535" office:value-type="float"/>
          <table:table-cell office:value="0.6132850507311084" office:value-type="float"/>
          <table:table-cell office:value="0.6244461882778327" office:value-type="float"/>
          <table:table-cell office:value="0.6514328347982188" office:value-type="float"/>
          <table:table-cell office:value="0.7049500268291571" office:value-type="float"/>
          <table:table-cell office:value="0.37498884551940465" office:value-type="float"/>
          <table:table-cell office:value="0.5148545517143317" office:value-type="float"/>
          <table:table-cell office:value="0.5306472856033229" office:value-type="float"/>
          <table:table-cell office:value="0.5482131318329556" office:value-type="float"/>
          <table:table-cell office:value="0.6186728018391494" office:value-type="float"/>
        </table:table-row>
        <table:table-row>
          <table:table-cell office:value-type="string">
            <text:p>rsms__node-imagemagick</text:p>
          </table:table-cell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9238408394240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980905368663788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566119302182166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413623255275883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955389080691186" office:value-type="float"/>
        </table:table-row>
        <table:table-row>
          <table:table-cell office:value-type="string">
            <text:p>nameko__nameko</text:p>
          </table:table-cell>
          <table:table-cell office:value="0.7171781513678668" office:value-type="float"/>
          <table:table-cell office:value="0.7829395608197884" office:value-type="float"/>
          <table:table-cell office:value="0.8054392044430679" office:value-type="float"/>
          <table:table-cell office:value="0.8147477760341907" office:value-type="float"/>
          <table:table-cell office:value="0.8351401811368143" office:value-type="float"/>
          <table:table-cell office:value="0.5699074520590065" office:value-type="float"/>
          <table:table-cell office:value="0.5945379419007071" office:value-type="float"/>
          <table:table-cell office:value="0.605586876020305" office:value-type="float"/>
          <table:table-cell office:value="0.6159079381988298" office:value-type="float"/>
          <table:table-cell office:value="0.6524400044749927" office:value-type="float"/>
          <table:table-cell office:value="0.4346670450613762" office:value-type="float"/>
          <table:table-cell office:value="0.47067944002337475" office:value-type="float"/>
          <table:table-cell office:value="0.48510302038247494" office:value-type="float"/>
          <table:table-cell office:value="0.5030608237341503" office:value-type="float"/>
          <table:table-cell office:value="0.5586306139020307" office:value-type="float"/>
          <table:table-cell office:value="0.5904489903997674" office:value-type="float"/>
          <table:table-cell office:value="0.6251475993963826" office:value-type="float"/>
          <table:table-cell office:value="0.6482977259354743" office:value-type="float"/>
          <table:table-cell office:value="0.6659839509310873" office:value-type="float"/>
          <table:table-cell office:value="0.7049853158386921" office:value-type="float"/>
          <table:table-cell office:value="0.4366310905255225" office:value-type="float"/>
          <table:table-cell office:value="0.47838031396640246" office:value-type="float"/>
          <table:table-cell office:value="0.4957583013465972" office:value-type="float"/>
          <table:table-cell office:value="0.5086568406140004" office:value-type="float"/>
          <table:table-cell office:value="0.549035959183639" office:value-type="float"/>
        </table:table-row>
        <table:table-row>
          <table:table-cell office:value-type="string">
            <text:p>totaljs__framework</text:p>
          </table:table-cell>
          <table:table-cell office:value="0.7343084081364782" office:value-type="float"/>
          <table:table-cell office:value="0.7737754615173096" office:value-type="float"/>
          <table:table-cell office:value="0.7894057720347211" office:value-type="float"/>
          <table:table-cell office:value="0.8021791702539809" office:value-type="float"/>
          <table:table-cell office:value="0.8448875293867651" office:value-type="float"/>
          <table:table-cell office:value="0.5289422584486723" office:value-type="float"/>
          <table:table-cell office:value="0.5680138214398159" office:value-type="float"/>
          <table:table-cell office:value="0.5864016507842211" office:value-type="float"/>
          <table:table-cell office:value="0.5947632452427035" office:value-type="float"/>
          <table:table-cell office:value="0.6824746947260159" office:value-type="float"/>
          <table:table-cell office:value="0.42472679034277394" office:value-type="float"/>
          <table:table-cell office:value="0.46206522461226673" office:value-type="float"/>
          <table:table-cell office:value="0.4817213629549393" office:value-type="float"/>
          <table:table-cell office:value="0.49110848648243505" office:value-type="float"/>
          <table:table-cell office:value="0.5458935915193892" office:value-type="float"/>
          <table:table-cell office:value="0.5732148759151383" office:value-type="float"/>
          <table:table-cell office:value="0.6175633680244192" office:value-type="float"/>
          <table:table-cell office:value="0.6323222559094075" office:value-type="float"/>
          <table:table-cell office:value="0.6526522355990032" office:value-type="float"/>
          <table:table-cell office:value="0.6901645063916262" office:value-type="float"/>
          <table:table-cell office:value="0.44740557253069146" office:value-type="float"/>
          <table:table-cell office:value="0.48638494799865917" office:value-type="float"/>
          <table:table-cell office:value="0.5040842617318546" office:value-type="float"/>
          <table:table-cell office:value="0.5219273280584652" office:value-type="float"/>
          <table:table-cell office:value="0.5629845359816067" office:value-type="float"/>
        </table:table-row>
        <table:table-row>
          <table:table-cell office:value-type="string">
            <text:p>codemirror__CodeMirror</text:p>
          </table:table-cell>
          <table:table-cell office:value="0.7457847670325207" office:value-type="float"/>
          <table:table-cell office:value="0.8049769787193821" office:value-type="float"/>
          <table:table-cell office:value="0.8193267265317619" office:value-type="float"/>
          <table:table-cell office:value="0.8296782713186925" office:value-type="float"/>
          <table:table-cell office:value="0.8782879389843933" office:value-type="float"/>
          <table:table-cell office:value="0.49499656957164595" office:value-type="float"/>
          <table:table-cell office:value="0.5702214541113226" office:value-type="float"/>
          <table:table-cell office:value="0.5868467287607325" office:value-type="float"/>
          <table:table-cell office:value="0.6026155133640682" office:value-type="float"/>
          <table:table-cell office:value="0.6777562828257712" office:value-type="float"/>
          <table:table-cell office:value="0.3890333455218853" office:value-type="float"/>
          <table:table-cell office:value="0.4598619122138111" office:value-type="float"/>
          <table:table-cell office:value="0.4755868611702626" office:value-type="float"/>
          <table:table-cell office:value="0.49507957100957484" office:value-type="float"/>
          <table:table-cell office:value="0.5696935672322054" office:value-type="float"/>
          <table:table-cell office:value="0.5573257082036023" office:value-type="float"/>
          <table:table-cell office:value="0.6165963310482264" office:value-type="float"/>
          <table:table-cell office:value="0.6329744787977771" office:value-type="float"/>
          <table:table-cell office:value="0.6534686840043469" office:value-type="float"/>
          <table:table-cell office:value="0.7159406414385856" office:value-type="float"/>
          <table:table-cell office:value="0.35501316714081194" office:value-type="float"/>
          <table:table-cell office:value="0.4818339272694775" office:value-type="float"/>
          <table:table-cell office:value="0.5032707750086952" office:value-type="float"/>
          <table:table-cell office:value="0.5182115725326056" office:value-type="float"/>
          <table:table-cell office:value="0.5737553601538181" office:value-type="float"/>
        </table:table-row>
        <table:table-row>
          <table:table-cell office:value-type="string">
            <text:p>NLog__NLog</text:p>
          </table:table-cell>
          <table:table-cell office:value="0.7236247878146559" office:value-type="float"/>
          <table:table-cell office:value="0.7755911573596517" office:value-type="float"/>
          <table:table-cell office:value="0.7993272769291191" office:value-type="float"/>
          <table:table-cell office:value="0.8153574250117939" office:value-type="float"/>
          <table:table-cell office:value="0.8792619364920046" office:value-type="float"/>
          <table:table-cell office:value="0.5172724493235875" office:value-type="float"/>
          <table:table-cell office:value="0.5651470951519815" office:value-type="float"/>
          <table:table-cell office:value="0.5843642152110732" office:value-type="float"/>
          <table:table-cell office:value="0.6050876980667118" office:value-type="float"/>
          <table:table-cell office:value="0.6668316621371683" office:value-type="float"/>
          <table:table-cell office:value="0.36226026356776975" office:value-type="float"/>
          <table:table-cell office:value="0.45718133197800076" office:value-type="float"/>
          <table:table-cell office:value="0.4738126219211297" office:value-type="float"/>
          <table:table-cell office:value="0.4945833651500077" office:value-type="float"/>
          <table:table-cell office:value="0.5758618760131611" office:value-type="float"/>
          <table:table-cell office:value="0.5501461713846675" office:value-type="float"/>
          <table:table-cell office:value="0.6140644149828842" office:value-type="float"/>
          <table:table-cell office:value="0.6350269628520635" office:value-type="float"/>
          <table:table-cell office:value="0.6552008781904624" office:value-type="float"/>
          <table:table-cell office:value="0.7206489310959552" office:value-type="float"/>
          <table:table-cell office:value="0.3317722778458335" office:value-type="float"/>
          <table:table-cell office:value="0.4485929127426189" office:value-type="float"/>
          <table:table-cell office:value="0.48250812505059526" office:value-type="float"/>
          <table:table-cell office:value="0.504818641210807" office:value-type="float"/>
          <table:table-cell office:value="0.6343100848904555" office:value-type="float"/>
        </table:table-row>
        <table:table-row>
          <table:table-cell office:value-type="string">
            <text:p>Moya__Moya</text:p>
          </table:table-cell>
          <table:table-cell office:value="0.7184961248668161" office:value-type="float"/>
          <table:table-cell office:value="0.7766625447542999" office:value-type="float"/>
          <table:table-cell office:value="0.7977984573904398" office:value-type="float"/>
          <table:table-cell office:value="0.8118287689688195" office:value-type="float"/>
          <table:table-cell office:value="0.8470066129061299" office:value-type="float"/>
          <table:table-cell office:value="0.5043912444617918" office:value-type="float"/>
          <table:table-cell office:value="0.5771146090686965" office:value-type="float"/>
          <table:table-cell office:value="0.5937910089462448" office:value-type="float"/>
          <table:table-cell office:value="0.6098687508680771" office:value-type="float"/>
          <table:table-cell office:value="0.656268206464637" office:value-type="float"/>
          <table:table-cell office:value="0.4001557527510685" office:value-type="float"/>
          <table:table-cell office:value="0.45704022833991753" office:value-type="float"/>
          <table:table-cell office:value="0.47559881560853134" office:value-type="float"/>
          <table:table-cell office:value="0.49306173000799725" office:value-type="float"/>
          <table:table-cell office:value="0.5563065178136711" office:value-type="float"/>
          <table:table-cell office:value="0.5859814497789592" office:value-type="float"/>
          <table:table-cell office:value="0.635293968326228" office:value-type="float"/>
          <table:table-cell office:value="0.6508732376000308" office:value-type="float"/>
          <table:table-cell office:value="0.6777708686521016" office:value-type="float"/>
          <table:table-cell office:value="0.7481822788969503" office:value-type="float"/>
          <table:table-cell office:value="0.38113233801858887" office:value-type="float"/>
          <table:table-cell office:value="0.4619449715461793" office:value-type="float"/>
          <table:table-cell office:value="0.49159465626162524" office:value-type="float"/>
          <table:table-cell office:value="0.5091445222831491" office:value-type="float"/>
          <table:table-cell office:value="0.567884111924562" office:value-type="float"/>
        </table:table-row>
        <table:table-row>
          <table:table-cell office:value-type="string">
            <text:p>mRemoteNG__mRemoteNG</text:p>
          </table:table-cell>
          <table:table-cell office:value="0.7022210668748388" office:value-type="float"/>
          <table:table-cell office:value="0.7810376901291419" office:value-type="float"/>
          <table:table-cell office:value="0.7999498095364934" office:value-type="float"/>
          <table:table-cell office:value="0.8079933382858968" office:value-type="float"/>
          <table:table-cell office:value="0.8482395096004137" office:value-type="float"/>
          <table:table-cell office:value="0.42287076403893975" office:value-type="float"/>
          <table:table-cell office:value="0.5971411506848356" office:value-type="float"/>
          <table:table-cell office:value="0.6104503177994413" office:value-type="float"/>
          <table:table-cell office:value="0.626897689146049" office:value-type="float"/>
          <table:table-cell office:value="0.6735860887260331" office:value-type="float"/>
          <table:table-cell office:value="0.423697164117204" office:value-type="float"/>
          <table:table-cell office:value="0.47224826102068684" office:value-type="float"/>
          <table:table-cell office:value="0.492263407441636" office:value-type="float"/>
          <table:table-cell office:value="0.5141555066727181" office:value-type="float"/>
          <table:table-cell office:value="0.5650966949279931" office:value-type="float"/>
          <table:table-cell office:value="0.5810093446520033" office:value-type="float"/>
          <table:table-cell office:value="0.6204045620550944" office:value-type="float"/>
          <table:table-cell office:value="0.6451358175239456" office:value-type="float"/>
          <table:table-cell office:value="0.6705472493786158" office:value-type="float"/>
          <table:table-cell office:value="0.7315510022560114" office:value-type="float"/>
          <table:table-cell office:value="0.24283028662599243" office:value-type="float"/>
          <table:table-cell office:value="0.4968868512549372" office:value-type="float"/>
          <table:table-cell office:value="0.5194487881052541" office:value-type="float"/>
          <table:table-cell office:value="0.5413531378340798" office:value-type="float"/>
          <table:table-cell office:value="0.5819979741875796" office:value-type="float"/>
        </table:table-row>
        <table:table-row>
          <table:table-cell office:value-type="string">
            <text:p>JeffreySu__WeiXinMPSDK</text:p>
          </table:table-cell>
          <table:table-cell office:value="0.704045874567686" office:value-type="float"/>
          <table:table-cell office:value="0.7274204626108844" office:value-type="float"/>
          <table:table-cell office:value="0.7508801113754566" office:value-type="float"/>
          <table:table-cell office:value="0.7655911648320021" office:value-type="float"/>
          <table:table-cell office:value="0.7868616432908775" office:value-type="float"/>
          <table:table-cell office:value="0.5720513646949825" office:value-type="float"/>
          <table:table-cell office:value="0.5860883918470624" office:value-type="float"/>
          <table:table-cell office:value="0.590801856440447" office:value-type="float"/>
          <table:table-cell office:value="0.6008595870399499" office:value-type="float"/>
          <table:table-cell office:value="0.6074118677523561" office:value-type="float"/>
          <table:table-cell office:value="0.44638664411994033" office:value-type="float"/>
          <table:table-cell office:value="0.47388321246774706" office:value-type="float"/>
          <table:table-cell office:value="0.48711427907816746" office:value-type="float"/>
          <table:table-cell office:value="0.5017972117129482" office:value-type="float"/>
          <table:table-cell office:value="0.5571543969387326" office:value-type="float"/>
          <table:table-cell office:value="0.6627119538523031" office:value-type="float"/>
          <table:table-cell office:value="0.680527560255376" office:value-type="float"/>
          <table:table-cell office:value="0.6873001850221941" office:value-type="float"/>
          <table:table-cell office:value="0.6966912338712895" office:value-type="float"/>
          <table:table-cell office:value="0.7218785401270413" office:value-type="float"/>
          <table:table-cell office:value="0.365976055425979" office:value-type="float"/>
          <table:table-cell office:value="0.3999617332421528" office:value-type="float"/>
          <table:table-cell office:value="0.42564032573165905" office:value-type="float"/>
          <table:table-cell office:value="0.4347383141433603" office:value-type="float"/>
          <table:table-cell office:value="0.548231533635188" office:value-type="float"/>
        </table:table-row>
        <table:table-row>
          <table:table-cell office:value-type="string">
            <text:p>WebGoat__WebGoat</text:p>
          </table:table-cell>
          <table:table-cell office:value="0.7073611711738482" office:value-type="float"/>
          <table:table-cell office:value="0.72798748631031" office:value-type="float"/>
          <table:table-cell office:value="0.753984922044572" office:value-type="float"/>
          <table:table-cell office:value="0.8001626509573239" office:value-type="float"/>
          <table:table-cell office:value="0.8447551947918023" office:value-type="float"/>
          <table:table-cell office:value="0.5575644258935086" office:value-type="float"/>
          <table:table-cell office:value="0.5897219228508364" office:value-type="float"/>
          <table:table-cell office:value="0.6001049707156901" office:value-type="float"/>
          <table:table-cell office:value="0.6153206228677042" office:value-type="float"/>
          <table:table-cell office:value="0.7316861310915024" office:value-type="float"/>
          <table:table-cell office:value="0.4333864173353462" office:value-type="float"/>
          <table:table-cell office:value="0.4477534735124593" office:value-type="float"/>
          <table:table-cell office:value="0.46974511748085257" office:value-type="float"/>
          <table:table-cell office:value="0.4787458428738446" office:value-type="float"/>
          <table:table-cell office:value="0.5296610680645262" office:value-type="float"/>
          <table:table-cell office:value="0.5650421975243411" office:value-type="float"/>
          <table:table-cell office:value="0.6134572569878265" office:value-type="float"/>
          <table:table-cell office:value="0.6287612977567376" office:value-type="float"/>
          <table:table-cell office:value="0.6729884088869568" office:value-type="float"/>
          <table:table-cell office:value="0.7210247631009719" office:value-type="float"/>
          <table:table-cell office:value="0.4323424381415372" office:value-type="float"/>
          <table:table-cell office:value="0.4623650300454909" office:value-type="float"/>
          <table:table-cell office:value="0.5100556045850793" office:value-type="float"/>
          <table:table-cell office:value="0.5227698852192013" office:value-type="float"/>
          <table:table-cell office:value="0.623534007652967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0.757885892401737" office:value-type="float"/>
          <table:table-cell office:value="0.7817799462540909" office:value-type="float"/>
          <table:table-cell office:value="0.7966585272780997" office:value-type="float"/>
          <table:table-cell office:value="0.804310245309922" office:value-type="float"/>
          <table:table-cell office:value="0.8229542658035369" office:value-type="float"/>
          <table:table-cell office:value="0.5351718291955544" office:value-type="float"/>
          <table:table-cell office:value="0.5849050082542633" office:value-type="float"/>
          <table:table-cell office:value="0.6089391161862516" office:value-type="float"/>
          <table:table-cell office:value="0.6321546356815667" office:value-type="float"/>
          <table:table-cell office:value="0.6615744895598197" office:value-type="float"/>
          <table:table-cell office:value="0.4482915955548467" office:value-type="float"/>
          <table:table-cell office:value="0.48981347722875884" office:value-type="float"/>
          <table:table-cell office:value="0.5119891360490918" office:value-type="float"/>
          <table:table-cell office:value="0.5235635696209338" office:value-type="float"/>
          <table:table-cell office:value="0.5876726735995923" office:value-type="float"/>
          <table:table-cell office:value="0.6128308710409871" office:value-type="float"/>
          <table:table-cell office:value="0.6292143084454265" office:value-type="float"/>
          <table:table-cell office:value="0.6569981805626484" office:value-type="float"/>
          <table:table-cell office:value="0.6679729775381621" office:value-type="float"/>
          <table:table-cell office:value="0.7358322433857936" office:value-type="float"/>
          <table:table-cell office:value="0.4534435988009101" office:value-type="float"/>
          <table:table-cell office:value="0.5194929769840055" office:value-type="float"/>
          <table:table-cell office:value="0.5400532368449316" office:value-type="float"/>
          <table:table-cell office:value="0.5633000435900709" office:value-type="float"/>
          <table:table-cell office:value="0.6002423882492888" office:value-type="float"/>
        </table:table-row>
        <table:table-row>
          <table:table-cell office:value-type="string">
            <text:p>aio-libs__aiohttp</text:p>
          </table:table-cell>
          <table:table-cell office:value="0.7078751158552558" office:value-type="float"/>
          <table:table-cell office:value="0.7835643238211211" office:value-type="float"/>
          <table:table-cell office:value="0.8024467638161851" office:value-type="float"/>
          <table:table-cell office:value="0.8187999241039492" office:value-type="float"/>
          <table:table-cell office:value="0.8554015105024685" office:value-type="float"/>
          <table:table-cell office:value="0.5248908794429747" office:value-type="float"/>
          <table:table-cell office:value="0.5814868472691078" office:value-type="float"/>
          <table:table-cell office:value="0.6003207542528999" office:value-type="float"/>
          <table:table-cell office:value="0.6155921416450678" office:value-type="float"/>
          <table:table-cell office:value="0.6757422543787173" office:value-type="float"/>
          <table:table-cell office:value="0.40806396840786796" office:value-type="float"/>
          <table:table-cell office:value="0.46619009841581355" office:value-type="float"/>
          <table:table-cell office:value="0.4835441133714046" office:value-type="float"/>
          <table:table-cell office:value="0.5039679497133666" office:value-type="float"/>
          <table:table-cell office:value="0.5721617828908748" office:value-type="float"/>
          <table:table-cell office:value="0.5717782320527105" office:value-type="float"/>
          <table:table-cell office:value="0.6252162503532961" office:value-type="float"/>
          <table:table-cell office:value="0.6427586169274587" office:value-type="float"/>
          <table:table-cell office:value="0.6644086230723498" office:value-type="float"/>
          <table:table-cell office:value="0.7453712343911707" office:value-type="float"/>
          <table:table-cell office:value="0.3826919161439614" office:value-type="float"/>
          <table:table-cell office:value="0.47905576223893753" office:value-type="float"/>
          <table:table-cell office:value="0.5018927355175447" office:value-type="float"/>
          <table:table-cell office:value="0.5220085922031263" office:value-type="float"/>
          <table:table-cell office:value="0.6137459947359398" office:value-type="float"/>
        </table:table-row>
        <table:table-row>
          <table:table-cell office:value-type="string">
            <text:p>rqlite__rqlite</text:p>
          </table:table-cell>
          <table:table-cell office:value="0.718585504844871" office:value-type="float"/>
          <table:table-cell office:value="0.7687238218489653" office:value-type="float"/>
          <table:table-cell office:value="0.7958700064993544" office:value-type="float"/>
          <table:table-cell office:value="0.8070507638719567" office:value-type="float"/>
          <table:table-cell office:value="0.8439711920000283" office:value-type="float"/>
          <table:table-cell office:value="0.565200190468772" office:value-type="float"/>
          <table:table-cell office:value="0.5937073533331779" office:value-type="float"/>
          <table:table-cell office:value="0.6024153688803567" office:value-type="float"/>
          <table:table-cell office:value="0.6145808455752942" office:value-type="float"/>
          <table:table-cell office:value="0.6571840527267598" office:value-type="float"/>
          <table:table-cell office:value="0.4343115439563303" office:value-type="float"/>
          <table:table-cell office:value="0.4764327980797848" office:value-type="float"/>
          <table:table-cell office:value="0.502448195247786" office:value-type="float"/>
          <table:table-cell office:value="0.5139537309518152" office:value-type="float"/>
          <table:table-cell office:value="0.5563303186899559" office:value-type="float"/>
          <table:table-cell office:value="0.5902976936288118" office:value-type="float"/>
          <table:table-cell office:value="0.6206520101751222" office:value-type="float"/>
          <table:table-cell office:value="0.644563888081466" office:value-type="float"/>
          <table:table-cell office:value="0.6543426890408033" office:value-type="float"/>
          <table:table-cell office:value="0.7161197050864229" office:value-type="float"/>
          <table:table-cell office:value="0.46916517005675873" office:value-type="float"/>
          <table:table-cell office:value="0.4896982425548038" office:value-type="float"/>
          <table:table-cell office:value="0.510987658931704" office:value-type="float"/>
          <table:table-cell office:value="0.5430752477128202" office:value-type="float"/>
          <table:table-cell office:value="0.5822723134372993" office:value-type="float"/>
        </table:table-row>
        <table:table-row>
          <table:table-cell office:value-type="string">
            <text:p>PHPSocialNetwork__phpfastcache</text:p>
          </table:table-cell>
          <table:table-cell office:value="0.7327505314533472" office:value-type="float"/>
          <table:table-cell office:value="0.7648288850367541" office:value-type="float"/>
          <table:table-cell office:value="0.7908277102026676" office:value-type="float"/>
          <table:table-cell office:value="0.8046167516846224" office:value-type="float"/>
          <table:table-cell office:value="0.8492108259478814" office:value-type="float"/>
          <table:table-cell office:value="0.5431204011512221" office:value-type="float"/>
          <table:table-cell office:value="0.5704420196613998" office:value-type="float"/>
          <table:table-cell office:value="0.5926669359833349" office:value-type="float"/>
          <table:table-cell office:value="0.6142643797934036" office:value-type="float"/>
          <table:table-cell office:value="0.6505463880944249" office:value-type="float"/>
          <table:table-cell office:value="0.359972495220236" office:value-type="float"/>
          <table:table-cell office:value="0.45623745473136107" office:value-type="float"/>
          <table:table-cell office:value="0.472391036156774" office:value-type="float"/>
          <table:table-cell office:value="0.5097269963187367" office:value-type="float"/>
          <table:table-cell office:value="0.5490420923501631" office:value-type="float"/>
          <table:table-cell office:value="0.5415574317639371" office:value-type="float"/>
          <table:table-cell office:value="0.6138873010360332" office:value-type="float"/>
          <table:table-cell office:value="0.6244058119448671" office:value-type="float"/>
          <table:table-cell office:value="0.6412707254565655" office:value-type="float"/>
          <table:table-cell office:value="0.6969093300193101" office:value-type="float"/>
          <table:table-cell office:value="0.45262210503180855" office:value-type="float"/>
          <table:table-cell office:value="0.5038459905318395" office:value-type="float"/>
          <table:table-cell office:value="0.5211812139600184" office:value-type="float"/>
          <table:table-cell office:value="0.5420456800630385" office:value-type="float"/>
          <table:table-cell office:value="0.5772688559267687" office:value-type="float"/>
        </table:table-row>
        <table:table-row>
          <table:table-cell office:value-type="string">
            <text:p>walkor__Workerman</text:p>
          </table:table-cell>
          <table:table-cell office:value="0.6844450947653253" office:value-type="float"/>
          <table:table-cell office:value="0.7338214308111748" office:value-type="float"/>
          <table:table-cell office:value="0.7446428084824903" office:value-type="float"/>
          <table:table-cell office:value="0.765421089456448" office:value-type="float"/>
          <table:table-cell office:value="0.802867541902219" office:value-type="float"/>
          <table:table-cell office:value="0.5560311243242249" office:value-type="float"/>
          <table:table-cell office:value="0.5797348218912762" office:value-type="float"/>
          <table:table-cell office:value="0.5878215484897569" office:value-type="float"/>
          <table:table-cell office:value="0.5951323111970942" office:value-type="float"/>
          <table:table-cell office:value="0.6375554096148381" office:value-type="float"/>
          <table:table-cell office:value="0.4388337425407633" office:value-type="float"/>
          <table:table-cell office:value="0.4565813479249001" office:value-type="float"/>
          <table:table-cell office:value="0.4705637828175938" office:value-type="float"/>
          <table:table-cell office:value="0.48501745097519217" office:value-type="float"/>
          <table:table-cell office:value="0.5172482138914498" office:value-type="float"/>
          <table:table-cell office:value="0.6053864587258738" office:value-type="float"/>
          <table:table-cell office:value="0.627200476403371" office:value-type="float"/>
          <table:table-cell office:value="0.6475300504118714" office:value-type="float"/>
          <table:table-cell office:value="0.6514428527098779" office:value-type="float"/>
          <table:table-cell office:value="0.6758383869467919" office:value-type="float"/>
          <table:table-cell office:value="0.4439878053841043" office:value-type="float"/>
          <table:table-cell office:value="0.47988575519430077" office:value-type="float"/>
          <table:table-cell office:value="0.5112373686724639" office:value-type="float"/>
          <table:table-cell office:value="0.5298760959688076" office:value-type="float"/>
          <table:table-cell office:value="0.5555495438631908" office:value-type="float"/>
        </table:table-row>
        <table:table-row>
          <table:table-cell office:value-type="string">
            <text:p>hueniverse__oz</text:p>
          </table:table-cell>
          <table:table-cell office:value="0.808262805694797" office:value-type="float"/>
          <table:table-cell office:value="0.808522112933704" office:value-type="float"/>
          <table:table-cell office:value="0.8126042116478505" office:value-type="float"/>
          <table:table-cell office:value="0.8169073413036401" office:value-type="float"/>
          <table:table-cell office:value="0.8406182439353431" office:value-type="float"/>
          <table:table-cell office:value="0.5866613323163862" office:value-type="float"/>
          <table:table-cell office:value="0.5893407632821871" office:value-type="float"/>
          <table:table-cell office:value="0.597032160789796" office:value-type="float"/>
          <table:table-cell office:value="0.6132633791889586" office:value-type="float"/>
          <table:table-cell office:value="0.6383518890120236" office:value-type="float"/>
          <table:table-cell office:value="0.477168549565751" office:value-type="float"/>
          <table:table-cell office:value="0.4899130357383159" office:value-type="float"/>
          <table:table-cell office:value="0.5027441280959325" office:value-type="float"/>
          <table:table-cell office:value="0.5121773069651845" office:value-type="float"/>
          <table:table-cell office:value="0.571723975486491" office:value-type="float"/>
          <table:table-cell office:value="0.628642468733797" office:value-type="float"/>
          <table:table-cell office:value="0.6298298656788403" office:value-type="float"/>
          <table:table-cell office:value="0.6330552795096938" office:value-type="float"/>
          <table:table-cell office:value="0.6330935003934166" office:value-type="float"/>
          <table:table-cell office:value="0.6864110502276015" office:value-type="float"/>
          <table:table-cell office:value="0.4489550936264048" office:value-type="float"/>
          <table:table-cell office:value="0.5155388174641069" office:value-type="float"/>
          <table:table-cell office:value="0.5274331274280081" office:value-type="float"/>
          <table:table-cell office:value="0.5277447750390541" office:value-type="float"/>
          <table:table-cell office:value="0.5501222848634376" office:value-type="float"/>
        </table:table-row>
        <table:table-row>
          <table:table-cell office:value-type="string">
            <text:p>ruflin__Elastica</text:p>
          </table:table-cell>
          <table:table-cell office:value="0.7125825483271958" office:value-type="float"/>
          <table:table-cell office:value="0.7918057622210904" office:value-type="float"/>
          <table:table-cell office:value="0.808767865955952" office:value-type="float"/>
          <table:table-cell office:value="0.8218561549552925" office:value-type="float"/>
          <table:table-cell office:value="0.8418890122097072" office:value-type="float"/>
          <table:table-cell office:value="0.5202065562099141" office:value-type="float"/>
          <table:table-cell office:value="0.5832496164248338" office:value-type="float"/>
          <table:table-cell office:value="0.6002765945438191" office:value-type="float"/>
          <table:table-cell office:value="0.618866145997406" office:value-type="float"/>
          <table:table-cell office:value="0.6638574450852767" office:value-type="float"/>
          <table:table-cell office:value="0.38792773505622113" office:value-type="float"/>
          <table:table-cell office:value="0.4556485829146074" office:value-type="float"/>
          <table:table-cell office:value="0.47953145431787936" office:value-type="float"/>
          <table:table-cell office:value="0.5038547521100113" office:value-type="float"/>
          <table:table-cell office:value="0.5632569470393329" office:value-type="float"/>
          <table:table-cell office:value="0.5817514394563448" office:value-type="float"/>
          <table:table-cell office:value="0.6173697876468873" office:value-type="float"/>
          <table:table-cell office:value="0.6416748065195548" office:value-type="float"/>
          <table:table-cell office:value="0.6613549414657218" office:value-type="float"/>
          <table:table-cell office:value="0.7281841187334512" office:value-type="float"/>
          <table:table-cell office:value="0.346411070916977" office:value-type="float"/>
          <table:table-cell office:value="0.47802520579170904" office:value-type="float"/>
          <table:table-cell office:value="0.5007347261153111" office:value-type="float"/>
          <table:table-cell office:value="0.5198577828335904" office:value-type="float"/>
          <table:table-cell office:value="0.5835837505262151" office:value-type="float"/>
        </table:table-row>
        <table:table-row>
          <table:table-cell office:value-type="string">
            <text:p>aria2__aria2</text:p>
          </table:table-cell>
          <table:table-cell office:value="0.6929232642936234" office:value-type="float"/>
          <table:table-cell office:value="0.7494851882724466" office:value-type="float"/>
          <table:table-cell office:value="0.7722869377258968" office:value-type="float"/>
          <table:table-cell office:value="0.7986073401907814" office:value-type="float"/>
          <table:table-cell office:value="0.8380574507962392" office:value-type="float"/>
          <table:table-cell office:value="0.5013254707515112" office:value-type="float"/>
          <table:table-cell office:value="0.5968623809600627" office:value-type="float"/>
          <table:table-cell office:value="0.6089175311263351" office:value-type="float"/>
          <table:table-cell office:value="0.623516624291655" office:value-type="float"/>
          <table:table-cell office:value="0.6775883402360818" office:value-type="float"/>
          <table:table-cell office:value="0.36716732614593683" office:value-type="float"/>
          <table:table-cell office:value="0.4499989732822056" office:value-type="float"/>
          <table:table-cell office:value="0.4699700532176359" office:value-type="float"/>
          <table:table-cell office:value="0.48987612169453837" office:value-type="float"/>
          <table:table-cell office:value="0.5353986698793592" office:value-type="float"/>
          <table:table-cell office:value="0.5759137729268271" office:value-type="float"/>
          <table:table-cell office:value="0.6260893345890681" office:value-type="float"/>
          <table:table-cell office:value="0.647782067786419" office:value-type="float"/>
          <table:table-cell office:value="0.6722936669833314" office:value-type="float"/>
          <table:table-cell office:value="0.7163673588656848" office:value-type="float"/>
          <table:table-cell office:value="0.40235027480347874" office:value-type="float"/>
          <table:table-cell office:value="0.4654269199233443" office:value-type="float"/>
          <table:table-cell office:value="0.5025144158993811" office:value-type="float"/>
          <table:table-cell office:value="0.5368550969228716" office:value-type="float"/>
          <table:table-cell office:value="0.6156952982358679" office:value-type="float"/>
        </table:table-row>
        <table:table-row>
          <table:table-cell office:value-type="string">
            <text:p>bustoutsolutions__siesta</text:p>
          </table:table-cell>
          <table:table-cell office:value="0.743656310651853" office:value-type="float"/>
          <table:table-cell office:value="0.7940844968013101" office:value-type="float"/>
          <table:table-cell office:value="0.8096672596162708" office:value-type="float"/>
          <table:table-cell office:value="0.824590956258809" office:value-type="float"/>
          <table:table-cell office:value="0.8560406886307022" office:value-type="float"/>
          <table:table-cell office:value="0.5316561047344968" office:value-type="float"/>
          <table:table-cell office:value="0.5797411361247522" office:value-type="float"/>
          <table:table-cell office:value="0.5970696429205242" office:value-type="float"/>
          <table:table-cell office:value="0.6185119424798096" office:value-type="float"/>
          <table:table-cell office:value="0.6693497461203981" office:value-type="float"/>
          <table:table-cell office:value="0.4173222518038833" office:value-type="float"/>
          <table:table-cell office:value="0.4831158849388374" office:value-type="float"/>
          <table:table-cell office:value="0.5005757849315984" office:value-type="float"/>
          <table:table-cell office:value="0.5099580821781176" office:value-type="float"/>
          <table:table-cell office:value="0.5579920710982735" office:value-type="float"/>
          <table:table-cell office:value="0.6099373804466306" office:value-type="float"/>
          <table:table-cell office:value="0.6310146675581294" office:value-type="float"/>
          <table:table-cell office:value="0.6464359047767004" office:value-type="float"/>
          <table:table-cell office:value="0.6660737931386147" office:value-type="float"/>
          <table:table-cell office:value="0.7044309468738901" office:value-type="float"/>
          <table:table-cell office:value="0.44120236327532264" office:value-type="float"/>
          <table:table-cell office:value="0.4959421262555217" office:value-type="float"/>
          <table:table-cell office:value="0.5077701454433421" office:value-type="float"/>
          <table:table-cell office:value="0.5274248662655645" office:value-type="float"/>
          <table:table-cell office:value="0.5762193615323266" office:value-type="float"/>
        </table:table-row>
        <table:table-row>
          <table:table-cell office:value-type="string">
            <text:p>ReactiveX__RxJava</text:p>
          </table:table-cell>
          <table:table-cell office:value="0.6774418273892563" office:value-type="float"/>
          <table:table-cell office:value="0.7787389051122653" office:value-type="float"/>
          <table:table-cell office:value="0.8044039368642952" office:value-type="float"/>
          <table:table-cell office:value="0.8194440840221612" office:value-type="float"/>
          <table:table-cell office:value="0.8574555458149908" office:value-type="float"/>
          <table:table-cell office:value="0.5037724230963299" office:value-type="float"/>
          <table:table-cell office:value="0.5695391166808991" office:value-type="float"/>
          <table:table-cell office:value="0.5857543802371596" office:value-type="float"/>
          <table:table-cell office:value="0.6045233835050979" office:value-type="float"/>
          <table:table-cell office:value="0.6952218893693953" office:value-type="float"/>
          <table:table-cell office:value="0.38229771279232805" office:value-type="float"/>
          <table:table-cell office:value="0.45778085216595765" office:value-type="float"/>
          <table:table-cell office:value="0.47585074025098983" office:value-type="float"/>
          <table:table-cell office:value="0.49465368930783116" office:value-type="float"/>
          <table:table-cell office:value="0.5717093537692159" office:value-type="float"/>
          <table:table-cell office:value="0.5502548086540626" office:value-type="float"/>
          <table:table-cell office:value="0.6241082760209241" office:value-type="float"/>
          <table:table-cell office:value="0.6442623502289624" office:value-type="float"/>
          <table:table-cell office:value="0.6643972065683832" office:value-type="float"/>
          <table:table-cell office:value="0.730395643278543" office:value-type="float"/>
          <table:table-cell office:value="0.3181133914723546" office:value-type="float"/>
          <table:table-cell office:value="0.4552066176062332" office:value-type="float"/>
          <table:table-cell office:value="0.4788898652987692" office:value-type="float"/>
          <table:table-cell office:value="0.5018265743125356" office:value-type="float"/>
          <table:table-cell office:value="0.5816806009938704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0.7356850765559648" office:value-type="float"/>
          <table:table-cell office:value="0.801341109618052" office:value-type="float"/>
          <table:table-cell office:value="0.8194948331568295" office:value-type="float"/>
          <table:table-cell office:value="0.8289145874353556" office:value-type="float"/>
          <table:table-cell office:value="0.8499551592745755" office:value-type="float"/>
          <table:table-cell office:value="0.5573379268408297" office:value-type="float"/>
          <table:table-cell office:value="0.5937567580897413" office:value-type="float"/>
          <table:table-cell office:value="0.611427033457343" office:value-type="float"/>
          <table:table-cell office:value="0.6231904254848946" office:value-type="float"/>
          <table:table-cell office:value="0.7562077483000513" office:value-type="float"/>
          <table:table-cell office:value="0.42040140374636437" office:value-type="float"/>
          <table:table-cell office:value="0.45702965746048896" office:value-type="float"/>
          <table:table-cell office:value="0.4785512740978218" office:value-type="float"/>
          <table:table-cell office:value="0.49866082620931695" office:value-type="float"/>
          <table:table-cell office:value="0.5366005523075074" office:value-type="float"/>
          <table:table-cell office:value="0.5612546481194505" office:value-type="float"/>
          <table:table-cell office:value="0.6122377193150933" office:value-type="float"/>
          <table:table-cell office:value="0.6233496765757636" office:value-type="float"/>
          <table:table-cell office:value="0.6547544477410536" office:value-type="float"/>
          <table:table-cell office:value="0.7559244270331247" office:value-type="float"/>
          <table:table-cell office:value="0.43380599988940566" office:value-type="float"/>
          <table:table-cell office:value="0.47474610110425897" office:value-type="float"/>
          <table:table-cell office:value="0.4930865166200745" office:value-type="float"/>
          <table:table-cell office:value="0.5093205461984613" office:value-type="float"/>
          <table:table-cell office:value="0.6340124848131797" office:value-type="float"/>
        </table:table-row>
        <table:table-row>
          <table:table-cell office:value-type="string">
            <text:p>jupyter__colaboratory</text:p>
          </table:table-cell>
          <table:table-cell office:value="0.7750918942534895" office:value-type="float"/>
          <table:table-cell office:value="0.7957163585111477" office:value-type="float"/>
          <table:table-cell office:value="0.8050707305121333" office:value-type="float"/>
          <table:table-cell office:value="0.8156095643960002" office:value-type="float"/>
          <table:table-cell office:value="0.8255915789873371" office:value-type="float"/>
          <table:table-cell office:value="0.5441007531946286" office:value-type="float"/>
          <table:table-cell office:value="0.5970058266223949" office:value-type="float"/>
          <table:table-cell office:value="0.601747305515232" office:value-type="float"/>
          <table:table-cell office:value="0.6142741670926114" office:value-type="float"/>
          <table:table-cell office:value="0.6234121089545831" office:value-type="float"/>
          <table:table-cell office:value="0.4350792139847217" office:value-type="float"/>
          <table:table-cell office:value="0.4497666786657901" office:value-type="float"/>
          <table:table-cell office:value="0.4728614801143549" office:value-type="float"/>
          <table:table-cell office:value="0.49902069050794795" office:value-type="float"/>
          <table:table-cell office:value="0.5150685144786421" office:value-type="float"/>
          <table:table-cell office:value="0.5880975539382594" office:value-type="float"/>
          <table:table-cell office:value="0.6136112813728489" office:value-type="float"/>
          <table:table-cell office:value="0.6273750156781601" office:value-type="float"/>
          <table:table-cell office:value="0.6344220085031378" office:value-type="float"/>
          <table:table-cell office:value="0.6533358344293749" office:value-type="float"/>
          <table:table-cell office:value="0.447278145368904" office:value-type="float"/>
          <table:table-cell office:value="0.5164064195947192" office:value-type="float"/>
          <table:table-cell office:value="0.5181258771588728" office:value-type="float"/>
          <table:table-cell office:value="0.5466388388526751" office:value-type="float"/>
          <table:table-cell office:value="0.5508530712596176" office:value-type="float"/>
        </table:table-row>
        <table:table-row>
          <table:table-cell office:value-type="string">
            <text:p>videojs__videojs-contrib-hls</text:p>
          </table:table-cell>
          <table:table-cell office:value="0.7297028665718512" office:value-type="float"/>
          <table:table-cell office:value="0.7703181311969629" office:value-type="float"/>
          <table:table-cell office:value="0.7915072428683717" office:value-type="float"/>
          <table:table-cell office:value="0.8060232585002223" office:value-type="float"/>
          <table:table-cell office:value="0.8366182720943991" office:value-type="float"/>
          <table:table-cell office:value="0.5046639782236217" office:value-type="float"/>
          <table:table-cell office:value="0.5557672091132664" office:value-type="float"/>
          <table:table-cell office:value="0.5806825874543214" office:value-type="float"/>
          <table:table-cell office:value="0.5998027542203996" office:value-type="float"/>
          <table:table-cell office:value="0.6447296288819706" office:value-type="float"/>
          <table:table-cell office:value="0.3658740858869164" office:value-type="float"/>
          <table:table-cell office:value="0.42856372631142453" office:value-type="float"/>
          <table:table-cell office:value="0.4457194680915556" office:value-type="float"/>
          <table:table-cell office:value="0.46805266870413464" office:value-type="float"/>
          <table:table-cell office:value="0.5392800605224896" office:value-type="float"/>
          <table:table-cell office:value="0.5603620693387185" office:value-type="float"/>
          <table:table-cell office:value="0.5891644467452513" office:value-type="float"/>
          <table:table-cell office:value="0.6116701637019584" office:value-type="float"/>
          <table:table-cell office:value="0.6327998831807939" office:value-type="float"/>
          <table:table-cell office:value="0.7174184205337412" office:value-type="float"/>
          <table:table-cell office:value="0.37809223208558285" office:value-type="float"/>
          <table:table-cell office:value="0.47212853065977367" office:value-type="float"/>
          <table:table-cell office:value="0.4957948534292134" office:value-type="float"/>
          <table:table-cell office:value="0.519172998565496" office:value-type="float"/>
          <table:table-cell office:value="0.5657144154261029" office:value-type="float"/>
        </table:table-row>
        <table:table-row>
          <table:table-cell office:value-type="string">
            <text:p>phan__phan</text:p>
          </table:table-cell>
          <table:table-cell office:value="0.7243707177969387" office:value-type="float"/>
          <table:table-cell office:value="0.7931024345512331" office:value-type="float"/>
          <table:table-cell office:value="0.8167862384067363" office:value-type="float"/>
          <table:table-cell office:value="0.8297906386764011" office:value-type="float"/>
          <table:table-cell office:value="0.850805237517215" office:value-type="float"/>
          <table:table-cell office:value="0.5374107521779325" office:value-type="float"/>
          <table:table-cell office:value="0.5735032676651138" office:value-type="float"/>
          <table:table-cell office:value="0.5878124322905769" office:value-type="float"/>
          <table:table-cell office:value="0.6041976642964173" office:value-type="float"/>
          <table:table-cell office:value="0.6375283879546051" office:value-type="float"/>
          <table:table-cell office:value="0.4161953223210295" office:value-type="float"/>
          <table:table-cell office:value="0.4591684731528993" office:value-type="float"/>
          <table:table-cell office:value="0.4826683831742479" office:value-type="float"/>
          <table:table-cell office:value="0.49724523634861384" office:value-type="float"/>
          <table:table-cell office:value="0.5600271187448352" office:value-type="float"/>
          <table:table-cell office:value="0.5724025987709903" office:value-type="float"/>
          <table:table-cell office:value="0.6094131704646333" office:value-type="float"/>
          <table:table-cell office:value="0.6342925890410538" office:value-type="float"/>
          <table:table-cell office:value="0.6562152100363131" office:value-type="float"/>
          <table:table-cell office:value="0.7180465540788654" office:value-type="float"/>
          <table:table-cell office:value="0.4338705187496523" office:value-type="float"/>
          <table:table-cell office:value="0.4760217814670261" office:value-type="float"/>
          <table:table-cell office:value="0.4962267565713616" office:value-type="float"/>
          <table:table-cell office:value="0.5114341733082843" office:value-type="float"/>
          <table:table-cell office:value="0.5536816838631762" office:value-type="float"/>
        </table:table-row>
        <table:table-row>
          <table:table-cell office:value-type="string">
            <text:p>jwilder__dockerize</text:p>
          </table:table-cell>
          <table:table-cell office:value="0.7406755087592477" office:value-type="float"/>
          <table:table-cell office:value="0.7742135847156283" office:value-type="float"/>
          <table:table-cell office:value="0.7765169195327031" office:value-type="float"/>
          <table:table-cell office:value="0.784334206927703" office:value-type="float"/>
          <table:table-cell office:value="0.8335979287200921" office:value-type="float"/>
          <table:table-cell office:value="0.5732380102108245" office:value-type="float"/>
          <table:table-cell office:value="0.5787267662903854" office:value-type="float"/>
          <table:table-cell office:value="0.5923720081824807" office:value-type="float"/>
          <table:table-cell office:value="0.5963892315846147" office:value-type="float"/>
          <table:table-cell office:value="0.6431151172430923" office:value-type="float"/>
          <table:table-cell office:value="0.38877118337893346" office:value-type="float"/>
          <table:table-cell office:value="0.43110158994842884" office:value-type="float"/>
          <table:table-cell office:value="0.4380623590898238" office:value-type="float"/>
          <table:table-cell office:value="0.43976919540509884" office:value-type="float"/>
          <table:table-cell office:value="0.4934566139775193" office:value-type="float"/>
          <table:table-cell office:value="0.5983467855440239" office:value-type="float"/>
          <table:table-cell office:value="0.6234043772258109" office:value-type="float"/>
          <table:table-cell office:value="0.6272502995755957" office:value-type="float"/>
          <table:table-cell office:value="0.6383873456077239" office:value-type="float"/>
          <table:table-cell office:value="0.6680044605859634" office:value-type="float"/>
          <table:table-cell office:value="0.4585073927592226" office:value-type="float"/>
          <table:table-cell office:value="0.4596420367791769" office:value-type="float"/>
          <table:table-cell office:value="0.46769835714096086" office:value-type="float"/>
          <table:table-cell office:value="0.4970944113946984" office:value-type="float"/>
          <table:table-cell office:value="0.5365582375072657" office:value-type="float"/>
        </table:table-row>
        <table:table-row>
          <table:table-cell office:value-type="string">
            <text:p>htacg__tidy-html5</text:p>
          </table:table-cell>
          <table:table-cell office:value="0.7171154758430389" office:value-type="float"/>
          <table:table-cell office:value="0.7931998385877744" office:value-type="float"/>
          <table:table-cell office:value="0.8117656813555919" office:value-type="float"/>
          <table:table-cell office:value="0.8267189410399262" office:value-type="float"/>
          <table:table-cell office:value="0.8943391996916183" office:value-type="float"/>
          <table:table-cell office:value="0.5238449426438105" office:value-type="float"/>
          <table:table-cell office:value="0.5750105349246952" office:value-type="float"/>
          <table:table-cell office:value="0.5935755806388127" office:value-type="float"/>
          <table:table-cell office:value="0.6059594530581603" office:value-type="float"/>
          <table:table-cell office:value="0.6386644458212624" office:value-type="float"/>
          <table:table-cell office:value="0.40322477201832274" office:value-type="float"/>
          <table:table-cell office:value="0.4642693688733896" office:value-type="float"/>
          <table:table-cell office:value="0.48369087799837995" office:value-type="float"/>
          <table:table-cell office:value="0.5019247839116213" office:value-type="float"/>
          <table:table-cell office:value="0.5705154798700772" office:value-type="float"/>
          <table:table-cell office:value="0.5817326424855418" office:value-type="float"/>
          <table:table-cell office:value="0.614201079327279" office:value-type="float"/>
          <table:table-cell office:value="0.6363096223732869" office:value-type="float"/>
          <table:table-cell office:value="0.6580785874433646" office:value-type="float"/>
          <table:table-cell office:value="0.7226428078211993" office:value-type="float"/>
          <table:table-cell office:value="0.3978645047450558" office:value-type="float"/>
          <table:table-cell office:value="0.48089527298327434" office:value-type="float"/>
          <table:table-cell office:value="0.5015050430930765" office:value-type="float"/>
          <table:table-cell office:value="0.5164564445805918" office:value-type="float"/>
          <table:table-cell office:value="0.5786963229367938" office:value-type="float"/>
        </table:table-row>
        <table:table-row>
          <table:table-cell office:value-type="string">
            <text:p>itsabot__abot</text:p>
          </table:table-cell>
          <table:table-cell office:value="0.7375929240593369" office:value-type="float"/>
          <table:table-cell office:value="0.7615774320870679" office:value-type="float"/>
          <table:table-cell office:value="0.7860441010264292" office:value-type="float"/>
          <table:table-cell office:value="0.8000803112309136" office:value-type="float"/>
          <table:table-cell office:value="0.827783356912257" office:value-type="float"/>
          <table:table-cell office:value="0.5938586985151427" office:value-type="float"/>
          <table:table-cell office:value="0.5974898380474137" office:value-type="float"/>
          <table:table-cell office:value="0.6024514144561665" office:value-type="float"/>
          <table:table-cell office:value="0.6161392546242265" office:value-type="float"/>
          <table:table-cell office:value="0.6219572341184825" office:value-type="float"/>
          <table:table-cell office:value="0.45446243212127324" office:value-type="float"/>
          <table:table-cell office:value="0.4771428925611867" office:value-type="float"/>
          <table:table-cell office:value="0.5020089152828611" office:value-type="float"/>
          <table:table-cell office:value="0.511886391278487" office:value-type="float"/>
          <table:table-cell office:value="0.5736398135559009" office:value-type="float"/>
          <table:table-cell office:value="0.6005390776901396" office:value-type="float"/>
          <table:table-cell office:value="0.6152617585953664" office:value-type="float"/>
          <table:table-cell office:value="0.6523187707632203" office:value-type="float"/>
          <table:table-cell office:value="0.666972383476385" office:value-type="float"/>
          <table:table-cell office:value="0.6735386204429696" office:value-type="float"/>
          <table:table-cell office:value="0.5034801044035514" office:value-type="float"/>
          <table:table-cell office:value="0.5184583807955192" office:value-type="float"/>
          <table:table-cell office:value="0.5271646755809407" office:value-type="float"/>
          <table:table-cell office:value="0.5477526116264799" office:value-type="float"/>
          <table:table-cell office:value="0.5687857849419031" office:value-type="float"/>
        </table:table-row>
        <table:table-row>
          <table:table-cell office:value-type="string">
            <text:p>ReactiveCocoa__ReactiveCocoa</text:p>
          </table:table-cell>
          <table:table-cell office:value="0.6905441836777999" office:value-type="float"/>
          <table:table-cell office:value="0.7861528510661635" office:value-type="float"/>
          <table:table-cell office:value="0.8026431734858748" office:value-type="float"/>
          <table:table-cell office:value="0.8165643199982577" office:value-type="float"/>
          <table:table-cell office:value="0.8660028022235905" office:value-type="float"/>
          <table:table-cell office:value="0.48784539112058706" office:value-type="float"/>
          <table:table-cell office:value="0.5536881242031353" office:value-type="float"/>
          <table:table-cell office:value="0.5698260839458295" office:value-type="float"/>
          <table:table-cell office:value="0.5871358329756806" office:value-type="float"/>
          <table:table-cell office:value="0.6653506593020633" office:value-type="float"/>
          <table:table-cell office:value="0.36614489272818224" office:value-type="float"/>
          <table:table-cell office:value="0.4612443951534503" office:value-type="float"/>
          <table:table-cell office:value="0.4790582452010867" office:value-type="float"/>
          <table:table-cell office:value="0.49800521318907925" office:value-type="float"/>
          <table:table-cell office:value="0.5721309681741343" office:value-type="float"/>
          <table:table-cell office:value="0.5722086437530999" office:value-type="float"/>
          <table:table-cell office:value="0.6234774448082381" office:value-type="float"/>
          <table:table-cell office:value="0.6381062052396063" office:value-type="float"/>
          <table:table-cell office:value="0.6576557889378443" office:value-type="float"/>
          <table:table-cell office:value="0.7659044101021415" office:value-type="float"/>
          <table:table-cell office:value="0.3537868799076604" office:value-type="float"/>
          <table:table-cell office:value="0.447166178417959" office:value-type="float"/>
          <table:table-cell office:value="0.46800443836157996" office:value-type="float"/>
          <table:table-cell office:value="0.48779359523943994" office:value-type="float"/>
          <table:table-cell office:value="0.5484420181904726" office:value-type="float"/>
        </table:table-row>
        <table:table-row>
          <table:table-cell office:value-type="string">
            <text:p>pakerfeldt__android-viewflow</text:p>
          </table:table-cell>
          <table:table-cell office:value="0.7612007961359945" office:value-type="float"/>
          <table:table-cell office:value="0.777382106590654" office:value-type="float"/>
          <table:table-cell office:value="0.7804154211782381" office:value-type="float"/>
          <table:table-cell office:value="0.812373925733947" office:value-type="float"/>
          <table:table-cell office:value="0.8447779260757403" office:value-type="float"/>
          <table:table-cell office:value="0.5554923520289415" office:value-type="float"/>
          <table:table-cell office:value="0.555878156357075" office:value-type="float"/>
          <table:table-cell office:value="0.5758970199297758" office:value-type="float"/>
          <table:table-cell office:value="0.5928890359665733" office:value-type="float"/>
          <table:table-cell office:value="0.6414269550186702" office:value-type="float"/>
          <table:table-cell office:value="0.4363083924536031" office:value-type="float"/>
          <table:table-cell office:value="0.4881435145130958" office:value-type="float"/>
          <table:table-cell office:value="0.4923980026849122" office:value-type="float"/>
          <table:table-cell office:value="0.5060036498273013" office:value-type="float"/>
          <table:table-cell office:value="0.5575358282766334" office:value-type="float"/>
          <table:table-cell office:value="0.6004199085499011" office:value-type="float"/>
          <table:table-cell office:value="0.6153367577353046" office:value-type="float"/>
          <table:table-cell office:value="0.6311014175681813" office:value-type="float"/>
          <table:table-cell office:value="0.6459902023510053" office:value-type="float"/>
          <table:table-cell office:value="0.6912353080846583" office:value-type="float"/>
          <table:table-cell office:value="0.4440029180600221" office:value-type="float"/>
          <table:table-cell office:value="0.4905944767553929" office:value-type="float"/>
          <table:table-cell office:value="0.4913879153810191" office:value-type="float"/>
          <table:table-cell office:value="0.5177810480394603" office:value-type="float"/>
          <table:table-cell office:value="0.53116554125695" office:value-type="float"/>
        </table:table-row>
        <table:table-row>
          <table:table-cell office:value-type="string">
            <text:p>leemunroe__grunt-email-workflow</text:p>
          </table:table-cell>
          <table:table-cell office:value="0.7323589889095825" office:value-type="float"/>
          <table:table-cell office:value="0.7827854792189232" office:value-type="float"/>
          <table:table-cell office:value="0.78997445224168" office:value-type="float"/>
          <table:table-cell office:value="0.7977171403221124" office:value-type="float"/>
          <table:table-cell office:value="0.8198580098941031" office:value-type="float"/>
          <table:table-cell office:value="0.5529826695559408" office:value-type="float"/>
          <table:table-cell office:value="0.588809634099454" office:value-type="float"/>
          <table:table-cell office:value="0.6084567592861827" office:value-type="float"/>
          <table:table-cell office:value="0.6264227711865645" office:value-type="float"/>
          <table:table-cell office:value="0.6887231458703993" office:value-type="float"/>
          <table:table-cell office:value="0.4068142148605766" office:value-type="float"/>
          <table:table-cell office:value="0.46457925074847295" office:value-type="float"/>
          <table:table-cell office:value="0.4822766871557831" office:value-type="float"/>
          <table:table-cell office:value="0.4992675600838804" office:value-type="float"/>
          <table:table-cell office:value="0.5278565475576132" office:value-type="float"/>
          <table:table-cell office:value="0.5894682337794682" office:value-type="float"/>
          <table:table-cell office:value="0.6121916994150496" office:value-type="float"/>
          <table:table-cell office:value="0.633186633858303" office:value-type="float"/>
          <table:table-cell office:value="0.6482666727643085" office:value-type="float"/>
          <table:table-cell office:value="0.7459738473257651" office:value-type="float"/>
          <table:table-cell office:value="0.40216724775197454" office:value-type="float"/>
          <table:table-cell office:value="0.4777219202076425" office:value-type="float"/>
          <table:table-cell office:value="0.49044178497586205" office:value-type="float"/>
          <table:table-cell office:value="0.5173174205827098" office:value-type="float"/>
          <table:table-cell office:value="0.552499057571946" office:value-type="float"/>
        </table:table-row>
        <table:table-row>
          <table:table-cell office:value-type="string">
            <text:p>mikepenz__Android-Iconics</text:p>
          </table:table-cell>
          <table:table-cell office:value="0.7251688252266916" office:value-type="float"/>
          <table:table-cell office:value="0.7630400587646687" office:value-type="float"/>
          <table:table-cell office:value="0.7936281059977057" office:value-type="float"/>
          <table:table-cell office:value="0.8208439414939007" office:value-type="float"/>
          <table:table-cell office:value="0.8446422842849003" office:value-type="float"/>
          <table:table-cell office:value="0.5218788860474967" office:value-type="float"/>
          <table:table-cell office:value="0.5814290626408574" office:value-type="float"/>
          <table:table-cell office:value="0.591219847516115" office:value-type="float"/>
          <table:table-cell office:value="0.5999420725448456" office:value-type="float"/>
          <table:table-cell office:value="0.6371898271664733" office:value-type="float"/>
          <table:table-cell office:value="0.40711593496299026" office:value-type="float"/>
          <table:table-cell office:value="0.4588052967926449" office:value-type="float"/>
          <table:table-cell office:value="0.47987449460864773" office:value-type="float"/>
          <table:table-cell office:value="0.4968791934116501" office:value-type="float"/>
          <table:table-cell office:value="0.5383442648479984" office:value-type="float"/>
          <table:table-cell office:value="0.5760068587398074" office:value-type="float"/>
          <table:table-cell office:value="0.6284278417575819" office:value-type="float"/>
          <table:table-cell office:value="0.6420347790894212" office:value-type="float"/>
          <table:table-cell office:value="0.6729629464076275" office:value-type="float"/>
          <table:table-cell office:value="0.7460346064767484" office:value-type="float"/>
          <table:table-cell office:value="0.3821243443123189" office:value-type="float"/>
          <table:table-cell office:value="0.4456797111648305" office:value-type="float"/>
          <table:table-cell office:value="0.46989753584137084" office:value-type="float"/>
          <table:table-cell office:value="0.49244630746100304" office:value-type="float"/>
          <table:table-cell office:value="0.530038382821872" office:value-type="float"/>
        </table:table-row>
        <table:table-row>
          <table:table-cell office:value-type="string">
            <text:p>kasperisager__sails-generate-auth</text:p>
          </table:table-cell>
          <table:table-cell office:value="0.8032998110544951" office:value-type="float"/>
          <table:table-cell office:value="0.8032998110544951" office:value-type="float"/>
          <table:table-cell office:value="0.8032998110544951" office:value-type="float"/>
          <table:table-cell office:value="0.8032998110544951" office:value-type="float"/>
          <table:table-cell office:value="0.8107055720316648" office:value-type="float"/>
          <table:table-cell office:value="0.610587384644153" office:value-type="float"/>
          <table:table-cell office:value="0.610587384644153" office:value-type="float"/>
          <table:table-cell office:value="0.610587384644153" office:value-type="float"/>
          <table:table-cell office:value="0.610587384644153" office:value-type="float"/>
          <table:table-cell office:value="0.6280644775285668" office:value-type="float"/>
          <table:table-cell office:value="0.513681541997429" office:value-type="float"/>
          <table:table-cell office:value="0.513681541997429" office:value-type="float"/>
          <table:table-cell office:value="0.513681541997429" office:value-type="float"/>
          <table:table-cell office:value="0.513681541997429" office:value-type="float"/>
          <table:table-cell office:value="0.5257392574553302" office:value-type="float"/>
          <table:table-cell office:value="0.6154668417963504" office:value-type="float"/>
          <table:table-cell office:value="0.6154668417963504" office:value-type="float"/>
          <table:table-cell office:value="0.6154668417963504" office:value-type="float"/>
          <table:table-cell office:value="0.6154668417963504" office:value-type="float"/>
          <table:table-cell office:value="0.7106261146185173" office:value-type="float"/>
          <table:table-cell office:value="0.5380915144352707" office:value-type="float"/>
          <table:table-cell office:value="0.5380915144352707" office:value-type="float"/>
          <table:table-cell office:value="0.5380915144352707" office:value-type="float"/>
          <table:table-cell office:value="0.5380915144352707" office:value-type="float"/>
          <table:table-cell office:value="0.53965127175674" office:value-type="float"/>
        </table:table-row>
        <table:table-row>
          <table:table-cell office:value-type="string">
            <text:p>rofl0r__proxychains-ng</text:p>
          </table:table-cell>
          <table:table-cell office:value="0.6919159214359991" office:value-type="float"/>
          <table:table-cell office:value="0.7275072068565096" office:value-type="float"/>
          <table:table-cell office:value="0.7502006458658879" office:value-type="float"/>
          <table:table-cell office:value="0.78068266927637" office:value-type="float"/>
          <table:table-cell office:value="0.8355376690765874" office:value-type="float"/>
          <table:table-cell office:value="0.5236391019060976" office:value-type="float"/>
          <table:table-cell office:value="0.5810268400172819" office:value-type="float"/>
          <table:table-cell office:value="0.601449633194317" office:value-type="float"/>
          <table:table-cell office:value="0.6113501165531933" office:value-type="float"/>
          <table:table-cell office:value="0.6423842539008834" office:value-type="float"/>
          <table:table-cell office:value="0.4372037121951534" office:value-type="float"/>
          <table:table-cell office:value="0.4789772072478802" office:value-type="float"/>
          <table:table-cell office:value="0.48629262494622644" office:value-type="float"/>
          <table:table-cell office:value="0.49765550183330187" office:value-type="float"/>
          <table:table-cell office:value="0.5481920603681081" office:value-type="float"/>
          <table:table-cell office:value="0.5578420584814259" office:value-type="float"/>
          <table:table-cell office:value="0.6370951689864156" office:value-type="float"/>
          <table:table-cell office:value="0.6685238539091147" office:value-type="float"/>
          <table:table-cell office:value="0.6847442025019788" office:value-type="float"/>
          <table:table-cell office:value="0.7419665073552041" office:value-type="float"/>
          <table:table-cell office:value="0.398010840212225" office:value-type="float"/>
          <table:table-cell office:value="0.434434451778083" office:value-type="float"/>
          <table:table-cell office:value="0.4582641916635456" office:value-type="float"/>
          <table:table-cell office:value="0.5064617514008569" office:value-type="float"/>
          <table:table-cell office:value="0.5777375678166036" office:value-type="float"/>
        </table:table-row>
        <table:table-row>
          <table:table-cell office:value-type="string">
            <text:p>osm2vectortiles__osm2vectortiles</text:p>
          </table:table-cell>
          <table:table-cell office:value="0.7049717741565997" office:value-type="float"/>
          <table:table-cell office:value="0.7913125063925364" office:value-type="float"/>
          <table:table-cell office:value="0.8222324130349576" office:value-type="float"/>
          <table:table-cell office:value="0.8425654153849802" office:value-type="float"/>
          <table:table-cell office:value="0.8744246565195842" office:value-type="float"/>
          <table:table-cell office:value="0.5432296749773503" office:value-type="float"/>
          <table:table-cell office:value="0.5954601256162593" office:value-type="float"/>
          <table:table-cell office:value="0.6068158849172235" office:value-type="float"/>
          <table:table-cell office:value="0.62565880553958" office:value-type="float"/>
          <table:table-cell office:value="0.6658020146384949" office:value-type="float"/>
          <table:table-cell office:value="0.4474878520858069" office:value-type="float"/>
          <table:table-cell office:value="0.48275293322589863" office:value-type="float"/>
          <table:table-cell office:value="0.4958872281973242" office:value-type="float"/>
          <table:table-cell office:value="0.5047798831571071" office:value-type="float"/>
          <table:table-cell office:value="0.5450316798541417" office:value-type="float"/>
          <table:table-cell office:value="0.5944698666505008" office:value-type="float"/>
          <table:table-cell office:value="0.6073205135450179" office:value-type="float"/>
          <table:table-cell office:value="0.6301282372318062" office:value-type="float"/>
          <table:table-cell office:value="0.6590310014248226" office:value-type="float"/>
          <table:table-cell office:value="0.6990223763425034" office:value-type="float"/>
          <table:table-cell office:value="0.429052133545441" office:value-type="float"/>
          <table:table-cell office:value="0.47811402724929386" office:value-type="float"/>
          <table:table-cell office:value="0.4947274069050287" office:value-type="float"/>
          <table:table-cell office:value="0.5133607429388475" office:value-type="float"/>
          <table:table-cell office:value="0.5504399442403036" office:value-type="float"/>
        </table:table-row>
        <table:table-row>
          <table:table-cell office:value-type="string">
            <text:p>danger__danger</text:p>
          </table:table-cell>
          <table:table-cell office:value="0.7557258110999918" office:value-type="float"/>
          <table:table-cell office:value="0.7967854203263754" office:value-type="float"/>
          <table:table-cell office:value="0.8117088100533396" office:value-type="float"/>
          <table:table-cell office:value="0.8257310526357486" office:value-type="float"/>
          <table:table-cell office:value="0.8532955611802873" office:value-type="float"/>
          <table:table-cell office:value="0.5502021608148665" office:value-type="float"/>
          <table:table-cell office:value="0.5814900134672493" office:value-type="float"/>
          <table:table-cell office:value="0.6065547103668019" office:value-type="float"/>
          <table:table-cell office:value="0.623035258441461" office:value-type="float"/>
          <table:table-cell office:value="0.6878916197033876" office:value-type="float"/>
          <table:table-cell office:value="0.44471605202800313" office:value-type="float"/>
          <table:table-cell office:value="0.4916177858737246" office:value-type="float"/>
          <table:table-cell office:value="0.51486851269257" office:value-type="float"/>
          <table:table-cell office:value="0.5399067400784646" office:value-type="float"/>
          <table:table-cell office:value="0.5774530641640558" office:value-type="float"/>
          <table:table-cell office:value="0.5799052964648821" office:value-type="float"/>
          <table:table-cell office:value="0.6433918162842416" office:value-type="float"/>
          <table:table-cell office:value="0.6649920288126805" office:value-type="float"/>
          <table:table-cell office:value="0.6827052893882476" office:value-type="float"/>
          <table:table-cell office:value="0.7338859550313941" office:value-type="float"/>
          <table:table-cell office:value="0.4527466248118381" office:value-type="float"/>
          <table:table-cell office:value="0.5095555583315796" office:value-type="float"/>
          <table:table-cell office:value="0.5233951236271934" office:value-type="float"/>
          <table:table-cell office:value="0.5317870680364796" office:value-type="float"/>
          <table:table-cell office:value="0.5787244965547874" office:value-type="float"/>
        </table:table-row>
        <table:table-row>
          <table:table-cell office:value-type="string">
            <text:p>Shopify__dashing</text:p>
          </table:table-cell>
          <table:table-cell office:value="0.7081450782262034" office:value-type="float"/>
          <table:table-cell office:value="0.7875204202547577" office:value-type="float"/>
          <table:table-cell office:value="0.8007606423583697" office:value-type="float"/>
          <table:table-cell office:value="0.8129851753806007" office:value-type="float"/>
          <table:table-cell office:value="0.8559816337590684" office:value-type="float"/>
          <table:table-cell office:value="0.5434959143444228" office:value-type="float"/>
          <table:table-cell office:value="0.5875535532820476" office:value-type="float"/>
          <table:table-cell office:value="0.6005238051211551" office:value-type="float"/>
          <table:table-cell office:value="0.6155651726572663" office:value-type="float"/>
          <table:table-cell office:value="0.6580565192200352" office:value-type="float"/>
          <table:table-cell office:value="0.43688142147611764" office:value-type="float"/>
          <table:table-cell office:value="0.4912905956677245" office:value-type="float"/>
          <table:table-cell office:value="0.5191348321460293" office:value-type="float"/>
          <table:table-cell office:value="0.5401005602058657" office:value-type="float"/>
          <table:table-cell office:value="0.5966482604077201" office:value-type="float"/>
          <table:table-cell office:value="0.569382933160044" office:value-type="float"/>
          <table:table-cell office:value="0.6203881888466007" office:value-type="float"/>
          <table:table-cell office:value="0.6405102577624697" office:value-type="float"/>
          <table:table-cell office:value="0.6744697165733238" office:value-type="float"/>
          <table:table-cell office:value="0.7261743673073846" office:value-type="float"/>
          <table:table-cell office:value="0.46377787714305807" office:value-type="float"/>
          <table:table-cell office:value="0.5026490104419564" office:value-type="float"/>
          <table:table-cell office:value="0.5227949333592996" office:value-type="float"/>
          <table:table-cell office:value="0.53931303659125" office:value-type="float"/>
          <table:table-cell office:value="0.5922790728416929" office:value-type="float"/>
        </table:table-row>
        <table:table-row>
          <table:table-cell office:value-type="string">
            <text:p>siddontang__ledisdb</text:p>
          </table:table-cell>
          <table:table-cell office:value="0.6962108713242324" office:value-type="float"/>
          <table:table-cell office:value="0.744271629715578" office:value-type="float"/>
          <table:table-cell office:value="0.7852353088426376" office:value-type="float"/>
          <table:table-cell office:value="0.8026728655272368" office:value-type="float"/>
          <table:table-cell office:value="0.8272628811239587" office:value-type="float"/>
          <table:table-cell office:value="0.5649016244353425" office:value-type="float"/>
          <table:table-cell office:value="0.5856264504514033" office:value-type="float"/>
          <table:table-cell office:value="0.5974224817931802" office:value-type="float"/>
          <table:table-cell office:value="0.6195873618597157" office:value-type="float"/>
          <table:table-cell office:value="0.6434689547609119" office:value-type="float"/>
          <table:table-cell office:value="0.43761275365489394" office:value-type="float"/>
          <table:table-cell office:value="0.4548581803952192" office:value-type="float"/>
          <table:table-cell office:value="0.4809603459631392" office:value-type="float"/>
          <table:table-cell office:value="0.4985914723596384" office:value-type="float"/>
          <table:table-cell office:value="0.5292239057386461" office:value-type="float"/>
          <table:table-cell office:value="0.5966646466336762" office:value-type="float"/>
          <table:table-cell office:value="0.6443335746949949" office:value-type="float"/>
          <table:table-cell office:value="0.6529660055213041" office:value-type="float"/>
          <table:table-cell office:value="0.6680440209304962" office:value-type="float"/>
          <table:table-cell office:value="0.7139392890737662" office:value-type="float"/>
          <table:table-cell office:value="0.43435053106944066" office:value-type="float"/>
          <table:table-cell office:value="0.46848736827096826" office:value-type="float"/>
          <table:table-cell office:value="0.5111583002178371" office:value-type="float"/>
          <table:table-cell office:value="0.5242960715834153" office:value-type="float"/>
          <table:table-cell office:value="0.5428589184594429" office:value-type="float"/>
        </table:table-row>
        <table:table-row>
          <table:table-cell office:value-type="string">
            <text:p>angular__angularfire2</text:p>
          </table:table-cell>
          <table:table-cell office:value="0.7058024195523415" office:value-type="float"/>
          <table:table-cell office:value="0.7642372122532022" office:value-type="float"/>
          <table:table-cell office:value="0.7828656088735035" office:value-type="float"/>
          <table:table-cell office:value="0.8018563952281943" office:value-type="float"/>
          <table:table-cell office:value="0.8561341901318398" office:value-type="float"/>
          <table:table-cell office:value="0.5117504570522569" office:value-type="float"/>
          <table:table-cell office:value="0.5679525426988732" office:value-type="float"/>
          <table:table-cell office:value="0.5843632635107088" office:value-type="float"/>
          <table:table-cell office:value="0.6019070282104664" office:value-type="float"/>
          <table:table-cell office:value="0.6937251345195922" office:value-type="float"/>
          <table:table-cell office:value="0.37813521007893" office:value-type="float"/>
          <table:table-cell office:value="0.4432861092989096" office:value-type="float"/>
          <table:table-cell office:value="0.4654975718921036" office:value-type="float"/>
          <table:table-cell office:value="0.4833495605373341" office:value-type="float"/>
          <table:table-cell office:value="0.5679938191965508" office:value-type="float"/>
          <table:table-cell office:value="0.5407536586285873" office:value-type="float"/>
          <table:table-cell office:value="0.6041687131209001" office:value-type="float"/>
          <table:table-cell office:value="0.6237726248300377" office:value-type="float"/>
          <table:table-cell office:value="0.6489477718060881" office:value-type="float"/>
          <table:table-cell office:value="0.7392547534723826" office:value-type="float"/>
          <table:table-cell office:value="0.3665827873565778" office:value-type="float"/>
          <table:table-cell office:value="0.4462115109335788" office:value-type="float"/>
          <table:table-cell office:value="0.476432910778972" office:value-type="float"/>
          <table:table-cell office:value="0.5090378414690805" office:value-type="float"/>
          <table:table-cell office:value="0.6154295757820527" office:value-type="float"/>
        </table:table-row>
        <table:table-row>
          <table:table-cell office:value-type="string">
            <text:p>toland__qlmarkdown</text:p>
          </table:table-cell>
          <table:table-cell office:value="0.7207039848248086" office:value-type="float"/>
          <table:table-cell office:value="0.7651314731981299" office:value-type="float"/>
          <table:table-cell office:value="0.7856452507711119" office:value-type="float"/>
          <table:table-cell office:value="0.8055090775548813" office:value-type="float"/>
          <table:table-cell office:value="0.8326261635449246" office:value-type="float"/>
          <table:table-cell office:value="0.5745325276021626" office:value-type="float"/>
          <table:table-cell office:value="0.6031313335653014" office:value-type="float"/>
          <table:table-cell office:value="0.6185536201861216" office:value-type="float"/>
          <table:table-cell office:value="0.6230341932757122" office:value-type="float"/>
          <table:table-cell office:value="0.6542306950938858" office:value-type="float"/>
          <table:table-cell office:value="0.39863660291007075" office:value-type="float"/>
          <table:table-cell office:value="0.45435721972914683" office:value-type="float"/>
          <table:table-cell office:value="0.48232137604987857" office:value-type="float"/>
          <table:table-cell office:value="0.5018480467749713" office:value-type="float"/>
          <table:table-cell office:value="0.5396274240389022" office:value-type="float"/>
          <table:table-cell office:value="0.568270298274438" office:value-type="float"/>
          <table:table-cell office:value="0.6297945142896363" office:value-type="float"/>
          <table:table-cell office:value="0.667527135589898" office:value-type="float"/>
          <table:table-cell office:value="0.7121737704113869" office:value-type="float"/>
          <table:table-cell office:value="0.7602905010335046" office:value-type="float"/>
          <table:table-cell office:value="0.3901434733960679" office:value-type="float"/>
          <table:table-cell office:value="0.47434926257007" office:value-type="float"/>
          <table:table-cell office:value="0.5012707472800693" office:value-type="float"/>
          <table:table-cell office:value="0.536796296996298" office:value-type="float"/>
          <table:table-cell office:value="0.5920870701414847" office:value-type="float"/>
        </table:table-row>
        <table:table-row>
          <table:table-cell office:value-type="string">
            <text:p>yeoman__yeoman</text:p>
          </table:table-cell>
          <table:table-cell office:value="0.7166458256038993" office:value-type="float"/>
          <table:table-cell office:value="0.7747859868293347" office:value-type="float"/>
          <table:table-cell office:value="0.7986733749154548" office:value-type="float"/>
          <table:table-cell office:value="0.8175752431333388" office:value-type="float"/>
          <table:table-cell office:value="0.8802699928208577" office:value-type="float"/>
          <table:table-cell office:value="0.5128486722147201" office:value-type="float"/>
          <table:table-cell office:value="0.5716316266006539" office:value-type="float"/>
          <table:table-cell office:value="0.5898674545792737" office:value-type="float"/>
          <table:table-cell office:value="0.6077662163960912" office:value-type="float"/>
          <table:table-cell office:value="0.7019935527724717" office:value-type="float"/>
          <table:table-cell office:value="0.3478749681280191" office:value-type="float"/>
          <table:table-cell office:value="0.4511203624645637" office:value-type="float"/>
          <table:table-cell office:value="0.47023419746529016" office:value-type="float"/>
          <table:table-cell office:value="0.49038338839211826" office:value-type="float"/>
          <table:table-cell office:value="0.6081108384642446" office:value-type="float"/>
          <table:table-cell office:value="0.544814049673312" office:value-type="float"/>
          <table:table-cell office:value="0.604426358347419" office:value-type="float"/>
          <table:table-cell office:value="0.6294583578461969" office:value-type="float"/>
          <table:table-cell office:value="0.6557566179678336" office:value-type="float"/>
          <table:table-cell office:value="0.7635764455032373" office:value-type="float"/>
          <table:table-cell office:value="0.34376456434114366" office:value-type="float"/>
          <table:table-cell office:value="0.46702246890343124" office:value-type="float"/>
          <table:table-cell office:value="0.497316262598992" office:value-type="float"/>
          <table:table-cell office:value="0.5222847906118938" office:value-type="float"/>
          <table:table-cell office:value="0.6061059575286876" office:value-type="float"/>
        </table:table-row>
        <table:table-row>
          <table:table-cell office:value-type="string">
            <text:p>gaearon__react-hot-loader</text:p>
          </table:table-cell>
          <table:table-cell office:value="0.7326484820315888" office:value-type="float"/>
          <table:table-cell office:value="0.7729664604191832" office:value-type="float"/>
          <table:table-cell office:value="0.7913505442212057" office:value-type="float"/>
          <table:table-cell office:value="0.8081566102211603" office:value-type="float"/>
          <table:table-cell office:value="0.8466956100011696" office:value-type="float"/>
          <table:table-cell office:value="0.4880340450861875" office:value-type="float"/>
          <table:table-cell office:value="0.5527466789018718" office:value-type="float"/>
          <table:table-cell office:value="0.5693683009840949" office:value-type="float"/>
          <table:table-cell office:value="0.587644127977402" office:value-type="float"/>
          <table:table-cell office:value="0.6466691935694533" office:value-type="float"/>
          <table:table-cell office:value="0.36872602398668475" office:value-type="float"/>
          <table:table-cell office:value="0.45263304164555984" office:value-type="float"/>
          <table:table-cell office:value="0.46494012095245807" office:value-type="float"/>
          <table:table-cell office:value="0.4832810660606132" office:value-type="float"/>
          <table:table-cell office:value="0.5658668444313636" office:value-type="float"/>
          <table:table-cell office:value="0.5406569332100762" office:value-type="float"/>
          <table:table-cell office:value="0.5826248613118487" office:value-type="float"/>
          <table:table-cell office:value="0.6074038911925819" office:value-type="float"/>
          <table:table-cell office:value="0.6336674617362132" office:value-type="float"/>
          <table:table-cell office:value="0.7221842218369356" office:value-type="float"/>
          <table:table-cell office:value="0.3410345197237719" office:value-type="float"/>
          <table:table-cell office:value="0.4538399639252234" office:value-type="float"/>
          <table:table-cell office:value="0.47664204769400786" office:value-type="float"/>
          <table:table-cell office:value="0.49862235892296586" office:value-type="float"/>
          <table:table-cell office:value="0.5605203547465777" office:value-type="float"/>
        </table:table-row>
        <table:table-row>
          <table:table-cell office:value-type="string">
            <text:p>jp9000__OBS</text:p>
          </table:table-cell>
          <table:table-cell office:value="0.793445873010687" office:value-type="float"/>
          <table:table-cell office:value="0.8029023679874792" office:value-type="float"/>
          <table:table-cell office:value="0.8266261194995194" office:value-type="float"/>
          <table:table-cell office:value="0.8422235714376587" office:value-type="float"/>
          <table:table-cell office:value="0.8520267789857725" office:value-type="float"/>
          <table:table-cell office:value="0.5433494249945464" office:value-type="float"/>
          <table:table-cell office:value="0.5921975017355396" office:value-type="float"/>
          <table:table-cell office:value="0.6134302221476956" office:value-type="float"/>
          <table:table-cell office:value="0.6298801873866191" office:value-type="float"/>
          <table:table-cell office:value="0.6519272281612314" office:value-type="float"/>
          <table:table-cell office:value="0.4474023299134236" office:value-type="float"/>
          <table:table-cell office:value="0.4807519831669286" office:value-type="float"/>
          <table:table-cell office:value="0.5044980511463353" office:value-type="float"/>
          <table:table-cell office:value="0.5142435259115441" office:value-type="float"/>
          <table:table-cell office:value="0.5184779691911579" office:value-type="float"/>
          <table:table-cell office:value="0.6214512172827686" office:value-type="float"/>
          <table:table-cell office:value="0.6557540836524544" office:value-type="float"/>
          <table:table-cell office:value="0.6609076900126536" office:value-type="float"/>
          <table:table-cell office:value="0.6904454096020951" office:value-type="float"/>
          <table:table-cell office:value="0.7191408409174869" office:value-type="float"/>
          <table:table-cell office:value="0.46885764631787163" office:value-type="float"/>
          <table:table-cell office:value="0.4908501356263006" office:value-type="float"/>
          <table:table-cell office:value="0.5227795075232519" office:value-type="float"/>
          <table:table-cell office:value="0.5292056623001944" office:value-type="float"/>
          <table:table-cell office:value="0.5607976257272269" office:value-type="float"/>
        </table:table-row>
        <table:table-row>
          <table:table-cell office:value-type="string">
            <text:p>kbengine__kbengine</text:p>
          </table:table-cell>
          <table:table-cell office:value="0.7403311332522255" office:value-type="float"/>
          <table:table-cell office:value="0.7475053294278082" office:value-type="float"/>
          <table:table-cell office:value="0.752091343087651" office:value-type="float"/>
          <table:table-cell office:value="0.7676324700903211" office:value-type="float"/>
          <table:table-cell office:value="0.7707014591590123" office:value-type="float"/>
          <table:table-cell office:value="0.5593091124227202" office:value-type="float"/>
          <table:table-cell office:value="0.5828950437451222" office:value-type="float"/>
          <table:table-cell office:value="0.6061513383335743" office:value-type="float"/>
          <table:table-cell office:value="0.6083831272649836" office:value-type="float"/>
          <table:table-cell office:value="0.635536457452547" office:value-type="float"/>
          <table:table-cell office:value="0.43514039849323716" office:value-type="float"/>
          <table:table-cell office:value="0.44559595276102526" office:value-type="float"/>
          <table:table-cell office:value="0.4695089421341039" office:value-type="float"/>
          <table:table-cell office:value="0.4697282823814629" office:value-type="float"/>
          <table:table-cell office:value="0.48780603913649084" office:value-type="float"/>
          <table:table-cell office:value="0.6062645342171349" office:value-type="float"/>
          <table:table-cell office:value="0.6172924734187407" office:value-type="float"/>
          <table:table-cell office:value="0.6541627076433885" office:value-type="float"/>
          <table:table-cell office:value="0.6549787425900688" office:value-type="float"/>
          <table:table-cell office:value="0.6930931226894528" office:value-type="float"/>
          <table:table-cell office:value="0.4418063151733801" office:value-type="float"/>
          <table:table-cell office:value="0.46039130919325466" office:value-type="float"/>
          <table:table-cell office:value="0.4644508431310348" office:value-type="float"/>
          <table:table-cell office:value="0.4706785629940338" office:value-type="float"/>
          <table:table-cell office:value="0.5036811941435801" office:value-type="float"/>
        </table:table-row>
        <table:table-row>
          <table:table-cell office:value-type="string">
            <text:p>lucasr__twoway-view</text:p>
          </table:table-cell>
          <table:table-cell office:value="0.7101366338375821" office:value-type="float"/>
          <table:table-cell office:value="0.7447985762313847" office:value-type="float"/>
          <table:table-cell office:value="0.7820148677206306" office:value-type="float"/>
          <table:table-cell office:value="0.7931611023544715" office:value-type="float"/>
          <table:table-cell office:value="0.8220698150729364" office:value-type="float"/>
          <table:table-cell office:value="0.5284774967178727" office:value-type="float"/>
          <table:table-cell office:value="0.5476476331427922" office:value-type="float"/>
          <table:table-cell office:value="0.5826593271656233" office:value-type="float"/>
          <table:table-cell office:value="0.5940641702095119" office:value-type="float"/>
          <table:table-cell office:value="0.6352991899536116" office:value-type="float"/>
          <table:table-cell office:value="0.4505232258099659" office:value-type="float"/>
          <table:table-cell office:value="0.47813394052279296" office:value-type="float"/>
          <table:table-cell office:value="0.4920377116695791" office:value-type="float"/>
          <table:table-cell office:value="0.4999400422386855" office:value-type="float"/>
          <table:table-cell office:value="0.5197344957706652" office:value-type="float"/>
          <table:table-cell office:value="0.6218035451833953" office:value-type="float"/>
          <table:table-cell office:value="0.6284422486626571" office:value-type="float"/>
          <table:table-cell office:value="0.654610198783516" office:value-type="float"/>
          <table:table-cell office:value="0.6772302712276596" office:value-type="float"/>
          <table:table-cell office:value="0.6884117073046248" office:value-type="float"/>
          <table:table-cell office:value="0.4256983826942868" office:value-type="float"/>
          <table:table-cell office:value="0.45798190246953807" office:value-type="float"/>
          <table:table-cell office:value="0.4674388615465943" office:value-type="float"/>
          <table:table-cell office:value="0.4808907839937834" office:value-type="float"/>
          <table:table-cell office:value="0.5284688093993298" office:value-type="float"/>
        </table:table-row>
        <table:table-row>
          <table:table-cell office:value-type="string">
            <text:p>twilio__stashboard</text:p>
          </table:table-cell>
          <table:table-cell office:value="0.7668380805638597" office:value-type="float"/>
          <table:table-cell office:value="0.7947146794031317" office:value-type="float"/>
          <table:table-cell office:value="0.7966069327579032" office:value-type="float"/>
          <table:table-cell office:value="0.8053228213121457" office:value-type="float"/>
          <table:table-cell office:value="0.8053228213121457" office:value-type="float"/>
          <table:table-cell office:value="0.5729841072348706" office:value-type="float"/>
          <table:table-cell office:value="0.5861089407182921" office:value-type="float"/>
          <table:table-cell office:value="0.6084680310563318" office:value-type="float"/>
          <table:table-cell office:value="0.6234606359430139" office:value-type="float"/>
          <table:table-cell office:value="0.6234606359430139" office:value-type="float"/>
          <table:table-cell office:value="0.4672946491909146" office:value-type="float"/>
          <table:table-cell office:value="0.47739495163030543" office:value-type="float"/>
          <table:table-cell office:value="0.5040273464841142" office:value-type="float"/>
          <table:table-cell office:value="0.5130655602022938" office:value-type="float"/>
          <table:table-cell office:value="0.5130655602022938" office:value-type="float"/>
          <table:table-cell office:value="0.6076927363317225" office:value-type="float"/>
          <table:table-cell office:value="0.6248419681301178" office:value-type="float"/>
          <table:table-cell office:value="0.6563984474855016" office:value-type="float"/>
          <table:table-cell office:value="0.6789630968250017" office:value-type="float"/>
          <table:table-cell office:value="0.6789630968250017" office:value-type="float"/>
          <table:table-cell office:value="0.4904736239084762" office:value-type="float"/>
          <table:table-cell office:value="0.5094495092136568" office:value-type="float"/>
          <table:table-cell office:value="0.5098156196650476" office:value-type="float"/>
          <table:table-cell office:value="0.5444023136428187" office:value-type="float"/>
          <table:table-cell office:value="0.5444023136428187" office:value-type="float"/>
        </table:table-row>
        <table:table-row>
          <table:table-cell office:value-type="string">
            <text:p>pires__android-obd-reader</text:p>
          </table:table-cell>
          <table:table-cell office:value="0.7251535045497541" office:value-type="float"/>
          <table:table-cell office:value="0.7607722351590118" office:value-type="float"/>
          <table:table-cell office:value="0.774744215540634" office:value-type="float"/>
          <table:table-cell office:value="0.7915298771987778" office:value-type="float"/>
          <table:table-cell office:value="0.805155327320293" office:value-type="float"/>
          <table:table-cell office:value="0.5610256875129991" office:value-type="float"/>
          <table:table-cell office:value="0.5941838729896881" office:value-type="float"/>
          <table:table-cell office:value="0.600552655464923" office:value-type="float"/>
          <table:table-cell office:value="0.6289099561295252" office:value-type="float"/>
          <table:table-cell office:value="0.6421368236466463" office:value-type="float"/>
          <table:table-cell office:value="0.42263807145888205" office:value-type="float"/>
          <table:table-cell office:value="0.4630648962778121" office:value-type="float"/>
          <table:table-cell office:value="0.47142480796731123" office:value-type="float"/>
          <table:table-cell office:value="0.47373580263947807" office:value-type="float"/>
          <table:table-cell office:value="0.5106991997342486" office:value-type="float"/>
          <table:table-cell office:value="0.5762933687867768" office:value-type="float"/>
          <table:table-cell office:value="0.610056333845248" office:value-type="float"/>
          <table:table-cell office:value="0.6133412638334481" office:value-type="float"/>
          <table:table-cell office:value="0.6335953857621361" office:value-type="float"/>
          <table:table-cell office:value="0.6945197060114945" office:value-type="float"/>
          <table:table-cell office:value="0.41954982291414206" office:value-type="float"/>
          <table:table-cell office:value="0.501594582489628" office:value-type="float"/>
          <table:table-cell office:value="0.5255960745148072" office:value-type="float"/>
          <table:table-cell office:value="0.5365704870364448" office:value-type="float"/>
          <table:table-cell office:value="0.5665059392323397" office:value-type="float"/>
        </table:table-row>
        <table:table-row>
          <table:table-cell office:value-type="string">
            <text:p>postwait__node-amqp</text:p>
          </table:table-cell>
          <table:table-cell office:value="0.7150964920054602" office:value-type="float"/>
          <table:table-cell office:value="0.7676522271005598" office:value-type="float"/>
          <table:table-cell office:value="0.7892969267952722" office:value-type="float"/>
          <table:table-cell office:value="0.8057262948327814" office:value-type="float"/>
          <table:table-cell office:value="0.8580410802178432" office:value-type="float"/>
          <table:table-cell office:value="0.47551301107962096" office:value-type="float"/>
          <table:table-cell office:value="0.5609278178175889" office:value-type="float"/>
          <table:table-cell office:value="0.5814401027658327" office:value-type="float"/>
          <table:table-cell office:value="0.5990166625115009" office:value-type="float"/>
          <table:table-cell office:value="0.6595151454469574" office:value-type="float"/>
          <table:table-cell office:value="0.42046028099640925" office:value-type="float"/>
          <table:table-cell office:value="0.47297537276604085" office:value-type="float"/>
          <table:table-cell office:value="0.4957628300856378" office:value-type="float"/>
          <table:table-cell office:value="0.5141397673121338" office:value-type="float"/>
          <table:table-cell office:value="0.5792172189731034" office:value-type="float"/>
          <table:table-cell office:value="0.5846583241091435" office:value-type="float"/>
          <table:table-cell office:value="0.6251032513877259" office:value-type="float"/>
          <table:table-cell office:value="0.6426150601546776" office:value-type="float"/>
          <table:table-cell office:value="0.6646872779107134" office:value-type="float"/>
          <table:table-cell office:value="0.6975389173595408" office:value-type="float"/>
          <table:table-cell office:value="0.345141131376321" office:value-type="float"/>
          <table:table-cell office:value="0.46559794540261945" office:value-type="float"/>
          <table:table-cell office:value="0.48677935422161955" office:value-type="float"/>
          <table:table-cell office:value="0.5115737772829552" office:value-type="float"/>
          <table:table-cell office:value="0.5818231005110922" office:value-type="float"/>
        </table:table-row>
        <table:table-row>
          <table:table-cell office:value-type="string">
            <text:p>mattetti__Weasel-Diesel</text:p>
          </table:table-cell>
          <table:table-cell office:value="0.7759830879460314" office:value-type="float"/>
          <table:table-cell office:value="0.8114954348962358" office:value-type="float"/>
          <table:table-cell office:value="0.8222672140111669" office:value-type="float"/>
          <table:table-cell office:value="0.8297851060903274" office:value-type="float"/>
          <table:table-cell office:value="0.8297851060903274" office:value-type="float"/>
          <table:table-cell office:value="0.5461479857339846" office:value-type="float"/>
          <table:table-cell office:value="0.5750064348909937" office:value-type="float"/>
          <table:table-cell office:value="0.5763526949889959" office:value-type="float"/>
          <table:table-cell office:value="0.5924543339201169" office:value-type="float"/>
          <table:table-cell office:value="0.5924543339201169" office:value-type="float"/>
          <table:table-cell office:value="0.4939857140240773" office:value-type="float"/>
          <table:table-cell office:value="0.49535689006130096" office:value-type="float"/>
          <table:table-cell office:value="0.5154715650461301" office:value-type="float"/>
          <table:table-cell office:value="0.5271903939147587" office:value-type="float"/>
          <table:table-cell office:value="0.5271903939147587" office:value-type="float"/>
          <table:table-cell office:value="0.6323489638863826" office:value-type="float"/>
          <table:table-cell office:value="0.6450875309424695" office:value-type="float"/>
          <table:table-cell office:value="0.6582174782216189" office:value-type="float"/>
          <table:table-cell office:value="0.6655431496931954" office:value-type="float"/>
          <table:table-cell office:value="0.6655431496931954" office:value-type="float"/>
          <table:table-cell office:value="0.47739354031638526" office:value-type="float"/>
          <table:table-cell office:value="0.5312288713040243" office:value-type="float"/>
          <table:table-cell office:value="0.5324190170741999" office:value-type="float"/>
          <table:table-cell office:value="0.5496221370203423" office:value-type="float"/>
          <table:table-cell office:value="0.5496221370203423" office:value-type="float"/>
        </table:table-row>
        <table:table-row>
          <table:table-cell office:value-type="string">
            <text:p>MichaelDrogalis__dire</text:p>
          </table:table-cell>
          <table:table-cell office:value="0.7796752309590096" office:value-type="float"/>
          <table:table-cell office:value="0.8027134043675239" office:value-type="float"/>
          <table:table-cell office:value="0.8226905730468862" office:value-type="float"/>
          <table:table-cell office:value="0.8353673074320416" office:value-type="float"/>
          <table:table-cell office:value="0.8353673074320416" office:value-type="float"/>
          <table:table-cell office:value="0.5555170870405669" office:value-type="float"/>
          <table:table-cell office:value="0.5676793064613777" office:value-type="float"/>
          <table:table-cell office:value="0.5877839909198272" office:value-type="float"/>
          <table:table-cell office:value="0.6358735306567723" office:value-type="float"/>
          <table:table-cell office:value="0.6358735306567723" office:value-type="float"/>
          <table:table-cell office:value="0.4514711384458965" office:value-type="float"/>
          <table:table-cell office:value="0.4767752034078293" office:value-type="float"/>
          <table:table-cell office:value="0.4986287431412466" office:value-type="float"/>
          <table:table-cell office:value="0.5538681876317283" office:value-type="float"/>
          <table:table-cell office:value="0.5538681876317283" office:value-type="float"/>
          <table:table-cell office:value="0.5941699488572448" office:value-type="float"/>
          <table:table-cell office:value="0.5943266941825132" office:value-type="float"/>
          <table:table-cell office:value="0.6609411798404892" office:value-type="float"/>
          <table:table-cell office:value="0.7297703212243141" office:value-type="float"/>
          <table:table-cell office:value="0.7297703212243141" office:value-type="float"/>
          <table:table-cell office:value="0.4538259365004019" office:value-type="float"/>
          <table:table-cell office:value="0.47293195513780795" office:value-type="float"/>
          <table:table-cell office:value="0.5097589598027396" office:value-type="float"/>
          <table:table-cell office:value="0.5098013269147835" office:value-type="float"/>
          <table:table-cell office:value="0.5098013269147835" office:value-type="float"/>
        </table:table-row>
        <table:table-row>
          <table:table-cell office:value-type="string">
            <text:p>minikomi__Bootstrap-Form-Builder</text:p>
          </table:table-cell>
          <table:table-cell office:value="0.7976098729457962" office:value-type="float"/>
          <table:table-cell office:value="0.7991861769627923" office:value-type="float"/>
          <table:table-cell office:value="0.8006477778049749" office:value-type="float"/>
          <table:table-cell office:value="0.8108890239735904" office:value-type="float"/>
          <table:table-cell office:value="0.8224728570523243" office:value-type="float"/>
          <table:table-cell office:value="0.5826935409428464" office:value-type="float"/>
          <table:table-cell office:value="0.597431052881084" office:value-type="float"/>
          <table:table-cell office:value="0.6056019234745964" office:value-type="float"/>
          <table:table-cell office:value="0.6179568262890919" office:value-type="float"/>
          <table:table-cell office:value="0.6755276114834935" office:value-type="float"/>
          <table:table-cell office:value="0.454587921654882" office:value-type="float"/>
          <table:table-cell office:value="0.4906675117177333" office:value-type="float"/>
          <table:table-cell office:value="0.4943215708489254" office:value-type="float"/>
          <table:table-cell office:value="0.5252676276189877" office:value-type="float"/>
          <table:table-cell office:value="0.5593532504227172" office:value-type="float"/>
          <table:table-cell office:value="0.6085576039047581" office:value-type="float"/>
          <table:table-cell office:value="0.6256416694924818" office:value-type="float"/>
          <table:table-cell office:value="0.6313997543784897" office:value-type="float"/>
          <table:table-cell office:value="0.6541325717718495" office:value-type="float"/>
          <table:table-cell office:value="0.7227458493445833" office:value-type="float"/>
          <table:table-cell office:value="0.5033186520790324" office:value-type="float"/>
          <table:table-cell office:value="0.5331664216712289" office:value-type="float"/>
          <table:table-cell office:value="0.5448286592672387" office:value-type="float"/>
          <table:table-cell office:value="0.5490832547257744" office:value-type="float"/>
          <table:table-cell office:value="0.5539216926780733" office:value-type="float"/>
        </table:table-row>
        <table:table-row>
          <table:table-cell office:value-type="string">
            <text:p>compose__governor</text:p>
          </table:table-cell>
          <table:table-cell office:value="0.7657163186900766" office:value-type="float"/>
          <table:table-cell office:value="0.8048482213804565" office:value-type="float"/>
          <table:table-cell office:value="0.8067371148309153" office:value-type="float"/>
          <table:table-cell office:value="0.8076227578011006" office:value-type="float"/>
          <table:table-cell office:value="0.8225846457185557" office:value-type="float"/>
          <table:table-cell office:value="0.5434229422136282" office:value-type="float"/>
          <table:table-cell office:value="0.6052302301472814" office:value-type="float"/>
          <table:table-cell office:value="0.6062644886540426" office:value-type="float"/>
          <table:table-cell office:value="0.6084181131232436" office:value-type="float"/>
          <table:table-cell office:value="0.6687933991806843" office:value-type="float"/>
          <table:table-cell office:value="0.4526160612545067" office:value-type="float"/>
          <table:table-cell office:value="0.4831012928761419" office:value-type="float"/>
          <table:table-cell office:value="0.4862705880352365" office:value-type="float"/>
          <table:table-cell office:value="0.49879892934788717" office:value-type="float"/>
          <table:table-cell office:value="0.5268344126514698" office:value-type="float"/>
          <table:table-cell office:value="0.6168817579462766" office:value-type="float"/>
          <table:table-cell office:value="0.6216353318306245" office:value-type="float"/>
          <table:table-cell office:value="0.6309591907801477" office:value-type="float"/>
          <table:table-cell office:value="0.6341303265789011" office:value-type="float"/>
          <table:table-cell office:value="0.6671335054223633" office:value-type="float"/>
          <table:table-cell office:value="0.42133250737350636" office:value-type="float"/>
          <table:table-cell office:value="0.5073516340839008" office:value-type="float"/>
          <table:table-cell office:value="0.5171664174404694" office:value-type="float"/>
          <table:table-cell office:value="0.5300530399306765" office:value-type="float"/>
          <table:table-cell office:value="0.5792363072240538" office:value-type="float"/>
        </table:table-row>
        <table:table-row>
          <table:table-cell office:value-type="string">
            <text:p>mltframework__shotcut</text:p>
          </table:table-cell>
          <table:table-cell office:value="0.6855503021177486" office:value-type="float"/>
          <table:table-cell office:value="0.7748431914431548" office:value-type="float"/>
          <table:table-cell office:value="0.8008451657750254" office:value-type="float"/>
          <table:table-cell office:value="0.8243071732714281" office:value-type="float"/>
          <table:table-cell office:value="0.866146341694164" office:value-type="float"/>
          <table:table-cell office:value="0.5330698984881374" office:value-type="float"/>
          <table:table-cell office:value="0.580127251253361" office:value-type="float"/>
          <table:table-cell office:value="0.5908664786322932" office:value-type="float"/>
          <table:table-cell office:value="0.6074736057958354" office:value-type="float"/>
          <table:table-cell office:value="0.6562230191862596" office:value-type="float"/>
          <table:table-cell office:value="0.3781696731690568" office:value-type="float"/>
          <table:table-cell office:value="0.4415912834401993" office:value-type="float"/>
          <table:table-cell office:value="0.4584267363478436" office:value-type="float"/>
          <table:table-cell office:value="0.47653792371141085" office:value-type="float"/>
          <table:table-cell office:value="0.5803800211506163" office:value-type="float"/>
          <table:table-cell office:value="0.5625015927267916" office:value-type="float"/>
          <table:table-cell office:value="0.6133169624281594" office:value-type="float"/>
          <table:table-cell office:value="0.6309232684250597" office:value-type="float"/>
          <table:table-cell office:value="0.6573036288780982" office:value-type="float"/>
          <table:table-cell office:value="0.7208616080886073" office:value-type="float"/>
          <table:table-cell office:value="0.35013821489418234" office:value-type="float"/>
          <table:table-cell office:value="0.4487214323680302" office:value-type="float"/>
          <table:table-cell office:value="0.4910338657173989" office:value-type="float"/>
          <table:table-cell office:value="0.5201745940899034" office:value-type="float"/>
          <table:table-cell office:value="0.6085447702260294" office:value-type="float"/>
        </table:table-row>
        <table:table-row>
          <table:table-cell office:value-type="string">
            <text:p>andersao__l5-repository</text:p>
          </table:table-cell>
          <table:table-cell office:value="0.7246151376753438" office:value-type="float"/>
          <table:table-cell office:value="0.7846248167910573" office:value-type="float"/>
          <table:table-cell office:value="0.8059389712011141" office:value-type="float"/>
          <table:table-cell office:value="0.8249737526118486" office:value-type="float"/>
          <table:table-cell office:value="0.8453515619848468" office:value-type="float"/>
          <table:table-cell office:value="0.551978882552725" office:value-type="float"/>
          <table:table-cell office:value="0.5961452440025555" office:value-type="float"/>
          <table:table-cell office:value="0.6053514515034469" office:value-type="float"/>
          <table:table-cell office:value="0.6382771911748042" office:value-type="float"/>
          <table:table-cell office:value="0.6925132129214532" office:value-type="float"/>
          <table:table-cell office:value="0.45395290039688213" office:value-type="float"/>
          <table:table-cell office:value="0.48748387001313565" office:value-type="float"/>
          <table:table-cell office:value="0.5072545327943235" office:value-type="float"/>
          <table:table-cell office:value="0.5199755749676037" office:value-type="float"/>
          <table:table-cell office:value="0.5870248906516945" office:value-type="float"/>
          <table:table-cell office:value="0.6003093661265435" office:value-type="float"/>
          <table:table-cell office:value="0.6304101389383107" office:value-type="float"/>
          <table:table-cell office:value="0.6602334901233805" office:value-type="float"/>
          <table:table-cell office:value="0.6774415063011459" office:value-type="float"/>
          <table:table-cell office:value="0.7135310238138088" office:value-type="float"/>
          <table:table-cell office:value="0.3537040200642052" office:value-type="float"/>
          <table:table-cell office:value="0.4795894595915816" office:value-type="float"/>
          <table:table-cell office:value="0.5142834880817834" office:value-type="float"/>
          <table:table-cell office:value="0.5277090992563818" office:value-type="float"/>
          <table:table-cell office:value="0.5655383788730854" office:value-type="float"/>
        </table:table-row>
        <table:table-row>
          <table:table-cell office:value-type="string">
            <text:p>lra__mackup</text:p>
          </table:table-cell>
          <table:table-cell office:value="0.7137767739534003" office:value-type="float"/>
          <table:table-cell office:value="0.766573951349914" office:value-type="float"/>
          <table:table-cell office:value="0.7907382969429575" office:value-type="float"/>
          <table:table-cell office:value="0.8055825002681376" office:value-type="float"/>
          <table:table-cell office:value="0.8412897616449908" office:value-type="float"/>
          <table:table-cell office:value="0.5376354923963927" office:value-type="float"/>
          <table:table-cell office:value="0.5825140994614669" office:value-type="float"/>
          <table:table-cell office:value="0.601013099292281" office:value-type="float"/>
          <table:table-cell office:value="0.6189266804585037" office:value-type="float"/>
          <table:table-cell office:value="0.6636834282179751" office:value-type="float"/>
          <table:table-cell office:value="0.35834236893352134" office:value-type="float"/>
          <table:table-cell office:value="0.4659383289668789" office:value-type="float"/>
          <table:table-cell office:value="0.4849275720696138" office:value-type="float"/>
          <table:table-cell office:value="0.5049863270197471" office:value-type="float"/>
          <table:table-cell office:value="0.5674144508620198" office:value-type="float"/>
          <table:table-cell office:value="0.5590653035350729" office:value-type="float"/>
          <table:table-cell office:value="0.6154800993699677" office:value-type="float"/>
          <table:table-cell office:value="0.6393704363390444" office:value-type="float"/>
          <table:table-cell office:value="0.6674902088206267" office:value-type="float"/>
          <table:table-cell office:value="0.7731101119135984" office:value-type="float"/>
          <table:table-cell office:value="0.2903258310377374" office:value-type="float"/>
          <table:table-cell office:value="0.4876366851679425" office:value-type="float"/>
          <table:table-cell office:value="0.5187247749468736" office:value-type="float"/>
          <table:table-cell office:value="0.5370797447442089" office:value-type="float"/>
          <table:table-cell office:value="0.5838021002519208" office:value-type="float"/>
        </table:table-row>
        <table:table-row>
          <table:table-cell office:value-type="string">
            <text:p>swaywm__sway</text:p>
          </table:table-cell>
          <table:table-cell office:value="0.6950947190910074" office:value-type="float"/>
          <table:table-cell office:value="0.7662481557276613" office:value-type="float"/>
          <table:table-cell office:value="0.7957262775203295" office:value-type="float"/>
          <table:table-cell office:value="0.8114528327173104" office:value-type="float"/>
          <table:table-cell office:value="0.8663919032002371" office:value-type="float"/>
          <table:table-cell office:value="0.5002833429301006" office:value-type="float"/>
          <table:table-cell office:value="0.5605003404124859" office:value-type="float"/>
          <table:table-cell office:value="0.5834079926932464" office:value-type="float"/>
          <table:table-cell office:value="0.6084019259071437" office:value-type="float"/>
          <table:table-cell office:value="0.6493078183038856" office:value-type="float"/>
          <table:table-cell office:value="0.38261633101083453" office:value-type="float"/>
          <table:table-cell office:value="0.4495383832891522" office:value-type="float"/>
          <table:table-cell office:value="0.4715073420953353" office:value-type="float"/>
          <table:table-cell office:value="0.4946084877854478" office:value-type="float"/>
          <table:table-cell office:value="0.5633890160979729" office:value-type="float"/>
          <table:table-cell office:value="0.5306022007927729" office:value-type="float"/>
          <table:table-cell office:value="0.6096461992306472" office:value-type="float"/>
          <table:table-cell office:value="0.6332390456084103" office:value-type="float"/>
          <table:table-cell office:value="0.6641224320939182" office:value-type="float"/>
          <table:table-cell office:value="0.7304265035861688" office:value-type="float"/>
          <table:table-cell office:value="0.36589701825689447" office:value-type="float"/>
          <table:table-cell office:value="0.4621587672906094" office:value-type="float"/>
          <table:table-cell office:value="0.4783205633134881" office:value-type="float"/>
          <table:table-cell office:value="0.4925533595356536" office:value-type="float"/>
          <table:table-cell office:value="0.56831575818495" office:value-type="float"/>
        </table:table-row>
        <table:table-row>
          <table:table-cell office:value-type="string">
            <text:p>Qihoo360__pika</text:p>
          </table:table-cell>
          <table:table-cell office:value="0.7056586147389557" office:value-type="float"/>
          <table:table-cell office:value="0.7387192543331301" office:value-type="float"/>
          <table:table-cell office:value="0.7569710212389771" office:value-type="float"/>
          <table:table-cell office:value="0.7765350360455064" office:value-type="float"/>
          <table:table-cell office:value="0.7865974625616341" office:value-type="float"/>
          <table:table-cell office:value="0.592718387329007" office:value-type="float"/>
          <table:table-cell office:value="0.5999212910397019" office:value-type="float"/>
          <table:table-cell office:value="0.608721661572282" office:value-type="float"/>
          <table:table-cell office:value="0.6276549840544193" office:value-type="float"/>
          <table:table-cell office:value="0.6933597355241485" office:value-type="float"/>
          <table:table-cell office:value="0.47742898255607735" office:value-type="float"/>
          <table:table-cell office:value="0.5003016333080965" office:value-type="float"/>
          <table:table-cell office:value="0.5132607549145406" office:value-type="float"/>
          <table:table-cell office:value="0.522620311496227" office:value-type="float"/>
          <table:table-cell office:value="0.5410997689050706" office:value-type="float"/>
          <table:table-cell office:value="0.6124033159444103" office:value-type="float"/>
          <table:table-cell office:value="0.652279881889074" office:value-type="float"/>
          <table:table-cell office:value="0.6738982026359155" office:value-type="float"/>
          <table:table-cell office:value="0.7109824121256375" office:value-type="float"/>
          <table:table-cell office:value="0.7198015556316465" office:value-type="float"/>
          <table:table-cell office:value="0.4196932262830748" office:value-type="float"/>
          <table:table-cell office:value="0.46982419728696406" office:value-type="float"/>
          <table:table-cell office:value="0.5041285473348376" office:value-type="float"/>
          <table:table-cell office:value="0.5270553809164209" office:value-type="float"/>
          <table:table-cell office:value="0.5612333887249387" office:value-type="float"/>
        </table:table-row>
        <table:table-row>
          <table:table-cell office:value-type="string">
            <text:p>react-cosmos__react-cosmos</text:p>
          </table:table-cell>
          <table:table-cell office:value="0.7545911914658441" office:value-type="float"/>
          <table:table-cell office:value="0.7858754863038095" office:value-type="float"/>
          <table:table-cell office:value="0.807536113953643" office:value-type="float"/>
          <table:table-cell office:value="0.8147265727777592" office:value-type="float"/>
          <table:table-cell office:value="0.8421282974922751" office:value-type="float"/>
          <table:table-cell office:value="0.5468796195664843" office:value-type="float"/>
          <table:table-cell office:value="0.5683777802811737" office:value-type="float"/>
          <table:table-cell office:value="0.5866174827729224" office:value-type="float"/>
          <table:table-cell office:value="0.6029820712308797" office:value-type="float"/>
          <table:table-cell office:value="0.6443734908169114" office:value-type="float"/>
          <table:table-cell office:value="0.39180067762224" office:value-type="float"/>
          <table:table-cell office:value="0.45561614728584837" office:value-type="float"/>
          <table:table-cell office:value="0.47388132429444796" office:value-type="float"/>
          <table:table-cell office:value="0.4891011328734051" office:value-type="float"/>
          <table:table-cell office:value="0.5485349199458679" office:value-type="float"/>
          <table:table-cell office:value="0.5623887656519805" office:value-type="float"/>
          <table:table-cell office:value="0.6051993451588583" office:value-type="float"/>
          <table:table-cell office:value="0.6177544856248351" office:value-type="float"/>
          <table:table-cell office:value="0.6340198203917116" office:value-type="float"/>
          <table:table-cell office:value="0.7038573063921365" office:value-type="float"/>
          <table:table-cell office:value="0.3905429504894275" office:value-type="float"/>
          <table:table-cell office:value="0.4628267665938806" office:value-type="float"/>
          <table:table-cell office:value="0.49182632212411725" office:value-type="float"/>
          <table:table-cell office:value="0.5012507627433864" office:value-type="float"/>
          <table:table-cell office:value="0.5350677599668852" office:value-type="float"/>
        </table:table-row>
        <table:table-row>
          <table:table-cell office:value-type="string">
            <text:p>kriswallsmith__Buzz</text:p>
          </table:table-cell>
          <table:table-cell office:value="0.7501514413616759" office:value-type="float"/>
          <table:table-cell office:value="0.8083602691226013" office:value-type="float"/>
          <table:table-cell office:value="0.8101287318349172" office:value-type="float"/>
          <table:table-cell office:value="0.8211008129099114" office:value-type="float"/>
          <table:table-cell office:value="0.8252408983469608" office:value-type="float"/>
          <table:table-cell office:value="0.5778202198109624" office:value-type="float"/>
          <table:table-cell office:value="0.5939391031602916" office:value-type="float"/>
          <table:table-cell office:value="0.6333543844349587" office:value-type="float"/>
          <table:table-cell office:value="0.6481325730916362" office:value-type="float"/>
          <table:table-cell office:value="0.657318984889925" office:value-type="float"/>
          <table:table-cell office:value="0.4304115508603524" office:value-type="float"/>
          <table:table-cell office:value="0.47342600321556416" office:value-type="float"/>
          <table:table-cell office:value="0.49065188926958386" office:value-type="float"/>
          <table:table-cell office:value="0.5101557319599151" office:value-type="float"/>
          <table:table-cell office:value="0.5306301671607802" office:value-type="float"/>
          <table:table-cell office:value="0.6026298681240887" office:value-type="float"/>
          <table:table-cell office:value="0.6312110119045911" office:value-type="float"/>
          <table:table-cell office:value="0.6574948215612906" office:value-type="float"/>
          <table:table-cell office:value="0.6914120132379488" office:value-type="float"/>
          <table:table-cell office:value="0.7485517025183821" office:value-type="float"/>
          <table:table-cell office:value="0.4824101359377716" office:value-type="float"/>
          <table:table-cell office:value="0.49420074296730726" office:value-type="float"/>
          <table:table-cell office:value="0.5279558751705989" office:value-type="float"/>
          <table:table-cell office:value="0.5392634319702432" office:value-type="float"/>
          <table:table-cell office:value="0.5754530544894771" office:value-type="float"/>
        </table:table-row>
        <table:table-row>
          <table:table-cell office:value-type="string">
            <text:p>google__protobuf</text:p>
          </table:table-cell>
          <table:table-cell office:value="0.6805424501473973" office:value-type="float"/>
          <table:table-cell office:value="0.7646556421986266" office:value-type="float"/>
          <table:table-cell office:value="0.7964325744255125" office:value-type="float"/>
          <table:table-cell office:value="0.8147414659170898" office:value-type="float"/>
          <table:table-cell office:value="0.8657454128949525" office:value-type="float"/>
          <table:table-cell office:value="0.5154135384021744" office:value-type="float"/>
          <table:table-cell office:value="0.5845609272706938" office:value-type="float"/>
          <table:table-cell office:value="0.6018409098296842" office:value-type="float"/>
          <table:table-cell office:value="0.6181800090835914" office:value-type="float"/>
          <table:table-cell office:value="0.720355488207401" office:value-type="float"/>
          <table:table-cell office:value="0.36166127932713854" office:value-type="float"/>
          <table:table-cell office:value="0.4553790430725417" office:value-type="float"/>
          <table:table-cell office:value="0.4758732268944992" office:value-type="float"/>
          <table:table-cell office:value="0.49749496285616934" office:value-type="float"/>
          <table:table-cell office:value="0.5935309309450006" office:value-type="float"/>
          <table:table-cell office:value="0.5529206354598963" office:value-type="float"/>
          <table:table-cell office:value="0.6186358602428128" office:value-type="float"/>
          <table:table-cell office:value="0.6362122647856485" office:value-type="float"/>
          <table:table-cell office:value="0.6623420046615841" office:value-type="float"/>
          <table:table-cell office:value="0.7612723928238386" office:value-type="float"/>
          <table:table-cell office:value="0.3779952203428817" office:value-type="float"/>
          <table:table-cell office:value="0.47971058868956334" office:value-type="float"/>
          <table:table-cell office:value="0.5019367247681833" office:value-type="float"/>
          <table:table-cell office:value="0.5237137316055828" office:value-type="float"/>
          <table:table-cell office:value="0.6161105742810535" office:value-type="float"/>
        </table:table-row>
        <table:table-row>
          <table:table-cell office:value-type="string">
            <text:p>jenssegers__agent</text:p>
          </table:table-cell>
          <table:table-cell office:value="0.7125972595008533" office:value-type="float"/>
          <table:table-cell office:value="0.7125972595008533" office:value-type="float"/>
          <table:table-cell office:value="0.7125972595008533" office:value-type="float"/>
          <table:table-cell office:value="0.7125972595008533" office:value-type="float"/>
          <table:table-cell office:value="0.822252148218255" office:value-type="float"/>
          <table:table-cell office:value="0.6177598847334087" office:value-type="float"/>
          <table:table-cell office:value="0.6177598847334087" office:value-type="float"/>
          <table:table-cell office:value="0.6177598847334087" office:value-type="float"/>
          <table:table-cell office:value="0.6177598847334087" office:value-type="float"/>
          <table:table-cell office:value="0.6363751254838274" office:value-type="float"/>
          <table:table-cell office:value="0.46118725137727234" office:value-type="float"/>
          <table:table-cell office:value="0.46118725137727234" office:value-type="float"/>
          <table:table-cell office:value="0.46118725137727234" office:value-type="float"/>
          <table:table-cell office:value="0.46118725137727234" office:value-type="float"/>
          <table:table-cell office:value="0.47902058889864546" office:value-type="float"/>
          <table:table-cell office:value="0.6450778298857076" office:value-type="float"/>
          <table:table-cell office:value="0.6450778298857076" office:value-type="float"/>
          <table:table-cell office:value="0.6450778298857076" office:value-type="float"/>
          <table:table-cell office:value="0.6450778298857076" office:value-type="float"/>
          <table:table-cell office:value="0.6691008455434118" office:value-type="float"/>
          <table:table-cell office:value="0.5199345203172882" office:value-type="float"/>
          <table:table-cell office:value="0.5199345203172882" office:value-type="float"/>
          <table:table-cell office:value="0.5199345203172882" office:value-type="float"/>
          <table:table-cell office:value="0.5199345203172882" office:value-type="float"/>
          <table:table-cell office:value="0.5843835487357192" office:value-type="float"/>
        </table:table-row>
        <table:table-row>
          <table:table-cell office:value-type="string">
            <text:p>collectd__collectd</text:p>
          </table:table-cell>
          <table:table-cell office:value="0.6869165551447285" office:value-type="float"/>
          <table:table-cell office:value="0.7612122700054441" office:value-type="float"/>
          <table:table-cell office:value="0.790264493455272" office:value-type="float"/>
          <table:table-cell office:value="0.8084365744697041" office:value-type="float"/>
          <table:table-cell office:value="0.8651817904217469" office:value-type="float"/>
          <table:table-cell office:value="0.5053367143149678" office:value-type="float"/>
          <table:table-cell office:value="0.5749545696362368" office:value-type="float"/>
          <table:table-cell office:value="0.5984968693198311" office:value-type="float"/>
          <table:table-cell office:value="0.6130594797767739" office:value-type="float"/>
          <table:table-cell office:value="0.7032936706615405" office:value-type="float"/>
          <table:table-cell office:value="0.38689061667524893" office:value-type="float"/>
          <table:table-cell office:value="0.46528728293209143" office:value-type="float"/>
          <table:table-cell office:value="0.48557861449301054" office:value-type="float"/>
          <table:table-cell office:value="0.5058716490810283" office:value-type="float"/>
          <table:table-cell office:value="0.5750352509430348" office:value-type="float"/>
          <table:table-cell office:value="0.5746521444389381" office:value-type="float"/>
          <table:table-cell office:value="0.6150577332446726" office:value-type="float"/>
          <table:table-cell office:value="0.6366763757395348" office:value-type="float"/>
          <table:table-cell office:value="0.661218114456718" office:value-type="float"/>
          <table:table-cell office:value="0.7612445741146567" office:value-type="float"/>
          <table:table-cell office:value="0.31959110657258527" office:value-type="float"/>
          <table:table-cell office:value="0.46698157899523474" office:value-type="float"/>
          <table:table-cell office:value="0.49444814229768436" office:value-type="float"/>
          <table:table-cell office:value="0.519144070091974" office:value-type="float"/>
          <table:table-cell office:value="0.6077893559855494" office:value-type="float"/>
        </table:table-row>
        <table:table-row>
          <table:table-cell office:value-type="string">
            <text:p>cameronmcefee__plax</text:p>
          </table:table-cell>
          <table:table-cell office:value="0.7761214058014234" office:value-type="float"/>
          <table:table-cell office:value="0.7968253825195171" office:value-type="float"/>
          <table:table-cell office:value="0.817496353008614" office:value-type="float"/>
          <table:table-cell office:value="0.8233992788883495" office:value-type="float"/>
          <table:table-cell office:value="0.8233992788883495" office:value-type="float"/>
          <table:table-cell office:value="0.5775875462901251" office:value-type="float"/>
          <table:table-cell office:value="0.5864555314372575" office:value-type="float"/>
          <table:table-cell office:value="0.5883237369308288" office:value-type="float"/>
          <table:table-cell office:value="0.6092662074696319" office:value-type="float"/>
          <table:table-cell office:value="0.6092662074696319" office:value-type="float"/>
          <table:table-cell office:value="0.46378439102011004" office:value-type="float"/>
          <table:table-cell office:value="0.4653948411862745" office:value-type="float"/>
          <table:table-cell office:value="0.47208708637886493" office:value-type="float"/>
          <table:table-cell office:value="0.49153363084599866" office:value-type="float"/>
          <table:table-cell office:value="0.49153363084599866" office:value-type="float"/>
          <table:table-cell office:value="0.6104062921585391" office:value-type="float"/>
          <table:table-cell office:value="0.625070563482219" office:value-type="float"/>
          <table:table-cell office:value="0.6542574245597874" office:value-type="float"/>
          <table:table-cell office:value="0.6832518064734335" office:value-type="float"/>
          <table:table-cell office:value="0.6832518064734335" office:value-type="float"/>
          <table:table-cell office:value="0.484306315905711" office:value-type="float"/>
          <table:table-cell office:value="0.5012395872098271" office:value-type="float"/>
          <table:table-cell office:value="0.5093217497684909" office:value-type="float"/>
          <table:table-cell office:value="0.5200995998393682" office:value-type="float"/>
          <table:table-cell office:value="0.5200995998393682" office:value-type="float"/>
        </table:table-row>
        <table:table-row>
          <table:table-cell office:value-type="string">
            <text:p>webpack__react-starter</text:p>
          </table:table-cell>
          <table:table-cell office:value="0.726867730499525" office:value-type="float"/>
          <table:table-cell office:value="0.8105404869001018" office:value-type="float"/>
          <table:table-cell office:value="0.8151773694875933" office:value-type="float"/>
          <table:table-cell office:value="0.8165373626120038" office:value-type="float"/>
          <table:table-cell office:value="0.8165373626120038" office:value-type="float"/>
          <table:table-cell office:value="0.5573871026748981" office:value-type="float"/>
          <table:table-cell office:value="0.5668834403911438" office:value-type="float"/>
          <table:table-cell office:value="0.6033015474100124" office:value-type="float"/>
          <table:table-cell office:value="0.620106151217707" office:value-type="float"/>
          <table:table-cell office:value="0.620106151217707" office:value-type="float"/>
          <table:table-cell office:value="0.4307006400983223" office:value-type="float"/>
          <table:table-cell office:value="0.46518081774946485" office:value-type="float"/>
          <table:table-cell office:value="0.4949252231623448" office:value-type="float"/>
          <table:table-cell office:value="0.5062478987891177" office:value-type="float"/>
          <table:table-cell office:value="0.5062478987891177" office:value-type="float"/>
          <table:table-cell office:value="0.6086461127164743" office:value-type="float"/>
          <table:table-cell office:value="0.6189627905358268" office:value-type="float"/>
          <table:table-cell office:value="0.6377522446759492" office:value-type="float"/>
          <table:table-cell office:value="0.6568411503581129" office:value-type="float"/>
          <table:table-cell office:value="0.6568411503581129" office:value-type="float"/>
          <table:table-cell office:value="0.43365872523906324" office:value-type="float"/>
          <table:table-cell office:value="0.49747133997661697" office:value-type="float"/>
          <table:table-cell office:value="0.5204052978521143" office:value-type="float"/>
          <table:table-cell office:value="0.567520356317247" office:value-type="float"/>
          <table:table-cell office:value="0.567520356317247" office:value-type="float"/>
        </table:table-row>
        <table:table-row>
          <table:table-cell office:value-type="string">
            <text:p>infobyte__faraday</text:p>
          </table:table-cell>
          <table:table-cell office:value="0.7066993010812586" office:value-type="float"/>
          <table:table-cell office:value="0.755555720046383" office:value-type="float"/>
          <table:table-cell office:value="0.7755106026213858" office:value-type="float"/>
          <table:table-cell office:value="0.7912525067928174" office:value-type="float"/>
          <table:table-cell office:value="0.822023476927857" office:value-type="float"/>
          <table:table-cell office:value="0.5505498425308231" office:value-type="float"/>
          <table:table-cell office:value="0.5864556711574235" office:value-type="float"/>
          <table:table-cell office:value="0.6022051830980099" office:value-type="float"/>
          <table:table-cell office:value="0.6299514980985768" office:value-type="float"/>
          <table:table-cell office:value="0.6914214227273491" office:value-type="float"/>
          <table:table-cell office:value="0.41809290015494255" office:value-type="float"/>
          <table:table-cell office:value="0.457350965483604" office:value-type="float"/>
          <table:table-cell office:value="0.46712291759289326" office:value-type="float"/>
          <table:table-cell office:value="0.49477768563742774" office:value-type="float"/>
          <table:table-cell office:value="0.5365734786310685" office:value-type="float"/>
          <table:table-cell office:value="0.5771790158503076" office:value-type="float"/>
          <table:table-cell office:value="0.6076169842663997" office:value-type="float"/>
          <table:table-cell office:value="0.6346144122513496" office:value-type="float"/>
          <table:table-cell office:value="0.6613887511216611" office:value-type="float"/>
          <table:table-cell office:value="0.7105540388894243" office:value-type="float"/>
          <table:table-cell office:value="0.3946572492860885" office:value-type="float"/>
          <table:table-cell office:value="0.4898874168658674" office:value-type="float"/>
          <table:table-cell office:value="0.50801242619046" office:value-type="float"/>
          <table:table-cell office:value="0.5468794780972275" office:value-type="float"/>
          <table:table-cell office:value="0.5958458588227902" office:value-type="float"/>
        </table:table-row>
        <table:table-row>
          <table:table-cell office:value-type="string">
            <text:p>trailblazer__cells</text:p>
          </table:table-cell>
          <table:table-cell office:value="0.7552564414451051" office:value-type="float"/>
          <table:table-cell office:value="0.7896096420332781" office:value-type="float"/>
          <table:table-cell office:value="0.8000453792984988" office:value-type="float"/>
          <table:table-cell office:value="0.8093888975323718" office:value-type="float"/>
          <table:table-cell office:value="0.8511379930552069" office:value-type="float"/>
          <table:table-cell office:value="0.549044347045465" office:value-type="float"/>
          <table:table-cell office:value="0.5823229476525327" office:value-type="float"/>
          <table:table-cell office:value="0.5988006913524178" office:value-type="float"/>
          <table:table-cell office:value="0.6171297241388595" office:value-type="float"/>
          <table:table-cell office:value="0.6570304387031907" office:value-type="float"/>
          <table:table-cell office:value="0.38992582722080804" office:value-type="float"/>
          <table:table-cell office:value="0.46437894492388776" office:value-type="float"/>
          <table:table-cell office:value="0.4888586104094957" office:value-type="float"/>
          <table:table-cell office:value="0.5102817552612912" office:value-type="float"/>
          <table:table-cell office:value="0.5902243319725978" office:value-type="float"/>
          <table:table-cell office:value="0.573697194020697" office:value-type="float"/>
          <table:table-cell office:value="0.608133160528729" office:value-type="float"/>
          <table:table-cell office:value="0.6347164197730617" office:value-type="float"/>
          <table:table-cell office:value="0.6575965047310539" office:value-type="float"/>
          <table:table-cell office:value="0.719977965897931" office:value-type="float"/>
          <table:table-cell office:value="0.434849863056538" office:value-type="float"/>
          <table:table-cell office:value="0.4858811154482887" office:value-type="float"/>
          <table:table-cell office:value="0.508786741126625" office:value-type="float"/>
          <table:table-cell office:value="0.5318572947576369" office:value-type="float"/>
          <table:table-cell office:value="0.595884426952709" office:value-type="float"/>
        </table:table-row>
        <table:table-row>
          <table:table-cell office:value-type="string">
            <text:p>NUKnightLab__TimelineJS</text:p>
          </table:table-cell>
          <table:table-cell office:value="0.7956716369910918" office:value-type="float"/>
          <table:table-cell office:value="0.8079622893270378" office:value-type="float"/>
          <table:table-cell office:value="0.8102926032629858" office:value-type="float"/>
          <table:table-cell office:value="0.8236708729145749" office:value-type="float"/>
          <table:table-cell office:value="0.8418536372213341" office:value-type="float"/>
          <table:table-cell office:value="0.5731412686929166" office:value-type="float"/>
          <table:table-cell office:value="0.6104771427705223" office:value-type="float"/>
          <table:table-cell office:value="0.6320294130823749" office:value-type="float"/>
          <table:table-cell office:value="0.6329597787264097" office:value-type="float"/>
          <table:table-cell office:value="0.6482040702838381" office:value-type="float"/>
          <table:table-cell office:value="0.46482064011383295" office:value-type="float"/>
          <table:table-cell office:value="0.48104148050239004" office:value-type="float"/>
          <table:table-cell office:value="0.4846100728803795" office:value-type="float"/>
          <table:table-cell office:value="0.5033823693989612" office:value-type="float"/>
          <table:table-cell office:value="0.5119389516680662" office:value-type="float"/>
          <table:table-cell office:value="0.6154785533309266" office:value-type="float"/>
          <table:table-cell office:value="0.6537156715481844" office:value-type="float"/>
          <table:table-cell office:value="0.6837276515835373" office:value-type="float"/>
          <table:table-cell office:value="0.6905388149183146" office:value-type="float"/>
          <table:table-cell office:value="0.6989450161397958" office:value-type="float"/>
          <table:table-cell office:value="0.48894943138393787" office:value-type="float"/>
          <table:table-cell office:value="0.49417616096988104" office:value-type="float"/>
          <table:table-cell office:value="0.5131725953698619" office:value-type="float"/>
          <table:table-cell office:value="0.5320605141285663" office:value-type="float"/>
          <table:table-cell office:value="0.5421931889995979" office:value-type="float"/>
        </table:table-row>
        <table:table-row>
          <table:table-cell office:value-type="string">
            <text:p>ember-cli__ember-cli</text:p>
          </table:table-cell>
          <table:table-cell office:value="0.7171314911621983" office:value-type="float"/>
          <table:table-cell office:value="0.776553289305703" office:value-type="float"/>
          <table:table-cell office:value="0.7953147958090072" office:value-type="float"/>
          <table:table-cell office:value="0.8104523593349326" office:value-type="float"/>
          <table:table-cell office:value="0.852129153167491" office:value-type="float"/>
          <table:table-cell office:value="0.4976502526341046" office:value-type="float"/>
          <table:table-cell office:value="0.578770830762995" office:value-type="float"/>
          <table:table-cell office:value="0.5953510735969115" office:value-type="float"/>
          <table:table-cell office:value="0.6083520680992777" office:value-type="float"/>
          <table:table-cell office:value="0.7272716747052073" office:value-type="float"/>
          <table:table-cell office:value="0.3847302479914836" office:value-type="float"/>
          <table:table-cell office:value="0.44040863620688986" office:value-type="float"/>
          <table:table-cell office:value="0.4596397246314867" office:value-type="float"/>
          <table:table-cell office:value="0.47625538461385486" office:value-type="float"/>
          <table:table-cell office:value="0.5643860485297211" office:value-type="float"/>
          <table:table-cell office:value="0.5625045854561812" office:value-type="float"/>
          <table:table-cell office:value="0.6074592947073715" office:value-type="float"/>
          <table:table-cell office:value="0.624946207730215" office:value-type="float"/>
          <table:table-cell office:value="0.644656107729373" office:value-type="float"/>
          <table:table-cell office:value="0.7305960262873" office:value-type="float"/>
          <table:table-cell office:value="0.3229270619415088" office:value-type="float"/>
          <table:table-cell office:value="0.4733217521029002" office:value-type="float"/>
          <table:table-cell office:value="0.4939315219965056" office:value-type="float"/>
          <table:table-cell office:value="0.511328775044128" office:value-type="float"/>
          <table:table-cell office:value="0.5755382031673253" office:value-type="float"/>
        </table:table-row>
        <table:table-row>
          <table:table-cell office:value-type="string">
            <text:p>pixijs__pixi.js</text:p>
          </table:table-cell>
          <table:table-cell office:value="0.7118517109497317" office:value-type="float"/>
          <table:table-cell office:value="0.803076119369298" office:value-type="float"/>
          <table:table-cell office:value="0.8169192800167225" office:value-type="float"/>
          <table:table-cell office:value="0.8301419211613317" office:value-type="float"/>
          <table:table-cell office:value="0.8839223109987115" office:value-type="float"/>
          <table:table-cell office:value="0.5028546451845934" office:value-type="float"/>
          <table:table-cell office:value="0.5692481893830186" office:value-type="float"/>
          <table:table-cell office:value="0.5884575667016533" office:value-type="float"/>
          <table:table-cell office:value="0.6040876318705508" office:value-type="float"/>
          <table:table-cell office:value="0.6725826222550324" office:value-type="float"/>
          <table:table-cell office:value="0.3618645409959592" office:value-type="float"/>
          <table:table-cell office:value="0.4446999371331344" office:value-type="float"/>
          <table:table-cell office:value="0.467311679642476" office:value-type="float"/>
          <table:table-cell office:value="0.4892927393850776" office:value-type="float"/>
          <table:table-cell office:value="0.5674651692037956" office:value-type="float"/>
          <table:table-cell office:value="0.5566703842739034" office:value-type="float"/>
          <table:table-cell office:value="0.6061476933145941" office:value-type="float"/>
          <table:table-cell office:value="0.625158797702068" office:value-type="float"/>
          <table:table-cell office:value="0.6497850203952309" office:value-type="float"/>
          <table:table-cell office:value="0.7652176188789584" office:value-type="float"/>
          <table:table-cell office:value="0.3351541585869989" office:value-type="float"/>
          <table:table-cell office:value="0.4637917239238115" office:value-type="float"/>
          <table:table-cell office:value="0.4823415658295195" office:value-type="float"/>
          <table:table-cell office:value="0.5043409951508836" office:value-type="float"/>
          <table:table-cell office:value="0.6278901846418391" office:value-type="float"/>
        </table:table-row>
        <table:table-row>
          <table:table-cell office:value-type="string">
            <text:p>prawnpdf__prawn</text:p>
          </table:table-cell>
          <table:table-cell office:value="0.709898568807726" office:value-type="float"/>
          <table:table-cell office:value="0.8056700148040088" office:value-type="float"/>
          <table:table-cell office:value="0.8225762324555728" office:value-type="float"/>
          <table:table-cell office:value="0.8350831884322323" office:value-type="float"/>
          <table:table-cell office:value="0.8672872170288783" office:value-type="float"/>
          <table:table-cell office:value="0.46716813349916303" office:value-type="float"/>
          <table:table-cell office:value="0.6021385805821547" office:value-type="float"/>
          <table:table-cell office:value="0.6187734231011711" office:value-type="float"/>
          <table:table-cell office:value="0.6343228584875916" office:value-type="float"/>
          <table:table-cell office:value="0.6855070035677024" office:value-type="float"/>
          <table:table-cell office:value="0.394999892375164" office:value-type="float"/>
          <table:table-cell office:value="0.46937866755902735" office:value-type="float"/>
          <table:table-cell office:value="0.4937077476196693" office:value-type="float"/>
          <table:table-cell office:value="0.5266524792256588" office:value-type="float"/>
          <table:table-cell office:value="0.5923599597760237" office:value-type="float"/>
          <table:table-cell office:value="0.5714304967382603" office:value-type="float"/>
          <table:table-cell office:value="0.6341787898030928" office:value-type="float"/>
          <table:table-cell office:value="0.6506130011350503" office:value-type="float"/>
          <table:table-cell office:value="0.672877332756668" office:value-type="float"/>
          <table:table-cell office:value="0.7319248169629802" office:value-type="float"/>
          <table:table-cell office:value="0.3382698453154729" office:value-type="float"/>
          <table:table-cell office:value="0.4900655840479878" office:value-type="float"/>
          <table:table-cell office:value="0.5153118100763787" office:value-type="float"/>
          <table:table-cell office:value="0.5388095888833454" office:value-type="float"/>
          <table:table-cell office:value="0.5711388664867414" office:value-type="float"/>
        </table:table-row>
        <table:table-row>
          <table:table-cell office:value-type="string">
            <text:p>ustbhuangyi__better-scroll</text:p>
          </table:table-cell>
          <table:table-cell office:value="0.7449102702815419" office:value-type="float"/>
          <table:table-cell office:value="0.7460398129601776" office:value-type="float"/>
          <table:table-cell office:value="0.7790129550687062" office:value-type="float"/>
          <table:table-cell office:value="0.7941613223205495" office:value-type="float"/>
          <table:table-cell office:value="0.7985877122760655" office:value-type="float"/>
          <table:table-cell office:value="0.5592660497898183" office:value-type="float"/>
          <table:table-cell office:value="0.5769383246032235" office:value-type="float"/>
          <table:table-cell office:value="0.5979637969986094" office:value-type="float"/>
          <table:table-cell office:value="0.6077728769209055" office:value-type="float"/>
          <table:table-cell office:value="0.6093270374363283" office:value-type="float"/>
          <table:table-cell office:value="0.48426275027485716" office:value-type="float"/>
          <table:table-cell office:value="0.48489669438465294" office:value-type="float"/>
          <table:table-cell office:value="0.4907804553699869" office:value-type="float"/>
          <table:table-cell office:value="0.4991466902998529" office:value-type="float"/>
          <table:table-cell office:value="0.5255661586909538" office:value-type="float"/>
          <table:table-cell office:value="0.6434632862491556" office:value-type="float"/>
          <table:table-cell office:value="0.6440436232077233" office:value-type="float"/>
          <table:table-cell office:value="0.6797828903098942" office:value-type="float"/>
          <table:table-cell office:value="0.6838817284614221" office:value-type="float"/>
          <table:table-cell office:value="0.7320865620079859" office:value-type="float"/>
          <table:table-cell office:value="0.4069663964970667" office:value-type="float"/>
          <table:table-cell office:value="0.43647471078792643" office:value-type="float"/>
          <table:table-cell office:value="0.44988412871602557" office:value-type="float"/>
          <table:table-cell office:value="0.4951087379177122" office:value-type="float"/>
          <table:table-cell office:value="0.4993896335787356" office:value-type="float"/>
        </table:table-row>
        <table:table-row>
          <table:table-cell office:value-type="string">
            <text:p>fex-team__fis3</text:p>
          </table:table-cell>
          <table:table-cell office:value="0.712172499442429" office:value-type="float"/>
          <table:table-cell office:value="0.7287551449263356" office:value-type="float"/>
          <table:table-cell office:value="0.7383233150410293" office:value-type="float"/>
          <table:table-cell office:value="0.7445241078432618" office:value-type="float"/>
          <table:table-cell office:value="0.7704028311041539" office:value-type="float"/>
          <table:table-cell office:value="0.5835011004297068" office:value-type="float"/>
          <table:table-cell office:value="0.5867014397150055" office:value-type="float"/>
          <table:table-cell office:value="0.5926900231595298" office:value-type="float"/>
          <table:table-cell office:value="0.5978583543051726" office:value-type="float"/>
          <table:table-cell office:value="0.619028807837888" office:value-type="float"/>
          <table:table-cell office:value="0.465507689964981" office:value-type="float"/>
          <table:table-cell office:value="0.48080073807065254" office:value-type="float"/>
          <table:table-cell office:value="0.4951789436771035" office:value-type="float"/>
          <table:table-cell office:value="0.5007509272141143" office:value-type="float"/>
          <table:table-cell office:value="0.5246406931640542" office:value-type="float"/>
          <table:table-cell office:value="0.6700830737477659" office:value-type="float"/>
          <table:table-cell office:value="0.6768736831124949" office:value-type="float"/>
          <table:table-cell office:value="0.6819023298613963" office:value-type="float"/>
          <table:table-cell office:value="0.6880164908705262" office:value-type="float"/>
          <table:table-cell office:value="0.713396060088616" office:value-type="float"/>
          <table:table-cell office:value="0.371958450228589" office:value-type="float"/>
          <table:table-cell office:value="0.4289008293405759" office:value-type="float"/>
          <table:table-cell office:value="0.44572324176183997" office:value-type="float"/>
          <table:table-cell office:value="0.4646877653514405" office:value-type="float"/>
          <table:table-cell office:value="0.5154052347520501" office:value-type="float"/>
        </table:table-row>
        <table:table-row>
          <table:table-cell office:value-type="string">
            <text:p>nteract__hydrogen</text:p>
          </table:table-cell>
          <table:table-cell office:value="0.7155733669208475" office:value-type="float"/>
          <table:table-cell office:value="0.763099090554821" office:value-type="float"/>
          <table:table-cell office:value="0.7951792159357343" office:value-type="float"/>
          <table:table-cell office:value="0.8174934584977486" office:value-type="float"/>
          <table:table-cell office:value="0.855993606560792" office:value-type="float"/>
          <table:table-cell office:value="0.5086839597690762" office:value-type="float"/>
          <table:table-cell office:value="0.5702796568115005" office:value-type="float"/>
          <table:table-cell office:value="0.5812702307297448" office:value-type="float"/>
          <table:table-cell office:value="0.5945754354899789" office:value-type="float"/>
          <table:table-cell office:value="0.6307126311740421" office:value-type="float"/>
          <table:table-cell office:value="0.3819761294497236" office:value-type="float"/>
          <table:table-cell office:value="0.4466164481827451" office:value-type="float"/>
          <table:table-cell office:value="0.4684682978891569" office:value-type="float"/>
          <table:table-cell office:value="0.48599683587767895" office:value-type="float"/>
          <table:table-cell office:value="0.5353132709133795" office:value-type="float"/>
          <table:table-cell office:value="0.5487302567923582" office:value-type="float"/>
          <table:table-cell office:value="0.601970056658258" office:value-type="float"/>
          <table:table-cell office:value="0.6231672090552551" office:value-type="float"/>
          <table:table-cell office:value="0.6437424832350667" office:value-type="float"/>
          <table:table-cell office:value="0.7100225732265159" office:value-type="float"/>
          <table:table-cell office:value="0.37577054477791083" office:value-type="float"/>
          <table:table-cell office:value="0.4706678354844417" office:value-type="float"/>
          <table:table-cell office:value="0.5025718167031925" office:value-type="float"/>
          <table:table-cell office:value="0.5252532307783779" office:value-type="float"/>
          <table:table-cell office:value="0.5848658986486235" office:value-type="float"/>
        </table:table-row>
        <table:table-row>
          <table:table-cell office:value-type="string">
            <text:p>facebook__PathPicker</text:p>
          </table:table-cell>
          <table:table-cell office:value="0.7203692862391035" office:value-type="float"/>
          <table:table-cell office:value="0.7860967010705254" office:value-type="float"/>
          <table:table-cell office:value="0.8045497355207344" office:value-type="float"/>
          <table:table-cell office:value="0.8227161175798786" office:value-type="float"/>
          <table:table-cell office:value="0.8660455998324059" office:value-type="float"/>
          <table:table-cell office:value="0.53995370433063" office:value-type="float"/>
          <table:table-cell office:value="0.5985276258084411" office:value-type="float"/>
          <table:table-cell office:value="0.6125092585479693" office:value-type="float"/>
          <table:table-cell office:value="0.6332042098017194" office:value-type="float"/>
          <table:table-cell office:value="0.7128541692079529" office:value-type="float"/>
          <table:table-cell office:value="0.4287848873291784" office:value-type="float"/>
          <table:table-cell office:value="0.46567695138680454" office:value-type="float"/>
          <table:table-cell office:value="0.4970687122221299" office:value-type="float"/>
          <table:table-cell office:value="0.5296344877590048" office:value-type="float"/>
          <table:table-cell office:value="0.5638348744835127" office:value-type="float"/>
          <table:table-cell office:value="0.5926149285027938" office:value-type="float"/>
          <table:table-cell office:value="0.631707561701308" office:value-type="float"/>
          <table:table-cell office:value="0.6479228505685231" office:value-type="float"/>
          <table:table-cell office:value="0.6815855069350789" office:value-type="float"/>
          <table:table-cell office:value="0.7798506377967066" office:value-type="float"/>
          <table:table-cell office:value="0.39296483752203165" office:value-type="float"/>
          <table:table-cell office:value="0.4858431881637795" office:value-type="float"/>
          <table:table-cell office:value="0.5127635057771526" office:value-type="float"/>
          <table:table-cell office:value="0.5397927167354988" office:value-type="float"/>
          <table:table-cell office:value="0.6163210174027973" office:value-type="float"/>
        </table:table-row>
        <table:table-row>
          <table:table-cell office:value-type="string">
            <text:p>arunoda__meteor-up</text:p>
          </table:table-cell>
          <table:table-cell office:value="0.686490825198534" office:value-type="float"/>
          <table:table-cell office:value="0.7470905340956436" office:value-type="float"/>
          <table:table-cell office:value="0.7623759662980514" office:value-type="float"/>
          <table:table-cell office:value="0.7799440984831297" office:value-type="float"/>
          <table:table-cell office:value="0.8218216674417734" office:value-type="float"/>
          <table:table-cell office:value="0.5196696444959068" office:value-type="float"/>
          <table:table-cell office:value="0.5712548466342391" office:value-type="float"/>
          <table:table-cell office:value="0.585236621890933" office:value-type="float"/>
          <table:table-cell office:value="0.6009630376548027" office:value-type="float"/>
          <table:table-cell office:value="0.647752894218584" office:value-type="float"/>
          <table:table-cell office:value="0.37600513109717926" office:value-type="float"/>
          <table:table-cell office:value="0.4476118068761292" office:value-type="float"/>
          <table:table-cell office:value="0.4657172189345736" office:value-type="float"/>
          <table:table-cell office:value="0.48387044995411094" office:value-type="float"/>
          <table:table-cell office:value="0.5644193645403441" office:value-type="float"/>
          <table:table-cell office:value="0.5395363822756043" office:value-type="float"/>
          <table:table-cell office:value="0.5932833771298399" office:value-type="float"/>
          <table:table-cell office:value="0.6112775280710461" office:value-type="float"/>
          <table:table-cell office:value="0.632717994572971" office:value-type="float"/>
          <table:table-cell office:value="0.7163922565619588" office:value-type="float"/>
          <table:table-cell office:value="0.4093134410415377" office:value-type="float"/>
          <table:table-cell office:value="0.4800485929899257" office:value-type="float"/>
          <table:table-cell office:value="0.4993056647692446" office:value-type="float"/>
          <table:table-cell office:value="0.5193351595560574" office:value-type="float"/>
          <table:table-cell office:value="0.5958480835423063" office:value-type="float"/>
        </table:table-row>
        <table:table-row>
          <table:table-cell office:value-type="string">
            <text:p>mishoo__UglifyJS2</text:p>
          </table:table-cell>
          <table:table-cell office:value="0.7469609559579683" office:value-type="float"/>
          <table:table-cell office:value="0.8035410144879203" office:value-type="float"/>
          <table:table-cell office:value="0.8164035185262737" office:value-type="float"/>
          <table:table-cell office:value="0.8279534542947485" office:value-type="float"/>
          <table:table-cell office:value="0.8486508353066177" office:value-type="float"/>
          <table:table-cell office:value="0.5246973255088724" office:value-type="float"/>
          <table:table-cell office:value="0.5577470682336318" office:value-type="float"/>
          <table:table-cell office:value="0.5803406007199355" office:value-type="float"/>
          <table:table-cell office:value="0.6007415637834188" office:value-type="float"/>
          <table:table-cell office:value="0.6532425436496747" office:value-type="float"/>
          <table:table-cell office:value="0.41737994232693826" office:value-type="float"/>
          <table:table-cell office:value="0.44264675682537724" office:value-type="float"/>
          <table:table-cell office:value="0.4649536782843197" office:value-type="float"/>
          <table:table-cell office:value="0.4811203824844768" office:value-type="float"/>
          <table:table-cell office:value="0.5095804195592951" office:value-type="float"/>
          <table:table-cell office:value="0.5926616483994389" office:value-type="float"/>
          <table:table-cell office:value="0.6214733558701586" office:value-type="float"/>
          <table:table-cell office:value="0.6401953557917789" office:value-type="float"/>
          <table:table-cell office:value="0.6521021361136684" office:value-type="float"/>
          <table:table-cell office:value="0.688371220938764" office:value-type="float"/>
          <table:table-cell office:value="0.3918679370333574" office:value-type="float"/>
          <table:table-cell office:value="0.488859914158799" office:value-type="float"/>
          <table:table-cell office:value="0.5100009316862153" office:value-type="float"/>
          <table:table-cell office:value="0.5218690182907311" office:value-type="float"/>
          <table:table-cell office:value="0.5876033014421901" office:value-type="float"/>
        </table:table-row>
        <table:table-row>
          <table:table-cell office:value-type="string">
            <text:p>syl20bnr__spacemacs</text:p>
          </table:table-cell>
          <table:table-cell office:value="0.7001811448762538" office:value-type="float"/>
          <table:table-cell office:value="0.780021122419148" office:value-type="float"/>
          <table:table-cell office:value="0.796667691863941" office:value-type="float"/>
          <table:table-cell office:value="0.8112170665465595" office:value-type="float"/>
          <table:table-cell office:value="0.8553029682116234" office:value-type="float"/>
          <table:table-cell office:value="0.48576674380393037" office:value-type="float"/>
          <table:table-cell office:value="0.5678381407836642" office:value-type="float"/>
          <table:table-cell office:value="0.5892749581054781" office:value-type="float"/>
          <table:table-cell office:value="0.6058023357553124" office:value-type="float"/>
          <table:table-cell office:value="0.6693531142119242" office:value-type="float"/>
          <table:table-cell office:value="0.3731717389327309" office:value-type="float"/>
          <table:table-cell office:value="0.4476449713924908" office:value-type="float"/>
          <table:table-cell office:value="0.46868958351377665" office:value-type="float"/>
          <table:table-cell office:value="0.48893584990405503" office:value-type="float"/>
          <table:table-cell office:value="0.5665620178115955" office:value-type="float"/>
          <table:table-cell office:value="0.5087545598044791" office:value-type="float"/>
          <table:table-cell office:value="0.6129864617777975" office:value-type="float"/>
          <table:table-cell office:value="0.6319299762173447" office:value-type="float"/>
          <table:table-cell office:value="0.6540585667618077" office:value-type="float"/>
          <table:table-cell office:value="0.7216775825440732" office:value-type="float"/>
          <table:table-cell office:value="0.36554446864746365" office:value-type="float"/>
          <table:table-cell office:value="0.46239311234073394" office:value-type="float"/>
          <table:table-cell office:value="0.4883399011104326" office:value-type="float"/>
          <table:table-cell office:value="0.5061669149886949" office:value-type="float"/>
          <table:table-cell office:value="0.6369860360062026" office:value-type="float"/>
        </table:table-row>
        <table:table-row>
          <table:table-cell office:value-type="string">
            <text:p>checkstyle__checkstyle</text:p>
          </table:table-cell>
          <table:table-cell office:value="0.7119652555392711" office:value-type="float"/>
          <table:table-cell office:value="0.8004211432785386" office:value-type="float"/>
          <table:table-cell office:value="0.8114694010599104" office:value-type="float"/>
          <table:table-cell office:value="0.8228602444469459" office:value-type="float"/>
          <table:table-cell office:value="0.86317395619322" office:value-type="float"/>
          <table:table-cell office:value="0.5443251065373026" office:value-type="float"/>
          <table:table-cell office:value="0.5975382514090297" office:value-type="float"/>
          <table:table-cell office:value="0.6158311619714636" office:value-type="float"/>
          <table:table-cell office:value="0.6347961594770566" office:value-type="float"/>
          <table:table-cell office:value="0.6801637911420941" office:value-type="float"/>
          <table:table-cell office:value="0.41380067921600194" office:value-type="float"/>
          <table:table-cell office:value="0.45570277403970305" office:value-type="float"/>
          <table:table-cell office:value="0.4729161763934119" office:value-type="float"/>
          <table:table-cell office:value="0.4922947144395384" office:value-type="float"/>
          <table:table-cell office:value="0.5419980867403886" office:value-type="float"/>
          <table:table-cell office:value="0.581915660272055" office:value-type="float"/>
          <table:table-cell office:value="0.616409509376334" office:value-type="float"/>
          <table:table-cell office:value="0.6289333339038659" office:value-type="float"/>
          <table:table-cell office:value="0.6549862599769427" office:value-type="float"/>
          <table:table-cell office:value="0.717333524300378" office:value-type="float"/>
          <table:table-cell office:value="0.4131206520388393" office:value-type="float"/>
          <table:table-cell office:value="0.4800013384210542" office:value-type="float"/>
          <table:table-cell office:value="0.4966994430599539" office:value-type="float"/>
          <table:table-cell office:value="0.5159476489351451" office:value-type="float"/>
          <table:table-cell office:value="0.5816714427614136" office:value-type="float"/>
        </table:table-row>
        <table:table-row>
          <table:table-cell office:value-type="string">
            <text:p>electron-userland__electron-builder</text:p>
          </table:table-cell>
          <table:table-cell office:value="0.6826706355863145" office:value-type="float"/>
          <table:table-cell office:value="0.7439134733166883" office:value-type="float"/>
          <table:table-cell office:value="0.7705219885004028" office:value-type="float"/>
          <table:table-cell office:value="0.794619056147471" office:value-type="float"/>
          <table:table-cell office:value="0.8424069051515028" office:value-type="float"/>
          <table:table-cell office:value="0.5278493291369701" office:value-type="float"/>
          <table:table-cell office:value="0.5757877294424032" office:value-type="float"/>
          <table:table-cell office:value="0.5890364188875032" office:value-type="float"/>
          <table:table-cell office:value="0.6034215675316162" office:value-type="float"/>
          <table:table-cell office:value="0.6759924003007942" office:value-type="float"/>
          <table:table-cell office:value="0.3644582802361914" office:value-type="float"/>
          <table:table-cell office:value="0.4315708691388851" office:value-type="float"/>
          <table:table-cell office:value="0.4450792069867359" office:value-type="float"/>
          <table:table-cell office:value="0.46521479850910974" office:value-type="float"/>
          <table:table-cell office:value="0.5597360806188126" office:value-type="float"/>
          <table:table-cell office:value="0.5346562447625314" office:value-type="float"/>
          <table:table-cell office:value="0.602988561096927" office:value-type="float"/>
          <table:table-cell office:value="0.6287430591437495" office:value-type="float"/>
          <table:table-cell office:value="0.6503243281824957" office:value-type="float"/>
          <table:table-cell office:value="0.7432949960117616" office:value-type="float"/>
          <table:table-cell office:value="0.3324837402925077" office:value-type="float"/>
          <table:table-cell office:value="0.45179344264761323" office:value-type="float"/>
          <table:table-cell office:value="0.4877193967957973" office:value-type="float"/>
          <table:table-cell office:value="0.5195091100835294" office:value-type="float"/>
          <table:table-cell office:value="0.592645942197643" office:value-type="float"/>
        </table:table-row>
        <table:table-row>
          <table:table-cell office:value-type="string">
            <text:p>bigspaceship__shine.js</text:p>
          </table:table-cell>
          <table:table-cell office:value="0.8310943084279514" office:value-type="float"/>
          <table:table-cell office:value="0.8310943084279514" office:value-type="float"/>
          <table:table-cell office:value="0.8310943084279514" office:value-type="float"/>
          <table:table-cell office:value="0.8310943084279514" office:value-type="float"/>
          <table:table-cell office:value="0.835668276256049" office:value-type="float"/>
          <table:table-cell office:value="0.583770922384653" office:value-type="float"/>
          <table:table-cell office:value="0.583770922384653" office:value-type="float"/>
          <table:table-cell office:value="0.583770922384653" office:value-type="float"/>
          <table:table-cell office:value="0.583770922384653" office:value-type="float"/>
          <table:table-cell office:value="0.6115362216302933" office:value-type="float"/>
          <table:table-cell office:value="0.4709912007781053" office:value-type="float"/>
          <table:table-cell office:value="0.4709912007781053" office:value-type="float"/>
          <table:table-cell office:value="0.4709912007781053" office:value-type="float"/>
          <table:table-cell office:value="0.4709912007781053" office:value-type="float"/>
          <table:table-cell office:value="0.4893226396667712" office:value-type="float"/>
          <table:table-cell office:value="0.6266006079980786" office:value-type="float"/>
          <table:table-cell office:value="0.6266006079980786" office:value-type="float"/>
          <table:table-cell office:value="0.6266006079980786" office:value-type="float"/>
          <table:table-cell office:value="0.6266006079980786" office:value-type="float"/>
          <table:table-cell office:value="0.6805807252246876" office:value-type="float"/>
          <table:table-cell office:value="0.5080983057665951" office:value-type="float"/>
          <table:table-cell office:value="0.5080983057665951" office:value-type="float"/>
          <table:table-cell office:value="0.5080983057665951" office:value-type="float"/>
          <table:table-cell office:value="0.5080983057665951" office:value-type="float"/>
          <table:table-cell office:value="0.5460398126385414" office:value-type="float"/>
        </table:table-row>
        <table:table-row>
          <table:table-cell office:value-type="string">
            <text:p>rashidkpc__kibana2</text:p>
          </table:table-cell>
          <table:table-cell office:value="0.7727381875159958" office:value-type="float"/>
          <table:table-cell office:value="0.8012395299717289" office:value-type="float"/>
          <table:table-cell office:value="0.8088019027592279" office:value-type="float"/>
          <table:table-cell office:value="0.8135807127039728" office:value-type="float"/>
          <table:table-cell office:value="0.8338935738993627" office:value-type="float"/>
          <table:table-cell office:value="0.5606168184107687" office:value-type="float"/>
          <table:table-cell office:value="0.5914735985395113" office:value-type="float"/>
          <table:table-cell office:value="0.6018473719463824" office:value-type="float"/>
          <table:table-cell office:value="0.6091586096655941" office:value-type="float"/>
          <table:table-cell office:value="0.6266691120885397" office:value-type="float"/>
          <table:table-cell office:value="0.46516024168443887" office:value-type="float"/>
          <table:table-cell office:value="0.49645608306523603" office:value-type="float"/>
          <table:table-cell office:value="0.5138435661249342" office:value-type="float"/>
          <table:table-cell office:value="0.5447390107740434" office:value-type="float"/>
          <table:table-cell office:value="0.6055342226088443" office:value-type="float"/>
          <table:table-cell office:value="0.6135082430506751" office:value-type="float"/>
          <table:table-cell office:value="0.6318918221197178" office:value-type="float"/>
          <table:table-cell office:value="0.6408112075628006" office:value-type="float"/>
          <table:table-cell office:value="0.6571224314851849" office:value-type="float"/>
          <table:table-cell office:value="0.7391847750199096" office:value-type="float"/>
          <table:table-cell office:value="0.4631256422291432" office:value-type="float"/>
          <table:table-cell office:value="0.4910555856448303" office:value-type="float"/>
          <table:table-cell office:value="0.5121514704850664" office:value-type="float"/>
          <table:table-cell office:value="0.5379992189777026" office:value-type="float"/>
          <table:table-cell office:value="0.5596962305797646" office:value-type="float"/>
        </table:table-row>
        <table:table-row>
          <table:table-cell office:value-type="string">
            <text:p>socketstream__socketstream</text:p>
          </table:table-cell>
          <table:table-cell office:value="0.7122909644006165" office:value-type="float"/>
          <table:table-cell office:value="0.7875428390864282" office:value-type="float"/>
          <table:table-cell office:value="0.799300573454019" office:value-type="float"/>
          <table:table-cell office:value="0.8159285580734799" office:value-type="float"/>
          <table:table-cell office:value="0.8452811798525366" office:value-type="float"/>
          <table:table-cell office:value="0.5386694525099971" office:value-type="float"/>
          <table:table-cell office:value="0.582050754544852" office:value-type="float"/>
          <table:table-cell office:value="0.5937992514656393" office:value-type="float"/>
          <table:table-cell office:value="0.6143403834498049" office:value-type="float"/>
          <table:table-cell office:value="0.6543491654299247" office:value-type="float"/>
          <table:table-cell office:value="0.35380143870729164" office:value-type="float"/>
          <table:table-cell office:value="0.4559149713135343" office:value-type="float"/>
          <table:table-cell office:value="0.47414805000813354" office:value-type="float"/>
          <table:table-cell office:value="0.49115365297672064" office:value-type="float"/>
          <table:table-cell office:value="0.578826397033382" office:value-type="float"/>
          <table:table-cell office:value="0.5202960496171896" office:value-type="float"/>
          <table:table-cell office:value="0.6141943216941702" office:value-type="float"/>
          <table:table-cell office:value="0.6360756084986925" office:value-type="float"/>
          <table:table-cell office:value="0.6549062850708547" office:value-type="float"/>
          <table:table-cell office:value="0.7251698720563022" office:value-type="float"/>
          <table:table-cell office:value="0.4107601238481221" office:value-type="float"/>
          <table:table-cell office:value="0.4826101173289585" office:value-type="float"/>
          <table:table-cell office:value="0.5034581977497761" office:value-type="float"/>
          <table:table-cell office:value="0.5308483427530709" office:value-type="float"/>
          <table:table-cell office:value="0.5955796164801044" office:value-type="float"/>
        </table:table-row>
        <table:table-row>
          <table:table-cell office:value-type="string">
            <text:p>dotnet__corefx</text:p>
          </table:table-cell>
          <table:table-cell office:value="0.7008585581650987" office:value-type="float"/>
          <table:table-cell office:value="0.7961933047357197" office:value-type="float"/>
          <table:table-cell office:value="0.8108931723117128" office:value-type="float"/>
          <table:table-cell office:value="0.8231674528640681" office:value-type="float"/>
          <table:table-cell office:value="0.8843525329839951" office:value-type="float"/>
          <table:table-cell office:value="0.5240943138079583" office:value-type="float"/>
          <table:table-cell office:value="0.5827344593492219" office:value-type="float"/>
          <table:table-cell office:value="0.5999825861063777" office:value-type="float"/>
          <table:table-cell office:value="0.6149235047430951" office:value-type="float"/>
          <table:table-cell office:value="0.6938568994382035" office:value-type="float"/>
          <table:table-cell office:value="0.3722502558545375" office:value-type="float"/>
          <table:table-cell office:value="0.4551280215100174" office:value-type="float"/>
          <table:table-cell office:value="0.47496762940254755" office:value-type="float"/>
          <table:table-cell office:value="0.49611623895907975" office:value-type="float"/>
          <table:table-cell office:value="0.5756348854906478" office:value-type="float"/>
          <table:table-cell office:value="0.5366917260472901" office:value-type="float"/>
          <table:table-cell office:value="0.6101695391934372" office:value-type="float"/>
          <table:table-cell office:value="0.6285206078623194" office:value-type="float"/>
          <table:table-cell office:value="0.6446684156830585" office:value-type="float"/>
          <table:table-cell office:value="0.7437033688514156" office:value-type="float"/>
          <table:table-cell office:value="0.3356273028733995" office:value-type="float"/>
          <table:table-cell office:value="0.4816286757279827" office:value-type="float"/>
          <table:table-cell office:value="0.5000720651082042" office:value-type="float"/>
          <table:table-cell office:value="0.5184217884500337" office:value-type="float"/>
          <table:table-cell office:value="0.5972937475958141" office:value-type="float"/>
        </table:table-row>
        <table:table-row>
          <table:table-cell office:value-type="string">
            <text:p>tobegit3hub__seagull</text:p>
          </table:table-cell>
          <table:table-cell office:value="0.7832828031055369" office:value-type="float"/>
          <table:table-cell office:value="0.7921070937899268" office:value-type="float"/>
          <table:table-cell office:value="0.7931808629009762" office:value-type="float"/>
          <table:table-cell office:value="0.8026679091669536" office:value-type="float"/>
          <table:table-cell office:value="0.8026679091669536" office:value-type="float"/>
          <table:table-cell office:value="0.6019019742655392" office:value-type="float"/>
          <table:table-cell office:value="0.6195601416432297" office:value-type="float"/>
          <table:table-cell office:value="0.6385852240790819" office:value-type="float"/>
          <table:table-cell office:value="0.6470876449495777" office:value-type="float"/>
          <table:table-cell office:value="0.6470876449495777" office:value-type="float"/>
          <table:table-cell office:value="0.45372492634823575" office:value-type="float"/>
          <table:table-cell office:value="0.4763599266255586" office:value-type="float"/>
          <table:table-cell office:value="0.4865715653369266" office:value-type="float"/>
          <table:table-cell office:value="0.5276406185887279" office:value-type="float"/>
          <table:table-cell office:value="0.5276406185887279" office:value-type="float"/>
          <table:table-cell office:value="0.6225859794781177" office:value-type="float"/>
          <table:table-cell office:value="0.6423030499061413" office:value-type="float"/>
          <table:table-cell office:value="0.6539060943542137" office:value-type="float"/>
          <table:table-cell office:value="0.6707746104828713" office:value-type="float"/>
          <table:table-cell office:value="0.6707746104828713" office:value-type="float"/>
          <table:table-cell office:value="0.49064913681066" office:value-type="float"/>
          <table:table-cell office:value="0.5185940746385542" office:value-type="float"/>
          <table:table-cell office:value="0.5221019471648002" office:value-type="float"/>
          <table:table-cell office:value="0.524298026689848" office:value-type="float"/>
          <table:table-cell office:value="0.524298026689848" office:value-type="float"/>
        </table:table-row>
        <table:table-row>
          <table:table-cell office:value-type="string">
            <text:p>go-mgo__mgo</text:p>
          </table:table-cell>
          <table:table-cell office:value="0.7520321813509063" office:value-type="float"/>
          <table:table-cell office:value="0.7774016384814681" office:value-type="float"/>
          <table:table-cell office:value="0.7912312474242671" office:value-type="float"/>
          <table:table-cell office:value="0.8247300693704698" office:value-type="float"/>
          <table:table-cell office:value="0.8552900103365562" office:value-type="float"/>
          <table:table-cell office:value="0.5820395106637788" office:value-type="float"/>
          <table:table-cell office:value="0.5947801783136788" office:value-type="float"/>
          <table:table-cell office:value="0.6077090782633118" office:value-type="float"/>
          <table:table-cell office:value="0.6383308894960195" office:value-type="float"/>
          <table:table-cell office:value="0.6996773503806606" office:value-type="float"/>
          <table:table-cell office:value="0.42220849301146446" office:value-type="float"/>
          <table:table-cell office:value="0.4636639809815909" office:value-type="float"/>
          <table:table-cell office:value="0.47776489765167496" office:value-type="float"/>
          <table:table-cell office:value="0.48177915619974465" office:value-type="float"/>
          <table:table-cell office:value="0.5191132665110292" office:value-type="float"/>
          <table:table-cell office:value="0.5747352147874487" office:value-type="float"/>
          <table:table-cell office:value="0.6191842087422017" office:value-type="float"/>
          <table:table-cell office:value="0.6405154889979854" office:value-type="float"/>
          <table:table-cell office:value="0.6675591998351871" office:value-type="float"/>
          <table:table-cell office:value="0.717980197918385" office:value-type="float"/>
          <table:table-cell office:value="0.44813832357298355" office:value-type="float"/>
          <table:table-cell office:value="0.5020886620168025" office:value-type="float"/>
          <table:table-cell office:value="0.5150849708160785" office:value-type="float"/>
          <table:table-cell office:value="0.5248307031472906" office:value-type="float"/>
          <table:table-cell office:value="0.585181244868102" office:value-type="float"/>
        </table:table-row>
        <table:table-row>
          <table:table-cell office:value-type="string">
            <text:p>grafana__grafana</text:p>
          </table:table-cell>
          <table:table-cell office:value="0.6893706467983604" office:value-type="float"/>
          <table:table-cell office:value="0.7864010947558887" office:value-type="float"/>
          <table:table-cell office:value="0.8059906954046591" office:value-type="float"/>
          <table:table-cell office:value="0.8202101527140122" office:value-type="float"/>
          <table:table-cell office:value="0.8822231023274979" office:value-type="float"/>
          <table:table-cell office:value="0.5123981667260962" office:value-type="float"/>
          <table:table-cell office:value="0.5864753672920838" office:value-type="float"/>
          <table:table-cell office:value="0.6031243518847529" office:value-type="float"/>
          <table:table-cell office:value="0.621178255146526" office:value-type="float"/>
          <table:table-cell office:value="0.7279591583244189" office:value-type="float"/>
          <table:table-cell office:value="0.3887058002951521" office:value-type="float"/>
          <table:table-cell office:value="0.47537113354976535" office:value-type="float"/>
          <table:table-cell office:value="0.49500521444213963" office:value-type="float"/>
          <table:table-cell office:value="0.5189676110568671" office:value-type="float"/>
          <table:table-cell office:value="0.5982784342270053" office:value-type="float"/>
          <table:table-cell office:value="0.5487778989042825" office:value-type="float"/>
          <table:table-cell office:value="0.6206000723697188" office:value-type="float"/>
          <table:table-cell office:value="0.6395848369964265" office:value-type="float"/>
          <table:table-cell office:value="0.662036079424428" office:value-type="float"/>
          <table:table-cell office:value="0.7464711862176547" office:value-type="float"/>
          <table:table-cell office:value="0.39273518318659045" office:value-type="float"/>
          <table:table-cell office:value="0.4941492523760166" office:value-type="float"/>
          <table:table-cell office:value="0.5151549530999825" office:value-type="float"/>
          <table:table-cell office:value="0.5338565959005757" office:value-type="float"/>
          <table:table-cell office:value="0.6196719207510224" office:value-type="float"/>
        </table:table-row>
        <table:table-row>
          <table:table-cell office:value-type="string">
            <text:p>HearthSim__Hearthstone-Deck-Tracker</text:p>
          </table:table-cell>
          <table:table-cell office:value="0.6879706692206438" office:value-type="float"/>
          <table:table-cell office:value="0.7652073900422466" office:value-type="float"/>
          <table:table-cell office:value="0.7919712176070695" office:value-type="float"/>
          <table:table-cell office:value="0.8098325582740922" office:value-type="float"/>
          <table:table-cell office:value="0.8539103592744253" office:value-type="float"/>
          <table:table-cell office:value="0.5039810630832346" office:value-type="float"/>
          <table:table-cell office:value="0.5812376209905937" office:value-type="float"/>
          <table:table-cell office:value="0.5968437363714347" office:value-type="float"/>
          <table:table-cell office:value="0.6178104988515306" office:value-type="float"/>
          <table:table-cell office:value="0.6859440173963898" office:value-type="float"/>
          <table:table-cell office:value="0.3383967466441369" office:value-type="float"/>
          <table:table-cell office:value="0.42336737126255175" office:value-type="float"/>
          <table:table-cell office:value="0.4511390179734758" office:value-type="float"/>
          <table:table-cell office:value="0.47801183317879026" office:value-type="float"/>
          <table:table-cell office:value="0.5925302199407619" office:value-type="float"/>
          <table:table-cell office:value="0.5440039963328461" office:value-type="float"/>
          <table:table-cell office:value="0.602474288574572" office:value-type="float"/>
          <table:table-cell office:value="0.6233767499754681" office:value-type="float"/>
          <table:table-cell office:value="0.6566082957596175" office:value-type="float"/>
          <table:table-cell office:value="0.7177241395047234" office:value-type="float"/>
          <table:table-cell office:value="0.29402433479795265" office:value-type="float"/>
          <table:table-cell office:value="0.4830845967016859" office:value-type="float"/>
          <table:table-cell office:value="0.5209116166904981" office:value-type="float"/>
          <table:table-cell office:value="0.5430620910071157" office:value-type="float"/>
          <table:table-cell office:value="0.6266373727516868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0.7312065639933484" office:value-type="float"/>
          <table:table-cell office:value="0.7744153623600204" office:value-type="float"/>
          <table:table-cell office:value="0.8000664005640893" office:value-type="float"/>
          <table:table-cell office:value="0.8095571107688158" office:value-type="float"/>
          <table:table-cell office:value="0.8395499237755513" office:value-type="float"/>
          <table:table-cell office:value="0.5406447076878889" office:value-type="float"/>
          <table:table-cell office:value="0.5716510154268712" office:value-type="float"/>
          <table:table-cell office:value="0.5909920419504" office:value-type="float"/>
          <table:table-cell office:value="0.6071821563889914" office:value-type="float"/>
          <table:table-cell office:value="0.6232621943392278" office:value-type="float"/>
          <table:table-cell office:value="0.4374867908685953" office:value-type="float"/>
          <table:table-cell office:value="0.47879020478886214" office:value-type="float"/>
          <table:table-cell office:value="0.49093575408638646" office:value-type="float"/>
          <table:table-cell office:value="0.5208012551186291" office:value-type="float"/>
          <table:table-cell office:value="0.560250391749376" office:value-type="float"/>
          <table:table-cell office:value="0.5894071739368479" office:value-type="float"/>
          <table:table-cell office:value="0.6123859956481139" office:value-type="float"/>
          <table:table-cell office:value="0.6402601892379303" office:value-type="float"/>
          <table:table-cell office:value="0.6566403441602536" office:value-type="float"/>
          <table:table-cell office:value="0.6913070922183083" office:value-type="float"/>
          <table:table-cell office:value="0.3258789779100767" office:value-type="float"/>
          <table:table-cell office:value="0.4281839946043884" office:value-type="float"/>
          <table:table-cell office:value="0.49311227833799653" office:value-type="float"/>
          <table:table-cell office:value="0.5241185332709575" office:value-type="float"/>
          <table:table-cell office:value="0.5842553650897901" office:value-type="float"/>
        </table:table-row>
        <table:table-row>
          <table:table-cell office:value-type="string">
            <text:p>utatti__perfect-scrollbar</text:p>
          </table:table-cell>
          <table:table-cell office:value="0.7400678086140251" office:value-type="float"/>
          <table:table-cell office:value="0.7887543582845246" office:value-type="float"/>
          <table:table-cell office:value="0.7995660114933411" office:value-type="float"/>
          <table:table-cell office:value="0.807281619370101" office:value-type="float"/>
          <table:table-cell office:value="0.8254257604858007" office:value-type="float"/>
          <table:table-cell office:value="0.5368564250720239" office:value-type="float"/>
          <table:table-cell office:value="0.5684834135226663" office:value-type="float"/>
          <table:table-cell office:value="0.590710484010381" office:value-type="float"/>
          <table:table-cell office:value="0.601187395128612" office:value-type="float"/>
          <table:table-cell office:value="0.6515158134194862" office:value-type="float"/>
          <table:table-cell office:value="0.3849176845699584" office:value-type="float"/>
          <table:table-cell office:value="0.46021273974038535" office:value-type="float"/>
          <table:table-cell office:value="0.4819014302627733" office:value-type="float"/>
          <table:table-cell office:value="0.49766456474319776" office:value-type="float"/>
          <table:table-cell office:value="0.543867351052358" office:value-type="float"/>
          <table:table-cell office:value="0.578045418852156" office:value-type="float"/>
          <table:table-cell office:value="0.6172255193504457" office:value-type="float"/>
          <table:table-cell office:value="0.6245651317431948" office:value-type="float"/>
          <table:table-cell office:value="0.6520986659242846" office:value-type="float"/>
          <table:table-cell office:value="0.7059794065090466" office:value-type="float"/>
          <table:table-cell office:value="0.3374154524603755" office:value-type="float"/>
          <table:table-cell office:value="0.4605123810173548" office:value-type="float"/>
          <table:table-cell office:value="0.5053108103001281" office:value-type="float"/>
          <table:table-cell office:value="0.5160529718275103" office:value-type="float"/>
          <table:table-cell office:value="0.5585794847227828" office:value-type="float"/>
        </table:table-row>
        <table:table-row>
          <table:table-cell office:value-type="string">
            <text:p>airbnb__AirMapView</text:p>
          </table:table-cell>
          <table:table-cell office:value="0.7607341041716796" office:value-type="float"/>
          <table:table-cell office:value="0.7917160002378199" office:value-type="float"/>
          <table:table-cell office:value="0.8087538678392722" office:value-type="float"/>
          <table:table-cell office:value="0.8311228025555938" office:value-type="float"/>
          <table:table-cell office:value="0.8366419958307634" office:value-type="float"/>
          <table:table-cell office:value="0.5313952069249966" office:value-type="float"/>
          <table:table-cell office:value="0.6291304629287343" office:value-type="float"/>
          <table:table-cell office:value="0.6568132770658386" office:value-type="float"/>
          <table:table-cell office:value="0.6705073642172148" office:value-type="float"/>
          <table:table-cell office:value="0.6801765440700795" office:value-type="float"/>
          <table:table-cell office:value="0.45502674427279144" office:value-type="float"/>
          <table:table-cell office:value="0.48439717063565924" office:value-type="float"/>
          <table:table-cell office:value="0.4905183764241021" office:value-type="float"/>
          <table:table-cell office:value="0.5261730772361525" office:value-type="float"/>
          <table:table-cell office:value="0.5353375284846591" office:value-type="float"/>
          <table:table-cell office:value="0.6077780635137826" office:value-type="float"/>
          <table:table-cell office:value="0.6396379551402025" office:value-type="float"/>
          <table:table-cell office:value="0.6773906854829457" office:value-type="float"/>
          <table:table-cell office:value="0.688114160961691" office:value-type="float"/>
          <table:table-cell office:value="0.706139303398764" office:value-type="float"/>
          <table:table-cell office:value="0.4271845767118398" office:value-type="float"/>
          <table:table-cell office:value="0.47665457821691803" office:value-type="float"/>
          <table:table-cell office:value="0.5547425149301559" office:value-type="float"/>
          <table:table-cell office:value="0.5625315826536972" office:value-type="float"/>
          <table:table-cell office:value="0.6073757267355778" office:value-type="float"/>
        </table:table-row>
        <table:table-row>
          <table:table-cell office:value-type="string">
            <text:p>stripe__jquery.payment</text:p>
          </table:table-cell>
          <table:table-cell office:value="0.8026909903577951" office:value-type="float"/>
          <table:table-cell office:value="0.8047252256263807" office:value-type="float"/>
          <table:table-cell office:value="0.8062642524627354" office:value-type="float"/>
          <table:table-cell office:value="0.8080536914354484" office:value-type="float"/>
          <table:table-cell office:value="0.8465757834638864" office:value-type="float"/>
          <table:table-cell office:value="0.6059528170891061" office:value-type="float"/>
          <table:table-cell office:value="0.6072416528456878" office:value-type="float"/>
          <table:table-cell office:value="0.6206180041597844" office:value-type="float"/>
          <table:table-cell office:value="0.623523150425964" office:value-type="float"/>
          <table:table-cell office:value="0.6466829792418077" office:value-type="float"/>
          <table:table-cell office:value="0.4868788517453393" office:value-type="float"/>
          <table:table-cell office:value="0.49472992886582723" office:value-type="float"/>
          <table:table-cell office:value="0.5007630913814166" office:value-type="float"/>
          <table:table-cell office:value="0.5057593023013226" office:value-type="float"/>
          <table:table-cell office:value="0.5460937533489831" office:value-type="float"/>
          <table:table-cell office:value="0.6147205162617179" office:value-type="float"/>
          <table:table-cell office:value="0.6240996418945461" office:value-type="float"/>
          <table:table-cell office:value="0.644353960080761" office:value-type="float"/>
          <table:table-cell office:value="0.6694083893970373" office:value-type="float"/>
          <table:table-cell office:value="0.7500855477642114" office:value-type="float"/>
          <table:table-cell office:value="0.5165836384188409" office:value-type="float"/>
          <table:table-cell office:value="0.5231070099147229" office:value-type="float"/>
          <table:table-cell office:value="0.5259604527611336" office:value-type="float"/>
          <table:table-cell office:value="0.5283719237158963" office:value-type="float"/>
          <table:table-cell office:value="0.5787339994074363" office:value-type="float"/>
        </table:table-row>
        <table:table-row>
          <table:table-cell office:value-type="string">
            <text:p>zcash__zcash</text:p>
          </table:table-cell>
          <table:table-cell office:value="0.7022651291187452" office:value-type="float"/>
          <table:table-cell office:value="0.7679776893274902" office:value-type="float"/>
          <table:table-cell office:value="0.7986508085678456" office:value-type="float"/>
          <table:table-cell office:value="0.8156933189953701" office:value-type="float"/>
          <table:table-cell office:value="0.8539106312354627" office:value-type="float"/>
          <table:table-cell office:value="0.4836943758923219" office:value-type="float"/>
          <table:table-cell office:value="0.5900607435396437" office:value-type="float"/>
          <table:table-cell office:value="0.6057880922614977" office:value-type="float"/>
          <table:table-cell office:value="0.6169984393176975" office:value-type="float"/>
          <table:table-cell office:value="0.6951169024212952" office:value-type="float"/>
          <table:table-cell office:value="0.3718302490231795" office:value-type="float"/>
          <table:table-cell office:value="0.45673085855101614" office:value-type="float"/>
          <table:table-cell office:value="0.4792428310259363" office:value-type="float"/>
          <table:table-cell office:value="0.5024165132713607" office:value-type="float"/>
          <table:table-cell office:value="0.5820164729164004" office:value-type="float"/>
          <table:table-cell office:value="0.5687560050623123" office:value-type="float"/>
          <table:table-cell office:value="0.6178403777217905" office:value-type="float"/>
          <table:table-cell office:value="0.6315339914697788" office:value-type="float"/>
          <table:table-cell office:value="0.6504981177845999" office:value-type="float"/>
          <table:table-cell office:value="0.7241218461711479" office:value-type="float"/>
          <table:table-cell office:value="0.377070681801818" office:value-type="float"/>
          <table:table-cell office:value="0.48242188755515225" office:value-type="float"/>
          <table:table-cell office:value="0.5064598054073467" office:value-type="float"/>
          <table:table-cell office:value="0.5202694909913115" office:value-type="float"/>
          <table:table-cell office:value="0.59101222430484" office:value-type="float"/>
        </table:table-row>
        <table:table-row>
          <table:table-cell office:value-type="string">
            <text:p>localForage__localForage</text:p>
          </table:table-cell>
          <table:table-cell office:value="0.7268295373151787" office:value-type="float"/>
          <table:table-cell office:value="0.789006132975969" office:value-type="float"/>
          <table:table-cell office:value="0.7994851450628468" office:value-type="float"/>
          <table:table-cell office:value="0.8079155572296188" office:value-type="float"/>
          <table:table-cell office:value="0.8373370732442236" office:value-type="float"/>
          <table:table-cell office:value="0.5416328423661084" office:value-type="float"/>
          <table:table-cell office:value="0.573202030089767" office:value-type="float"/>
          <table:table-cell office:value="0.5885979949986964" office:value-type="float"/>
          <table:table-cell office:value="0.607838839267456" office:value-type="float"/>
          <table:table-cell office:value="0.673321118674929" office:value-type="float"/>
          <table:table-cell office:value="0.4081276288756017" office:value-type="float"/>
          <table:table-cell office:value="0.4440382037206815" office:value-type="float"/>
          <table:table-cell office:value="0.45769678968744254" office:value-type="float"/>
          <table:table-cell office:value="0.47802042916005416" office:value-type="float"/>
          <table:table-cell office:value="0.5521732102864501" office:value-type="float"/>
          <table:table-cell office:value="0.5577575496343703" office:value-type="float"/>
          <table:table-cell office:value="0.5990347370814835" office:value-type="float"/>
          <table:table-cell office:value="0.6168202573791753" office:value-type="float"/>
          <table:table-cell office:value="0.6383785960793794" office:value-type="float"/>
          <table:table-cell office:value="0.7533608942865927" office:value-type="float"/>
          <table:table-cell office:value="0.4051877999218295" office:value-type="float"/>
          <table:table-cell office:value="0.4901883150435185" office:value-type="float"/>
          <table:table-cell office:value="0.5071483357808695" office:value-type="float"/>
          <table:table-cell office:value="0.5252860590794033" office:value-type="float"/>
          <table:table-cell office:value="0.615445547659359" office:value-type="float"/>
        </table:table-row>
        <table:table-row>
          <table:table-cell office:value-type="string">
            <text:p>cleanflight__cleanflight</text:p>
          </table:table-cell>
          <table:table-cell office:value="0.7191796347787838" office:value-type="float"/>
          <table:table-cell office:value="0.7805754913661951" office:value-type="float"/>
          <table:table-cell office:value="0.7954990736257118" office:value-type="float"/>
          <table:table-cell office:value="0.808945797279722" office:value-type="float"/>
          <table:table-cell office:value="0.8476609137520209" office:value-type="float"/>
          <table:table-cell office:value="0.4968955947851915" office:value-type="float"/>
          <table:table-cell office:value="0.582526699048967" office:value-type="float"/>
          <table:table-cell office:value="0.6021809755404653" office:value-type="float"/>
          <table:table-cell office:value="0.6188150177669636" office:value-type="float"/>
          <table:table-cell office:value="0.6821853171803683" office:value-type="float"/>
          <table:table-cell office:value="0.39692814289509903" office:value-type="float"/>
          <table:table-cell office:value="0.45583231784524747" office:value-type="float"/>
          <table:table-cell office:value="0.48193835012936526" office:value-type="float"/>
          <table:table-cell office:value="0.5056356658003016" office:value-type="float"/>
          <table:table-cell office:value="0.5827002916752461" office:value-type="float"/>
          <table:table-cell office:value="0.5291524739515514" office:value-type="float"/>
          <table:table-cell office:value="0.6005297765499364" office:value-type="float"/>
          <table:table-cell office:value="0.6207795125093285" office:value-type="float"/>
          <table:table-cell office:value="0.6444710433554734" office:value-type="float"/>
          <table:table-cell office:value="0.7117850642689609" office:value-type="float"/>
          <table:table-cell office:value="0.40102415290392307" office:value-type="float"/>
          <table:table-cell office:value="0.474748905590975" office:value-type="float"/>
          <table:table-cell office:value="0.5011109986323107" office:value-type="float"/>
          <table:table-cell office:value="0.5230920768480389" office:value-type="float"/>
          <table:table-cell office:value="0.6004516933203835" office:value-type="float"/>
        </table:table-row>
        <table:table-row>
          <table:table-cell office:value-type="string">
            <text:p>kovidgoyal__calibre</text:p>
          </table:table-cell>
          <table:table-cell office:value="0.7783189488688589" office:value-type="float"/>
          <table:table-cell office:value="0.7997334621806059" office:value-type="float"/>
          <table:table-cell office:value="0.8123836278574711" office:value-type="float"/>
          <table:table-cell office:value="0.8257188535052349" office:value-type="float"/>
          <table:table-cell office:value="0.8397098597942572" office:value-type="float"/>
          <table:table-cell office:value="0.5842310723676442" office:value-type="float"/>
          <table:table-cell office:value="0.6036152660478439" office:value-type="float"/>
          <table:table-cell office:value="0.6147060603169039" office:value-type="float"/>
          <table:table-cell office:value="0.6206786511037266" office:value-type="float"/>
          <table:table-cell office:value="0.6927880042647387" office:value-type="float"/>
          <table:table-cell office:value="0.4335870168169741" office:value-type="float"/>
          <table:table-cell office:value="0.4523508855287873" office:value-type="float"/>
          <table:table-cell office:value="0.47125812786731947" office:value-type="float"/>
          <table:table-cell office:value="0.48512083007437923" office:value-type="float"/>
          <table:table-cell office:value="0.5486566480783062" office:value-type="float"/>
          <table:table-cell office:value="0.6038488172297274" office:value-type="float"/>
          <table:table-cell office:value="0.6144330593181437" office:value-type="float"/>
          <table:table-cell office:value="0.6280311878013509" office:value-type="float"/>
          <table:table-cell office:value="0.6548422639345162" office:value-type="float"/>
          <table:table-cell office:value="0.695014582939802" office:value-type="float"/>
          <table:table-cell office:value="0.5014603329743164" office:value-type="float"/>
          <table:table-cell office:value="0.511246822208252" office:value-type="float"/>
          <table:table-cell office:value="0.5274973059680417" office:value-type="float"/>
          <table:table-cell office:value="0.5387323181251494" office:value-type="float"/>
          <table:table-cell office:value="0.5879565450350828" office:value-type="float"/>
        </table:table-row>
        <table:table-row>
          <table:table-cell office:value-type="string">
            <text:p>giggsey__libphonenumber-for-php</text:p>
          </table:table-cell>
          <table:table-cell office:value="0.7118275211961381" office:value-type="float"/>
          <table:table-cell office:value="0.7335586549248181" office:value-type="float"/>
          <table:table-cell office:value="0.7700472482400106" office:value-type="float"/>
          <table:table-cell office:value="0.772965885718359" office:value-type="float"/>
          <table:table-cell office:value="0.849497836818085" office:value-type="float"/>
          <table:table-cell office:value="0.5817868041554786" office:value-type="float"/>
          <table:table-cell office:value="0.5937667954544368" office:value-type="float"/>
          <table:table-cell office:value="0.6072298347150354" office:value-type="float"/>
          <table:table-cell office:value="0.6111928139313977" office:value-type="float"/>
          <table:table-cell office:value="0.6246808429053428" office:value-type="float"/>
          <table:table-cell office:value="0.4113638359480845" office:value-type="float"/>
          <table:table-cell office:value="0.4704189034092888" office:value-type="float"/>
          <table:table-cell office:value="0.47062346826621515" office:value-type="float"/>
          <table:table-cell office:value="0.4941049963631938" office:value-type="float"/>
          <table:table-cell office:value="0.518245802376086" office:value-type="float"/>
          <table:table-cell office:value="0.5803031394931185" office:value-type="float"/>
          <table:table-cell office:value="0.5844479850942936" office:value-type="float"/>
          <table:table-cell office:value="0.6191949273299013" office:value-type="float"/>
          <table:table-cell office:value="0.6811709887500098" office:value-type="float"/>
          <table:table-cell office:value="0.711077879519508" office:value-type="float"/>
          <table:table-cell office:value="0.4573567268548747" office:value-type="float"/>
          <table:table-cell office:value="0.4637159393447977" office:value-type="float"/>
          <table:table-cell office:value="0.4786101750712386" office:value-type="float"/>
          <table:table-cell office:value="0.5248559460726009" office:value-type="float"/>
          <table:table-cell office:value="0.5558295844528518" office:value-type="float"/>
        </table:table-row>
        <table:table-row>
          <table:table-cell office:value-type="string">
            <text:p>Ereza__CustomActivityOnCrash</text:p>
          </table:table-cell>
          <table:table-cell office:value="0.7982978960060443" office:value-type="float"/>
          <table:table-cell office:value="0.7982978960060443" office:value-type="float"/>
          <table:table-cell office:value="0.7982978960060443" office:value-type="float"/>
          <table:table-cell office:value="0.7982978960060443" office:value-type="float"/>
          <table:table-cell office:value="0.8164382115025364" office:value-type="float"/>
          <table:table-cell office:value="0.6095452533891221" office:value-type="float"/>
          <table:table-cell office:value="0.6095452533891221" office:value-type="float"/>
          <table:table-cell office:value="0.6095452533891221" office:value-type="float"/>
          <table:table-cell office:value="0.6095452533891221" office:value-type="float"/>
          <table:table-cell office:value="0.6521499377301532" office:value-type="float"/>
          <table:table-cell office:value="0.43229179359498265" office:value-type="float"/>
          <table:table-cell office:value="0.43229179359498265" office:value-type="float"/>
          <table:table-cell office:value="0.43229179359498265" office:value-type="float"/>
          <table:table-cell office:value="0.43229179359498265" office:value-type="float"/>
          <table:table-cell office:value="0.4649450411469569" office:value-type="float"/>
          <table:table-cell office:value="0.6348506436953674" office:value-type="float"/>
          <table:table-cell office:value="0.6348506436953674" office:value-type="float"/>
          <table:table-cell office:value="0.6348506436953674" office:value-type="float"/>
          <table:table-cell office:value="0.6348506436953674" office:value-type="float"/>
          <table:table-cell office:value="0.6538988913566588" office:value-type="float"/>
          <table:table-cell office:value="0.4417588405346423" office:value-type="float"/>
          <table:table-cell office:value="0.4417588405346423" office:value-type="float"/>
          <table:table-cell office:value="0.4417588405346423" office:value-type="float"/>
          <table:table-cell office:value="0.4417588405346423" office:value-type="float"/>
          <table:table-cell office:value="0.5552381661657555" office:value-type="float"/>
        </table:table-row>
        <table:table-row>
          <table:table-cell office:value-type="string">
            <text:p>sachinchoolur__lightGallery</text:p>
          </table:table-cell>
          <table:table-cell office:value="0.7081780585438795" office:value-type="float"/>
          <table:table-cell office:value="0.7595427833759074" office:value-type="float"/>
          <table:table-cell office:value="0.7809444426620569" office:value-type="float"/>
          <table:table-cell office:value="0.8079205822573841" office:value-type="float"/>
          <table:table-cell office:value="0.8498117713149898" office:value-type="float"/>
          <table:table-cell office:value="0.5501320813811654" office:value-type="float"/>
          <table:table-cell office:value="0.5857592246823136" office:value-type="float"/>
          <table:table-cell office:value="0.6009903759290315" office:value-type="float"/>
          <table:table-cell office:value="0.6259969667078135" office:value-type="float"/>
          <table:table-cell office:value="0.706010913153408" office:value-type="float"/>
          <table:table-cell office:value="0.40362979405930616" office:value-type="float"/>
          <table:table-cell office:value="0.44946374804995143" office:value-type="float"/>
          <table:table-cell office:value="0.48737789050538166" office:value-type="float"/>
          <table:table-cell office:value="0.5083464985780759" office:value-type="float"/>
          <table:table-cell office:value="0.5384205915699116" office:value-type="float"/>
          <table:table-cell office:value="0.5381075427239339" office:value-type="float"/>
          <table:table-cell office:value="0.6162911442389198" office:value-type="float"/>
          <table:table-cell office:value="0.6490938930308383" office:value-type="float"/>
          <table:table-cell office:value="0.6669789420132819" office:value-type="float"/>
          <table:table-cell office:value="0.7354004002414068" office:value-type="float"/>
          <table:table-cell office:value="0.4405090741948693" office:value-type="float"/>
          <table:table-cell office:value="0.4812494542314171" office:value-type="float"/>
          <table:table-cell office:value="0.5126119492683359" office:value-type="float"/>
          <table:table-cell office:value="0.5351924058414516" office:value-type="float"/>
          <table:table-cell office:value="0.5891783536234185" office:value-type="float"/>
        </table:table-row>
        <table:table-row>
          <table:table-cell office:value-type="string">
            <text:p>mmistakes__minimal-mistakes</text:p>
          </table:table-cell>
          <table:table-cell office:value="0.7784647779667955" office:value-type="float"/>
          <table:table-cell office:value="0.8027239249346385" office:value-type="float"/>
          <table:table-cell office:value="0.8194264364562093" office:value-type="float"/>
          <table:table-cell office:value="0.8279074327573578" office:value-type="float"/>
          <table:table-cell office:value="0.8661879358421557" office:value-type="float"/>
          <table:table-cell office:value="0.545996735111542" office:value-type="float"/>
          <table:table-cell office:value="0.5916796474971147" office:value-type="float"/>
          <table:table-cell office:value="0.602280590571387" office:value-type="float"/>
          <table:table-cell office:value="0.6171577990344608" office:value-type="float"/>
          <table:table-cell office:value="0.6853171614348857" office:value-type="float"/>
          <table:table-cell office:value="0.4239464350659272" office:value-type="float"/>
          <table:table-cell office:value="0.4760022217928526" office:value-type="float"/>
          <table:table-cell office:value="0.49278704535908746" office:value-type="float"/>
          <table:table-cell office:value="0.5186765393869277" office:value-type="float"/>
          <table:table-cell office:value="0.5891617618030655" office:value-type="float"/>
          <table:table-cell office:value="0.5592510991876789" office:value-type="float"/>
          <table:table-cell office:value="0.6315192321610124" office:value-type="float"/>
          <table:table-cell office:value="0.6534743015347586" office:value-type="float"/>
          <table:table-cell office:value="0.675619881647233" office:value-type="float"/>
          <table:table-cell office:value="0.7492051820561494" office:value-type="float"/>
          <table:table-cell office:value="0.4112374499982957" office:value-type="float"/>
          <table:table-cell office:value="0.49912028506634565" office:value-type="float"/>
          <table:table-cell office:value="0.5156402920879385" office:value-type="float"/>
          <table:table-cell office:value="0.5339821567564218" office:value-type="float"/>
          <table:table-cell office:value="0.5917721177057381" office:value-type="float"/>
        </table:table-row>
        <table:table-row>
          <table:table-cell office:value-type="string">
            <text:p>buttercup__buttercup-desktop</text:p>
          </table:table-cell>
          <table:table-cell office:value="0.7529975356851409" office:value-type="float"/>
          <table:table-cell office:value="0.7971611275746023" office:value-type="float"/>
          <table:table-cell office:value="0.8066543750868078" office:value-type="float"/>
          <table:table-cell office:value="0.8143282603381502" office:value-type="float"/>
          <table:table-cell office:value="0.8324000306749773" office:value-type="float"/>
          <table:table-cell office:value="0.5377605046931018" office:value-type="float"/>
          <table:table-cell office:value="0.5824311317567183" office:value-type="float"/>
          <table:table-cell office:value="0.6048645858449461" office:value-type="float"/>
          <table:table-cell office:value="0.6235173637664542" office:value-type="float"/>
          <table:table-cell office:value="0.657103040376741" office:value-type="float"/>
          <table:table-cell office:value="0.41783135198205557" office:value-type="float"/>
          <table:table-cell office:value="0.4587613739033408" office:value-type="float"/>
          <table:table-cell office:value="0.4739983873874055" office:value-type="float"/>
          <table:table-cell office:value="0.514150534071075" office:value-type="float"/>
          <table:table-cell office:value="0.5486754864419423" office:value-type="float"/>
          <table:table-cell office:value="0.5616442687942085" office:value-type="float"/>
          <table:table-cell office:value="0.6126336156263072" office:value-type="float"/>
          <table:table-cell office:value="0.6513412058507786" office:value-type="float"/>
          <table:table-cell office:value="0.6719395143678072" office:value-type="float"/>
          <table:table-cell office:value="0.7225632418023329" office:value-type="float"/>
          <table:table-cell office:value="0.45729040300939144" office:value-type="float"/>
          <table:table-cell office:value="0.49670834889044047" office:value-type="float"/>
          <table:table-cell office:value="0.5202440463778178" office:value-type="float"/>
          <table:table-cell office:value="0.5346477144500517" office:value-type="float"/>
          <table:table-cell office:value="0.5704976186765407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0.76949120417008" office:value-type="float"/>
          <table:table-cell office:value="0.82015794819461" office:value-type="float"/>
          <table:table-cell office:value="0.8323515827823779" office:value-type="float"/>
          <table:table-cell office:value="0.8424664027741713" office:value-type="float"/>
          <table:table-cell office:value="0.8574158292412343" office:value-type="float"/>
          <table:table-cell office:value="0.5683605481216287" office:value-type="float"/>
          <table:table-cell office:value="0.6072777067264052" office:value-type="float"/>
          <table:table-cell office:value="0.6147589063001717" office:value-type="float"/>
          <table:table-cell office:value="0.628918525805952" office:value-type="float"/>
          <table:table-cell office:value="0.6632880902236196" office:value-type="float"/>
          <table:table-cell office:value="0.45849137339509105" office:value-type="float"/>
          <table:table-cell office:value="0.48544904652966936" office:value-type="float"/>
          <table:table-cell office:value="0.5001474304552505" office:value-type="float"/>
          <table:table-cell office:value="0.5106299284657243" office:value-type="float"/>
          <table:table-cell office:value="0.5385886093231755" office:value-type="float"/>
          <table:table-cell office:value="0.5797287404958338" office:value-type="float"/>
          <table:table-cell office:value="0.6353053579649302" office:value-type="float"/>
          <table:table-cell office:value="0.6435391989582103" office:value-type="float"/>
          <table:table-cell office:value="0.6530219885849935" office:value-type="float"/>
          <table:table-cell office:value="0.7173470029502746" office:value-type="float"/>
          <table:table-cell office:value="0.44594339552876394" office:value-type="float"/>
          <table:table-cell office:value="0.5114133080843252" office:value-type="float"/>
          <table:table-cell office:value="0.5288403529150324" office:value-type="float"/>
          <table:table-cell office:value="0.5438552835489301" office:value-type="float"/>
          <table:table-cell office:value="0.6287332158223692" office:value-type="float"/>
        </table:table-row>
        <table:table-row>
          <table:table-cell office:value-type="string">
            <text:p>sequelize__sequelize</text:p>
          </table:table-cell>
          <table:table-cell office:value="0.7075587706393668" office:value-type="float"/>
          <table:table-cell office:value="0.7869919080385526" office:value-type="float"/>
          <table:table-cell office:value="0.8063705831487588" office:value-type="float"/>
          <table:table-cell office:value="0.8205733258022663" office:value-type="float"/>
          <table:table-cell office:value="0.9093789809654972" office:value-type="float"/>
          <table:table-cell office:value="0.4890545349309113" office:value-type="float"/>
          <table:table-cell office:value="0.5609179695830655" office:value-type="float"/>
          <table:table-cell office:value="0.5818170462835806" office:value-type="float"/>
          <table:table-cell office:value="0.6025927672899386" office:value-type="float"/>
          <table:table-cell office:value="0.7179552505814764" office:value-type="float"/>
          <table:table-cell office:value="0.3904062357643235" office:value-type="float"/>
          <table:table-cell office:value="0.47347531018621436" office:value-type="float"/>
          <table:table-cell office:value="0.4974490378134532" office:value-type="float"/>
          <table:table-cell office:value="0.522177970046962" office:value-type="float"/>
          <table:table-cell office:value="0.6306364561104507" office:value-type="float"/>
          <table:table-cell office:value="0.5657841108599766" office:value-type="float"/>
          <table:table-cell office:value="0.6251943948023024" office:value-type="float"/>
          <table:table-cell office:value="0.6421814141440606" office:value-type="float"/>
          <table:table-cell office:value="0.6626389978964229" office:value-type="float"/>
          <table:table-cell office:value="0.7707280391553633" office:value-type="float"/>
          <table:table-cell office:value="0.3497241841332783" office:value-type="float"/>
          <table:table-cell office:value="0.46295533809376505" office:value-type="float"/>
          <table:table-cell office:value="0.49126147351807753" office:value-type="float"/>
          <table:table-cell office:value="0.5157134745142695" office:value-type="float"/>
          <table:table-cell office:value="0.5956258259979209" office:value-type="float"/>
        </table:table-row>
        <table:table-row>
          <table:table-cell office:value-type="string">
            <text:p>IdentityServer__IdentityServer3</text:p>
          </table:table-cell>
          <table:table-cell office:value="0.7083640917392569" office:value-type="float"/>
          <table:table-cell office:value="0.7828094868453936" office:value-type="float"/>
          <table:table-cell office:value="0.7984588568096703" office:value-type="float"/>
          <table:table-cell office:value="0.8124768796644928" office:value-type="float"/>
          <table:table-cell office:value="0.8601209840742693" office:value-type="float"/>
          <table:table-cell office:value="0.5133633600670282" office:value-type="float"/>
          <table:table-cell office:value="0.583754638902975" office:value-type="float"/>
          <table:table-cell office:value="0.5993697172050155" office:value-type="float"/>
          <table:table-cell office:value="0.6169646845092774" office:value-type="float"/>
          <table:table-cell office:value="0.6804476335629501" office:value-type="float"/>
          <table:table-cell office:value="0.40364226483667126" office:value-type="float"/>
          <table:table-cell office:value="0.47306128571015854" office:value-type="float"/>
          <table:table-cell office:value="0.49082834578573675" office:value-type="float"/>
          <table:table-cell office:value="0.5136429007332041" office:value-type="float"/>
          <table:table-cell office:value="0.5908208500346702" office:value-type="float"/>
          <table:table-cell office:value="0.5651275524168564" office:value-type="float"/>
          <table:table-cell office:value="0.6167176048144017" office:value-type="float"/>
          <table:table-cell office:value="0.6351575490289905" office:value-type="float"/>
          <table:table-cell office:value="0.6516839134055354" office:value-type="float"/>
          <table:table-cell office:value="0.7409547678404566" office:value-type="float"/>
          <table:table-cell office:value="0.3615650313388993" office:value-type="float"/>
          <table:table-cell office:value="0.4916217308883793" office:value-type="float"/>
          <table:table-cell office:value="0.5215378665540857" office:value-type="float"/>
          <table:table-cell office:value="0.5450496245720904" office:value-type="float"/>
          <table:table-cell office:value="0.6240153758807438" office:value-type="float"/>
        </table:table-row>
        <table:table-row>
          <table:table-cell office:value-type="string">
            <text:p>epoberezkin__ajv</text:p>
          </table:table-cell>
          <table:table-cell office:value="0.7166558833604962" office:value-type="float"/>
          <table:table-cell office:value="0.7932668272126537" office:value-type="float"/>
          <table:table-cell office:value="0.8148539288890446" office:value-type="float"/>
          <table:table-cell office:value="0.8324939591705219" office:value-type="float"/>
          <table:table-cell office:value="0.8621760407771093" office:value-type="float"/>
          <table:table-cell office:value="0.5225864225607665" office:value-type="float"/>
          <table:table-cell office:value="0.5597632859554433" office:value-type="float"/>
          <table:table-cell office:value="0.5738856103101282" office:value-type="float"/>
          <table:table-cell office:value="0.5917951905666851" office:value-type="float"/>
          <table:table-cell office:value="0.7187166933732143" office:value-type="float"/>
          <table:table-cell office:value="0.3909736652802167" office:value-type="float"/>
          <table:table-cell office:value="0.46423341380288474" office:value-type="float"/>
          <table:table-cell office:value="0.47891494776640386" office:value-type="float"/>
          <table:table-cell office:value="0.5092797558301994" office:value-type="float"/>
          <table:table-cell office:value="0.5873491092587664" office:value-type="float"/>
          <table:table-cell office:value="0.5751635762011277" office:value-type="float"/>
          <table:table-cell office:value="0.6246110829518638" office:value-type="float"/>
          <table:table-cell office:value="0.6384944003678423" office:value-type="float"/>
          <table:table-cell office:value="0.6586665808908952" office:value-type="float"/>
          <table:table-cell office:value="0.732285522087678" office:value-type="float"/>
          <table:table-cell office:value="0.37864123282749085" office:value-type="float"/>
          <table:table-cell office:value="0.4687110659790985" office:value-type="float"/>
          <table:table-cell office:value="0.49464778971963985" office:value-type="float"/>
          <table:table-cell office:value="0.518213949545631" office:value-type="float"/>
          <table:table-cell office:value="0.5703124693947296" office:value-type="float"/>
        </table:table-row>
        <table:table-row>
          <table:table-cell office:value-type="string">
            <text:p>gorangajic__react-icons</text:p>
          </table:table-cell>
          <table:table-cell office:value="0.7498419210113452" office:value-type="float"/>
          <table:table-cell office:value="0.7877423625809901" office:value-type="float"/>
          <table:table-cell office:value="0.7907970896760054" office:value-type="float"/>
          <table:table-cell office:value="0.8104613233061176" office:value-type="float"/>
          <table:table-cell office:value="0.8312250823695375" office:value-type="float"/>
          <table:table-cell office:value="0.5298595867385731" office:value-type="float"/>
          <table:table-cell office:value="0.5475267631621691" office:value-type="float"/>
          <table:table-cell office:value="0.5688768321083963" office:value-type="float"/>
          <table:table-cell office:value="0.5836704035679128" office:value-type="float"/>
          <table:table-cell office:value="0.6443082702432607" office:value-type="float"/>
          <table:table-cell office:value="0.4209886575288094" office:value-type="float"/>
          <table:table-cell office:value="0.4545791472251487" office:value-type="float"/>
          <table:table-cell office:value="0.48542217395271914" office:value-type="float"/>
          <table:table-cell office:value="0.49212856149540146" office:value-type="float"/>
          <table:table-cell office:value="0.5213366355901229" office:value-type="float"/>
          <table:table-cell office:value="0.595851072164224" office:value-type="float"/>
          <table:table-cell office:value="0.6129274073353732" office:value-type="float"/>
          <table:table-cell office:value="0.6209449050995479" office:value-type="float"/>
          <table:table-cell office:value="0.6688989013834048" office:value-type="float"/>
          <table:table-cell office:value="0.7792364126514533" office:value-type="float"/>
          <table:table-cell office:value="0.3928749624557759" office:value-type="float"/>
          <table:table-cell office:value="0.415727250568158" office:value-type="float"/>
          <table:table-cell office:value="0.46054693019698717" office:value-type="float"/>
          <table:table-cell office:value="0.47160116307536026" office:value-type="float"/>
          <table:table-cell office:value="0.5199611046749613" office:value-type="float"/>
        </table:table-row>
        <table:table-row>
          <table:table-cell office:value-type="string">
            <text:p>react-mdl__react-mdl</text:p>
          </table:table-cell>
          <table:table-cell office:value="0.7547815213842074" office:value-type="float"/>
          <table:table-cell office:value="0.7939107869713926" office:value-type="float"/>
          <table:table-cell office:value="0.8129875888681264" office:value-type="float"/>
          <table:table-cell office:value="0.825660586993246" office:value-type="float"/>
          <table:table-cell office:value="0.8391541198504504" office:value-type="float"/>
          <table:table-cell office:value="0.5590780829149014" office:value-type="float"/>
          <table:table-cell office:value="0.5795557966931275" office:value-type="float"/>
          <table:table-cell office:value="0.5912540610367911" office:value-type="float"/>
          <table:table-cell office:value="0.6095729032079815" office:value-type="float"/>
          <table:table-cell office:value="0.6436300598608832" office:value-type="float"/>
          <table:table-cell office:value="0.42216012288117044" office:value-type="float"/>
          <table:table-cell office:value="0.45675452235694075" office:value-type="float"/>
          <table:table-cell office:value="0.4761217676869815" office:value-type="float"/>
          <table:table-cell office:value="0.5051598192562659" office:value-type="float"/>
          <table:table-cell office:value="0.549156216398506" office:value-type="float"/>
          <table:table-cell office:value="0.5782386207940711" office:value-type="float"/>
          <table:table-cell office:value="0.6131224681023747" office:value-type="float"/>
          <table:table-cell office:value="0.6290124462731657" office:value-type="float"/>
          <table:table-cell office:value="0.6537974279897454" office:value-type="float"/>
          <table:table-cell office:value="0.7361057153737444" office:value-type="float"/>
          <table:table-cell office:value="0.43970096240771783" office:value-type="float"/>
          <table:table-cell office:value="0.48954899979571576" office:value-type="float"/>
          <table:table-cell office:value="0.5003260527454905" office:value-type="float"/>
          <table:table-cell office:value="0.5134924597130175" office:value-type="float"/>
          <table:table-cell office:value="0.5322515516876135" office:value-type="float"/>
        </table:table-row>
        <table:table-row>
          <table:table-cell office:value-type="string">
            <text:p>ninject__Ninject</text:p>
          </table:table-cell>
          <table:table-cell office:value="0.7467871510186885" office:value-type="float"/>
          <table:table-cell office:value="0.7847760116708581" office:value-type="float"/>
          <table:table-cell office:value="0.8021464779981853" office:value-type="float"/>
          <table:table-cell office:value="0.8158836273736761" office:value-type="float"/>
          <table:table-cell office:value="0.855524679210482" office:value-type="float"/>
          <table:table-cell office:value="0.5417519622738394" office:value-type="float"/>
          <table:table-cell office:value="0.5735982083696325" office:value-type="float"/>
          <table:table-cell office:value="0.5888594661413642" office:value-type="float"/>
          <table:table-cell office:value="0.6043356412786374" office:value-type="float"/>
          <table:table-cell office:value="0.6259852288018578" office:value-type="float"/>
          <table:table-cell office:value="0.4387791771105586" office:value-type="float"/>
          <table:table-cell office:value="0.4790274839024306" office:value-type="float"/>
          <table:table-cell office:value="0.4897643069973622" office:value-type="float"/>
          <table:table-cell office:value="0.5019578013679838" office:value-type="float"/>
          <table:table-cell office:value="0.5739990911655122" office:value-type="float"/>
          <table:table-cell office:value="0.589708509431436" office:value-type="float"/>
          <table:table-cell office:value="0.6114672358967108" office:value-type="float"/>
          <table:table-cell office:value="0.6295827767417171" office:value-type="float"/>
          <table:table-cell office:value="0.649587178759343" office:value-type="float"/>
          <table:table-cell office:value="0.7320825994626861" office:value-type="float"/>
          <table:table-cell office:value="0.38559538776779145" office:value-type="float"/>
          <table:table-cell office:value="0.45731810048777166" office:value-type="float"/>
          <table:table-cell office:value="0.4890732455959933" office:value-type="float"/>
          <table:table-cell office:value="0.5093505839270304" office:value-type="float"/>
          <table:table-cell office:value="0.5715563488166009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0.6963430833275059" office:value-type="float"/>
          <table:table-cell office:value="0.7754578621232143" office:value-type="float"/>
          <table:table-cell office:value="0.7954287446865449" office:value-type="float"/>
          <table:table-cell office:value="0.8105901387626603" office:value-type="float"/>
          <table:table-cell office:value="0.857803280119556" office:value-type="float"/>
          <table:table-cell office:value="0.45432353093543976" office:value-type="float"/>
          <table:table-cell office:value="0.5605979370077575" office:value-type="float"/>
          <table:table-cell office:value="0.579532441523383" office:value-type="float"/>
          <table:table-cell office:value="0.6068268160459028" office:value-type="float"/>
          <table:table-cell office:value="0.7042007955791985" office:value-type="float"/>
          <table:table-cell office:value="0.39677480634698536" office:value-type="float"/>
          <table:table-cell office:value="0.4639013270292092" office:value-type="float"/>
          <table:table-cell office:value="0.4874760761902072" office:value-type="float"/>
          <table:table-cell office:value="0.5088277032602344" office:value-type="float"/>
          <table:table-cell office:value="0.6135151397048292" office:value-type="float"/>
          <table:table-cell office:value="0.5667259933104234" office:value-type="float"/>
          <table:table-cell office:value="0.6281383721757576" office:value-type="float"/>
          <table:table-cell office:value="0.6517409664346019" office:value-type="float"/>
          <table:table-cell office:value="0.6753876363708649" office:value-type="float"/>
          <table:table-cell office:value="0.7753562090474085" office:value-type="float"/>
          <table:table-cell office:value="0.2885213132563127" office:value-type="float"/>
          <table:table-cell office:value="0.43139240905662374" office:value-type="float"/>
          <table:table-cell office:value="0.47020027982868967" office:value-type="float"/>
          <table:table-cell office:value="0.49884144533539576" office:value-type="float"/>
          <table:table-cell office:value="0.581986216376953" office:value-type="float"/>
        </table:table-row>
        <table:table-row>
          <table:table-cell office:value-type="string">
            <text:p>phalcon__zephir</text:p>
          </table:table-cell>
          <table:table-cell office:value="0.6981338736426292" office:value-type="float"/>
          <table:table-cell office:value="0.7608179583743474" office:value-type="float"/>
          <table:table-cell office:value="0.7756438396567776" office:value-type="float"/>
          <table:table-cell office:value="0.7948766404847839" office:value-type="float"/>
          <table:table-cell office:value="0.8346473006995181" office:value-type="float"/>
          <table:table-cell office:value="0.5451057427414104" office:value-type="float"/>
          <table:table-cell office:value="0.574986649339675" office:value-type="float"/>
          <table:table-cell office:value="0.5870346758901895" office:value-type="float"/>
          <table:table-cell office:value="0.6040264523276019" office:value-type="float"/>
          <table:table-cell office:value="0.6833714941372516" office:value-type="float"/>
          <table:table-cell office:value="0.3941983370553615" office:value-type="float"/>
          <table:table-cell office:value="0.4457808403288446" office:value-type="float"/>
          <table:table-cell office:value="0.46844416436185915" office:value-type="float"/>
          <table:table-cell office:value="0.4863773802362493" office:value-type="float"/>
          <table:table-cell office:value="0.5213779382261874" office:value-type="float"/>
          <table:table-cell office:value="0.5547174597308204" office:value-type="float"/>
          <table:table-cell office:value="0.6187265168532906" office:value-type="float"/>
          <table:table-cell office:value="0.6364234466723555" office:value-type="float"/>
          <table:table-cell office:value="0.6528586180938953" office:value-type="float"/>
          <table:table-cell office:value="0.7144209083206603" office:value-type="float"/>
          <table:table-cell office:value="0.3691127310124676" office:value-type="float"/>
          <table:table-cell office:value="0.4635997564602725" office:value-type="float"/>
          <table:table-cell office:value="0.4887330164088837" office:value-type="float"/>
          <table:table-cell office:value="0.5061449048404416" office:value-type="float"/>
          <table:table-cell office:value="0.5397149079819146" office:value-type="float"/>
        </table:table-row>
        <table:table-row>
          <table:table-cell office:value-type="string">
            <text:p>go-gitea__gitea</text:p>
          </table:table-cell>
          <table:table-cell office:value="0.6847415827060187" office:value-type="float"/>
          <table:table-cell office:value="0.7809378754171254" office:value-type="float"/>
          <table:table-cell office:value="0.8024597282485217" office:value-type="float"/>
          <table:table-cell office:value="0.817986597790626" office:value-type="float"/>
          <table:table-cell office:value="0.887952282704108" office:value-type="float"/>
          <table:table-cell office:value="0.5135869778443801" office:value-type="float"/>
          <table:table-cell office:value="0.5842399517986288" office:value-type="float"/>
          <table:table-cell office:value="0.6002071064386669" office:value-type="float"/>
          <table:table-cell office:value="0.6152089437469989" office:value-type="float"/>
          <table:table-cell office:value="0.6786518071475958" office:value-type="float"/>
          <table:table-cell office:value="0.3853245319413895" office:value-type="float"/>
          <table:table-cell office:value="0.45921125995682877" office:value-type="float"/>
          <table:table-cell office:value="0.47762470718792294" office:value-type="float"/>
          <table:table-cell office:value="0.4965372491462352" office:value-type="float"/>
          <table:table-cell office:value="0.5933493167970204" office:value-type="float"/>
          <table:table-cell office:value="0.5287617088856953" office:value-type="float"/>
          <table:table-cell office:value="0.6163789072689176" office:value-type="float"/>
          <table:table-cell office:value="0.6328662581387099" office:value-type="float"/>
          <table:table-cell office:value="0.6497801232123177" office:value-type="float"/>
          <table:table-cell office:value="0.7405799213518376" office:value-type="float"/>
          <table:table-cell office:value="0.363802853469141" office:value-type="float"/>
          <table:table-cell office:value="0.4939773271749074" office:value-type="float"/>
          <table:table-cell office:value="0.5156249993056323" office:value-type="float"/>
          <table:table-cell office:value="0.5326981003109907" office:value-type="float"/>
          <table:table-cell office:value="0.6021407104749303" office:value-type="float"/>
        </table:table-row>
        <table:table-row>
          <table:table-cell office:value-type="string">
            <text:p>mapnik__mapnik</text:p>
          </table:table-cell>
          <table:table-cell office:value="0.68483843433535" office:value-type="float"/>
          <table:table-cell office:value="0.7742343131863348" office:value-type="float"/>
          <table:table-cell office:value="0.7988703991358836" office:value-type="float"/>
          <table:table-cell office:value="0.8206250012719304" office:value-type="float"/>
          <table:table-cell office:value="0.8712998761458954" office:value-type="float"/>
          <table:table-cell office:value="0.5249529751847264" office:value-type="float"/>
          <table:table-cell office:value="0.5765550579547406" office:value-type="float"/>
          <table:table-cell office:value="0.5925739484638034" office:value-type="float"/>
          <table:table-cell office:value="0.6097269429385817" office:value-type="float"/>
          <table:table-cell office:value="0.6722929069215802" office:value-type="float"/>
          <table:table-cell office:value="0.4157347597285917" office:value-type="float"/>
          <table:table-cell office:value="0.4621195717459142" office:value-type="float"/>
          <table:table-cell office:value="0.4772056839151172" office:value-type="float"/>
          <table:table-cell office:value="0.4993241695848192" office:value-type="float"/>
          <table:table-cell office:value="0.5613068317682107" office:value-type="float"/>
          <table:table-cell office:value="0.5569199259475833" office:value-type="float"/>
          <table:table-cell office:value="0.6069753241794986" office:value-type="float"/>
          <table:table-cell office:value="0.6265710788809529" office:value-type="float"/>
          <table:table-cell office:value="0.6441191293733957" office:value-type="float"/>
          <table:table-cell office:value="0.7261686212581951" office:value-type="float"/>
          <table:table-cell office:value="0.380012507193487" office:value-type="float"/>
          <table:table-cell office:value="0.45750728209581665" office:value-type="float"/>
          <table:table-cell office:value="0.4806102590904883" office:value-type="float"/>
          <table:table-cell office:value="0.5057786836000973" office:value-type="float"/>
          <table:table-cell office:value="0.5910121894633459" office:value-type="float"/>
        </table:table-row>
        <table:table-row>
          <table:table-cell office:value-type="string">
            <text:p>jcubic__jquery.terminal</text:p>
          </table:table-cell>
          <table:table-cell office:value="0.7150568297169109" office:value-type="float"/>
          <table:table-cell office:value="0.7872887944648835" office:value-type="float"/>
          <table:table-cell office:value="0.8083486329727411" office:value-type="float"/>
          <table:table-cell office:value="0.8215477289469922" office:value-type="float"/>
          <table:table-cell office:value="0.841627284360311" office:value-type="float"/>
          <table:table-cell office:value="0.5193797592978393" office:value-type="float"/>
          <table:table-cell office:value="0.5819002555680455" office:value-type="float"/>
          <table:table-cell office:value="0.6001633787251595" office:value-type="float"/>
          <table:table-cell office:value="0.6077901643103759" office:value-type="float"/>
          <table:table-cell office:value="0.6484817759729335" office:value-type="float"/>
          <table:table-cell office:value="0.4242231851391707" office:value-type="float"/>
          <table:table-cell office:value="0.4587535333849816" office:value-type="float"/>
          <table:table-cell office:value="0.49154165706638864" office:value-type="float"/>
          <table:table-cell office:value="0.5074849816389416" office:value-type="float"/>
          <table:table-cell office:value="0.5913236640245091" office:value-type="float"/>
          <table:table-cell office:value="0.5723218535251302" office:value-type="float"/>
          <table:table-cell office:value="0.6150212311469758" office:value-type="float"/>
          <table:table-cell office:value="0.6328988113433791" office:value-type="float"/>
          <table:table-cell office:value="0.6561067670315672" office:value-type="float"/>
          <table:table-cell office:value="0.7151755005802048" office:value-type="float"/>
          <table:table-cell office:value="0.44536419351895273" office:value-type="float"/>
          <table:table-cell office:value="0.5089981269198423" office:value-type="float"/>
          <table:table-cell office:value="0.5198951527502336" office:value-type="float"/>
          <table:table-cell office:value="0.5411941647164892" office:value-type="float"/>
          <table:table-cell office:value="0.5808405625101982" office:value-type="float"/>
        </table:table-row>
        <table:table-row>
          <table:table-cell office:value-type="string">
            <text:p>appcelerator__titanium_mobile</text:p>
          </table:table-cell>
          <table:table-cell office:value="0.701708683168614" office:value-type="float"/>
          <table:table-cell office:value="0.7712748860154014" office:value-type="float"/>
          <table:table-cell office:value="0.7962852161210444" office:value-type="float"/>
          <table:table-cell office:value="0.8114489129488353" office:value-type="float"/>
          <table:table-cell office:value="0.8483929288259018" office:value-type="float"/>
          <table:table-cell office:value="0.5540656894568796" office:value-type="float"/>
          <table:table-cell office:value="0.5969318207328346" office:value-type="float"/>
          <table:table-cell office:value="0.6144268818151518" office:value-type="float"/>
          <table:table-cell office:value="0.641582054543677" office:value-type="float"/>
          <table:table-cell office:value="0.7046464078774726" office:value-type="float"/>
          <table:table-cell office:value="0.42286510375634456" office:value-type="float"/>
          <table:table-cell office:value="0.45105308382001924" office:value-type="float"/>
          <table:table-cell office:value="0.46884538475580373" office:value-type="float"/>
          <table:table-cell office:value="0.4831367140008054" office:value-type="float"/>
          <table:table-cell office:value="0.539443724123457" office:value-type="float"/>
          <table:table-cell office:value="0.5622558366568359" office:value-type="float"/>
          <table:table-cell office:value="0.6091320749442851" office:value-type="float"/>
          <table:table-cell office:value="0.6280220860451362" office:value-type="float"/>
          <table:table-cell office:value="0.6451436383382506" office:value-type="float"/>
          <table:table-cell office:value="0.7354702562937017" office:value-type="float"/>
          <table:table-cell office:value="0.4264428139380654" office:value-type="float"/>
          <table:table-cell office:value="0.49927756250562916" office:value-type="float"/>
          <table:table-cell office:value="0.5190235373919518" office:value-type="float"/>
          <table:table-cell office:value="0.5350031944930247" office:value-type="float"/>
          <table:table-cell office:value="0.6184836667437159" office:value-type="float"/>
        </table:table-row>
        <table:table-row>
          <table:table-cell office:value-type="string">
            <text:p>emberjs__ember.js</text:p>
          </table:table-cell>
          <table:table-cell office:value="0.7196557775779626" office:value-type="float"/>
          <table:table-cell office:value="0.8029318984296028" office:value-type="float"/>
          <table:table-cell office:value="0.8155535033888437" office:value-type="float"/>
          <table:table-cell office:value="0.8251818969854862" office:value-type="float"/>
          <table:table-cell office:value="0.8620628359222285" office:value-type="float"/>
          <table:table-cell office:value="0.516410299122894" office:value-type="float"/>
          <table:table-cell office:value="0.5789164546171139" office:value-type="float"/>
          <table:table-cell office:value="0.5948234023602608" office:value-type="float"/>
          <table:table-cell office:value="0.610227894543147" office:value-type="float"/>
          <table:table-cell office:value="0.6785084703896341" office:value-type="float"/>
          <table:table-cell office:value="0.39252234823357096" office:value-type="float"/>
          <table:table-cell office:value="0.46026121343465254" office:value-type="float"/>
          <table:table-cell office:value="0.47761799474551847" office:value-type="float"/>
          <table:table-cell office:value="0.4976326491625126" office:value-type="float"/>
          <table:table-cell office:value="0.5605770596242075" office:value-type="float"/>
          <table:table-cell office:value="0.5571660543175263" office:value-type="float"/>
          <table:table-cell office:value="0.6203106686372868" office:value-type="float"/>
          <table:table-cell office:value="0.6382178868661494" office:value-type="float"/>
          <table:table-cell office:value="0.6567798845702641" office:value-type="float"/>
          <table:table-cell office:value="0.7272842629781174" office:value-type="float"/>
          <table:table-cell office:value="0.37596600458657436" office:value-type="float"/>
          <table:table-cell office:value="0.48355226920749184" office:value-type="float"/>
          <table:table-cell office:value="0.5016264028044684" office:value-type="float"/>
          <table:table-cell office:value="0.518724660842167" office:value-type="float"/>
          <table:table-cell office:value="0.6001069095232308" office:value-type="float"/>
        </table:table-row>
        <table:table-row>
          <table:table-cell office:value-type="string">
            <text:p>kubernetes__helm</text:p>
          </table:table-cell>
          <table:table-cell office:value="0.6724926520302074" office:value-type="float"/>
          <table:table-cell office:value="0.753383478373959" office:value-type="float"/>
          <table:table-cell office:value="0.7864417261516772" office:value-type="float"/>
          <table:table-cell office:value="0.8127109912217222" office:value-type="float"/>
          <table:table-cell office:value="0.8551028523304831" office:value-type="float"/>
          <table:table-cell office:value="0.5222311164978765" office:value-type="float"/>
          <table:table-cell office:value="0.5832028177537076" office:value-type="float"/>
          <table:table-cell office:value="0.5996869738882212" office:value-type="float"/>
          <table:table-cell office:value="0.6174693880812313" office:value-type="float"/>
          <table:table-cell office:value="0.7114588331807996" office:value-type="float"/>
          <table:table-cell office:value="0.34817541589797085" office:value-type="float"/>
          <table:table-cell office:value="0.4377551955736937" office:value-type="float"/>
          <table:table-cell office:value="0.45991454221871436" office:value-type="float"/>
          <table:table-cell office:value="0.48163098218523415" office:value-type="float"/>
          <table:table-cell office:value="0.5808126460335666" office:value-type="float"/>
          <table:table-cell office:value="0.5444730037497483" office:value-type="float"/>
          <table:table-cell office:value="0.6123130540315714" office:value-type="float"/>
          <table:table-cell office:value="0.6291436423513825" office:value-type="float"/>
          <table:table-cell office:value="0.6504132060843109" office:value-type="float"/>
          <table:table-cell office:value="0.7658689700752914" office:value-type="float"/>
          <table:table-cell office:value="0.297311982198991" office:value-type="float"/>
          <table:table-cell office:value="0.47386503120501144" office:value-type="float"/>
          <table:table-cell office:value="0.5014761544109536" office:value-type="float"/>
          <table:table-cell office:value="0.5239600706428444" office:value-type="float"/>
          <table:table-cell office:value="0.618762151746301" office:value-type="float"/>
        </table:table-row>
        <table:table-row>
          <table:table-cell office:value-type="string">
            <text:p>chrismiles__CMPopTipView</text:p>
          </table:table-cell>
          <table:table-cell office:value="0.7571562976324485" office:value-type="float"/>
          <table:table-cell office:value="0.7745257075922785" office:value-type="float"/>
          <table:table-cell office:value="0.792827834925752" office:value-type="float"/>
          <table:table-cell office:value="0.8012902200818149" office:value-type="float"/>
          <table:table-cell office:value="0.8251574420559848" office:value-type="float"/>
          <table:table-cell office:value="0.509155109622408" office:value-type="float"/>
          <table:table-cell office:value="0.5376106937184045" office:value-type="float"/>
          <table:table-cell office:value="0.5574222792879835" office:value-type="float"/>
          <table:table-cell office:value="0.5840486861167016" office:value-type="float"/>
          <table:table-cell office:value="0.7106345468591859" office:value-type="float"/>
          <table:table-cell office:value="0.46717027860081817" office:value-type="float"/>
          <table:table-cell office:value="0.4777042409166003" office:value-type="float"/>
          <table:table-cell office:value="0.4958708069228319" office:value-type="float"/>
          <table:table-cell office:value="0.5071804375582961" office:value-type="float"/>
          <table:table-cell office:value="0.581724968914592" office:value-type="float"/>
          <table:table-cell office:value="0.6079788152623632" office:value-type="float"/>
          <table:table-cell office:value="0.6525580143814" office:value-type="float"/>
          <table:table-cell office:value="0.6700294337772212" office:value-type="float"/>
          <table:table-cell office:value="0.6736683511829895" office:value-type="float"/>
          <table:table-cell office:value="0.7378259018090227" office:value-type="float"/>
          <table:table-cell office:value="0.34049845053938094" office:value-type="float"/>
          <table:table-cell office:value="0.35630248454425717" office:value-type="float"/>
          <table:table-cell office:value="0.4033054885903085" office:value-type="float"/>
          <table:table-cell office:value="0.4513309821829824" office:value-type="float"/>
          <table:table-cell office:value="0.5748360285797761" office:value-type="float"/>
        </table:table-row>
        <table:table-row>
          <table:table-cell office:value-type="string">
            <text:p>quantmind__pulsar</text:p>
          </table:table-cell>
          <table:table-cell office:value="0.7110384464081404" office:value-type="float"/>
          <table:table-cell office:value="0.7566499754439693" office:value-type="float"/>
          <table:table-cell office:value="0.7869665040814451" office:value-type="float"/>
          <table:table-cell office:value="0.7967714948796889" office:value-type="float"/>
          <table:table-cell office:value="0.8299979020368999" office:value-type="float"/>
          <table:table-cell office:value="0.5824794574694716" office:value-type="float"/>
          <table:table-cell office:value="0.5955434350629728" office:value-type="float"/>
          <table:table-cell office:value="0.6031786977803054" office:value-type="float"/>
          <table:table-cell office:value="0.6175345218604367" office:value-type="float"/>
          <table:table-cell office:value="0.637608753232587" office:value-type="float"/>
          <table:table-cell office:value="0.4351299350745571" office:value-type="float"/>
          <table:table-cell office:value="0.46691679945637116" office:value-type="float"/>
          <table:table-cell office:value="0.4744492440727426" office:value-type="float"/>
          <table:table-cell office:value="0.49415502473424366" office:value-type="float"/>
          <table:table-cell office:value="0.5184061405915125" office:value-type="float"/>
          <table:table-cell office:value="0.5977314695928553" office:value-type="float"/>
          <table:table-cell office:value="0.6236755695872584" office:value-type="float"/>
          <table:table-cell office:value="0.6453444078250993" office:value-type="float"/>
          <table:table-cell office:value="0.6721791356729716" office:value-type="float"/>
          <table:table-cell office:value="0.7102634146539097" office:value-type="float"/>
          <table:table-cell office:value="0.46113823045466146" office:value-type="float"/>
          <table:table-cell office:value="0.4691204401373277" office:value-type="float"/>
          <table:table-cell office:value="0.5093827444396645" office:value-type="float"/>
          <table:table-cell office:value="0.5336939794540376" office:value-type="float"/>
          <table:table-cell office:value="0.5505137790079071" office:value-type="float"/>
        </table:table-row>
        <table:table-row>
          <table:table-cell office:value-type="string">
            <text:p>ory__hydra</text:p>
          </table:table-cell>
          <table:table-cell office:value="0.6787245073675215" office:value-type="float"/>
          <table:table-cell office:value="0.7787043770694124" office:value-type="float"/>
          <table:table-cell office:value="0.8068401907233282" office:value-type="float"/>
          <table:table-cell office:value="0.8243481459527674" office:value-type="float"/>
          <table:table-cell office:value="0.8506065046326242" office:value-type="float"/>
          <table:table-cell office:value="0.5310980627547195" office:value-type="float"/>
          <table:table-cell office:value="0.5888162478375054" office:value-type="float"/>
          <table:table-cell office:value="0.6050034834571947" office:value-type="float"/>
          <table:table-cell office:value="0.6239486770752325" office:value-type="float"/>
          <table:table-cell office:value="0.6783760335236367" office:value-type="float"/>
          <table:table-cell office:value="0.44746933103589165" office:value-type="float"/>
          <table:table-cell office:value="0.4830947833065913" office:value-type="float"/>
          <table:table-cell office:value="0.4949195261625037" office:value-type="float"/>
          <table:table-cell office:value="0.509759853511133" office:value-type="float"/>
          <table:table-cell office:value="0.5473299754988128" office:value-type="float"/>
          <table:table-cell office:value="0.5875648476421271" office:value-type="float"/>
          <table:table-cell office:value="0.6260146261125592" office:value-type="float"/>
          <table:table-cell office:value="0.6399039451073985" office:value-type="float"/>
          <table:table-cell office:value="0.6643345505625767" office:value-type="float"/>
          <table:table-cell office:value="0.7247202012630252" office:value-type="float"/>
          <table:table-cell office:value="0.44398950335378445" office:value-type="float"/>
          <table:table-cell office:value="0.49279731883934874" office:value-type="float"/>
          <table:table-cell office:value="0.5200268749673589" office:value-type="float"/>
          <table:table-cell office:value="0.5382507548101598" office:value-type="float"/>
          <table:table-cell office:value="0.6134058458652877" office:value-type="float"/>
        </table:table-row>
        <table:table-row>
          <table:table-cell office:value-type="string">
            <text:p>angular__angular.io</text:p>
          </table:table-cell>
          <table:table-cell office:value="0.7280833381784332" office:value-type="float"/>
          <table:table-cell office:value="0.806682712147872" office:value-type="float"/>
          <table:table-cell office:value="0.818023775622547" office:value-type="float"/>
          <table:table-cell office:value="0.8281437370225234" office:value-type="float"/>
          <table:table-cell office:value="0.8594088608586804" office:value-type="float"/>
          <table:table-cell office:value="0.5531194194539752" office:value-type="float"/>
          <table:table-cell office:value="0.5926195278183775" office:value-type="float"/>
          <table:table-cell office:value="0.6187306457024496" office:value-type="float"/>
          <table:table-cell office:value="0.6384215277371691" office:value-type="float"/>
          <table:table-cell office:value="0.7066005018127756" office:value-type="float"/>
          <table:table-cell office:value="0.3740493513883386" office:value-type="float"/>
          <table:table-cell office:value="0.4605290651046303" office:value-type="float"/>
          <table:table-cell office:value="0.48158202406943196" office:value-type="float"/>
          <table:table-cell office:value="0.5050424840805856" office:value-type="float"/>
          <table:table-cell office:value="0.6130214163238297" office:value-type="float"/>
          <table:table-cell office:value="0.5823366483978413" office:value-type="float"/>
          <table:table-cell office:value="0.6222860644239464" office:value-type="float"/>
          <table:table-cell office:value="0.6431321457410568" office:value-type="float"/>
          <table:table-cell office:value="0.6707906204071937" office:value-type="float"/>
          <table:table-cell office:value="0.7726038887294452" office:value-type="float"/>
          <table:table-cell office:value="0.39738115851505296" office:value-type="float"/>
          <table:table-cell office:value="0.49141828250439656" office:value-type="float"/>
          <table:table-cell office:value="0.515760511142145" office:value-type="float"/>
          <table:table-cell office:value="0.5310440793245699" office:value-type="float"/>
          <table:table-cell office:value="0.6177338932672705" office:value-type="float"/>
        </table:table-row>
        <table:table-row>
          <table:table-cell office:value-type="string">
            <text:p>symless__synergy-core</text:p>
          </table:table-cell>
          <table:table-cell office:value="0.6967775626950218" office:value-type="float"/>
          <table:table-cell office:value="0.7525962178503345" office:value-type="float"/>
          <table:table-cell office:value="0.772208574635383" office:value-type="float"/>
          <table:table-cell office:value="0.7912094607160473" office:value-type="float"/>
          <table:table-cell office:value="0.8444377526525049" office:value-type="float"/>
          <table:table-cell office:value="0.5106157826949884" office:value-type="float"/>
          <table:table-cell office:value="0.570759619739379" office:value-type="float"/>
          <table:table-cell office:value="0.5884335249461734" office:value-type="float"/>
          <table:table-cell office:value="0.6064009373513914" office:value-type="float"/>
          <table:table-cell office:value="0.6858528347842276" office:value-type="float"/>
          <table:table-cell office:value="0.37830163872268424" office:value-type="float"/>
          <table:table-cell office:value="0.4382156111879653" office:value-type="float"/>
          <table:table-cell office:value="0.4588057656367146" office:value-type="float"/>
          <table:table-cell office:value="0.484679655760006" office:value-type="float"/>
          <table:table-cell office:value="0.5651878743066733" office:value-type="float"/>
          <table:table-cell office:value="0.5236177782763803" office:value-type="float"/>
          <table:table-cell office:value="0.5747471987717181" office:value-type="float"/>
          <table:table-cell office:value="0.6058006429480213" office:value-type="float"/>
          <table:table-cell office:value="0.6396295288024056" office:value-type="float"/>
          <table:table-cell office:value="0.7157040624464275" office:value-type="float"/>
          <table:table-cell office:value="0.36728430395665" office:value-type="float"/>
          <table:table-cell office:value="0.4757825335152599" office:value-type="float"/>
          <table:table-cell office:value="0.49742351642600585" office:value-type="float"/>
          <table:table-cell office:value="0.5200334805630864" office:value-type="float"/>
          <table:table-cell office:value="0.6019094645225953" office:value-type="float"/>
        </table:table-row>
        <table:table-row>
          <table:table-cell office:value-type="string">
            <text:p>sagivo__algorithms</text:p>
          </table:table-cell>
          <table:table-cell office:value="0.7940572184724086" office:value-type="float"/>
          <table:table-cell office:value="0.7940572184724086" office:value-type="float"/>
          <table:table-cell office:value="0.7940572184724086" office:value-type="float"/>
          <table:table-cell office:value="0.7940572184724086" office:value-type="float"/>
          <table:table-cell office:value="0.7948742047769852" office:value-type="float"/>
          <table:table-cell office:value="0.64771160736908" office:value-type="float"/>
          <table:table-cell office:value="0.64771160736908" office:value-type="float"/>
          <table:table-cell office:value="0.64771160736908" office:value-type="float"/>
          <table:table-cell office:value="0.64771160736908" office:value-type="float"/>
          <table:table-cell office:value="0.6605040253911807" office:value-type="float"/>
          <table:table-cell office:value="0.46021115254735956" office:value-type="float"/>
          <table:table-cell office:value="0.46021115254735956" office:value-type="float"/>
          <table:table-cell office:value="0.46021115254735956" office:value-type="float"/>
          <table:table-cell office:value="0.46021115254735956" office:value-type="float"/>
          <table:table-cell office:value="0.47132928865711055" office:value-type="float"/>
          <table:table-cell office:value="0.640014616880858" office:value-type="float"/>
          <table:table-cell office:value="0.640014616880858" office:value-type="float"/>
          <table:table-cell office:value="0.640014616880858" office:value-type="float"/>
          <table:table-cell office:value="0.640014616880858" office:value-type="float"/>
          <table:table-cell office:value="0.6577797983256287" office:value-type="float"/>
          <table:table-cell office:value="0.5032049869935751" office:value-type="float"/>
          <table:table-cell office:value="0.5032049869935751" office:value-type="float"/>
          <table:table-cell office:value="0.5032049869935751" office:value-type="float"/>
          <table:table-cell office:value="0.5032049869935751" office:value-type="float"/>
          <table:table-cell office:value="0.5434031085709626" office:value-type="float"/>
        </table:table-row>
        <table:table-row>
          <table:table-cell office:value-type="string">
            <text:p>streamlink__streamlink</text:p>
          </table:table-cell>
          <table:table-cell office:value="0.6775130982643235" office:value-type="float"/>
          <table:table-cell office:value="0.747183906060479" office:value-type="float"/>
          <table:table-cell office:value="0.771817067958761" office:value-type="float"/>
          <table:table-cell office:value="0.7934826722702902" office:value-type="float"/>
          <table:table-cell office:value="0.8280722060213809" office:value-type="float"/>
          <table:table-cell office:value="0.5152902097868847" office:value-type="float"/>
          <table:table-cell office:value="0.5671695800949815" office:value-type="float"/>
          <table:table-cell office:value="0.5818692646112444" office:value-type="float"/>
          <table:table-cell office:value="0.6014638601743337" office:value-type="float"/>
          <table:table-cell office:value="0.6648659435225434" office:value-type="float"/>
          <table:table-cell office:value="0.3730042844687246" office:value-type="float"/>
          <table:table-cell office:value="0.4261806855424288" office:value-type="float"/>
          <table:table-cell office:value="0.4440768376879457" office:value-type="float"/>
          <table:table-cell office:value="0.46148108861831605" office:value-type="float"/>
          <table:table-cell office:value="0.5564181156828079" office:value-type="float"/>
          <table:table-cell office:value="0.5558658131585935" office:value-type="float"/>
          <table:table-cell office:value="0.6035185463026758" office:value-type="float"/>
          <table:table-cell office:value="0.6238111358406607" office:value-type="float"/>
          <table:table-cell office:value="0.6466469036688398" office:value-type="float"/>
          <table:table-cell office:value="0.7276464195739676" office:value-type="float"/>
          <table:table-cell office:value="0.3813093298932819" office:value-type="float"/>
          <table:table-cell office:value="0.474873429588061" office:value-type="float"/>
          <table:table-cell office:value="0.5025535823207506" office:value-type="float"/>
          <table:table-cell office:value="0.5271807071017232" office:value-type="float"/>
          <table:table-cell office:value="0.5693541518514182" office:value-type="float"/>
        </table:table-row>
        <table:table-row>
          <table:table-cell office:value-type="string">
            <text:p>yiisoft__yii2</text:p>
          </table:table-cell>
          <table:table-cell office:value="0.6804277545775824" office:value-type="float"/>
          <table:table-cell office:value="0.7784822183036356" office:value-type="float"/>
          <table:table-cell office:value="0.8005434523677292" office:value-type="float"/>
          <table:table-cell office:value="0.8164573454319412" office:value-type="float"/>
          <table:table-cell office:value="0.8666116319599502" office:value-type="float"/>
          <table:table-cell office:value="0.5290146715165419" office:value-type="float"/>
          <table:table-cell office:value="0.5838305308283492" office:value-type="float"/>
          <table:table-cell office:value="0.5971517853441093" office:value-type="float"/>
          <table:table-cell office:value="0.6093164805838753" office:value-type="float"/>
          <table:table-cell office:value="0.666192587296696" office:value-type="float"/>
          <table:table-cell office:value="0.38929027028467983" office:value-type="float"/>
          <table:table-cell office:value="0.4752180652915322" office:value-type="float"/>
          <table:table-cell office:value="0.49147615722703036" office:value-type="float"/>
          <table:table-cell office:value="0.512991755153708" office:value-type="float"/>
          <table:table-cell office:value="0.6045381257576733" office:value-type="float"/>
          <table:table-cell office:value="0.5611074673695585" office:value-type="float"/>
          <table:table-cell office:value="0.6207594821258476" office:value-type="float"/>
          <table:table-cell office:value="0.63927363436368" office:value-type="float"/>
          <table:table-cell office:value="0.6549623011913981" office:value-type="float"/>
          <table:table-cell office:value="0.7149130848489482" office:value-type="float"/>
          <table:table-cell office:value="0.3906994587126016" office:value-type="float"/>
          <table:table-cell office:value="0.48949234676859465" office:value-type="float"/>
          <table:table-cell office:value="0.508936248372093" office:value-type="float"/>
          <table:table-cell office:value="0.5265838757185262" office:value-type="float"/>
          <table:table-cell office:value="0.614578065203029" office:value-type="float"/>
        </table:table-row>
        <table:table-row>
          <table:table-cell office:value-type="string">
            <text:p>sampotts__plyr</text:p>
          </table:table-cell>
          <table:table-cell office:value="0.7062712785985246" office:value-type="float"/>
          <table:table-cell office:value="0.7829219567295296" office:value-type="float"/>
          <table:table-cell office:value="0.7961912342162409" office:value-type="float"/>
          <table:table-cell office:value="0.8088778878341727" office:value-type="float"/>
          <table:table-cell office:value="0.8623503463661542" office:value-type="float"/>
          <table:table-cell office:value="0.4965333893477436" office:value-type="float"/>
          <table:table-cell office:value="0.5601558469346978" office:value-type="float"/>
          <table:table-cell office:value="0.5781300757598677" office:value-type="float"/>
          <table:table-cell office:value="0.5993897839043846" office:value-type="float"/>
          <table:table-cell office:value="0.6822051966400877" office:value-type="float"/>
          <table:table-cell office:value="0.38409891854540223" office:value-type="float"/>
          <table:table-cell office:value="0.4515485052032689" office:value-type="float"/>
          <table:table-cell office:value="0.46302240448221244" office:value-type="float"/>
          <table:table-cell office:value="0.49020670310476155" office:value-type="float"/>
          <table:table-cell office:value="0.592937737949559" office:value-type="float"/>
          <table:table-cell office:value="0.5482029833565238" office:value-type="float"/>
          <table:table-cell office:value="0.6007581443569723" office:value-type="float"/>
          <table:table-cell office:value="0.6158363480769784" office:value-type="float"/>
          <table:table-cell office:value="0.6457325110175117" office:value-type="float"/>
          <table:table-cell office:value="0.7303234713279277" office:value-type="float"/>
          <table:table-cell office:value="0.40517438672702094" office:value-type="float"/>
          <table:table-cell office:value="0.48892464458670304" office:value-type="float"/>
          <table:table-cell office:value="0.5141074777439063" office:value-type="float"/>
          <table:table-cell office:value="0.5308369427147273" office:value-type="float"/>
          <table:table-cell office:value="0.5937589924791137" office:value-type="float"/>
        </table:table-row>
        <table:table-row>
          <table:table-cell office:value-type="string">
            <text:p>adamdbradley__foresight.js</text:p>
          </table:table-cell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23017812507812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202697339097869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819025541924312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47078989413739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488163797741223" office:value-type="float"/>
        </table:table-row>
        <table:table-row>
          <table:table-cell office:value-type="string">
            <text:p>swagger-api__swagger-core</text:p>
          </table:table-cell>
          <table:table-cell office:value="0.7012012939186252" office:value-type="float"/>
          <table:table-cell office:value="0.786768108839228" office:value-type="float"/>
          <table:table-cell office:value="0.8080251761230257" office:value-type="float"/>
          <table:table-cell office:value="0.8263401548310207" office:value-type="float"/>
          <table:table-cell office:value="0.8709431402558304" office:value-type="float"/>
          <table:table-cell office:value="0.5242122822502181" office:value-type="float"/>
          <table:table-cell office:value="0.572143129097034" office:value-type="float"/>
          <table:table-cell office:value="0.5871634949262065" office:value-type="float"/>
          <table:table-cell office:value="0.6075298887856789" office:value-type="float"/>
          <table:table-cell office:value="0.6987242559669686" office:value-type="float"/>
          <table:table-cell office:value="0.4300671994658656" office:value-type="float"/>
          <table:table-cell office:value="0.4845656346992589" office:value-type="float"/>
          <table:table-cell office:value="0.5042186505010051" office:value-type="float"/>
          <table:table-cell office:value="0.5227173088738246" office:value-type="float"/>
          <table:table-cell office:value="0.5661458388603084" office:value-type="float"/>
          <table:table-cell office:value="0.5709143290808294" office:value-type="float"/>
          <table:table-cell office:value="0.6172394800782" office:value-type="float"/>
          <table:table-cell office:value="0.6375898624038038" office:value-type="float"/>
          <table:table-cell office:value="0.6574274599330616" office:value-type="float"/>
          <table:table-cell office:value="0.7489884028105303" office:value-type="float"/>
          <table:table-cell office:value="0.3727936986785616" office:value-type="float"/>
          <table:table-cell office:value="0.4705062490246026" office:value-type="float"/>
          <table:table-cell office:value="0.49575068720913484" office:value-type="float"/>
          <table:table-cell office:value="0.5177538651408377" office:value-type="float"/>
          <table:table-cell office:value="0.5807882100151555" office:value-type="float"/>
        </table:table-row>
        <table:table-row>
          <table:table-cell office:value-type="string">
            <text:p>Microsoft__WinObjC</text:p>
          </table:table-cell>
          <table:table-cell office:value="0.6989551607173163" office:value-type="float"/>
          <table:table-cell office:value="0.7815079965961529" office:value-type="float"/>
          <table:table-cell office:value="0.8034898275406052" office:value-type="float"/>
          <table:table-cell office:value="0.8167590438706058" office:value-type="float"/>
          <table:table-cell office:value="0.8440658166224231" office:value-type="float"/>
          <table:table-cell office:value="0.5359822845320523" office:value-type="float"/>
          <table:table-cell office:value="0.5831867945890254" office:value-type="float"/>
          <table:table-cell office:value="0.6022073323294361" office:value-type="float"/>
          <table:table-cell office:value="0.6237549784656102" office:value-type="float"/>
          <table:table-cell office:value="0.6874187120090516" office:value-type="float"/>
          <table:table-cell office:value="0.3903146406864746" office:value-type="float"/>
          <table:table-cell office:value="0.4421348582186308" office:value-type="float"/>
          <table:table-cell office:value="0.46413734749006985" office:value-type="float"/>
          <table:table-cell office:value="0.47851119579780077" office:value-type="float"/>
          <table:table-cell office:value="0.585189980835243" office:value-type="float"/>
          <table:table-cell office:value="0.5712754787525407" office:value-type="float"/>
          <table:table-cell office:value="0.6149628948232915" office:value-type="float"/>
          <table:table-cell office:value="0.6292860167477241" office:value-type="float"/>
          <table:table-cell office:value="0.6490519738990537" office:value-type="float"/>
          <table:table-cell office:value="0.7351919686357323" office:value-type="float"/>
          <table:table-cell office:value="0.2880098448737028" office:value-type="float"/>
          <table:table-cell office:value="0.4685211019428893" office:value-type="float"/>
          <table:table-cell office:value="0.4954430480588624" office:value-type="float"/>
          <table:table-cell office:value="0.516339806425663" office:value-type="float"/>
          <table:table-cell office:value="0.5983100474391755" office:value-type="float"/>
        </table:table-row>
        <table:table-row>
          <table:table-cell office:value-type="string">
            <text:p>AFNetworking__AFIncrementalStore</text:p>
          </table:table-cell>
          <table:table-cell office:value="0.7731137454532496" office:value-type="float"/>
          <table:table-cell office:value="0.7897542097033261" office:value-type="float"/>
          <table:table-cell office:value="0.803267286090381" office:value-type="float"/>
          <table:table-cell office:value="0.8247665522158496" office:value-type="float"/>
          <table:table-cell office:value="0.8513101936214474" office:value-type="float"/>
          <table:table-cell office:value="0.5139618001381424" office:value-type="float"/>
          <table:table-cell office:value="0.5539992348865955" office:value-type="float"/>
          <table:table-cell office:value="0.5986157698398759" office:value-type="float"/>
          <table:table-cell office:value="0.6232648831692099" office:value-type="float"/>
          <table:table-cell office:value="0.6424775662752816" office:value-type="float"/>
          <table:table-cell office:value="0.3954165514590803" office:value-type="float"/>
          <table:table-cell office:value="0.48640763453392605" office:value-type="float"/>
          <table:table-cell office:value="0.4927475146958343" office:value-type="float"/>
          <table:table-cell office:value="0.5041196355613127" office:value-type="float"/>
          <table:table-cell office:value="0.514443998069943" office:value-type="float"/>
          <table:table-cell office:value="0.5859678584303917" office:value-type="float"/>
          <table:table-cell office:value="0.6309621293506017" office:value-type="float"/>
          <table:table-cell office:value="0.6587354341805083" office:value-type="float"/>
          <table:table-cell office:value="0.6945744074829432" office:value-type="float"/>
          <table:table-cell office:value="0.7009086506633291" office:value-type="float"/>
          <table:table-cell office:value="0.41548483062826436" office:value-type="float"/>
          <table:table-cell office:value="0.4488995920082786" office:value-type="float"/>
          <table:table-cell office:value="0.49019915557675076" office:value-type="float"/>
          <table:table-cell office:value="0.5060150171986341" office:value-type="float"/>
          <table:table-cell office:value="0.5329058720572455" office:value-type="float"/>
        </table:table-row>
        <table:table-row>
          <table:table-cell office:value-type="string">
            <text:p>google__guava</text:p>
          </table:table-cell>
          <table:table-cell office:value="0.7016795195898465" office:value-type="float"/>
          <table:table-cell office:value="0.8006200931948222" office:value-type="float"/>
          <table:table-cell office:value="0.8152166054901412" office:value-type="float"/>
          <table:table-cell office:value="0.8297875790764384" office:value-type="float"/>
          <table:table-cell office:value="0.880517989345209" office:value-type="float"/>
          <table:table-cell office:value="0.5187241633829531" office:value-type="float"/>
          <table:table-cell office:value="0.5812585064013384" office:value-type="float"/>
          <table:table-cell office:value="0.597640403556554" office:value-type="float"/>
          <table:table-cell office:value="0.6121471076042324" office:value-type="float"/>
          <table:table-cell office:value="0.6946330168203337" office:value-type="float"/>
          <table:table-cell office:value="0.41001293291644914" office:value-type="float"/>
          <table:table-cell office:value="0.46512753226673687" office:value-type="float"/>
          <table:table-cell office:value="0.48159178319208723" office:value-type="float"/>
          <table:table-cell office:value="0.5003788316115713" office:value-type="float"/>
          <table:table-cell office:value="0.5729180653164533" office:value-type="float"/>
          <table:table-cell office:value="0.5647352537853741" office:value-type="float"/>
          <table:table-cell office:value="0.6284167033138568" office:value-type="float"/>
          <table:table-cell office:value="0.6485223475964065" office:value-type="float"/>
          <table:table-cell office:value="0.665887794501027" office:value-type="float"/>
          <table:table-cell office:value="0.7474668541569283" office:value-type="float"/>
          <table:table-cell office:value="0.3728971913343504" office:value-type="float"/>
          <table:table-cell office:value="0.4766539003548598" office:value-type="float"/>
          <table:table-cell office:value="0.4973977898152863" office:value-type="float"/>
          <table:table-cell office:value="0.5161122394814024" office:value-type="float"/>
          <table:table-cell office:value="0.629853028071319" office:value-type="float"/>
        </table:table-row>
        <table:table-row>
          <table:table-cell office:value-type="string">
            <text:p>topcoat__topcoat</text:p>
          </table:table-cell>
          <table:table-cell office:value="0.7384915654071135" office:value-type="float"/>
          <table:table-cell office:value="0.7864944466399854" office:value-type="float"/>
          <table:table-cell office:value="0.8140798967850944" office:value-type="float"/>
          <table:table-cell office:value="0.8299452614622668" office:value-type="float"/>
          <table:table-cell office:value="0.8546021783613632" office:value-type="float"/>
          <table:table-cell office:value="0.5580497133148938" office:value-type="float"/>
          <table:table-cell office:value="0.5892806626392392" office:value-type="float"/>
          <table:table-cell office:value="0.6218033276522772" office:value-type="float"/>
          <table:table-cell office:value="0.6284002550263621" office:value-type="float"/>
          <table:table-cell office:value="0.649195687310541" office:value-type="float"/>
          <table:table-cell office:value="0.44573540510076204" office:value-type="float"/>
          <table:table-cell office:value="0.4826307552626369" office:value-type="float"/>
          <table:table-cell office:value="0.4980604209230607" office:value-type="float"/>
          <table:table-cell office:value="0.5302145559864901" office:value-type="float"/>
          <table:table-cell office:value="0.6296760072392497" office:value-type="float"/>
          <table:table-cell office:value="0.5708152830360007" office:value-type="float"/>
          <table:table-cell office:value="0.6091792851601493" office:value-type="float"/>
          <table:table-cell office:value="0.6234847680761615" office:value-type="float"/>
          <table:table-cell office:value="0.644538595331105" office:value-type="float"/>
          <table:table-cell office:value="0.7242658323719426" office:value-type="float"/>
          <table:table-cell office:value="0.419742112433265" office:value-type="float"/>
          <table:table-cell office:value="0.513470185468936" office:value-type="float"/>
          <table:table-cell office:value="0.5272808119560485" office:value-type="float"/>
          <table:table-cell office:value="0.5397792584905932" office:value-type="float"/>
          <table:table-cell office:value="0.5962316117554336" office:value-type="float"/>
        </table:table-row>
        <table:table-row>
          <table:table-cell office:value-type="string">
            <text:p>sonata-project__SonataAdminBundle</text:p>
          </table:table-cell>
          <table:table-cell office:value="0.7065290713801019" office:value-type="float"/>
          <table:table-cell office:value="0.7974186788845021" office:value-type="float"/>
          <table:table-cell office:value="0.8108176280486373" office:value-type="float"/>
          <table:table-cell office:value="0.825228230584199" office:value-type="float"/>
          <table:table-cell office:value="0.8513889927479628" office:value-type="float"/>
          <table:table-cell office:value="0.5447808319629798" office:value-type="float"/>
          <table:table-cell office:value="0.578507895410087" office:value-type="float"/>
          <table:table-cell office:value="0.5948204849559706" office:value-type="float"/>
          <table:table-cell office:value="0.6125494728680488" office:value-type="float"/>
          <table:table-cell office:value="0.6870114975709378" office:value-type="float"/>
          <table:table-cell office:value="0.40320313567802746" office:value-type="float"/>
          <table:table-cell office:value="0.45924709566440514" office:value-type="float"/>
          <table:table-cell office:value="0.47842375804445525" office:value-type="float"/>
          <table:table-cell office:value="0.4986465924657607" office:value-type="float"/>
          <table:table-cell office:value="0.5888113133336143" office:value-type="float"/>
          <table:table-cell office:value="0.5524197515763654" office:value-type="float"/>
          <table:table-cell office:value="0.6126255506681019" office:value-type="float"/>
          <table:table-cell office:value="0.6314234458919008" office:value-type="float"/>
          <table:table-cell office:value="0.6555367118214439" office:value-type="float"/>
          <table:table-cell office:value="0.7651290970419167" office:value-type="float"/>
          <table:table-cell office:value="0.3885632476736438" office:value-type="float"/>
          <table:table-cell office:value="0.47231165076531" office:value-type="float"/>
          <table:table-cell office:value="0.4961054953799138" office:value-type="float"/>
          <table:table-cell office:value="0.5180224018222939" office:value-type="float"/>
          <table:table-cell office:value="0.5953239537856053" office:value-type="float"/>
        </table:table-row>
        <table:table-row>
          <table:table-cell office:value-type="string">
            <text:p>jssor__slider</text:p>
          </table:table-cell>
          <table:table-cell office:value="0.7007744497700967" office:value-type="float"/>
          <table:table-cell office:value="0.7809015067888586" office:value-type="float"/>
          <table:table-cell office:value="0.7969836168409131" office:value-type="float"/>
          <table:table-cell office:value="0.8041620474172093" office:value-type="float"/>
          <table:table-cell office:value="0.8420541505414044" office:value-type="float"/>
          <table:table-cell office:value="0.5135590004772331" office:value-type="float"/>
          <table:table-cell office:value="0.5748383820761208" office:value-type="float"/>
          <table:table-cell office:value="0.5913885626865688" office:value-type="float"/>
          <table:table-cell office:value="0.6046770267463759" office:value-type="float"/>
          <table:table-cell office:value="0.6381580984772239" office:value-type="float"/>
          <table:table-cell office:value="0.4512206497411967" office:value-type="float"/>
          <table:table-cell office:value="0.49596763301862423" office:value-type="float"/>
          <table:table-cell office:value="0.5045237934687006" office:value-type="float"/>
          <table:table-cell office:value="0.5335875177557661" office:value-type="float"/>
          <table:table-cell office:value="0.5677486361998757" office:value-type="float"/>
          <table:table-cell office:value="0.5787921747576981" office:value-type="float"/>
          <table:table-cell office:value="0.6190452971475426" office:value-type="float"/>
          <table:table-cell office:value="0.628844101094728" office:value-type="float"/>
          <table:table-cell office:value="0.6426801673199712" office:value-type="float"/>
          <table:table-cell office:value="0.697253549814886" office:value-type="float"/>
          <table:table-cell office:value="0.3958163034008827" office:value-type="float"/>
          <table:table-cell office:value="0.4630000762930535" office:value-type="float"/>
          <table:table-cell office:value="0.4781784564615804" office:value-type="float"/>
          <table:table-cell office:value="0.5296373179856372" office:value-type="float"/>
          <table:table-cell office:value="0.5808553099054388" office:value-type="float"/>
        </table:table-row>
        <table:table-row>
          <table:table-cell office:value-type="string">
            <text:p>MagicStack__uvloop</text:p>
          </table:table-cell>
          <table:table-cell office:value="0.7283428879605938" office:value-type="float"/>
          <table:table-cell office:value="0.7633442734106431" office:value-type="float"/>
          <table:table-cell office:value="0.7891938064954034" office:value-type="float"/>
          <table:table-cell office:value="0.8092027268041092" office:value-type="float"/>
          <table:table-cell office:value="0.8514175296366029" office:value-type="float"/>
          <table:table-cell office:value="0.5092810723483294" office:value-type="float"/>
          <table:table-cell office:value="0.5777373843618953" office:value-type="float"/>
          <table:table-cell office:value="0.6038322068264176" office:value-type="float"/>
          <table:table-cell office:value="0.6135720365044527" office:value-type="float"/>
          <table:table-cell office:value="0.6317567943082808" office:value-type="float"/>
          <table:table-cell office:value="0.3763630805985277" office:value-type="float"/>
          <table:table-cell office:value="0.4612409170596944" office:value-type="float"/>
          <table:table-cell office:value="0.47288091166937873" office:value-type="float"/>
          <table:table-cell office:value="0.48863988388033264" office:value-type="float"/>
          <table:table-cell office:value="0.5348931998258312" office:value-type="float"/>
          <table:table-cell office:value="0.5942792213744339" office:value-type="float"/>
          <table:table-cell office:value="0.614022173476437" office:value-type="float"/>
          <table:table-cell office:value="0.6321678975479877" office:value-type="float"/>
          <table:table-cell office:value="0.6464761658603811" office:value-type="float"/>
          <table:table-cell office:value="0.6760327628809484" office:value-type="float"/>
          <table:table-cell office:value="0.4430947219194168" office:value-type="float"/>
          <table:table-cell office:value="0.48375373960849466" office:value-type="float"/>
          <table:table-cell office:value="0.4919781594529925" office:value-type="float"/>
          <table:table-cell office:value="0.5094991993925573" office:value-type="float"/>
          <table:table-cell office:value="0.5425454896493156" office:value-type="float"/>
        </table:table-row>
        <table:table-row>
          <table:table-cell office:value-type="string">
            <text:p>lyst__lightfm</text:p>
          </table:table-cell>
          <table:table-cell office:value="0.7117587234163611" office:value-type="float"/>
          <table:table-cell office:value="0.7873218411692716" office:value-type="float"/>
          <table:table-cell office:value="0.8118692903694076" office:value-type="float"/>
          <table:table-cell office:value="0.8324094525755126" office:value-type="float"/>
          <table:table-cell office:value="0.8617803730848654" office:value-type="float"/>
          <table:table-cell office:value="0.5425422639819886" office:value-type="float"/>
          <table:table-cell office:value="0.5984783853077225" office:value-type="float"/>
          <table:table-cell office:value="0.611255986844055" office:value-type="float"/>
          <table:table-cell office:value="0.6248284029158095" office:value-type="float"/>
          <table:table-cell office:value="0.6464698147344133" office:value-type="float"/>
          <table:table-cell office:value="0.4067803181102037" office:value-type="float"/>
          <table:table-cell office:value="0.47503797082979904" office:value-type="float"/>
          <table:table-cell office:value="0.4979029737384685" office:value-type="float"/>
          <table:table-cell office:value="0.5215405109271076" office:value-type="float"/>
          <table:table-cell office:value="0.5874433955650005" office:value-type="float"/>
          <table:table-cell office:value="0.5688432707094633" office:value-type="float"/>
          <table:table-cell office:value="0.6177419208555139" office:value-type="float"/>
          <table:table-cell office:value="0.6392427184816578" office:value-type="float"/>
          <table:table-cell office:value="0.6567108972198146" office:value-type="float"/>
          <table:table-cell office:value="0.7194728953167968" office:value-type="float"/>
          <table:table-cell office:value="0.41284472807980055" office:value-type="float"/>
          <table:table-cell office:value="0.47748338865325735" office:value-type="float"/>
          <table:table-cell office:value="0.4978412363408" office:value-type="float"/>
          <table:table-cell office:value="0.5326387086981356" office:value-type="float"/>
          <table:table-cell office:value="0.586489766972964" office:value-type="float"/>
        </table:table-row>
        <table:table-row>
          <table:table-cell office:value-type="string">
            <text:p>mikemaccana__python-docx</text:p>
          </table:table-cell>
          <table:table-cell office:value="0.8111695123549189" office:value-type="float"/>
          <table:table-cell office:value="0.8111695123549189" office:value-type="float"/>
          <table:table-cell office:value="0.8111695123549189" office:value-type="float"/>
          <table:table-cell office:value="0.8111695123549189" office:value-type="float"/>
          <table:table-cell office:value="0.8188778936709882" office:value-type="float"/>
          <table:table-cell office:value="0.601488508686623" office:value-type="float"/>
          <table:table-cell office:value="0.601488508686623" office:value-type="float"/>
          <table:table-cell office:value="0.601488508686623" office:value-type="float"/>
          <table:table-cell office:value="0.601488508686623" office:value-type="float"/>
          <table:table-cell office:value="0.6178556113173389" office:value-type="float"/>
          <table:table-cell office:value="0.4681341991826137" office:value-type="float"/>
          <table:table-cell office:value="0.4681341991826137" office:value-type="float"/>
          <table:table-cell office:value="0.4681341991826137" office:value-type="float"/>
          <table:table-cell office:value="0.4681341991826137" office:value-type="float"/>
          <table:table-cell office:value="0.508701524378763" office:value-type="float"/>
          <table:table-cell office:value="0.6587776117913371" office:value-type="float"/>
          <table:table-cell office:value="0.6587776117913371" office:value-type="float"/>
          <table:table-cell office:value="0.6587776117913371" office:value-type="float"/>
          <table:table-cell office:value="0.6587776117913371" office:value-type="float"/>
          <table:table-cell office:value="0.6684904489402255" office:value-type="float"/>
          <table:table-cell office:value="0.5020226340754513" office:value-type="float"/>
          <table:table-cell office:value="0.5020226340754513" office:value-type="float"/>
          <table:table-cell office:value="0.5020226340754513" office:value-type="float"/>
          <table:table-cell office:value="0.5020226340754513" office:value-type="float"/>
          <table:table-cell office:value="0.5173369919458992" office:value-type="float"/>
        </table:table-row>
        <table:table-row>
          <table:table-cell office:value-type="string">
            <text:p>kattrali__cocoapods-xcode-plugin</text:p>
          </table:table-cell>
          <table:table-cell office:value="0.8019385290304181" office:value-type="float"/>
          <table:table-cell office:value="0.8019385290304181" office:value-type="float"/>
          <table:table-cell office:value="0.8019385290304181" office:value-type="float"/>
          <table:table-cell office:value="0.8019385290304181" office:value-type="float"/>
          <table:table-cell office:value="0.8131107357795555" office:value-type="float"/>
          <table:table-cell office:value="0.5960318320433929" office:value-type="float"/>
          <table:table-cell office:value="0.5960318320433929" office:value-type="float"/>
          <table:table-cell office:value="0.5960318320433929" office:value-type="float"/>
          <table:table-cell office:value="0.5960318320433929" office:value-type="float"/>
          <table:table-cell office:value="0.6652316817315886" office:value-type="float"/>
          <table:table-cell office:value="0.4461735216278933" office:value-type="float"/>
          <table:table-cell office:value="0.4461735216278933" office:value-type="float"/>
          <table:table-cell office:value="0.4461735216278933" office:value-type="float"/>
          <table:table-cell office:value="0.4461735216278933" office:value-type="float"/>
          <table:table-cell office:value="0.4853734587754485" office:value-type="float"/>
          <table:table-cell office:value="0.643754861429239" office:value-type="float"/>
          <table:table-cell office:value="0.643754861429239" office:value-type="float"/>
          <table:table-cell office:value="0.643754861429239" office:value-type="float"/>
          <table:table-cell office:value="0.643754861429239" office:value-type="float"/>
          <table:table-cell office:value="0.6854586865309953" office:value-type="float"/>
          <table:table-cell office:value="0.5222669015829127" office:value-type="float"/>
          <table:table-cell office:value="0.5222669015829127" office:value-type="float"/>
          <table:table-cell office:value="0.5222669015829127" office:value-type="float"/>
          <table:table-cell office:value="0.5222669015829127" office:value-type="float"/>
          <table:table-cell office:value="0.5470701918055736" office:value-type="float"/>
        </table:table-row>
        <table:table-row>
          <table:table-cell office:value-type="string">
            <text:p>evrone__quiet_assets</text:p>
          </table:table-cell>
          <table:table-cell office:value="0.741116848969657" office:value-type="float"/>
          <table:table-cell office:value="0.76982720286842" office:value-type="float"/>
          <table:table-cell office:value="0.7804799619644615" office:value-type="float"/>
          <table:table-cell office:value="0.8063365404173887" office:value-type="float"/>
          <table:table-cell office:value="0.8408402865654362" office:value-type="float"/>
          <table:table-cell office:value="0.5158756311606806" office:value-type="float"/>
          <table:table-cell office:value="0.5830022331348762" office:value-type="float"/>
          <table:table-cell office:value="0.6028586262690078" office:value-type="float"/>
          <table:table-cell office:value="0.6222143484405741" office:value-type="float"/>
          <table:table-cell office:value="0.6438488106332564" office:value-type="float"/>
          <table:table-cell office:value="0.44891061792004255" office:value-type="float"/>
          <table:table-cell office:value="0.48029798651877653" office:value-type="float"/>
          <table:table-cell office:value="0.4820345263220765" office:value-type="float"/>
          <table:table-cell office:value="0.49942917316320756" office:value-type="float"/>
          <table:table-cell office:value="0.5110007634254659" office:value-type="float"/>
          <table:table-cell office:value="0.5986300925490342" office:value-type="float"/>
          <table:table-cell office:value="0.6012828426435602" office:value-type="float"/>
          <table:table-cell office:value="0.629450908231723" office:value-type="float"/>
          <table:table-cell office:value="0.6916593805761171" office:value-type="float"/>
          <table:table-cell office:value="0.7097569795484571" office:value-type="float"/>
          <table:table-cell office:value="0.4457210729314369" office:value-type="float"/>
          <table:table-cell office:value="0.4888275147233002" office:value-type="float"/>
          <table:table-cell office:value="0.49228375480961406" office:value-type="float"/>
          <table:table-cell office:value="0.5059841224374177" office:value-type="float"/>
          <table:table-cell office:value="0.5595873711995497" office:value-type="float"/>
        </table:table-row>
        <table:table-row>
          <table:table-cell office:value-type="string">
            <text:p>dropwizard__dropwizard</text:p>
          </table:table-cell>
          <table:table-cell office:value="0.7001131438997925" office:value-type="float"/>
          <table:table-cell office:value="0.7843736196323686" office:value-type="float"/>
          <table:table-cell office:value="0.8006734089389125" office:value-type="float"/>
          <table:table-cell office:value="0.8169205912828802" office:value-type="float"/>
          <table:table-cell office:value="0.8581183277760998" office:value-type="float"/>
          <table:table-cell office:value="0.5341664749849665" office:value-type="float"/>
          <table:table-cell office:value="0.5770497553068674" office:value-type="float"/>
          <table:table-cell office:value="0.5948651887725471" office:value-type="float"/>
          <table:table-cell office:value="0.6114381990729316" office:value-type="float"/>
          <table:table-cell office:value="0.685991611532097" office:value-type="float"/>
          <table:table-cell office:value="0.41254823969614873" office:value-type="float"/>
          <table:table-cell office:value="0.4586900199245126" office:value-type="float"/>
          <table:table-cell office:value="0.47872069446710425" office:value-type="float"/>
          <table:table-cell office:value="0.49540391314901283" office:value-type="float"/>
          <table:table-cell office:value="0.5635813818311252" office:value-type="float"/>
          <table:table-cell office:value="0.571844558437706" office:value-type="float"/>
          <table:table-cell office:value="0.6168379675800184" office:value-type="float"/>
          <table:table-cell office:value="0.636016395487003" office:value-type="float"/>
          <table:table-cell office:value="0.6540000986510253" office:value-type="float"/>
          <table:table-cell office:value="0.7414776149744657" office:value-type="float"/>
          <table:table-cell office:value="0.37141201972575605" office:value-type="float"/>
          <table:table-cell office:value="0.46234493453271724" office:value-type="float"/>
          <table:table-cell office:value="0.49031636270012935" office:value-type="float"/>
          <table:table-cell office:value="0.5107582943872362" office:value-type="float"/>
          <table:table-cell office:value="0.5823525535406153" office:value-type="float"/>
        </table:table-row>
        <table:table-row>
          <table:table-cell office:value-type="string">
            <text:p>catfan__Medoo</text:p>
          </table:table-cell>
          <table:table-cell office:value="0.7631140950607759" office:value-type="float"/>
          <table:table-cell office:value="0.8067733097205285" office:value-type="float"/>
          <table:table-cell office:value="0.8193277035225209" office:value-type="float"/>
          <table:table-cell office:value="0.8291190344176125" office:value-type="float"/>
          <table:table-cell office:value="0.8495786089045823" office:value-type="float"/>
          <table:table-cell office:value="0.5570466324615927" office:value-type="float"/>
          <table:table-cell office:value="0.581236896585411" office:value-type="float"/>
          <table:table-cell office:value="0.5963208897436153" office:value-type="float"/>
          <table:table-cell office:value="0.6074940210269553" office:value-type="float"/>
          <table:table-cell office:value="0.6368931458112547" office:value-type="float"/>
          <table:table-cell office:value="0.44425972209425124" office:value-type="float"/>
          <table:table-cell office:value="0.4862044049047326" office:value-type="float"/>
          <table:table-cell office:value="0.5082181482276087" office:value-type="float"/>
          <table:table-cell office:value="0.528816297912458" office:value-type="float"/>
          <table:table-cell office:value="0.5889588202232863" office:value-type="float"/>
          <table:table-cell office:value="0.591637355530697" office:value-type="float"/>
          <table:table-cell office:value="0.6219286124340666" office:value-type="float"/>
          <table:table-cell office:value="0.6369150689849494" office:value-type="float"/>
          <table:table-cell office:value="0.654514866075595" office:value-type="float"/>
          <table:table-cell office:value="0.6931612420382942" office:value-type="float"/>
          <table:table-cell office:value="0.46324241740845495" office:value-type="float"/>
          <table:table-cell office:value="0.5101296929152488" office:value-type="float"/>
          <table:table-cell office:value="0.5298233157239877" office:value-type="float"/>
          <table:table-cell office:value="0.5437420826076508" office:value-type="float"/>
          <table:table-cell office:value="0.5818048358680052" office:value-type="float"/>
        </table:table-row>
        <table:table-row>
          <table:table-cell office:value-type="string">
            <text:p>facebookarchive__scribe</text:p>
          </table:table-cell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917364432212908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996149229550436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6480392103372907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503401349382409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6130032280552129" office:value-type="float"/>
        </table:table-row>
        <table:table-row>
          <table:table-cell office:value-type="string">
            <text:p>kevana__ui-for-docker</text:p>
          </table:table-cell>
          <table:table-cell office:value="0.7605673864303576" office:value-type="float"/>
          <table:table-cell office:value="0.7732166247354008" office:value-type="float"/>
          <table:table-cell office:value="0.7970693547727461" office:value-type="float"/>
          <table:table-cell office:value="0.8107731839067801" office:value-type="float"/>
          <table:table-cell office:value="0.8107731839067801" office:value-type="float"/>
          <table:table-cell office:value="0.546115590874725" office:value-type="float"/>
          <table:table-cell office:value="0.5854590837779237" office:value-type="float"/>
          <table:table-cell office:value="0.6237179037517763" office:value-type="float"/>
          <table:table-cell office:value="0.651307622448008" office:value-type="float"/>
          <table:table-cell office:value="0.651307622448008" office:value-type="float"/>
          <table:table-cell office:value="0.4316252773850512" office:value-type="float"/>
          <table:table-cell office:value="0.4629827891174197" office:value-type="float"/>
          <table:table-cell office:value="0.4782323864904613" office:value-type="float"/>
          <table:table-cell office:value="0.48379199779580917" office:value-type="float"/>
          <table:table-cell office:value="0.48379199779580917" office:value-type="float"/>
          <table:table-cell office:value="0.6213964663433484" office:value-type="float"/>
          <table:table-cell office:value="0.6302140682567053" office:value-type="float"/>
          <table:table-cell office:value="0.6480249431642208" office:value-type="float"/>
          <table:table-cell office:value="0.6609045122580388" office:value-type="float"/>
          <table:table-cell office:value="0.6609045122580388" office:value-type="float"/>
          <table:table-cell office:value="0.455506234221948" office:value-type="float"/>
          <table:table-cell office:value="0.5067657932971931" office:value-type="float"/>
          <table:table-cell office:value="0.535142315348369" office:value-type="float"/>
          <table:table-cell office:value="0.5557857294395648" office:value-type="float"/>
          <table:table-cell office:value="0.5557857294395648" office:value-type="float"/>
        </table:table-row>
        <table:table-row>
          <table:table-cell office:value-type="string">
            <text:p>fish-shell__fish-shell</text:p>
          </table:table-cell>
          <table:table-cell office:value="0.7034030347035857" office:value-type="float"/>
          <table:table-cell office:value="0.7919999664090187" office:value-type="float"/>
          <table:table-cell office:value="0.8107488903396399" office:value-type="float"/>
          <table:table-cell office:value="0.8269837676124376" office:value-type="float"/>
          <table:table-cell office:value="0.8866679655759651" office:value-type="float"/>
          <table:table-cell office:value="0.49973808718526747" office:value-type="float"/>
          <table:table-cell office:value="0.5809409861501531" office:value-type="float"/>
          <table:table-cell office:value="0.5975483571974379" office:value-type="float"/>
          <table:table-cell office:value="0.6144215776069654" office:value-type="float"/>
          <table:table-cell office:value="0.6919583337238632" office:value-type="float"/>
          <table:table-cell office:value="0.3658320478624689" office:value-type="float"/>
          <table:table-cell office:value="0.4569231920753902" office:value-type="float"/>
          <table:table-cell office:value="0.4749726842117086" office:value-type="float"/>
          <table:table-cell office:value="0.4937103603741242" office:value-type="float"/>
          <table:table-cell office:value="0.5906525835981754" office:value-type="float"/>
          <table:table-cell office:value="0.5447068071167613" office:value-type="float"/>
          <table:table-cell office:value="0.6179250161573779" office:value-type="float"/>
          <table:table-cell office:value="0.6366233215837074" office:value-type="float"/>
          <table:table-cell office:value="0.6567511225221896" office:value-type="float"/>
          <table:table-cell office:value="0.7440006221270992" office:value-type="float"/>
          <table:table-cell office:value="0.33296718793274827" office:value-type="float"/>
          <table:table-cell office:value="0.4729769385688525" office:value-type="float"/>
          <table:table-cell office:value="0.4966466209832355" office:value-type="float"/>
          <table:table-cell office:value="0.5134765926387055" office:value-type="float"/>
          <table:table-cell office:value="0.5848565157208943" office:value-type="float"/>
        </table:table-row>
        <table:table-row>
          <table:table-cell office:value-type="string">
            <text:p>diesel-rs__diesel</text:p>
          </table:table-cell>
          <table:table-cell office:value="0.7149036876633238" office:value-type="float"/>
          <table:table-cell office:value="0.7906822168118542" office:value-type="float"/>
          <table:table-cell office:value="0.8077728363915074" office:value-type="float"/>
          <table:table-cell office:value="0.825884198014717" office:value-type="float"/>
          <table:table-cell office:value="0.8505497353932303" office:value-type="float"/>
          <table:table-cell office:value="0.5174604035313414" office:value-type="float"/>
          <table:table-cell office:value="0.5670462778891772" office:value-type="float"/>
          <table:table-cell office:value="0.5835817749936535" office:value-type="float"/>
          <table:table-cell office:value="0.6026925287574904" office:value-type="float"/>
          <table:table-cell office:value="0.649397748734464" office:value-type="float"/>
          <table:table-cell office:value="0.38197014203567126" office:value-type="float"/>
          <table:table-cell office:value="0.4581897644024504" office:value-type="float"/>
          <table:table-cell office:value="0.4846702999031956" office:value-type="float"/>
          <table:table-cell office:value="0.5070336891097026" office:value-type="float"/>
          <table:table-cell office:value="0.5581135356355063" office:value-type="float"/>
          <table:table-cell office:value="0.547212847556882" office:value-type="float"/>
          <table:table-cell office:value="0.6099105224329988" office:value-type="float"/>
          <table:table-cell office:value="0.6320759156678737" office:value-type="float"/>
          <table:table-cell office:value="0.6616020395259626" office:value-type="float"/>
          <table:table-cell office:value="0.7274949513111908" office:value-type="float"/>
          <table:table-cell office:value="0.40674955071235475" office:value-type="float"/>
          <table:table-cell office:value="0.4681988506542295" office:value-type="float"/>
          <table:table-cell office:value="0.48889568782540344" office:value-type="float"/>
          <table:table-cell office:value="0.5136500954260327" office:value-type="float"/>
          <table:table-cell office:value="0.5680054612583763" office:value-type="float"/>
        </table:table-row>
        <table:table-row>
          <table:table-cell office:value-type="string">
            <text:p>svg__svgo</text:p>
          </table:table-cell>
          <table:table-cell office:value="0.6972608067950077" office:value-type="float"/>
          <table:table-cell office:value="0.7747050320797116" office:value-type="float"/>
          <table:table-cell office:value="0.811595298298866" office:value-type="float"/>
          <table:table-cell office:value="0.8293313355651195" office:value-type="float"/>
          <table:table-cell office:value="0.8599715615794725" office:value-type="float"/>
          <table:table-cell office:value="0.5450978179439425" office:value-type="float"/>
          <table:table-cell office:value="0.5788911199359271" office:value-type="float"/>
          <table:table-cell office:value="0.5937352616282345" office:value-type="float"/>
          <table:table-cell office:value="0.6082188059098549" office:value-type="float"/>
          <table:table-cell office:value="0.6452622871111752" office:value-type="float"/>
          <table:table-cell office:value="0.4123960999081103" office:value-type="float"/>
          <table:table-cell office:value="0.4573066969096272" office:value-type="float"/>
          <table:table-cell office:value="0.48335896353165225" office:value-type="float"/>
          <table:table-cell office:value="0.5056913899172296" office:value-type="float"/>
          <table:table-cell office:value="0.5302654076409216" office:value-type="float"/>
          <table:table-cell office:value="0.5898245931001228" office:value-type="float"/>
          <table:table-cell office:value="0.6259311952772216" office:value-type="float"/>
          <table:table-cell office:value="0.6510962449298109" office:value-type="float"/>
          <table:table-cell office:value="0.6892905788495555" office:value-type="float"/>
          <table:table-cell office:value="0.7177766497427571" office:value-type="float"/>
          <table:table-cell office:value="0.40051672138477856" office:value-type="float"/>
          <table:table-cell office:value="0.4714649248280236" office:value-type="float"/>
          <table:table-cell office:value="0.4956620113060193" office:value-type="float"/>
          <table:table-cell office:value="0.5145875184472464" office:value-type="float"/>
          <table:table-cell office:value="0.5499769734234535" office:value-type="float"/>
        </table:table-row>
        <table:table-row>
          <table:table-cell office:value-type="string">
            <text:p>davidkpiano__react-redux-form</text:p>
          </table:table-cell>
          <table:table-cell office:value="0.7157769809562647" office:value-type="float"/>
          <table:table-cell office:value="0.7980040790758299" office:value-type="float"/>
          <table:table-cell office:value="0.8155965525127159" office:value-type="float"/>
          <table:table-cell office:value="0.8272774002710391" office:value-type="float"/>
          <table:table-cell office:value="0.852364375141591" office:value-type="float"/>
          <table:table-cell office:value="0.5177490741286253" office:value-type="float"/>
          <table:table-cell office:value="0.5675628441006431" office:value-type="float"/>
          <table:table-cell office:value="0.585070625030789" office:value-type="float"/>
          <table:table-cell office:value="0.603111905659492" office:value-type="float"/>
          <table:table-cell office:value="0.6684349955059106" office:value-type="float"/>
          <table:table-cell office:value="0.3766142621286423" office:value-type="float"/>
          <table:table-cell office:value="0.46814739208312794" office:value-type="float"/>
          <table:table-cell office:value="0.483967826987891" office:value-type="float"/>
          <table:table-cell office:value="0.5098746337316786" office:value-type="float"/>
          <table:table-cell office:value="0.5764605179044721" office:value-type="float"/>
          <table:table-cell office:value="0.5775096910923201" office:value-type="float"/>
          <table:table-cell office:value="0.6148361458761173" office:value-type="float"/>
          <table:table-cell office:value="0.6325971088534927" office:value-type="float"/>
          <table:table-cell office:value="0.6577284018049039" office:value-type="float"/>
          <table:table-cell office:value="0.7272973744737987" office:value-type="float"/>
          <table:table-cell office:value="0.4131223863605638" office:value-type="float"/>
          <table:table-cell office:value="0.4724011963719955" office:value-type="float"/>
          <table:table-cell office:value="0.49228225203485054" office:value-type="float"/>
          <table:table-cell office:value="0.5123250801474888" office:value-type="float"/>
          <table:table-cell office:value="0.5633299232225499" office:value-type="float"/>
        </table:table-row>
        <table:table-row>
          <table:table-cell office:value-type="string">
            <text:p>Swiip__generator-gulp-angular</text:p>
          </table:table-cell>
          <table:table-cell office:value="0.7261531865619236" office:value-type="float"/>
          <table:table-cell office:value="0.7811196384853253" office:value-type="float"/>
          <table:table-cell office:value="0.8003461760289337" office:value-type="float"/>
          <table:table-cell office:value="0.8127855474789776" office:value-type="float"/>
          <table:table-cell office:value="0.8475567640714207" office:value-type="float"/>
          <table:table-cell office:value="0.5209057554964516" office:value-type="float"/>
          <table:table-cell office:value="0.5795582287359741" office:value-type="float"/>
          <table:table-cell office:value="0.5919030507701344" office:value-type="float"/>
          <table:table-cell office:value="0.6054366232690473" office:value-type="float"/>
          <table:table-cell office:value="0.6445675524652621" office:value-type="float"/>
          <table:table-cell office:value="0.39457311588092625" office:value-type="float"/>
          <table:table-cell office:value="0.44229723844667884" office:value-type="float"/>
          <table:table-cell office:value="0.4594451608763407" office:value-type="float"/>
          <table:table-cell office:value="0.4804924653609288" office:value-type="float"/>
          <table:table-cell office:value="0.5245436908290828" office:value-type="float"/>
          <table:table-cell office:value="0.5501394870033649" office:value-type="float"/>
          <table:table-cell office:value="0.5977177488659224" office:value-type="float"/>
          <table:table-cell office:value="0.6181776494060147" office:value-type="float"/>
          <table:table-cell office:value="0.6413352717796663" office:value-type="float"/>
          <table:table-cell office:value="0.7105141991508483" office:value-type="float"/>
          <table:table-cell office:value="0.3834974383601484" office:value-type="float"/>
          <table:table-cell office:value="0.47515693469802667" office:value-type="float"/>
          <table:table-cell office:value="0.49925714520305076" office:value-type="float"/>
          <table:table-cell office:value="0.5164543018944183" office:value-type="float"/>
          <table:table-cell office:value="0.5738250600085906" office:value-type="float"/>
        </table:table-row>
        <table:table-row>
          <table:table-cell office:value-type="string">
            <text:p>askmike__gekko</text:p>
          </table:table-cell>
          <table:table-cell office:value="0.6862956444351148" office:value-type="float"/>
          <table:table-cell office:value="0.7543499762534652" office:value-type="float"/>
          <table:table-cell office:value="0.7785073765180149" office:value-type="float"/>
          <table:table-cell office:value="0.7963007940426552" office:value-type="float"/>
          <table:table-cell office:value="0.8377067703689467" office:value-type="float"/>
          <table:table-cell office:value="0.5082350470282941" office:value-type="float"/>
          <table:table-cell office:value="0.5697254244023778" office:value-type="float"/>
          <table:table-cell office:value="0.5890032597700762" office:value-type="float"/>
          <table:table-cell office:value="0.6056963050265455" office:value-type="float"/>
          <table:table-cell office:value="0.6965233710977732" office:value-type="float"/>
          <table:table-cell office:value="0.39384117830309706" office:value-type="float"/>
          <table:table-cell office:value="0.45428059426812634" office:value-type="float"/>
          <table:table-cell office:value="0.47475214675552513" office:value-type="float"/>
          <table:table-cell office:value="0.5018723254915637" office:value-type="float"/>
          <table:table-cell office:value="0.5926859306485934" office:value-type="float"/>
          <table:table-cell office:value="0.549659699630364" office:value-type="float"/>
          <table:table-cell office:value="0.6208648845736368" office:value-type="float"/>
          <table:table-cell office:value="0.63827331784038" office:value-type="float"/>
          <table:table-cell office:value="0.6634740820883658" office:value-type="float"/>
          <table:table-cell office:value="0.7511478631094786" office:value-type="float"/>
          <table:table-cell office:value="0.3511565162644966" office:value-type="float"/>
          <table:table-cell office:value="0.45485121473822254" office:value-type="float"/>
          <table:table-cell office:value="0.48455024049478773" office:value-type="float"/>
          <table:table-cell office:value="0.5130845991184395" office:value-type="float"/>
          <table:table-cell office:value="0.5980113792829532" office:value-type="float"/>
        </table:table-row>
        <table:table-row>
          <table:table-cell office:value-type="string">
            <text:p>solidusio__solidus</text:p>
          </table:table-cell>
          <table:table-cell office:value="0.7205596888456802" office:value-type="float"/>
          <table:table-cell office:value="0.800428331063227" office:value-type="float"/>
          <table:table-cell office:value="0.8168347025272449" office:value-type="float"/>
          <table:table-cell office:value="0.827997394282858" office:value-type="float"/>
          <table:table-cell office:value="0.850473911855905" office:value-type="float"/>
          <table:table-cell office:value="0.5424481447269016" office:value-type="float"/>
          <table:table-cell office:value="0.5982796355608186" office:value-type="float"/>
          <table:table-cell office:value="0.6199893188292144" office:value-type="float"/>
          <table:table-cell office:value="0.635307499555621" office:value-type="float"/>
          <table:table-cell office:value="0.7130830801891112" office:value-type="float"/>
          <table:table-cell office:value="0.4147999709721735" office:value-type="float"/>
          <table:table-cell office:value="0.48343780598377784" office:value-type="float"/>
          <table:table-cell office:value="0.49946419370299266" office:value-type="float"/>
          <table:table-cell office:value="0.5151450397169302" office:value-type="float"/>
          <table:table-cell office:value="0.5789198644359073" office:value-type="float"/>
          <table:table-cell office:value="0.5920243923088511" office:value-type="float"/>
          <table:table-cell office:value="0.6392212643823316" office:value-type="float"/>
          <table:table-cell office:value="0.6536644834164734" office:value-type="float"/>
          <table:table-cell office:value="0.6722126041151499" office:value-type="float"/>
          <table:table-cell office:value="0.7342220885701212" office:value-type="float"/>
          <table:table-cell office:value="0.4192568712444261" office:value-type="float"/>
          <table:table-cell office:value="0.4967211076817251" office:value-type="float"/>
          <table:table-cell office:value="0.5204799636096025" office:value-type="float"/>
          <table:table-cell office:value="0.5418218491837457" office:value-type="float"/>
          <table:table-cell office:value="0.5957549547844059" office:value-type="float"/>
        </table:table-row>
        <table:table-row>
          <table:table-cell office:value-type="string">
            <text:p>cloudfoundry__bosh</text:p>
          </table:table-cell>
          <table:table-cell office:value="0.6950881482390081" office:value-type="float"/>
          <table:table-cell office:value="0.7693599784347571" office:value-type="float"/>
          <table:table-cell office:value="0.8001891369463506" office:value-type="float"/>
          <table:table-cell office:value="0.8141236471927281" office:value-type="float"/>
          <table:table-cell office:value="0.8743544126926847" office:value-type="float"/>
          <table:table-cell office:value="0.5553098833437868" office:value-type="float"/>
          <table:table-cell office:value="0.605976153876362" office:value-type="float"/>
          <table:table-cell office:value="0.6182479735426415" office:value-type="float"/>
          <table:table-cell office:value="0.6340185282154034" office:value-type="float"/>
          <table:table-cell office:value="0.7011651154395945" office:value-type="float"/>
          <table:table-cell office:value="0.39760231997808426" office:value-type="float"/>
          <table:table-cell office:value="0.48062532453865925" office:value-type="float"/>
          <table:table-cell office:value="0.4986226296318533" office:value-type="float"/>
          <table:table-cell office:value="0.5230264493266601" office:value-type="float"/>
          <table:table-cell office:value="0.5870873450544445" office:value-type="float"/>
          <table:table-cell office:value="0.5706464347522497" office:value-type="float"/>
          <table:table-cell office:value="0.6332990561881162" office:value-type="float"/>
          <table:table-cell office:value="0.6514762686395887" office:value-type="float"/>
          <table:table-cell office:value="0.6720195703002672" office:value-type="float"/>
          <table:table-cell office:value="0.7716915919971079" office:value-type="float"/>
          <table:table-cell office:value="0.39588519523783894" office:value-type="float"/>
          <table:table-cell office:value="0.5033665551702793" office:value-type="float"/>
          <table:table-cell office:value="0.5193565408455888" office:value-type="float"/>
          <table:table-cell office:value="0.5344382204929475" office:value-type="float"/>
          <table:table-cell office:value="0.6260729139838731" office:value-type="float"/>
        </table:table-row>
        <table:table-row>
          <table:table-cell office:value-type="string">
            <text:p>tensorflow__tensorflow</text:p>
          </table:table-cell>
          <table:table-cell office:value="0.687056600962716" office:value-type="float"/>
          <table:table-cell office:value="0.7639030025537967" office:value-type="float"/>
          <table:table-cell office:value="0.792268685814134" office:value-type="float"/>
          <table:table-cell office:value="0.8135902758273079" office:value-type="float"/>
          <table:table-cell office:value="0.8852093973312948" office:value-type="float"/>
          <table:table-cell office:value="0.5136113523102434" office:value-type="float"/>
          <table:table-cell office:value="0.5852674067727824" office:value-type="float"/>
          <table:table-cell office:value="0.6016683362549651" office:value-type="float"/>
          <table:table-cell office:value="0.6186851934870322" office:value-type="float"/>
          <table:table-cell office:value="0.7102371004068898" office:value-type="float"/>
          <table:table-cell office:value="0.3730970982318488" office:value-type="float"/>
          <table:table-cell office:value="0.45521931136605354" office:value-type="float"/>
          <table:table-cell office:value="0.4761793409014623" office:value-type="float"/>
          <table:table-cell office:value="0.49939664725478444" office:value-type="float"/>
          <table:table-cell office:value="0.5899344612831926" office:value-type="float"/>
          <table:table-cell office:value="0.5344948838808119" office:value-type="float"/>
          <table:table-cell office:value="0.6110847217603858" office:value-type="float"/>
          <table:table-cell office:value="0.6299632378207184" office:value-type="float"/>
          <table:table-cell office:value="0.6520071749991206" office:value-type="float"/>
          <table:table-cell office:value="0.7641257634924998" office:value-type="float"/>
          <table:table-cell office:value="0.3542922497030264" office:value-type="float"/>
          <table:table-cell office:value="0.46996709353312416" office:value-type="float"/>
          <table:table-cell office:value="0.4958775686233233" office:value-type="float"/>
          <table:table-cell office:value="0.5157789211790316" office:value-type="float"/>
          <table:table-cell office:value="0.6201305511746407" office:value-type="float"/>
        </table:table-row>
        <table:table-row>
          <table:table-cell office:value-type="string">
            <text:p>Alluxio__alluxio</text:p>
          </table:table-cell>
          <table:table-cell office:value="0.7048931333002949" office:value-type="float"/>
          <table:table-cell office:value="0.7881639811683767" office:value-type="float"/>
          <table:table-cell office:value="0.8018147882640041" office:value-type="float"/>
          <table:table-cell office:value="0.8172527467648286" office:value-type="float"/>
          <table:table-cell office:value="0.8565918954678307" office:value-type="float"/>
          <table:table-cell office:value="0.5365569074415923" office:value-type="float"/>
          <table:table-cell office:value="0.6002517515031389" office:value-type="float"/>
          <table:table-cell office:value="0.6256049942800596" office:value-type="float"/>
          <table:table-cell office:value="0.6493961241236021" office:value-type="float"/>
          <table:table-cell office:value="0.7400652247123038" office:value-type="float"/>
          <table:table-cell office:value="0.40904193492753227" office:value-type="float"/>
          <table:table-cell office:value="0.46213511670764434" office:value-type="float"/>
          <table:table-cell office:value="0.4777120348966504" office:value-type="float"/>
          <table:table-cell office:value="0.4954354671308817" office:value-type="float"/>
          <table:table-cell office:value="0.5979118232160014" office:value-type="float"/>
          <table:table-cell office:value="0.568529006290309" office:value-type="float"/>
          <table:table-cell office:value="0.6225251665653933" office:value-type="float"/>
          <table:table-cell office:value="0.6420945859131721" office:value-type="float"/>
          <table:table-cell office:value="0.6646096502425872" office:value-type="float"/>
          <table:table-cell office:value="0.7851437266845388" office:value-type="float"/>
          <table:table-cell office:value="0.3874155706253495" office:value-type="float"/>
          <table:table-cell office:value="0.49753951792381634" office:value-type="float"/>
          <table:table-cell office:value="0.5161898785869589" office:value-type="float"/>
          <table:table-cell office:value="0.5358527965729066" office:value-type="float"/>
          <table:table-cell office:value="0.6495364646009051" office:value-type="float"/>
        </table:table-row>
        <table:table-row>
          <table:table-cell office:value-type="string">
            <text:p>adnanh__webhook</text:p>
          </table:table-cell>
          <table:table-cell office:value="0.71625771289489" office:value-type="float"/>
          <table:table-cell office:value="0.8033548046428165" office:value-type="float"/>
          <table:table-cell office:value="0.8143124733625584" office:value-type="float"/>
          <table:table-cell office:value="0.8225889881191374" office:value-type="float"/>
          <table:table-cell office:value="0.8564263953782866" office:value-type="float"/>
          <table:table-cell office:value="0.544502753430091" office:value-type="float"/>
          <table:table-cell office:value="0.5891137388079323" office:value-type="float"/>
          <table:table-cell office:value="0.6100176405399179" office:value-type="float"/>
          <table:table-cell office:value="0.6331449782041149" office:value-type="float"/>
          <table:table-cell office:value="0.6575717371496883" office:value-type="float"/>
          <table:table-cell office:value="0.46286783458997005" office:value-type="float"/>
          <table:table-cell office:value="0.47416065502152915" office:value-type="float"/>
          <table:table-cell office:value="0.4911365840040378" office:value-type="float"/>
          <table:table-cell office:value="0.5111821427819334" office:value-type="float"/>
          <table:table-cell office:value="0.5361168842716242" office:value-type="float"/>
          <table:table-cell office:value="0.6103718878132273" office:value-type="float"/>
          <table:table-cell office:value="0.6365147628611572" office:value-type="float"/>
          <table:table-cell office:value="0.6468103803152343" office:value-type="float"/>
          <table:table-cell office:value="0.6631113798212228" office:value-type="float"/>
          <table:table-cell office:value="0.69976130758243" office:value-type="float"/>
          <table:table-cell office:value="0.4460874858791317" office:value-type="float"/>
          <table:table-cell office:value="0.48973988418752257" office:value-type="float"/>
          <table:table-cell office:value="0.5355327496571118" office:value-type="float"/>
          <table:table-cell office:value="0.5425812910220906" office:value-type="float"/>
          <table:table-cell office:value="0.6021920394907663" office:value-type="float"/>
        </table:table-row>
        <table:table-row>
          <table:table-cell office:value-type="string">
            <text:p>spotify__annoy</text:p>
          </table:table-cell>
          <table:table-cell office:value="0.7203720525744505" office:value-type="float"/>
          <table:table-cell office:value="0.7673128058959845" office:value-type="float"/>
          <table:table-cell office:value="0.7894167828557446" office:value-type="float"/>
          <table:table-cell office:value="0.8019014280124606" office:value-type="float"/>
          <table:table-cell office:value="0.833156491633967" office:value-type="float"/>
          <table:table-cell office:value="0.5449209392127106" office:value-type="float"/>
          <table:table-cell office:value="0.5823704643936406" office:value-type="float"/>
          <table:table-cell office:value="0.5973865764734152" office:value-type="float"/>
          <table:table-cell office:value="0.613048781396475" office:value-type="float"/>
          <table:table-cell office:value="0.6418398522847788" office:value-type="float"/>
          <table:table-cell office:value="0.35971488425475384" office:value-type="float"/>
          <table:table-cell office:value="0.45177486700226194" office:value-type="float"/>
          <table:table-cell office:value="0.46845215811998353" office:value-type="float"/>
          <table:table-cell office:value="0.493272694530604" office:value-type="float"/>
          <table:table-cell office:value="0.5143325378857159" office:value-type="float"/>
          <table:table-cell office:value="0.5739328627140096" office:value-type="float"/>
          <table:table-cell office:value="0.630560743040967" office:value-type="float"/>
          <table:table-cell office:value="0.6420627339810586" office:value-type="float"/>
          <table:table-cell office:value="0.6565945083091833" office:value-type="float"/>
          <table:table-cell office:value="0.6874053693904518" office:value-type="float"/>
          <table:table-cell office:value="0.38230492000595473" office:value-type="float"/>
          <table:table-cell office:value="0.47643628256969894" office:value-type="float"/>
          <table:table-cell office:value="0.49846951811816576" office:value-type="float"/>
          <table:table-cell office:value="0.5095952656436584" office:value-type="float"/>
          <table:table-cell office:value="0.5722552823281382" office:value-type="float"/>
        </table:table-row>
        <table:table-row>
          <table:table-cell office:value-type="string">
            <text:p>RPCS3__rpcs3</text:p>
          </table:table-cell>
          <table:table-cell office:value="0.691907017008994" office:value-type="float"/>
          <table:table-cell office:value="0.7695742089020177" office:value-type="float"/>
          <table:table-cell office:value="0.7884041308248642" office:value-type="float"/>
          <table:table-cell office:value="0.8044742828386042" office:value-type="float"/>
          <table:table-cell office:value="0.8553184313275333" office:value-type="float"/>
          <table:table-cell office:value="0.5036869338049006" office:value-type="float"/>
          <table:table-cell office:value="0.5649530962997206" office:value-type="float"/>
          <table:table-cell office:value="0.5810475190212921" office:value-type="float"/>
          <table:table-cell office:value="0.6022523668980099" office:value-type="float"/>
          <table:table-cell office:value="0.7065481806028742" office:value-type="float"/>
          <table:table-cell office:value="0.354653853942179" office:value-type="float"/>
          <table:table-cell office:value="0.41949252968956563" office:value-type="float"/>
          <table:table-cell office:value="0.4380889387908714" office:value-type="float"/>
          <table:table-cell office:value="0.4558549321427603" office:value-type="float"/>
          <table:table-cell office:value="0.5594821783703238" office:value-type="float"/>
          <table:table-cell office:value="0.5218166513904174" office:value-type="float"/>
          <table:table-cell office:value="0.5786262670358204" office:value-type="float"/>
          <table:table-cell office:value="0.6045614763151015" office:value-type="float"/>
          <table:table-cell office:value="0.6278126182614732" office:value-type="float"/>
          <table:table-cell office:value="0.7563739689896231" office:value-type="float"/>
          <table:table-cell office:value="0.3624529689149787" office:value-type="float"/>
          <table:table-cell office:value="0.46613746298983627" office:value-type="float"/>
          <table:table-cell office:value="0.4860596127955484" office:value-type="float"/>
          <table:table-cell office:value="0.5068140468040152" office:value-type="float"/>
          <table:table-cell office:value="0.5791010226953097" office:value-type="float"/>
        </table:table-row>
        <table:table-row>
          <table:table-cell office:value-type="string">
            <text:p>uikit__uikit</text:p>
          </table:table-cell>
          <table:table-cell office:value="0.7022198897230327" office:value-type="float"/>
          <table:table-cell office:value="0.7831690808805375" office:value-type="float"/>
          <table:table-cell office:value="0.8022887919102477" office:value-type="float"/>
          <table:table-cell office:value="0.8182294124185833" office:value-type="float"/>
          <table:table-cell office:value="0.8542117066442463" office:value-type="float"/>
          <table:table-cell office:value="0.5225232824193772" office:value-type="float"/>
          <table:table-cell office:value="0.582935193030967" office:value-type="float"/>
          <table:table-cell office:value="0.5997550775931454" office:value-type="float"/>
          <table:table-cell office:value="0.6149269530392114" office:value-type="float"/>
          <table:table-cell office:value="0.6685511588049988" office:value-type="float"/>
          <table:table-cell office:value="0.41346949137988187" office:value-type="float"/>
          <table:table-cell office:value="0.4697362993970643" office:value-type="float"/>
          <table:table-cell office:value="0.4950431747578957" office:value-type="float"/>
          <table:table-cell office:value="0.5120533588254227" office:value-type="float"/>
          <table:table-cell office:value="0.5934923729461442" office:value-type="float"/>
          <table:table-cell office:value="0.5573076673727355" office:value-type="float"/>
          <table:table-cell office:value="0.607967934350468" office:value-type="float"/>
          <table:table-cell office:value="0.6350829685269499" office:value-type="float"/>
          <table:table-cell office:value="0.654266186340384" office:value-type="float"/>
          <table:table-cell office:value="0.7262555994079761" office:value-type="float"/>
          <table:table-cell office:value="0.4196531560792405" office:value-type="float"/>
          <table:table-cell office:value="0.48005896676451476" office:value-type="float"/>
          <table:table-cell office:value="0.5101589027555423" office:value-type="float"/>
          <table:table-cell office:value="0.5269459468432178" office:value-type="float"/>
          <table:table-cell office:value="0.5942571616434413" office:value-type="float"/>
        </table:table-row>
        <table:table-row>
          <table:table-cell office:value-type="string">
            <text:p>angular__angular-cli</text:p>
          </table:table-cell>
          <table:table-cell office:value="0.6859613929925636" office:value-type="float"/>
          <table:table-cell office:value="0.7593898430643296" office:value-type="float"/>
          <table:table-cell office:value="0.7869141176684797" office:value-type="float"/>
          <table:table-cell office:value="0.8071494084791105" office:value-type="float"/>
          <table:table-cell office:value="0.851850054368628" office:value-type="float"/>
          <table:table-cell office:value="0.4833581258671381" office:value-type="float"/>
          <table:table-cell office:value="0.5748017586193916" office:value-type="float"/>
          <table:table-cell office:value="0.5913076487457641" office:value-type="float"/>
          <table:table-cell office:value="0.6083936554352629" office:value-type="float"/>
          <table:table-cell office:value="0.7024013710518935" office:value-type="float"/>
          <table:table-cell office:value="0.32360469655674856" office:value-type="float"/>
          <table:table-cell office:value="0.4400289746128925" office:value-type="float"/>
          <table:table-cell office:value="0.4593612809010629" office:value-type="float"/>
          <table:table-cell office:value="0.47747461684182113" office:value-type="float"/>
          <table:table-cell office:value="0.5868280730380282" office:value-type="float"/>
          <table:table-cell office:value="0.5218501995018983" office:value-type="float"/>
          <table:table-cell office:value="0.5989093053320638" office:value-type="float"/>
          <table:table-cell office:value="0.6211153150734219" office:value-type="float"/>
          <table:table-cell office:value="0.6438411599299452" office:value-type="float"/>
          <table:table-cell office:value="0.7608270025290362" office:value-type="float"/>
          <table:table-cell office:value="0.24472350197524448" office:value-type="float"/>
          <table:table-cell office:value="0.4509333207296603" office:value-type="float"/>
          <table:table-cell office:value="0.48499106699387584" office:value-type="float"/>
          <table:table-cell office:value="0.5142796977236177" office:value-type="float"/>
          <table:table-cell office:value="0.6131816979647542" office:value-type="float"/>
        </table:table-row>
        <table:table-row>
          <table:table-cell office:value-type="string">
            <text:p>resin-io__etcher</text:p>
          </table:table-cell>
          <table:table-cell office:value="0.6900368470345727" office:value-type="float"/>
          <table:table-cell office:value="0.7552502569680505" office:value-type="float"/>
          <table:table-cell office:value="0.7805483326777497" office:value-type="float"/>
          <table:table-cell office:value="0.8079821511652769" office:value-type="float"/>
          <table:table-cell office:value="0.8482274278930988" office:value-type="float"/>
          <table:table-cell office:value="0.5126819207205149" office:value-type="float"/>
          <table:table-cell office:value="0.5878453839595119" office:value-type="float"/>
          <table:table-cell office:value="0.6038715500500113" office:value-type="float"/>
          <table:table-cell office:value="0.61794225081119" office:value-type="float"/>
          <table:table-cell office:value="0.6773099318983468" office:value-type="float"/>
          <table:table-cell office:value="0.37290258830483086" office:value-type="float"/>
          <table:table-cell office:value="0.4500897672825065" office:value-type="float"/>
          <table:table-cell office:value="0.47095531676894437" office:value-type="float"/>
          <table:table-cell office:value="0.505769567805046" office:value-type="float"/>
          <table:table-cell office:value="0.5978451270969672" office:value-type="float"/>
          <table:table-cell office:value="0.5712373485383608" office:value-type="float"/>
          <table:table-cell office:value="0.6092626057020174" office:value-type="float"/>
          <table:table-cell office:value="0.6350736158947845" office:value-type="float"/>
          <table:table-cell office:value="0.6650847033701468" office:value-type="float"/>
          <table:table-cell office:value="0.7359868568712461" office:value-type="float"/>
          <table:table-cell office:value="0.3836790538322857" office:value-type="float"/>
          <table:table-cell office:value="0.47798021090841447" office:value-type="float"/>
          <table:table-cell office:value="0.5091222983120823" office:value-type="float"/>
          <table:table-cell office:value="0.5441975979691042" office:value-type="float"/>
          <table:table-cell office:value="0.6207571941513124" office:value-type="float"/>
        </table:table-row>
        <table:table-row>
          <table:table-cell office:value-type="string">
            <text:p>tonsky__datascript</text:p>
          </table:table-cell>
          <table:table-cell office:value="0.7323729769232604" office:value-type="float"/>
          <table:table-cell office:value="0.7911071589082816" office:value-type="float"/>
          <table:table-cell office:value="0.8074105092596238" office:value-type="float"/>
          <table:table-cell office:value="0.8202336485191356" office:value-type="float"/>
          <table:table-cell office:value="0.8542175454367708" office:value-type="float"/>
          <table:table-cell office:value="0.5392527001042823" office:value-type="float"/>
          <table:table-cell office:value="0.5717533448377453" office:value-type="float"/>
          <table:table-cell office:value="0.5832008640223338" office:value-type="float"/>
          <table:table-cell office:value="0.6011706811420153" office:value-type="float"/>
          <table:table-cell office:value="0.6479437295306495" office:value-type="float"/>
          <table:table-cell office:value="0.43767414053417886" office:value-type="float"/>
          <table:table-cell office:value="0.48775976153091216" office:value-type="float"/>
          <table:table-cell office:value="0.5008756807491848" office:value-type="float"/>
          <table:table-cell office:value="0.5127208901508147" office:value-type="float"/>
          <table:table-cell office:value="0.5396303427974801" office:value-type="float"/>
          <table:table-cell office:value="0.607232181887468" office:value-type="float"/>
          <table:table-cell office:value="0.6370909473766501" office:value-type="float"/>
          <table:table-cell office:value="0.6459241054620866" office:value-type="float"/>
          <table:table-cell office:value="0.6703859448002494" office:value-type="float"/>
          <table:table-cell office:value="0.7025497369816168" office:value-type="float"/>
          <table:table-cell office:value="0.4363625201389808" office:value-type="float"/>
          <table:table-cell office:value="0.4701440830404019" office:value-type="float"/>
          <table:table-cell office:value="0.49434038132357616" office:value-type="float"/>
          <table:table-cell office:value="0.5181202864259922" office:value-type="float"/>
          <table:table-cell office:value="0.5747253902392139" office:value-type="float"/>
        </table:table-row>
        <table:table-row>
          <table:table-cell office:value-type="string">
            <text:p>rubysherpas__forem</text:p>
          </table:table-cell>
          <table:table-cell office:value="0.7365322460285757" office:value-type="float"/>
          <table:table-cell office:value="0.7765830399696724" office:value-type="float"/>
          <table:table-cell office:value="0.7968130103012422" office:value-type="float"/>
          <table:table-cell office:value="0.812532957638997" office:value-type="float"/>
          <table:table-cell office:value="0.8471258988495357" office:value-type="float"/>
          <table:table-cell office:value="0.5550438221788955" office:value-type="float"/>
          <table:table-cell office:value="0.5869373311625485" office:value-type="float"/>
          <table:table-cell office:value="0.6091022863119042" office:value-type="float"/>
          <table:table-cell office:value="0.6241340701255329" office:value-type="float"/>
          <table:table-cell office:value="0.6475646751033252" office:value-type="float"/>
          <table:table-cell office:value="0.4390617509558712" office:value-type="float"/>
          <table:table-cell office:value="0.4868129581691375" office:value-type="float"/>
          <table:table-cell office:value="0.5003354202538998" office:value-type="float"/>
          <table:table-cell office:value="0.5252529869903192" office:value-type="float"/>
          <table:table-cell office:value="0.5951623157605579" office:value-type="float"/>
          <table:table-cell office:value="0.5836863787886615" office:value-type="float"/>
          <table:table-cell office:value="0.6336048125864568" office:value-type="float"/>
          <table:table-cell office:value="0.6607847311303796" office:value-type="float"/>
          <table:table-cell office:value="0.6825724370920924" office:value-type="float"/>
          <table:table-cell office:value="0.7557126365745619" office:value-type="float"/>
          <table:table-cell office:value="0.4327984089386563" office:value-type="float"/>
          <table:table-cell office:value="0.5034021565552458" office:value-type="float"/>
          <table:table-cell office:value="0.5230921106522275" office:value-type="float"/>
          <table:table-cell office:value="0.5349352439622805" office:value-type="float"/>
          <table:table-cell office:value="0.5952518279240595" office:value-type="float"/>
        </table:table-row>
        <table:table-row>
          <table:table-cell office:value-type="string">
            <text:p>aspnet__dnx</text:p>
          </table:table-cell>
          <table:table-cell office:value="0.6955207796612211" office:value-type="float"/>
          <table:table-cell office:value="0.7656938958389349" office:value-type="float"/>
          <table:table-cell office:value="0.7941737075946855" office:value-type="float"/>
          <table:table-cell office:value="0.807902332442937" office:value-type="float"/>
          <table:table-cell office:value="0.8526620642297659" office:value-type="float"/>
          <table:table-cell office:value="0.5163687915353354" office:value-type="float"/>
          <table:table-cell office:value="0.5785496589785828" office:value-type="float"/>
          <table:table-cell office:value="0.5914679740745309" office:value-type="float"/>
          <table:table-cell office:value="0.6059244509752509" office:value-type="float"/>
          <table:table-cell office:value="0.6712730623413763" office:value-type="float"/>
          <table:table-cell office:value="0.3773559878685237" office:value-type="float"/>
          <table:table-cell office:value="0.43182048021113006" office:value-type="float"/>
          <table:table-cell office:value="0.45356132856295617" office:value-type="float"/>
          <table:table-cell office:value="0.472741662996252" office:value-type="float"/>
          <table:table-cell office:value="0.5842640499275362" office:value-type="float"/>
          <table:table-cell office:value="0.5425562359807643" office:value-type="float"/>
          <table:table-cell office:value="0.5946535867446272" office:value-type="float"/>
          <table:table-cell office:value="0.6139547676126986" office:value-type="float"/>
          <table:table-cell office:value="0.6367190611899092" office:value-type="float"/>
          <table:table-cell office:value="0.7420462698742787" office:value-type="float"/>
          <table:table-cell office:value="0.3571949450244898" office:value-type="float"/>
          <table:table-cell office:value="0.48057942042402124" office:value-type="float"/>
          <table:table-cell office:value="0.49865131248368266" office:value-type="float"/>
          <table:table-cell office:value="0.5153059813013241" office:value-type="float"/>
          <table:table-cell office:value="0.5744078671274933" office:value-type="float"/>
        </table:table-row>
        <table:table-row>
          <table:table-cell office:value-type="string">
            <text:p>iron__iron</text:p>
          </table:table-cell>
          <table:table-cell office:value="0.6990605875830914" office:value-type="float"/>
          <table:table-cell office:value="0.7820966920902167" office:value-type="float"/>
          <table:table-cell office:value="0.8131129489738116" office:value-type="float"/>
          <table:table-cell office:value="0.8261507428982557" office:value-type="float"/>
          <table:table-cell office:value="0.8600915561144411" office:value-type="float"/>
          <table:table-cell office:value="0.5402907354246591" office:value-type="float"/>
          <table:table-cell office:value="0.5870839672425794" office:value-type="float"/>
          <table:table-cell office:value="0.6031587071444188" office:value-type="float"/>
          <table:table-cell office:value="0.6179713137342833" office:value-type="float"/>
          <table:table-cell office:value="0.6491585612314063" office:value-type="float"/>
          <table:table-cell office:value="0.39694568828954263" office:value-type="float"/>
          <table:table-cell office:value="0.4621169731024215" office:value-type="float"/>
          <table:table-cell office:value="0.48266271797257243" office:value-type="float"/>
          <table:table-cell office:value="0.5115251791446869" office:value-type="float"/>
          <table:table-cell office:value="0.5575475027872974" office:value-type="float"/>
          <table:table-cell office:value="0.552668635697808" office:value-type="float"/>
          <table:table-cell office:value="0.6287888381762947" office:value-type="float"/>
          <table:table-cell office:value="0.647761053493302" office:value-type="float"/>
          <table:table-cell office:value="0.6697240415628611" office:value-type="float"/>
          <table:table-cell office:value="0.7001683206256248" office:value-type="float"/>
          <table:table-cell office:value="0.390539905066293" office:value-type="float"/>
          <table:table-cell office:value="0.48213807135070297" office:value-type="float"/>
          <table:table-cell office:value="0.4978570814813824" office:value-type="float"/>
          <table:table-cell office:value="0.5334122935633618" office:value-type="float"/>
          <table:table-cell office:value="0.5765295699495671" office:value-type="float"/>
        </table:table-row>
        <table:table-row>
          <table:table-cell office:value-type="string">
            <text:p>docker__docker-registry</text:p>
          </table:table-cell>
          <table:table-cell office:value="0.6912287694196807" office:value-type="float"/>
          <table:table-cell office:value="0.7388912284890828" office:value-type="float"/>
          <table:table-cell office:value="0.7677945053685312" office:value-type="float"/>
          <table:table-cell office:value="0.7970923886420206" office:value-type="float"/>
          <table:table-cell office:value="0.8488699850596693" office:value-type="float"/>
          <table:table-cell office:value="0.5602023504388792" office:value-type="float"/>
          <table:table-cell office:value="0.602256925584403" office:value-type="float"/>
          <table:table-cell office:value="0.6133991908545138" office:value-type="float"/>
          <table:table-cell office:value="0.6269653142072894" office:value-type="float"/>
          <table:table-cell office:value="0.6873467962638762" office:value-type="float"/>
          <table:table-cell office:value="0.4047748765028391" office:value-type="float"/>
          <table:table-cell office:value="0.4669113741350769" office:value-type="float"/>
          <table:table-cell office:value="0.48490987167793076" office:value-type="float"/>
          <table:table-cell office:value="0.5022129210804874" office:value-type="float"/>
          <table:table-cell office:value="0.5540192089156197" office:value-type="float"/>
          <table:table-cell office:value="0.5779290304289765" office:value-type="float"/>
          <table:table-cell office:value="0.6267853333194069" office:value-type="float"/>
          <table:table-cell office:value="0.6542615151910178" office:value-type="float"/>
          <table:table-cell office:value="0.6761699705210773" office:value-type="float"/>
          <table:table-cell office:value="0.7243507674656471" office:value-type="float"/>
          <table:table-cell office:value="0.4165427748954319" office:value-type="float"/>
          <table:table-cell office:value="0.49595047607542486" office:value-type="float"/>
          <table:table-cell office:value="0.5185515141145342" office:value-type="float"/>
          <table:table-cell office:value="0.5357720641319598" office:value-type="float"/>
          <table:table-cell office:value="0.5822996760790653" office:value-type="float"/>
        </table:table-row>
        <table:table-row>
          <table:table-cell office:value-type="string">
            <text:p>square__cube</text:p>
          </table:table-cell>
          <table:table-cell office:value="0.7882643045941395" office:value-type="float"/>
          <table:table-cell office:value="0.8005645892120239" office:value-type="float"/>
          <table:table-cell office:value="0.809027757585279" office:value-type="float"/>
          <table:table-cell office:value="0.8214949090917743" office:value-type="float"/>
          <table:table-cell office:value="0.829041783071677" office:value-type="float"/>
          <table:table-cell office:value="0.5692198339077609" office:value-type="float"/>
          <table:table-cell office:value="0.5894778649975703" office:value-type="float"/>
          <table:table-cell office:value="0.589697745856123" office:value-type="float"/>
          <table:table-cell office:value="0.5997138400538311" office:value-type="float"/>
          <table:table-cell office:value="0.6258404317541776" office:value-type="float"/>
          <table:table-cell office:value="0.4546191820474858" office:value-type="float"/>
          <table:table-cell office:value="0.4890186058307244" office:value-type="float"/>
          <table:table-cell office:value="0.4905303030035604" office:value-type="float"/>
          <table:table-cell office:value="0.49286197618797956" office:value-type="float"/>
          <table:table-cell office:value="0.5202772935265614" office:value-type="float"/>
          <table:table-cell office:value="0.649315151996963" office:value-type="float"/>
          <table:table-cell office:value="0.6535659797181258" office:value-type="float"/>
          <table:table-cell office:value="0.6547838522515387" office:value-type="float"/>
          <table:table-cell office:value="0.6597920809745372" office:value-type="float"/>
          <table:table-cell office:value="0.6811646077871705" office:value-type="float"/>
          <table:table-cell office:value="0.45489930330971073" office:value-type="float"/>
          <table:table-cell office:value="0.4771779532115866" office:value-type="float"/>
          <table:table-cell office:value="0.4836963740162759" office:value-type="float"/>
          <table:table-cell office:value="0.4877039783346816" office:value-type="float"/>
          <table:table-cell office:value="0.5494370601137734" office:value-type="float"/>
        </table:table-row>
        <table:table-row>
          <table:table-cell office:value-type="string">
            <text:p>go-martini__martini</text:p>
          </table:table-cell>
          <table:table-cell office:value="0.749101901193697" office:value-type="float"/>
          <table:table-cell office:value="0.7734138831338669" office:value-type="float"/>
          <table:table-cell office:value="0.7939771277824514" office:value-type="float"/>
          <table:table-cell office:value="0.8041950578249114" office:value-type="float"/>
          <table:table-cell office:value="0.8435366191516572" office:value-type="float"/>
          <table:table-cell office:value="0.5644499917412726" office:value-type="float"/>
          <table:table-cell office:value="0.594979273378132" office:value-type="float"/>
          <table:table-cell office:value="0.6029507705253132" office:value-type="float"/>
          <table:table-cell office:value="0.6173650115165387" office:value-type="float"/>
          <table:table-cell office:value="0.6709624370272838" office:value-type="float"/>
          <table:table-cell office:value="0.4551394339258952" office:value-type="float"/>
          <table:table-cell office:value="0.4812697019129166" office:value-type="float"/>
          <table:table-cell office:value="0.5003188852737734" office:value-type="float"/>
          <table:table-cell office:value="0.5248748665222357" office:value-type="float"/>
          <table:table-cell office:value="0.5605318407576692" office:value-type="float"/>
          <table:table-cell office:value="0.6063791226149957" office:value-type="float"/>
          <table:table-cell office:value="0.6450250002247107" office:value-type="float"/>
          <table:table-cell office:value="0.6601094948466476" office:value-type="float"/>
          <table:table-cell office:value="0.6719013705299016" office:value-type="float"/>
          <table:table-cell office:value="0.7173858898087422" office:value-type="float"/>
          <table:table-cell office:value="0.45035677178323164" office:value-type="float"/>
          <table:table-cell office:value="0.4891853469024364" office:value-type="float"/>
          <table:table-cell office:value="0.5129670395026055" office:value-type="float"/>
          <table:table-cell office:value="0.5278400797681375" office:value-type="float"/>
          <table:table-cell office:value="0.5769980743368344" office:value-type="float"/>
        </table:table-row>
        <table:table-row>
          <table:table-cell office:value-type="string">
            <text:p>meandmax__lory</text:p>
          </table:table-cell>
          <table:table-cell office:value="0.7826624257436298" office:value-type="float"/>
          <table:table-cell office:value="0.8082374703373131" office:value-type="float"/>
          <table:table-cell office:value="0.8154248144118942" office:value-type="float"/>
          <table:table-cell office:value="0.815909592818176" office:value-type="float"/>
          <table:table-cell office:value="0.843352579745827" office:value-type="float"/>
          <table:table-cell office:value="0.5607577527529013" office:value-type="float"/>
          <table:table-cell office:value="0.6160279375241243" office:value-type="float"/>
          <table:table-cell office:value="0.6195997174586133" office:value-type="float"/>
          <table:table-cell office:value="0.6278079646028998" office:value-type="float"/>
          <table:table-cell office:value="0.6552073699542411" office:value-type="float"/>
          <table:table-cell office:value="0.4024178398935131" office:value-type="float"/>
          <table:table-cell office:value="0.4440934397626323" office:value-type="float"/>
          <table:table-cell office:value="0.5040474242549974" office:value-type="float"/>
          <table:table-cell office:value="0.5105242062901046" office:value-type="float"/>
          <table:table-cell office:value="0.5605205230797538" office:value-type="float"/>
          <table:table-cell office:value="0.5828522842843086" office:value-type="float"/>
          <table:table-cell office:value="0.6507419401940384" office:value-type="float"/>
          <table:table-cell office:value="0.6691324738944091" office:value-type="float"/>
          <table:table-cell office:value="0.6978903191855486" office:value-type="float"/>
          <table:table-cell office:value="0.7164521477532075" office:value-type="float"/>
          <table:table-cell office:value="0.4434114331144867" office:value-type="float"/>
          <table:table-cell office:value="0.5024152140121747" office:value-type="float"/>
          <table:table-cell office:value="0.5098506613048285" office:value-type="float"/>
          <table:table-cell office:value="0.5218862067070207" office:value-type="float"/>
          <table:table-cell office:value="0.5592463733639067" office:value-type="float"/>
        </table:table-row>
        <table:table-row>
          <table:table-cell office:value-type="string">
            <text:p>pornel__slip</text:p>
          </table:table-cell>
          <table:table-cell office:value="0.7575995129458701" office:value-type="float"/>
          <table:table-cell office:value="0.7822252180701141" office:value-type="float"/>
          <table:table-cell office:value="0.8035737705984984" office:value-type="float"/>
          <table:table-cell office:value="0.8097045474028299" office:value-type="float"/>
          <table:table-cell office:value="0.8363747040858145" office:value-type="float"/>
          <table:table-cell office:value="0.5517476144399128" office:value-type="float"/>
          <table:table-cell office:value="0.5876131629378842" office:value-type="float"/>
          <table:table-cell office:value="0.5916118092136646" office:value-type="float"/>
          <table:table-cell office:value="0.6047006095060808" office:value-type="float"/>
          <table:table-cell office:value="0.6263688608831318" office:value-type="float"/>
          <table:table-cell office:value="0.4344763463432264" office:value-type="float"/>
          <table:table-cell office:value="0.4492329323115465" office:value-type="float"/>
          <table:table-cell office:value="0.46419768934449057" office:value-type="float"/>
          <table:table-cell office:value="0.47742906021337983" office:value-type="float"/>
          <table:table-cell office:value="0.5199712804882084" office:value-type="float"/>
          <table:table-cell office:value="0.59439681700079" office:value-type="float"/>
          <table:table-cell office:value="0.615099883175973" office:value-type="float"/>
          <table:table-cell office:value="0.6294828096550392" office:value-type="float"/>
          <table:table-cell office:value="0.6353929073004794" office:value-type="float"/>
          <table:table-cell office:value="0.7085087553971657" office:value-type="float"/>
          <table:table-cell office:value="0.41687583606022605" office:value-type="float"/>
          <table:table-cell office:value="0.49376861230540336" office:value-type="float"/>
          <table:table-cell office:value="0.5156394342872261" office:value-type="float"/>
          <table:table-cell office:value="0.5179015534466096" office:value-type="float"/>
          <table:table-cell office:value="0.5440640367318497" office:value-type="float"/>
        </table:table-row>
        <table:table-row>
          <table:table-cell office:value-type="string">
            <text:p>square__crossfilter</text:p>
          </table:table-cell>
          <table:table-cell office:value="0.7103784842711831" office:value-type="float"/>
          <table:table-cell office:value="0.8057787096363231" office:value-type="float"/>
          <table:table-cell office:value="0.8215354143086979" office:value-type="float"/>
          <table:table-cell office:value="0.828844151122508" office:value-type="float"/>
          <table:table-cell office:value="0.8474985464205168" office:value-type="float"/>
          <table:table-cell office:value="0.53664417714684" office:value-type="float"/>
          <table:table-cell office:value="0.5904663922218293" office:value-type="float"/>
          <table:table-cell office:value="0.6028927077519167" office:value-type="float"/>
          <table:table-cell office:value="0.6212513662563682" office:value-type="float"/>
          <table:table-cell office:value="0.6478289981596289" office:value-type="float"/>
          <table:table-cell office:value="0.4288339666948446" office:value-type="float"/>
          <table:table-cell office:value="0.4806829832067106" office:value-type="float"/>
          <table:table-cell office:value="0.4947653962094887" office:value-type="float"/>
          <table:table-cell office:value="0.5183056399760807" office:value-type="float"/>
          <table:table-cell office:value="0.5645382855549578" office:value-type="float"/>
          <table:table-cell office:value="0.5627476804555629" office:value-type="float"/>
          <table:table-cell office:value="0.6300860118048601" office:value-type="float"/>
          <table:table-cell office:value="0.6552426064796917" office:value-type="float"/>
          <table:table-cell office:value="0.6729932091865228" office:value-type="float"/>
          <table:table-cell office:value="0.7106921595913447" office:value-type="float"/>
          <table:table-cell office:value="0.43360038422387565" office:value-type="float"/>
          <table:table-cell office:value="0.4880334087915068" office:value-type="float"/>
          <table:table-cell office:value="0.5125681880942202" office:value-type="float"/>
          <table:table-cell office:value="0.5319325622029356" office:value-type="float"/>
          <table:table-cell office:value="0.5744221778410071" office:value-type="float"/>
        </table:table-row>
        <table:table-row>
          <table:table-cell office:value-type="string">
            <text:p>smashwilson__merge-conflicts</text:p>
          </table:table-cell>
          <table:table-cell office:value="0.7324832833471276" office:value-type="float"/>
          <table:table-cell office:value="0.7432208802605688" office:value-type="float"/>
          <table:table-cell office:value="0.7437242576058809" office:value-type="float"/>
          <table:table-cell office:value="0.8165138796220511" office:value-type="float"/>
          <table:table-cell office:value="0.8203192867421305" office:value-type="float"/>
          <table:table-cell office:value="0.5903430932570827" office:value-type="float"/>
          <table:table-cell office:value="0.6072003227451841" office:value-type="float"/>
          <table:table-cell office:value="0.6137879552076785" office:value-type="float"/>
          <table:table-cell office:value="0.6163513429735739" office:value-type="float"/>
          <table:table-cell office:value="0.6226800995286524" office:value-type="float"/>
          <table:table-cell office:value="0.4532436519720656" office:value-type="float"/>
          <table:table-cell office:value="0.4582328098399271" office:value-type="float"/>
          <table:table-cell office:value="0.4648926439162243" office:value-type="float"/>
          <table:table-cell office:value="0.4675042509843292" office:value-type="float"/>
          <table:table-cell office:value="0.4898944370696275" office:value-type="float"/>
          <table:table-cell office:value="0.6206627774979625" office:value-type="float"/>
          <table:table-cell office:value="0.632796605731011" office:value-type="float"/>
          <table:table-cell office:value="0.6354940717958324" office:value-type="float"/>
          <table:table-cell office:value="0.6512784296289362" office:value-type="float"/>
          <table:table-cell office:value="0.6559878929683304" office:value-type="float"/>
          <table:table-cell office:value="0.45576501375119816" office:value-type="float"/>
          <table:table-cell office:value="0.470499940480104" office:value-type="float"/>
          <table:table-cell office:value="0.5072320253132263" office:value-type="float"/>
          <table:table-cell office:value="0.5360465665868731" office:value-type="float"/>
          <table:table-cell office:value="0.5421420246391698" office:value-type="float"/>
        </table:table-row>
        <table:table-row>
          <table:table-cell office:value-type="string">
            <text:p>hashicorp__terraform</text:p>
          </table:table-cell>
          <table:table-cell office:value="0.6748729227857688" office:value-type="float"/>
          <table:table-cell office:value="0.7712261393614299" office:value-type="float"/>
          <table:table-cell office:value="0.7922614258376064" office:value-type="float"/>
          <table:table-cell office:value="0.8092579820565299" office:value-type="float"/>
          <table:table-cell office:value="0.8674136784456912" office:value-type="float"/>
          <table:table-cell office:value="0.540539031554429" office:value-type="float"/>
          <table:table-cell office:value="0.5887161202192083" office:value-type="float"/>
          <table:table-cell office:value="0.6028591529958472" office:value-type="float"/>
          <table:table-cell office:value="0.6167034631876233" office:value-type="float"/>
          <table:table-cell office:value="0.6708602485853697" office:value-type="float"/>
          <table:table-cell office:value="0.40955439214991873" office:value-type="float"/>
          <table:table-cell office:value="0.48298808453550846" office:value-type="float"/>
          <table:table-cell office:value="0.5021208359921029" office:value-type="float"/>
          <table:table-cell office:value="0.5180113565244814" office:value-type="float"/>
          <table:table-cell office:value="0.5804820792562957" office:value-type="float"/>
          <table:table-cell office:value="0.579728497845267" office:value-type="float"/>
          <table:table-cell office:value="0.6297199319467097" office:value-type="float"/>
          <table:table-cell office:value="0.6464890382595754" office:value-type="float"/>
          <table:table-cell office:value="0.6662959507598147" office:value-type="float"/>
          <table:table-cell office:value="0.7394301282199842" office:value-type="float"/>
          <table:table-cell office:value="0.3931044943738223" office:value-type="float"/>
          <table:table-cell office:value="0.4914032627712281" office:value-type="float"/>
          <table:table-cell office:value="0.5160223694854437" office:value-type="float"/>
          <table:table-cell office:value="0.5326161763714767" office:value-type="float"/>
          <table:table-cell office:value="0.5815073577710422" office:value-type="float"/>
        </table:table-row>
        <table:table-row>
          <table:table-cell office:value-type="string">
            <text:p>angular-ui__ui-router</text:p>
          </table:table-cell>
          <table:table-cell office:value="0.7016572324984265" office:value-type="float"/>
          <table:table-cell office:value="0.7882297836365093" office:value-type="float"/>
          <table:table-cell office:value="0.8071157042670661" office:value-type="float"/>
          <table:table-cell office:value="0.8219441013441278" office:value-type="float"/>
          <table:table-cell office:value="0.8620832356725054" office:value-type="float"/>
          <table:table-cell office:value="0.5035292010905792" office:value-type="float"/>
          <table:table-cell office:value="0.5776027069257087" office:value-type="float"/>
          <table:table-cell office:value="0.598974793334811" office:value-type="float"/>
          <table:table-cell office:value="0.6159629760263508" office:value-type="float"/>
          <table:table-cell office:value="0.6954875177340842" office:value-type="float"/>
          <table:table-cell office:value="0.41207064656148357" office:value-type="float"/>
          <table:table-cell office:value="0.4711293588050607" office:value-type="float"/>
          <table:table-cell office:value="0.49042320040787196" office:value-type="float"/>
          <table:table-cell office:value="0.5093269169903685" office:value-type="float"/>
          <table:table-cell office:value="0.5763080941292928" office:value-type="float"/>
          <table:table-cell office:value="0.5488105073475144" office:value-type="float"/>
          <table:table-cell office:value="0.6258853233906041" office:value-type="float"/>
          <table:table-cell office:value="0.6427181176969479" office:value-type="float"/>
          <table:table-cell office:value="0.664110811508443" office:value-type="float"/>
          <table:table-cell office:value="0.7531341984229712" office:value-type="float"/>
          <table:table-cell office:value="0.384822087573628" office:value-type="float"/>
          <table:table-cell office:value="0.4932207040358529" office:value-type="float"/>
          <table:table-cell office:value="0.5158930159937967" office:value-type="float"/>
          <table:table-cell office:value="0.5381192357365069" office:value-type="float"/>
          <table:table-cell office:value="0.6204472225571787" office:value-type="float"/>
        </table:table-row>
        <table:table-row>
          <table:table-cell office:value-type="string">
            <text:p>gh-unit__gh-unit</text:p>
          </table:table-cell>
          <table:table-cell office:value="0.760680801421798" office:value-type="float"/>
          <table:table-cell office:value="0.7800762985784284" office:value-type="float"/>
          <table:table-cell office:value="0.7825588691122466" office:value-type="float"/>
          <table:table-cell office:value="0.7842628597653877" office:value-type="float"/>
          <table:table-cell office:value="0.8335476492071136" office:value-type="float"/>
          <table:table-cell office:value="0.5348407077653765" office:value-type="float"/>
          <table:table-cell office:value="0.558657198609365" office:value-type="float"/>
          <table:table-cell office:value="0.5792578525970136" office:value-type="float"/>
          <table:table-cell office:value="0.6000453869008683" office:value-type="float"/>
          <table:table-cell office:value="0.6503499077266777" office:value-type="float"/>
          <table:table-cell office:value="0.3860009730740185" office:value-type="float"/>
          <table:table-cell office:value="0.41371547869277253" office:value-type="float"/>
          <table:table-cell office:value="0.442095463251326" office:value-type="float"/>
          <table:table-cell office:value="0.4637787872888699" office:value-type="float"/>
          <table:table-cell office:value="0.5154654640377379" office:value-type="float"/>
          <table:table-cell office:value="0.5722956341645147" office:value-type="float"/>
          <table:table-cell office:value="0.5849020381789336" office:value-type="float"/>
          <table:table-cell office:value="0.6069250867650456" office:value-type="float"/>
          <table:table-cell office:value="0.6200012513489376" office:value-type="float"/>
          <table:table-cell office:value="0.669709199613671" office:value-type="float"/>
          <table:table-cell office:value="0.4231322742176826" office:value-type="float"/>
          <table:table-cell office:value="0.45159763459812197" office:value-type="float"/>
          <table:table-cell office:value="0.47457441417067836" office:value-type="float"/>
          <table:table-cell office:value="0.4948352025919913" office:value-type="float"/>
          <table:table-cell office:value="0.5532250180655905" office:value-type="float"/>
        </table:table-row>
        <table:table-row>
          <table:table-cell office:value-type="string">
            <text:p>aksonov__react-native-router-flux</text:p>
          </table:table-cell>
          <table:table-cell office:value="0.6890219932464375" office:value-type="float"/>
          <table:table-cell office:value="0.7913391040563298" office:value-type="float"/>
          <table:table-cell office:value="0.8073329214668421" office:value-type="float"/>
          <table:table-cell office:value="0.8196830945793925" office:value-type="float"/>
          <table:table-cell office:value="0.860946238146176" office:value-type="float"/>
          <table:table-cell office:value="0.49295445108424707" office:value-type="float"/>
          <table:table-cell office:value="0.5635741604661021" office:value-type="float"/>
          <table:table-cell office:value="0.5790445903083328" office:value-type="float"/>
          <table:table-cell office:value="0.6010439466789504" office:value-type="float"/>
          <table:table-cell office:value="0.6950812333489265" office:value-type="float"/>
          <table:table-cell office:value="0.39718202528581403" office:value-type="float"/>
          <table:table-cell office:value="0.480014789475085" office:value-type="float"/>
          <table:table-cell office:value="0.5016622073301179" office:value-type="float"/>
          <table:table-cell office:value="0.5236120992105312" office:value-type="float"/>
          <table:table-cell office:value="0.5908584451320138" office:value-type="float"/>
          <table:table-cell office:value="0.5759315217113892" office:value-type="float"/>
          <table:table-cell office:value="0.6242898826040079" office:value-type="float"/>
          <table:table-cell office:value="0.6422746981743308" office:value-type="float"/>
          <table:table-cell office:value="0.6614734493230471" office:value-type="float"/>
          <table:table-cell office:value="0.7551191738690933" office:value-type="float"/>
          <table:table-cell office:value="0.3152668800918246" office:value-type="float"/>
          <table:table-cell office:value="0.4593791390822638" office:value-type="float"/>
          <table:table-cell office:value="0.48918636658813525" office:value-type="float"/>
          <table:table-cell office:value="0.508440455052756" office:value-type="float"/>
          <table:table-cell office:value="0.5773836377524791" office:value-type="float"/>
        </table:table-row>
        <table:table-row>
          <table:table-cell office:value-type="string">
            <text:p>termux__termux-app</text:p>
          </table:table-cell>
          <table:table-cell office:value="0.6987068681101841" office:value-type="float"/>
          <table:table-cell office:value="0.7668334475731917" office:value-type="float"/>
          <table:table-cell office:value="0.7844477254831236" office:value-type="float"/>
          <table:table-cell office:value="0.8006285361620556" office:value-type="float"/>
          <table:table-cell office:value="0.8499434828580903" office:value-type="float"/>
          <table:table-cell office:value="0.5399711656737798" office:value-type="float"/>
          <table:table-cell office:value="0.5852903688888145" office:value-type="float"/>
          <table:table-cell office:value="0.597088593599137" office:value-type="float"/>
          <table:table-cell office:value="0.610891453511302" office:value-type="float"/>
          <table:table-cell office:value="0.6609477846091127" office:value-type="float"/>
          <table:table-cell office:value="0.4033067418438586" office:value-type="float"/>
          <table:table-cell office:value="0.44709838088781434" office:value-type="float"/>
          <table:table-cell office:value="0.4666860826341058" office:value-type="float"/>
          <table:table-cell office:value="0.4828461315481155" office:value-type="float"/>
          <table:table-cell office:value="0.5547614859857731" office:value-type="float"/>
          <table:table-cell office:value="0.5642154185262342" office:value-type="float"/>
          <table:table-cell office:value="0.6029280471485764" office:value-type="float"/>
          <table:table-cell office:value="0.6225692570419195" office:value-type="float"/>
          <table:table-cell office:value="0.6419174708476959" office:value-type="float"/>
          <table:table-cell office:value="0.6996916096590742" office:value-type="float"/>
          <table:table-cell office:value="0.41400026636072185" office:value-type="float"/>
          <table:table-cell office:value="0.49577213076909743" office:value-type="float"/>
          <table:table-cell office:value="0.5179092367431443" office:value-type="float"/>
          <table:table-cell office:value="0.5333323000713857" office:value-type="float"/>
          <table:table-cell office:value="0.6043272519600387" office:value-type="float"/>
        </table:table-row>
        <table:table-row>
          <table:table-cell office:value-type="string">
            <text:p>leapmotion__leapjs</text:p>
          </table:table-cell>
          <table:table-cell office:value="0.7408401876849597" office:value-type="float"/>
          <table:table-cell office:value="0.7880089248536859" office:value-type="float"/>
          <table:table-cell office:value="0.8004367313199626" office:value-type="float"/>
          <table:table-cell office:value="0.8217243046263105" office:value-type="float"/>
          <table:table-cell office:value="0.8569341401612758" office:value-type="float"/>
          <table:table-cell office:value="0.5332152586537863" office:value-type="float"/>
          <table:table-cell office:value="0.5910650034709727" office:value-type="float"/>
          <table:table-cell office:value="0.6074894965449285" office:value-type="float"/>
          <table:table-cell office:value="0.6224582203476541" office:value-type="float"/>
          <table:table-cell office:value="0.6641396552136888" office:value-type="float"/>
          <table:table-cell office:value="0.4234566826963442" office:value-type="float"/>
          <table:table-cell office:value="0.4622553070361387" office:value-type="float"/>
          <table:table-cell office:value="0.4862497345869129" office:value-type="float"/>
          <table:table-cell office:value="0.4991861579941901" office:value-type="float"/>
          <table:table-cell office:value="0.5271160115495331" office:value-type="float"/>
          <table:table-cell office:value="0.5936850152811058" office:value-type="float"/>
          <table:table-cell office:value="0.6343267908384952" office:value-type="float"/>
          <table:table-cell office:value="0.6434206528630628" office:value-type="float"/>
          <table:table-cell office:value="0.665186751074097" office:value-type="float"/>
          <table:table-cell office:value="0.7101604597599456" office:value-type="float"/>
          <table:table-cell office:value="0.4255300599729813" office:value-type="float"/>
          <table:table-cell office:value="0.48202329018091555" office:value-type="float"/>
          <table:table-cell office:value="0.518293517865016" office:value-type="float"/>
          <table:table-cell office:value="0.5372478469483548" office:value-type="float"/>
          <table:table-cell office:value="0.5736301415011386" office:value-type="float"/>
        </table:table-row>
        <table:table-row>
          <table:table-cell office:value-type="string">
            <text:p>makovkastar__FloatingActionButton</text:p>
          </table:table-cell>
          <table:table-cell office:value="0.7197943829737807" office:value-type="float"/>
          <table:table-cell office:value="0.7686931292435425" office:value-type="float"/>
          <table:table-cell office:value="0.7911238920715541" office:value-type="float"/>
          <table:table-cell office:value="0.8130184383388137" office:value-type="float"/>
          <table:table-cell office:value="0.8612595121254109" office:value-type="float"/>
          <table:table-cell office:value="0.5161247141521547" office:value-type="float"/>
          <table:table-cell office:value="0.5710640658074875" office:value-type="float"/>
          <table:table-cell office:value="0.584777085028675" office:value-type="float"/>
          <table:table-cell office:value="0.6041292064408865" office:value-type="float"/>
          <table:table-cell office:value="0.6430462407107446" office:value-type="float"/>
          <table:table-cell office:value="0.4155352262364154" office:value-type="float"/>
          <table:table-cell office:value="0.4640232163236586" office:value-type="float"/>
          <table:table-cell office:value="0.48788611568698925" office:value-type="float"/>
          <table:table-cell office:value="0.5097996114043115" office:value-type="float"/>
          <table:table-cell office:value="0.5669848578800268" office:value-type="float"/>
          <table:table-cell office:value="0.5954399066438661" office:value-type="float"/>
          <table:table-cell office:value="0.6205077923205475" office:value-type="float"/>
          <table:table-cell office:value="0.6487036080342528" office:value-type="float"/>
          <table:table-cell office:value="0.6877153503855615" office:value-type="float"/>
          <table:table-cell office:value="0.7657118304616013" office:value-type="float"/>
          <table:table-cell office:value="0.35326510062111927" office:value-type="float"/>
          <table:table-cell office:value="0.43002998120275454" office:value-type="float"/>
          <table:table-cell office:value="0.4665693857891471" office:value-type="float"/>
          <table:table-cell office:value="0.4903900940529826" office:value-type="float"/>
          <table:table-cell office:value="0.5627674969345914" office:value-type="float"/>
        </table:table-row>
        <table:table-row>
          <table:table-cell office:value-type="string">
            <text:p>slackapi__node-slack-sdk</text:p>
          </table:table-cell>
          <table:table-cell office:value="0.7028235084302616" office:value-type="float"/>
          <table:table-cell office:value="0.7856146182364561" office:value-type="float"/>
          <table:table-cell office:value="0.8023004797416529" office:value-type="float"/>
          <table:table-cell office:value="0.815476927629975" office:value-type="float"/>
          <table:table-cell office:value="0.8695305272217261" office:value-type="float"/>
          <table:table-cell office:value="0.5060546842026766" office:value-type="float"/>
          <table:table-cell office:value="0.5648087415589551" office:value-type="float"/>
          <table:table-cell office:value="0.5893509761257943" office:value-type="float"/>
          <table:table-cell office:value="0.6093813322685866" office:value-type="float"/>
          <table:table-cell office:value="0.719963481846484" office:value-type="float"/>
          <table:table-cell office:value="0.4224914906990843" office:value-type="float"/>
          <table:table-cell office:value="0.4679443604673756" office:value-type="float"/>
          <table:table-cell office:value="0.48640767710344784" office:value-type="float"/>
          <table:table-cell office:value="0.5030352875852252" office:value-type="float"/>
          <table:table-cell office:value="0.5489725089386273" office:value-type="float"/>
          <table:table-cell office:value="0.5842223611428694" office:value-type="float"/>
          <table:table-cell office:value="0.6311000877957793" office:value-type="float"/>
          <table:table-cell office:value="0.646750939139658" office:value-type="float"/>
          <table:table-cell office:value="0.6745312909435246" office:value-type="float"/>
          <table:table-cell office:value="0.7353018162768797" office:value-type="float"/>
          <table:table-cell office:value="0.3398322497927027" office:value-type="float"/>
          <table:table-cell office:value="0.45619630880244266" office:value-type="float"/>
          <table:table-cell office:value="0.4968060650527599" office:value-type="float"/>
          <table:table-cell office:value="0.5194248292492794" office:value-type="float"/>
          <table:table-cell office:value="0.5835797011892265" office:value-type="float"/>
        </table:table-row>
        <table:table-row>
          <table:table-cell office:value-type="string">
            <text:p>mrdoob__three.js</text:p>
          </table:table-cell>
          <table:table-cell office:value="0.7240789255810773" office:value-type="float"/>
          <table:table-cell office:value="0.8066449594977929" office:value-type="float"/>
          <table:table-cell office:value="0.8215237579683586" office:value-type="float"/>
          <table:table-cell office:value="0.8344716999804189" office:value-type="float"/>
          <table:table-cell office:value="0.8830991351562908" office:value-type="float"/>
          <table:table-cell office:value="0.4904649857687984" office:value-type="float"/>
          <table:table-cell office:value="0.5735203479921396" office:value-type="float"/>
          <table:table-cell office:value="0.5905233930677539" office:value-type="float"/>
          <table:table-cell office:value="0.6068947817460135" office:value-type="float"/>
          <table:table-cell office:value="0.6787662868441043" office:value-type="float"/>
          <table:table-cell office:value="0.3899235469934035" office:value-type="float"/>
          <table:table-cell office:value="0.45038420849565886" office:value-type="float"/>
          <table:table-cell office:value="0.4670514207440744" office:value-type="float"/>
          <table:table-cell office:value="0.48588089740120677" office:value-type="float"/>
          <table:table-cell office:value="0.5906688132012687" office:value-type="float"/>
          <table:table-cell office:value="0.5421467851508729" office:value-type="float"/>
          <table:table-cell office:value="0.6064621840628144" office:value-type="float"/>
          <table:table-cell office:value="0.6262482260659819" office:value-type="float"/>
          <table:table-cell office:value="0.6473452719648509" office:value-type="float"/>
          <table:table-cell office:value="0.7415664922246952" office:value-type="float"/>
          <table:table-cell office:value="0.30730938730079815" office:value-type="float"/>
          <table:table-cell office:value="0.46733520280634466" office:value-type="float"/>
          <table:table-cell office:value="0.4898822225584356" office:value-type="float"/>
          <table:table-cell office:value="0.5089886728617147" office:value-type="float"/>
          <table:table-cell office:value="0.5883740444539092" office:value-type="float"/>
        </table:table-row>
        <table:table-row>
          <table:table-cell office:value-type="string">
            <text:p>sparkfun__phant</text:p>
          </table:table-cell>
          <table:table-cell office:value="0.7480774172085128" office:value-type="float"/>
          <table:table-cell office:value="0.7846678946607388" office:value-type="float"/>
          <table:table-cell office:value="0.7929036672188553" office:value-type="float"/>
          <table:table-cell office:value="0.8082181900179974" office:value-type="float"/>
          <table:table-cell office:value="0.8249931742004577" office:value-type="float"/>
          <table:table-cell office:value="0.560490727803439" office:value-type="float"/>
          <table:table-cell office:value="0.5880542408722994" office:value-type="float"/>
          <table:table-cell office:value="0.6047417654772577" office:value-type="float"/>
          <table:table-cell office:value="0.6157124265688518" office:value-type="float"/>
          <table:table-cell office:value="0.6629602627846002" office:value-type="float"/>
          <table:table-cell office:value="0.45435359986834306" office:value-type="float"/>
          <table:table-cell office:value="0.47615927621073967" office:value-type="float"/>
          <table:table-cell office:value="0.4954865603601893" office:value-type="float"/>
          <table:table-cell office:value="0.512916435842333" office:value-type="float"/>
          <table:table-cell office:value="0.5604163851584736" office:value-type="float"/>
          <table:table-cell office:value="0.5622260160337029" office:value-type="float"/>
          <table:table-cell office:value="0.6281274439412692" office:value-type="float"/>
          <table:table-cell office:value="0.6511505534654998" office:value-type="float"/>
          <table:table-cell office:value="0.6684137799677665" office:value-type="float"/>
          <table:table-cell office:value="0.7196611792388673" office:value-type="float"/>
          <table:table-cell office:value="0.4540687517578004" office:value-type="float"/>
          <table:table-cell office:value="0.49623512790040525" office:value-type="float"/>
          <table:table-cell office:value="0.5094300512935876" office:value-type="float"/>
          <table:table-cell office:value="0.5351409775453357" office:value-type="float"/>
          <table:table-cell office:value="0.5524282545141206" office:value-type="float"/>
        </table:table-row>
        <table:table-row>
          <table:table-cell office:value-type="string">
            <text:p>directus__directus</text:p>
          </table:table-cell>
          <table:table-cell office:value="0.7085964839150796" office:value-type="float"/>
          <table:table-cell office:value="0.7720744409458221" office:value-type="float"/>
          <table:table-cell office:value="0.8006328800393148" office:value-type="float"/>
          <table:table-cell office:value="0.8112941644175637" office:value-type="float"/>
          <table:table-cell office:value="0.8508366323271502" office:value-type="float"/>
          <table:table-cell office:value="0.5326302859043055" office:value-type="float"/>
          <table:table-cell office:value="0.5853935741502908" office:value-type="float"/>
          <table:table-cell office:value="0.596536307257976" office:value-type="float"/>
          <table:table-cell office:value="0.6139005903675213" office:value-type="float"/>
          <table:table-cell office:value="0.6591151236753481" office:value-type="float"/>
          <table:table-cell office:value="0.41259105465269563" office:value-type="float"/>
          <table:table-cell office:value="0.46528481289987134" office:value-type="float"/>
          <table:table-cell office:value="0.4867883212808344" office:value-type="float"/>
          <table:table-cell office:value="0.501249035176854" office:value-type="float"/>
          <table:table-cell office:value="0.6030507386886728" office:value-type="float"/>
          <table:table-cell office:value="0.5771505779103425" office:value-type="float"/>
          <table:table-cell office:value="0.6071248321829587" office:value-type="float"/>
          <table:table-cell office:value="0.626839928801158" office:value-type="float"/>
          <table:table-cell office:value="0.6495380283792627" office:value-type="float"/>
          <table:table-cell office:value="0.7036438783492395" office:value-type="float"/>
          <table:table-cell office:value="0.4430649032225207" office:value-type="float"/>
          <table:table-cell office:value="0.5084393310653339" office:value-type="float"/>
          <table:table-cell office:value="0.5287485532981846" office:value-type="float"/>
          <table:table-cell office:value="0.5447417180142535" office:value-type="float"/>
          <table:table-cell office:value="0.5877812481187101" office:value-type="float"/>
        </table:table-row>
        <table:table-row>
          <table:table-cell office:value-type="string">
            <text:p>bpampuch__pdfmake</text:p>
          </table:table-cell>
          <table:table-cell office:value="0.6944241847223852" office:value-type="float"/>
          <table:table-cell office:value="0.7755356068952776" office:value-type="float"/>
          <table:table-cell office:value="0.8032488356430575" office:value-type="float"/>
          <table:table-cell office:value="0.8218121956856014" office:value-type="float"/>
          <table:table-cell office:value="0.8827423005521408" office:value-type="float"/>
          <table:table-cell office:value="0.4961138827992693" office:value-type="float"/>
          <table:table-cell office:value="0.5812946702555615" office:value-type="float"/>
          <table:table-cell office:value="0.5969210217738874" office:value-type="float"/>
          <table:table-cell office:value="0.6182977606797994" office:value-type="float"/>
          <table:table-cell office:value="0.6945473239077926" office:value-type="float"/>
          <table:table-cell office:value="0.38169716973883816" office:value-type="float"/>
          <table:table-cell office:value="0.4718551245889505" office:value-type="float"/>
          <table:table-cell office:value="0.49613655560926073" office:value-type="float"/>
          <table:table-cell office:value="0.5364235958972751" office:value-type="float"/>
          <table:table-cell office:value="0.6385303819903986" office:value-type="float"/>
          <table:table-cell office:value="0.5566982747480018" office:value-type="float"/>
          <table:table-cell office:value="0.623560024324406" office:value-type="float"/>
          <table:table-cell office:value="0.6558375487637746" office:value-type="float"/>
          <table:table-cell office:value="0.6841422947024276" office:value-type="float"/>
          <table:table-cell office:value="0.7357695661564903" office:value-type="float"/>
          <table:table-cell office:value="0.2703433382255689" office:value-type="float"/>
          <table:table-cell office:value="0.444163851298529" office:value-type="float"/>
          <table:table-cell office:value="0.49234315602655" office:value-type="float"/>
          <table:table-cell office:value="0.5188575127712517" office:value-type="float"/>
          <table:table-cell office:value="0.616232128002746" office:value-type="float"/>
        </table:table-row>
        <table:table-row>
          <table:table-cell office:value-type="string">
            <text:p>babel__babylon</text:p>
          </table:table-cell>
          <table:table-cell office:value="0.7640723732462227" office:value-type="float"/>
          <table:table-cell office:value="0.8062268014269367" office:value-type="float"/>
          <table:table-cell office:value="0.8139434701826758" office:value-type="float"/>
          <table:table-cell office:value="0.8247413505815501" office:value-type="float"/>
          <table:table-cell office:value="0.8519974418809302" office:value-type="float"/>
          <table:table-cell office:value="0.5286901616457269" office:value-type="float"/>
          <table:table-cell office:value="0.5709834291956604" office:value-type="float"/>
          <table:table-cell office:value="0.5944274876377175" office:value-type="float"/>
          <table:table-cell office:value="0.6098588699232961" office:value-type="float"/>
          <table:table-cell office:value="0.6504929397455116" office:value-type="float"/>
          <table:table-cell office:value="0.3789061921662931" office:value-type="float"/>
          <table:table-cell office:value="0.4643572308237617" office:value-type="float"/>
          <table:table-cell office:value="0.47642984846790215" office:value-type="float"/>
          <table:table-cell office:value="0.5025115513600162" office:value-type="float"/>
          <table:table-cell office:value="0.5453125459322701" office:value-type="float"/>
          <table:table-cell office:value="0.5846070143185103" office:value-type="float"/>
          <table:table-cell office:value="0.6269500202947504" office:value-type="float"/>
          <table:table-cell office:value="0.6429796542930901" office:value-type="float"/>
          <table:table-cell office:value="0.6648854891428324" office:value-type="float"/>
          <table:table-cell office:value="0.7258752298268977" office:value-type="float"/>
          <table:table-cell office:value="0.38773216755370105" office:value-type="float"/>
          <table:table-cell office:value="0.47037739656989086" office:value-type="float"/>
          <table:table-cell office:value="0.4857343036204421" office:value-type="float"/>
          <table:table-cell office:value="0.5016935255471954" office:value-type="float"/>
          <table:table-cell office:value="0.5519131000803034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6T11:32:43.738993</meta:creation-date>
    <dc:date>2019-05-26T11:32:44.128346</dc:date>
    <meta:generator>http://pypi.python.org/pypi/ezodf/0.1.0$Python3.6.7 (default, Oct 22 2018, 11:32:17) 
[GCC 8.2.0]</meta:generator>
    <meta:document-statistic/>
    <meta:editing-cycles>1</meta:editing-cycles>
  </office:meta>
</office:document-meta>
</file>